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1" svg:font-family="'Times New Roman'"/>
    <style:font-face style:name="DejaVu Sans4" svg:font-family="'DejaVu Sans'" style:font-adornments="Book"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5" style:family="table">
      <style:table-properties style:width="17cm" fo:margin-left="0cm" fo:margin-right="0cm" fo:margin-top="0.3cm" fo:margin-bottom="0cm" table:align="margins" style:may-break-between-rows="true"/>
    </style:style>
    <style:style style:name="Table15.A" style:family="table-column">
      <style:table-column-properties style:column-width="4.784cm" style:rel-column-width="18443*"/>
    </style:style>
    <style:style style:name="Table15.B" style:family="table-column">
      <style:table-column-properties style:column-width="5.108cm" style:rel-column-width="19695*"/>
    </style:style>
    <style:style style:name="Table15.C" style:family="table-column">
      <style:table-column-properties style:column-width="7.107cm" style:rel-column-width="27397*"/>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15.C1" style:family="table-cell">
      <style:table-cell-properties fo:background-color="transparent" fo:padding-left="0.101cm" fo:padding-right="0.101cm" fo:padding-top="0.199cm" fo:padding-bottom="0.101cm" fo:border="0.002cm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15.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15.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15.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Mathematicalfunctions" style:family="table">
      <style:table-properties style:width="17cm" fo:margin-left="0cm" fo:margin-right="0cm" fo:margin-top="0cm" fo:margin-bottom="0.801cm" fo:break-before="auto" fo:break-after="auto" table:align="margins" fo:background-color="transparent" fo:keep-with-next="auto" style:may-break-between-rows="true" style:writing-mode="page">
        <style:background-image/>
      </style:table-properties>
    </style:style>
    <style:style style:name="Mathematicalfunctions.A" style:family="table-column">
      <style:table-column-properties style:column-width="5.853cm" style:rel-column-width="22559*"/>
    </style:style>
    <style:style style:name="Mathematicalfunctions.B" style:family="table-column">
      <style:table-column-properties style:column-width="11.148cm" style:rel-column-width="42976*"/>
    </style:style>
    <style:style style:name="Mathematicalfunctions.1" style:family="table-row">
      <style:table-row-properties fo:background-color="#e6e6e6" style:keep-together="false" fo:keep-together="always">
        <style:background-image/>
      </style:table-row-properties>
    </style:style>
    <style:style style:name="Mathematicalfunction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Mathematicalfunctions.B1" style:family="table-cell">
      <style:table-cell-properties fo:background-color="transparent" fo:padding="0.097cm" fo:border="0.002cm solid #000000">
        <style:background-image/>
      </style:table-cell-properties>
    </style:style>
    <style:style style:name="Mathematicalfunctions.2" style:family="table-row">
      <style:table-row-properties fo:background-color="#ffffff" style:keep-together="false" fo:keep-together="always">
        <style:background-image/>
      </style:table-row-properties>
    </style:style>
    <style:style style:name="Mathematicalfunctions.A2" style:family="table-cell">
      <style:table-cell-properties style:vertical-align="top" fo:background-color="transparent" fo:padding="0.097cm" fo:border-left="0.002cm solid #000000" fo:border-right="none" fo:border-top="none" fo:border-bottom="none">
        <style:background-image/>
      </style:table-cell-properties>
    </style:style>
    <style:style style:name="Mathematicalfunctions.B2" style:family="table-cell">
      <style:table-cell-properties fo:background-color="transparent" fo:padding="0.097cm" fo:border-left="0.002cm solid #000000" fo:border-right="0.002cm solid #000000" fo:border-top="none" fo:border-bottom="none">
        <style:background-image/>
      </style:table-cell-properties>
    </style:style>
    <style:style style:name="Mathematicalfunctions.A4" style:family="table-cell">
      <style:table-cell-properties style:vertical-align="top" fo:background-color="transparent" fo:padding="0.097cm" fo:border-left="0.002cm solid #000000" fo:border-right="none" fo:border-top="none" fo:border-bottom="0.002cm solid #000000">
        <style:background-image/>
      </style:table-cell-properties>
    </style:style>
    <style:style style:name="Mathematicalfunctions.B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Mathematicalfunctions.A5" style:family="table-cell">
      <style:table-cell-properties style:vertical-align="top" fo:background-color="transparent" fo:padding="0.097cm" fo:border-left="0.002cm solid #000000" fo:border-right="none" fo:border-top="0.002cm solid #000000" fo:border-bottom="none">
        <style:background-image/>
      </style:table-cell-properties>
    </style:style>
    <style:style style:name="Mathematicalfunctions.B5"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Mathematicalfunctions.A12" style:family="table-cell">
      <style:table-cell-properties style:vertical-align="" fo:background-color="transparent" fo:padding="0.097cm" fo:border-left="0.002cm solid #000000" fo:border-right="none" fo:border-top="none" fo:border-bottom="none" style:writing-mode="page">
        <style:background-image/>
      </style:table-cell-properties>
    </style:style>
    <style:style style:name="Mathematicalfunctions.B12" style:family="table-cell">
      <style:table-cell-properties style:vertical-align="" fo:background-color="transparent" fo:padding="0.097cm" fo:border-left="0.002cm solid #000000" fo:border-right="0.002cm solid #000000" fo:border-top="none" fo:border-bottom="none" style:writing-mode="page">
        <style:background-image/>
      </style:table-cell-properties>
    </style:style>
    <style:style style:name="Mathematicalfunctions.A16" style:family="table-cell">
      <style:table-cell-properties fo:background-color="transparent" fo:padding="0.097cm" fo:border-left="0.002cm solid #000000" fo:border-right="none" fo:border-top="none" fo:border-bottom="none">
        <style:background-image/>
      </style:table-cell-properties>
    </style:style>
    <style:style style:name="Mathematicalfunctions.B39" style:family="table-cell">
      <style:table-cell-properties style:vertical-align="" fo:background-color="transparent" fo:padding="0.097cm" fo:border-left="none" fo:border-right="0.002cm solid #000000" fo:border-top="none" fo:border-bottom="none" style:writing-mode="page">
        <style:background-image/>
      </style:table-cell-properties>
    </style:style>
    <style:style style:name="Mathematicalfunctions.A75" style:family="table-cell">
      <style:table-cell-properties fo:background-color="transparent" fo:padding="0.097cm" fo:border-left="0.002cm solid #000000" fo:border-right="none" fo:border-top="none" fo:border-bottom="0.002cm solid #000000">
        <style:background-image/>
      </style:table-cell-properties>
    </style:style>
    <style:style style:name="Basiscalculation" style:family="table">
      <style:table-properties style:width="17cm" fo:margin-left="0cm" fo:margin-right="0cm" fo:margin-top="0cm" fo:margin-bottom="0.499cm" table:align="margins" style:may-break-between-rows="false"/>
    </style:style>
    <style:style style:name="Basiscalculation.A" style:family="table-column">
      <style:table-column-properties style:column-width="2.985cm" style:rel-column-width="11507*"/>
    </style:style>
    <style:style style:name="Basiscalculation.B" style:family="table-column">
      <style:table-column-properties style:column-width="14.016cm" style:rel-column-width="54028*"/>
    </style:style>
    <style:style style:name="Basiscalculation.1" style:family="table-row">
      <style:table-row-properties fo:background-color="#e6e6e6">
        <style:background-image/>
      </style:table-row-properties>
    </style:style>
    <style:style style:name="Basiscalculation.A1" style:family="table-cell">
      <style:table-cell-properties fo:background-color="transparent" fo:padding="0.097cm" fo:border-left="0.002cm solid #000000" fo:border-right="none" fo:border-top="0.002cm solid #000000" fo:border-bottom="none">
        <style:background-image/>
      </style:table-cell-properties>
    </style:style>
    <style:style style:name="Basiscalculation.B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Basiscalculation.2" style:family="table-row">
      <style:table-row-properties fo:background-color="#ffffff">
        <style:background-image/>
      </style:table-row-properties>
    </style:style>
    <style:style style:name="Basiscalculation.A2" style:family="table-cell">
      <style:table-cell-properties style:vertical-align="middle" fo:background-color="transparent" fo:padding="0.097cm" fo:border-left="0.002cm solid #000000" fo:border-right="none" fo:border-top="none" fo:border-bottom="none">
        <style:background-image/>
      </style:table-cell-properties>
    </style:style>
    <style:style style:name="Basiscalculation.B2" style:family="table-cell">
      <style:table-cell-properties fo:background-color="transparent" fo:padding="0.097cm" fo:border-left="0.002cm solid #000000" fo:border-right="0.002cm solid #000000" fo:border-top="none" fo:border-bottom="none">
        <style:background-image/>
      </style:table-cell-properties>
    </style:style>
    <style:style style:name="Basiscalculation.A3" style:family="table-cell">
      <style:table-cell-properties fo:background-color="transparent" fo:padding="0.097cm" fo:border-left="0.002cm solid #000000" fo:border-right="none" fo:border-top="none" fo:border-bottom="none">
        <style:background-image/>
      </style:table-cell-properties>
    </style:style>
    <style:style style:name="Basiscalculation.A6" style:family="table-cell">
      <style:table-cell-properties fo:background-color="transparent" fo:padding="0.097cm" fo:border-left="0.002cm solid #000000" fo:border-right="none" fo:border-top="none" fo:border-bottom="0.002cm solid #000000">
        <style:background-image/>
      </style:table-cell-properties>
    </style:style>
    <style:style style:name="Basiscalculation.B6"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Financialanalysisfunctions" style:family="table">
      <style:table-properties style:width="16.99cm" fo:margin-left="0cm" fo:margin-right="0.011cm" fo:margin-top="0cm" fo:margin-bottom="0.6cm" table:align="margins" fo:keep-with-next="auto"/>
    </style:style>
    <style:style style:name="Financialanalysisfunctions.A" style:family="table-column">
      <style:table-column-properties style:column-width="6.35cm" style:rel-column-width="24492*"/>
    </style:style>
    <style:style style:name="Financialanalysisfunctions.B" style:family="table-column">
      <style:table-column-properties style:column-width="10.64cm" style:rel-column-width="41043*"/>
    </style:style>
    <style:style style:name="Financialanalysisfunctions.1" style:family="table-row">
      <style:table-row-properties fo:background-color="#e6e6e6" style:keep-together="false" fo:keep-together="always">
        <style:background-image/>
      </style:table-row-properties>
    </style:style>
    <style:style style:name="Financialanalysisfunction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Financialanalysisfunctions.B1" style:family="table-cell">
      <style:table-cell-properties fo:background-color="transparent" fo:padding="0.097cm" fo:border="0.002cm solid #000000">
        <style:background-image/>
      </style:table-cell-properties>
    </style:style>
    <style:style style:name="Financialanalysisfunctions.2" style:family="table-row">
      <style:table-row-properties fo:background-color="#ffffff" style:keep-together="false" fo:keep-together="always">
        <style:background-image/>
      </style:table-row-properties>
    </style:style>
    <style:style style:name="Financialanalysisfunctions.A2" style:family="table-cell">
      <style:table-cell-properties style:vertical-align="top" fo:background-color="transparent" fo:padding="0.097cm" fo:border-left="0.002cm solid #000000" fo:border-right="none" fo:border-top="none" fo:border-bottom="none">
        <style:background-image/>
      </style:table-cell-properties>
    </style:style>
    <style:style style:name="Financialanalysisfunctions.B2" style:family="table-cell">
      <style:table-cell-properties fo:background-color="transparent" fo:padding="0.097cm" fo:border-left="0.002cm solid #000000" fo:border-right="0.002cm solid #000000" fo:border-top="none" fo:border-bottom="none">
        <style:background-image/>
      </style:table-cell-properties>
    </style:style>
    <style:style style:name="Financialanalysisfunctions.A57" style:family="table-cell">
      <style:table-cell-properties fo:background-color="transparent" fo:padding="0.097cm" fo:border-left="0.002cm solid #000000" fo:border-right="none" fo:border-top="none" fo:border-bottom="none">
        <style:background-image/>
      </style:table-cell-properties>
    </style:style>
    <style:style style:name="Financialanalysisfunctions.A60" style:family="table-cell">
      <style:table-cell-properties fo:background-color="transparent" fo:padding="0.097cm" fo:border-left="0.002cm solid #000000" fo:border-right="none" fo:border-top="none" fo:border-bottom="0.002cm solid #000000">
        <style:background-image/>
      </style:table-cell-properties>
    </style:style>
    <style:style style:name="Financialanalysisfunctions.B60"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Statisticalanalysisfunctions" style:family="table">
      <style:table-properties style:width="17cm" fo:margin-left="0cm" fo:margin-right="0cm" table:align="margins" fo:keep-with-next="auto"/>
    </style:style>
    <style:style style:name="Statisticalanalysisfunctions.A" style:family="table-column">
      <style:table-column-properties style:column-width="6.759cm" style:rel-column-width="3832*"/>
    </style:style>
    <style:style style:name="Statisticalanalysisfunctions.B" style:family="table-column">
      <style:table-column-properties style:column-width="10.241cm" style:rel-column-width="5806*"/>
    </style:style>
    <style:style style:name="Statisticalanalysisfunctions.1" style:family="table-row">
      <style:table-row-properties fo:background-color="#e6e6e6" style:keep-together="false" fo:keep-together="always">
        <style:background-image/>
      </style:table-row-properties>
    </style:style>
    <style:style style:name="Statisticalanalysisfunction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Statisticalanalysisfunctions.B1" style:family="table-cell">
      <style:table-cell-properties fo:background-color="transparent" fo:padding="0.097cm" fo:border="0.002cm solid #000000">
        <style:background-image/>
      </style:table-cell-properties>
    </style:style>
    <style:style style:name="Statisticalanalysisfunctions.2" style:family="table-row">
      <style:table-row-properties fo:background-color="#ffffff" style:keep-together="false" fo:keep-together="always">
        <style:background-image/>
      </style:table-row-properties>
    </style:style>
    <style:style style:name="Statisticalanalysisfunctions.A2" style:family="table-cell">
      <style:table-cell-properties style:vertical-align="top" fo:background-color="transparent" fo:padding="0.097cm" fo:border-left="0.002cm solid #000000" fo:border-right="none" fo:border-top="none" fo:border-bottom="none">
        <style:background-image/>
      </style:table-cell-properties>
    </style:style>
    <style:style style:name="Statisticalanalysisfunctions.B2" style:family="table-cell">
      <style:table-cell-properties fo:background-color="transparent" fo:padding="0.097cm" fo:border-left="0.002cm solid #000000" fo:border-right="0.002cm solid #000000" fo:border-top="none" fo:border-bottom="none">
        <style:background-image/>
      </style:table-cell-properties>
    </style:style>
    <style:style style:name="Statisticalanalysisfunctions.A23" style:family="table-cell">
      <style:table-cell-properties fo:background-color="transparent" fo:padding="0.097cm" fo:border-left="0.002cm solid #000000" fo:border-right="none" fo:border-top="none" fo:border-bottom="none">
        <style:background-image/>
      </style:table-cell-properties>
    </style:style>
    <style:style style:name="Statisticalanalysisfunctions.A60" style:family="table-cell">
      <style:table-cell-properties fo:background-color="transparent" fo:padding="0.097cm" fo:border-left="0.002cm solid #000000" fo:border-right="none" fo:border-top="none" fo:border-bottom="0.002cm solid #000000">
        <style:background-image/>
      </style:table-cell-properties>
    </style:style>
    <style:style style:name="Statisticalanalysisfunctions.B60"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Statisticalanalysisfunctions.A61" style:family="table-cell">
      <style:table-cell-properties fo:background-color="transparent" fo:padding="0.097cm" fo:border-left="0.002cm solid #000000" fo:border-right="none" fo:border-top="0.002cm solid #000000" fo:border-bottom="none">
        <style:background-image/>
      </style:table-cell-properties>
    </style:style>
    <style:style style:name="Statisticalanalysisfunctions.B61"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Dataandtimefunctions" style:family="table">
      <style:table-properties style:width="17cm" fo:margin-left="0cm" fo:margin-right="0cm" table:align="margins" fo:keep-with-next="auto"/>
    </style:style>
    <style:style style:name="Dataandtimefunctions.A" style:family="table-column">
      <style:table-column-properties style:column-width="6.327cm" style:rel-column-width="24387*"/>
    </style:style>
    <style:style style:name="Dataandtimefunctions.B" style:family="table-column">
      <style:table-column-properties style:column-width="10.673cm" style:rel-column-width="41148*"/>
    </style:style>
    <style:style style:name="Dataandtimefunctions.1" style:family="table-row">
      <style:table-row-properties fo:background-color="#e6e6e6" style:keep-together="false" fo:keep-together="always">
        <style:background-image/>
      </style:table-row-properties>
    </style:style>
    <style:style style:name="Dataandtimefunction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Dataandtimefunctions.B1" style:family="table-cell">
      <style:table-cell-properties fo:background-color="transparent" fo:padding="0.097cm" fo:border="0.002cm solid #000000">
        <style:background-image/>
      </style:table-cell-properties>
    </style:style>
    <style:style style:name="Dataandtimefunctions.2" style:family="table-row">
      <style:table-row-properties fo:background-color="#ffffff" style:keep-together="false" fo:keep-together="always">
        <style:background-image/>
      </style:table-row-properties>
    </style:style>
    <style:style style:name="Dataandtimefunctions.A2" style:family="table-cell">
      <style:table-cell-properties style:vertical-align="top" fo:background-color="transparent" fo:padding="0.097cm" fo:border-left="0.002cm solid #000000" fo:border-right="none" fo:border-top="none" fo:border-bottom="none">
        <style:background-image/>
      </style:table-cell-properties>
    </style:style>
    <style:style style:name="Dataandtimefunctions.B2" style:family="table-cell">
      <style:table-cell-properties fo:background-color="transparent" fo:padding="0.097cm" fo:border-left="0.002cm solid #000000" fo:border-right="0.002cm solid #000000" fo:border-top="none" fo:border-bottom="none">
        <style:background-image/>
      </style:table-cell-properties>
    </style:style>
    <style:style style:name="Dataandtimefunctions.A3" style:family="table-cell">
      <style:table-cell-properties fo:background-color="transparent" fo:padding="0.097cm" fo:border-left="0.002cm solid #000000" fo:border-right="none" fo:border-top="none" fo:border-bottom="none">
        <style:background-image/>
      </style:table-cell-properties>
    </style:style>
    <style:style style:name="Dataandtimefunctions.A31" style:family="table-cell">
      <style:table-cell-properties fo:background-color="transparent" fo:padding="0.097cm" fo:border-left="0.002cm solid #000000" fo:border-right="none" fo:border-top="none" fo:border-bottom="0.002cm solid #000000">
        <style:background-image/>
      </style:table-cell-properties>
    </style:style>
    <style:style style:name="Dataandtimefunctions.B3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Logicalfunctions" style:family="table">
      <style:table-properties style:width="17cm" fo:margin-left="0cm" fo:margin-right="0cm" table:align="margins"/>
    </style:style>
    <style:style style:name="Logicalfunctions.A" style:family="table-column">
      <style:table-column-properties style:column-width="5.468cm" style:rel-column-width="21076*"/>
    </style:style>
    <style:style style:name="Logicalfunctions.B" style:family="table-column">
      <style:table-column-properties style:column-width="11.532cm" style:rel-column-width="44459*"/>
    </style:style>
    <style:style style:name="Logicalfunctions.1" style:family="table-row">
      <style:table-row-properties fo:background-color="#e6e6e6" style:keep-together="false" fo:keep-together="always">
        <style:background-image/>
      </style:table-row-properties>
    </style:style>
    <style:style style:name="Logicalfunction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Logicalfunctions.B1" style:family="table-cell">
      <style:table-cell-properties fo:background-color="transparent" fo:padding="0.097cm" fo:border="0.002cm solid #000000">
        <style:background-image/>
      </style:table-cell-properties>
    </style:style>
    <style:style style:name="Logicalfunctions.2" style:family="table-row">
      <style:table-row-properties fo:background-color="#ffffff" style:keep-together="false" fo:keep-together="always">
        <style:background-image/>
      </style:table-row-properties>
    </style:style>
    <style:style style:name="Logicalfunctions.A2" style:family="table-cell">
      <style:table-cell-properties style:vertical-align="top" fo:background-color="transparent" fo:padding="0.097cm" fo:border-left="0.002cm solid #000000" fo:border-right="none" fo:border-top="none" fo:border-bottom="none">
        <style:background-image/>
      </style:table-cell-properties>
    </style:style>
    <style:style style:name="Logicalfunctions.B2" style:family="table-cell">
      <style:table-cell-properties fo:background-color="transparent" fo:padding="0.097cm" fo:border-left="0.002cm solid #000000" fo:border-right="0.002cm solid #000000" fo:border-top="none" fo:border-bottom="none">
        <style:background-image/>
      </style:table-cell-properties>
    </style:style>
    <style:style style:name="Logicalfunctions.A4" style:family="table-cell">
      <style:table-cell-properties fo:background-color="transparent" fo:padding="0.097cm" fo:border-left="0.002cm solid #000000" fo:border-right="none" fo:border-top="none" fo:border-bottom="none">
        <style:background-image/>
      </style:table-cell-properties>
    </style:style>
    <style:style style:name="Logicalfunctions.A7" style:family="table-cell">
      <style:table-cell-properties fo:background-color="transparent" fo:padding="0.097cm" fo:border-left="0.002cm solid #000000" fo:border-right="none" fo:border-top="none" fo:border-bottom="0.002cm solid #000000">
        <style:background-image/>
      </style:table-cell-properties>
    </style:style>
    <style:style style:name="Logicalfunctions.B7"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Informationalfunctions" style:family="table">
      <style:table-properties style:width="16.99cm" fo:margin-left="0cm" fo:margin-right="0.011cm" table:align="margins" fo:keep-with-next="auto"/>
    </style:style>
    <style:style style:name="Informationalfunctions.A" style:family="table-column">
      <style:table-column-properties style:column-width="5.877cm" style:rel-column-width="22673*"/>
    </style:style>
    <style:style style:name="Informationalfunctions.B" style:family="table-column">
      <style:table-column-properties style:column-width="11.113cm" style:rel-column-width="42862*"/>
    </style:style>
    <style:style style:name="Informationalfunctions.1" style:family="table-row">
      <style:table-row-properties fo:background-color="#e6e6e6" style:keep-together="false" fo:keep-together="always">
        <style:background-image/>
      </style:table-row-properties>
    </style:style>
    <style:style style:name="Informationalfunction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Informationalfunctions.B1" style:family="table-cell">
      <style:table-cell-properties fo:background-color="transparent" fo:padding="0.097cm" fo:border="0.002cm solid #000000">
        <style:background-image/>
      </style:table-cell-properties>
    </style:style>
    <style:style style:name="Informationalfunctions.2" style:family="table-row">
      <style:table-row-properties fo:background-color="#ffffff" style:keep-together="false" fo:keep-together="always">
        <style:background-image/>
      </style:table-row-properties>
    </style:style>
    <style:style style:name="Informationalfunctions.A2" style:family="table-cell">
      <style:table-cell-properties style:vertical-align="top" fo:background-color="transparent" fo:padding="0.097cm" fo:border-left="0.002cm solid #000000" fo:border-right="none" fo:border-top="none" fo:border-bottom="none">
        <style:background-image/>
      </style:table-cell-properties>
    </style:style>
    <style:style style:name="Informationalfunctions.B2" style:family="table-cell">
      <style:table-cell-properties fo:background-color="transparent" fo:padding="0.097cm" fo:border-left="0.002cm solid #000000" fo:border-right="0.002cm solid #000000" fo:border-top="none" fo:border-bottom="none">
        <style:background-image/>
      </style:table-cell-properties>
    </style:style>
    <style:style style:name="Informationalfunctions.A6" style:family="table-cell">
      <style:table-cell-properties fo:background-color="transparent" fo:padding="0.097cm" fo:border-left="0.002cm solid #000000" fo:border-right="none" fo:border-top="none" fo:border-bottom="none">
        <style:background-image/>
      </style:table-cell-properties>
    </style:style>
    <style:style style:name="Informationalfunctions.A19" style:family="table-cell">
      <style:table-cell-properties fo:background-color="transparent" fo:padding="0.097cm" fo:border-left="0.002cm solid #000000" fo:border-right="none" fo:border-top="none" fo:border-bottom="0.002cm solid #000000">
        <style:background-image/>
      </style:table-cell-properties>
    </style:style>
    <style:style style:name="Informationalfunctions.B19"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Databaseaverage" style:family="table">
      <style:table-properties style:width="17cm" fo:margin-left="0cm" fo:margin-right="0cm" table:align="margins" fo:keep-with-next="auto"/>
    </style:style>
    <style:style style:name="Databaseaverage.A" style:family="table-column">
      <style:table-column-properties style:column-width="5.525cm" style:rel-column-width="21294*"/>
    </style:style>
    <style:style style:name="Databaseaverage.B" style:family="table-column">
      <style:table-column-properties style:column-width="11.476cm" style:rel-column-width="44241*"/>
    </style:style>
    <style:style style:name="Databaseaverage.1" style:family="table-row">
      <style:table-row-properties fo:background-color="#e6e6e6" style:keep-together="false" fo:keep-together="always">
        <style:background-image/>
      </style:table-row-properties>
    </style:style>
    <style:style style:name="Databaseaverage.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Databaseaverage.B1" style:family="table-cell">
      <style:table-cell-properties fo:background-color="transparent" fo:padding="0.097cm" fo:border="0.002cm solid #000000">
        <style:background-image/>
      </style:table-cell-properties>
    </style:style>
    <style:style style:name="Databaseaverage.2" style:family="table-row">
      <style:table-row-properties fo:background-color="#ffffff" style:keep-together="false" fo:keep-together="always">
        <style:background-image/>
      </style:table-row-properties>
    </style:style>
    <style:style style:name="Databaseaverage.A2" style:family="table-cell">
      <style:table-cell-properties style:vertical-align="top" fo:background-color="transparent" fo:padding="0.097cm" fo:border-left="0.002cm solid #000000" fo:border-right="none" fo:border-top="none" fo:border-bottom="none">
        <style:background-image/>
      </style:table-cell-properties>
    </style:style>
    <style:style style:name="Databaseaverage.B2" style:family="table-cell">
      <style:table-cell-properties fo:background-color="transparent" fo:padding="0.097cm" fo:border-left="0.002cm solid #000000" fo:border-right="0.002cm solid #000000" fo:border-top="none" fo:border-bottom="none">
        <style:background-image/>
      </style:table-cell-properties>
    </style:style>
    <style:style style:name="Databaseaverage.A3" style:family="table-cell">
      <style:table-cell-properties fo:background-color="transparent" fo:padding="0.097cm" fo:border-left="0.002cm solid #000000" fo:border-right="none" fo:border-top="none" fo:border-bottom="none">
        <style:background-image/>
      </style:table-cell-properties>
    </style:style>
    <style:style style:name="Databaseaverage.A13" style:family="table-cell">
      <style:table-cell-properties fo:background-color="transparent" fo:padding="0.097cm" fo:border-left="0.002cm solid #000000" fo:border-right="none" fo:border-top="none" fo:border-bottom="0.002cm solid #000000">
        <style:background-image/>
      </style:table-cell-properties>
    </style:style>
    <style:style style:name="Databaseaverage.B1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Arrayfunctions" style:family="table">
      <style:table-properties style:width="17cm" fo:margin-left="0cm" fo:margin-right="0cm" table:align="margins" fo:keep-with-next="auto"/>
    </style:style>
    <style:style style:name="Arrayfunctions.A" style:family="table-column">
      <style:table-column-properties style:column-width="5.525cm" style:rel-column-width="21294*"/>
    </style:style>
    <style:style style:name="Arrayfunctions.B" style:family="table-column">
      <style:table-column-properties style:column-width="11.476cm" style:rel-column-width="44241*"/>
    </style:style>
    <style:style style:name="Arrayfunctions.1" style:family="table-row">
      <style:table-row-properties fo:background-color="#e6e6e6" style:keep-together="false" fo:keep-together="always">
        <style:background-image/>
      </style:table-row-properties>
    </style:style>
    <style:style style:name="Arrayfunction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Arrayfunctions.B1" style:family="table-cell">
      <style:table-cell-properties fo:background-color="transparent" fo:padding="0.097cm" fo:border="0.002cm solid #000000">
        <style:background-image/>
      </style:table-cell-properties>
    </style:style>
    <style:style style:name="Arrayfunctions.2" style:family="table-row">
      <style:table-row-properties fo:background-color="#ffffff" style:keep-together="false" fo:keep-together="always">
        <style:background-image/>
      </style:table-row-properties>
    </style:style>
    <style:style style:name="Arrayfunctions.A2" style:family="table-cell">
      <style:table-cell-properties style:vertical-align="top" fo:background-color="transparent" fo:padding="0.097cm" fo:border-left="0.002cm solid #000000" fo:border-right="none" fo:border-top="none" fo:border-bottom="none">
        <style:background-image/>
      </style:table-cell-properties>
    </style:style>
    <style:style style:name="Arrayfunctions.B2" style:family="table-cell">
      <style:table-cell-properties fo:background-color="transparent" fo:padding="0.097cm" fo:border-left="0.002cm solid #000000" fo:border-right="0.002cm solid #000000" fo:border-top="none" fo:border-bottom="none">
        <style:background-image/>
      </style:table-cell-properties>
    </style:style>
    <style:style style:name="Arrayfunctions.A3" style:family="table-cell">
      <style:table-cell-properties fo:background-color="transparent" fo:padding="0.097cm" fo:border-left="0.002cm solid #000000" fo:border-right="none" fo:border-top="none" fo:border-bottom="none">
        <style:background-image/>
      </style:table-cell-properties>
    </style:style>
    <style:style style:name="Arrayfunctions.A15" style:family="table-cell">
      <style:table-cell-properties fo:background-color="transparent" fo:padding="0.097cm" fo:border-left="0.002cm solid #000000" fo:border-right="none" fo:border-top="none" fo:border-bottom="0.002cm solid #000000">
        <style:background-image/>
      </style:table-cell-properties>
    </style:style>
    <style:style style:name="Arrayfunctions.B1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Spreadsheetfunctions" style:family="table">
      <style:table-properties style:width="16.99cm" fo:margin-left="0cm" fo:margin-right="0.011cm" fo:margin-top="0cm" fo:margin-bottom="0.6cm" table:align="margins" fo:keep-with-next="auto"/>
    </style:style>
    <style:style style:name="Spreadsheetfunctions.A" style:family="table-column">
      <style:table-column-properties style:column-width="6.643cm" style:rel-column-width="25622*"/>
    </style:style>
    <style:style style:name="Spreadsheetfunctions.B" style:family="table-column">
      <style:table-column-properties style:column-width="10.347cm" style:rel-column-width="39913*"/>
    </style:style>
    <style:style style:name="Spreadsheetfunctions.1" style:family="table-row">
      <style:table-row-properties fo:background-color="#e6e6e6" style:keep-together="false" fo:keep-together="always">
        <style:background-image/>
      </style:table-row-properties>
    </style:style>
    <style:style style:name="Spreadsheetfunction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Spreadsheetfunctions.B1" style:family="table-cell">
      <style:table-cell-properties fo:background-color="transparent" fo:padding="0.097cm" fo:border="0.002cm solid #000000">
        <style:background-image/>
      </style:table-cell-properties>
    </style:style>
    <style:style style:name="Spreadsheetfunctions.2" style:family="table-row">
      <style:table-row-properties fo:background-color="#ffffff" style:keep-together="false" fo:keep-together="always">
        <style:background-image/>
      </style:table-row-properties>
    </style:style>
    <style:style style:name="Spreadsheetfunctions.A2" style:family="table-cell">
      <style:table-cell-properties style:vertical-align="top" fo:background-color="transparent" fo:padding="0.097cm" fo:border-left="0.002cm solid #000000" fo:border-right="none" fo:border-top="none" fo:border-bottom="none">
        <style:background-image/>
      </style:table-cell-properties>
    </style:style>
    <style:style style:name="Spreadsheetfunctions.B2" style:family="table-cell">
      <style:table-cell-properties fo:background-color="transparent" fo:padding="0.097cm" fo:border-left="0.002cm solid #000000" fo:border-right="0.002cm solid #000000" fo:border-top="none" fo:border-bottom="none">
        <style:background-image/>
      </style:table-cell-properties>
    </style:style>
    <style:style style:name="Spreadsheetfunctions.A6" style:family="table-cell">
      <style:table-cell-properties fo:background-color="transparent" fo:padding="0.097cm" fo:border-left="0.002cm solid #000000" fo:border-right="none" fo:border-top="none" fo:border-bottom="none">
        <style:background-image/>
      </style:table-cell-properties>
    </style:style>
    <style:style style:name="Spreadsheetfunctions.A21" style:family="table-cell">
      <style:table-cell-properties fo:background-color="transparent" fo:padding="0.097cm" fo:border-left="0.002cm solid #000000" fo:border-right="none" fo:border-top="none" fo:border-bottom="0.002cm solid #000000">
        <style:background-image/>
      </style:table-cell-properties>
    </style:style>
    <style:style style:name="Spreadsheetfunctions.B2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extfunctions" style:family="table">
      <style:table-properties style:width="16.99cm" fo:margin-left="0cm" fo:margin-right="0.011cm" fo:margin-top="0cm" fo:margin-bottom="0.6cm" table:align="margins" fo:keep-with-next="auto"/>
    </style:style>
    <style:style style:name="Textfunctions.A" style:family="table-column">
      <style:table-column-properties style:column-width="6.174cm" style:rel-column-width="23811*"/>
    </style:style>
    <style:style style:name="Textfunctions.B" style:family="table-column">
      <style:table-column-properties style:column-width="10.816cm" style:rel-column-width="41724*"/>
    </style:style>
    <style:style style:name="Textfunctions.1" style:family="table-row">
      <style:table-row-properties fo:background-color="#e6e6e6" style:keep-together="false" fo:keep-together="always">
        <style:background-image/>
      </style:table-row-properties>
    </style:style>
    <style:style style:name="Textfunction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extfunctions.B1" style:family="table-cell">
      <style:table-cell-properties fo:background-color="transparent" fo:padding="0.097cm" fo:border="0.002cm solid #000000">
        <style:background-image/>
      </style:table-cell-properties>
    </style:style>
    <style:style style:name="Textfunctions.2" style:family="table-row">
      <style:table-row-properties fo:background-color="#ffffff" style:keep-together="false" fo:keep-together="always">
        <style:background-image/>
      </style:table-row-properties>
    </style:style>
    <style:style style:name="Textfunctions.A2" style:family="table-cell">
      <style:table-cell-properties style:vertical-align="top" fo:background-color="transparent" fo:padding="0.097cm" fo:border-left="0.002cm solid #000000" fo:border-right="none" fo:border-top="none" fo:border-bottom="none">
        <style:background-image/>
      </style:table-cell-properties>
    </style:style>
    <style:style style:name="Textfunctions.B2" style:family="table-cell">
      <style:table-cell-properties fo:background-color="transparent" fo:padding="0.097cm" fo:border-left="0.002cm solid #000000" fo:border-right="0.002cm solid #000000" fo:border-top="none" fo:border-bottom="none">
        <style:background-image/>
      </style:table-cell-properties>
    </style:style>
    <style:style style:name="Textfunctions.A6" style:family="table-cell">
      <style:table-cell-properties fo:background-color="transparent" fo:padding="0.097cm" fo:border-left="0.002cm solid #000000" fo:border-right="none" fo:border-top="none" fo:border-bottom="none">
        <style:background-image/>
      </style:table-cell-properties>
    </style:style>
    <style:style style:name="Textfunctions.A29" style:family="table-cell">
      <style:table-cell-properties fo:background-color="transparent" fo:padding="0.097cm" fo:border-left="0.002cm solid #000000" fo:border-right="none" fo:border-top="none" fo:border-bottom="0.002cm solid #000000">
        <style:background-image/>
      </style:table-cell-properties>
    </style:style>
    <style:style style:name="Textfunctions.B29"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ConvertingNumBases" style:family="table">
      <style:table-properties style:width="16.99cm" fo:margin-left="0cm" fo:margin-right="0.011cm" fo:break-before="auto" fo:break-after="auto" table:align="margins" fo:background-color="transparent" fo:keep-with-next="auto" style:may-break-between-rows="true" style:writing-mode="page">
        <style:background-image/>
      </style:table-properties>
    </style:style>
    <style:style style:name="ConvertingNumBases.A" style:family="table-column">
      <style:table-column-properties style:column-width="6.731cm" style:rel-column-width="25963*"/>
    </style:style>
    <style:style style:name="ConvertingNumBases.B" style:family="table-column">
      <style:table-column-properties style:column-width="10.259cm" style:rel-column-width="39572*"/>
    </style:style>
    <style:style style:name="ConvertingNumBases.1" style:family="table-row">
      <style:table-row-properties fo:background-color="#e6e6e6" style:keep-together="false" fo:keep-together="always">
        <style:background-image/>
      </style:table-row-properties>
    </style:style>
    <style:style style:name="ConvertingNumBas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onvertingNumBases.B1" style:family="table-cell">
      <style:table-cell-properties fo:background-color="transparent" fo:padding="0.097cm" fo:border="0.002cm solid #000000">
        <style:background-image/>
      </style:table-cell-properties>
    </style:style>
    <style:style style:name="ConvertingNumBases.2" style:family="table-row">
      <style:table-row-properties fo:background-color="#ffffff" style:keep-together="false" fo:keep-together="always">
        <style:background-image/>
      </style:table-row-properties>
    </style:style>
    <style:style style:name="ConvertingNumBases.A2" style:family="table-cell">
      <style:table-cell-properties fo:background-color="transparent" fo:padding="0.097cm" fo:border-left="0.002cm solid #000000" fo:border-right="none" fo:border-top="none" fo:border-bottom="none">
        <style:background-image/>
      </style:table-cell-properties>
    </style:style>
    <style:style style:name="ConvertingNumBases.B2" style:family="table-cell">
      <style:table-cell-properties fo:background-color="transparent" fo:padding="0.097cm" fo:border-left="0.002cm solid #000000" fo:border-right="0.002cm solid #000000" fo:border-top="none" fo:border-bottom="none">
        <style:background-image/>
      </style:table-cell-properties>
    </style:style>
    <style:style style:name="ConvertingNumBases.A8" style:family="table-cell">
      <style:table-cell-properties style:vertical-align="" fo:background-color="transparent" fo:padding="0.097cm" fo:border-left="0.002cm solid #000000" fo:border-right="none" fo:border-top="none" fo:border-bottom="none" style:writing-mode="page">
        <style:background-image/>
      </style:table-cell-properties>
    </style:style>
    <style:style style:name="ConvertingNumBases.B8" style:family="table-cell">
      <style:table-cell-properties style:vertical-align="" fo:background-color="transparent" fo:padding="0.097cm" fo:border-left="0.002cm solid #000000" fo:border-right="0.002cm solid #000000" fo:border-top="none" fo:border-bottom="none" style:writing-mode="page">
        <style:background-image/>
      </style:table-cell-properties>
    </style:style>
    <style:style style:name="ConvertingNumBases.A13" style:family="table-cell">
      <style:table-cell-properties fo:background-color="transparent" fo:padding="0.097cm" fo:border-left="0.002cm solid #000000" fo:border-right="none" fo:border-top="none" fo:border-bottom="0.002cm solid #000000">
        <style:background-image/>
      </style:table-cell-properties>
    </style:style>
    <style:style style:name="ConvertingNumBases.B1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ComplexNumber" style:family="table">
      <style:table-properties style:width="16.99cm" fo:margin-left="0cm" fo:margin-right="0.011cm" fo:break-before="auto" fo:break-after="auto" table:align="margins" fo:background-color="transparent" fo:keep-with-next="auto" style:may-break-between-rows="true" style:writing-mode="page">
        <style:background-image/>
      </style:table-properties>
    </style:style>
    <style:style style:name="ComplexNumber.A" style:family="table-column">
      <style:table-column-properties style:column-width="6.731cm" style:rel-column-width="25963*"/>
    </style:style>
    <style:style style:name="ComplexNumber.B" style:family="table-column">
      <style:table-column-properties style:column-width="10.259cm" style:rel-column-width="39572*"/>
    </style:style>
    <style:style style:name="ComplexNumber.1" style:family="table-row">
      <style:table-row-properties fo:background-color="#e6e6e6" style:keep-together="false" fo:keep-together="always">
        <style:background-image/>
      </style:table-row-properties>
    </style:style>
    <style:style style:name="ComplexNumber.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omplexNumber.B1" style:family="table-cell">
      <style:table-cell-properties fo:background-color="transparent" fo:padding="0.097cm" fo:border="0.002cm solid #000000">
        <style:background-image/>
      </style:table-cell-properties>
    </style:style>
    <style:style style:name="ComplexNumber.2" style:family="table-row">
      <style:table-row-properties fo:background-color="#ffffff" style:keep-together="false" fo:keep-together="always">
        <style:background-image/>
      </style:table-row-properties>
    </style:style>
    <style:style style:name="ComplexNumber.A2" style:family="table-cell">
      <style:table-cell-properties style:vertical-align="top" fo:background-color="transparent" fo:padding="0.097cm" fo:border-left="0.002cm solid #000000" fo:border-right="none" fo:border-top="none" fo:border-bottom="0.002cm solid #000000">
        <style:background-image/>
      </style:table-cell-properties>
    </style:style>
    <style:style style:name="ComplexNumber.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ComplexNumber.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ComplexNumber.B3"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List_20_1_20_Start" style:list-style-name="OOoBullets_20_1"/>
    <style:style style:name="P2" style:family="paragraph" style:parent-style-name="OOoTableText">
      <style:paragraph-properties fo:orphans="2" fo:widows="2">
        <style:tab-stops/>
      </style:paragraph-properties>
    </style:style>
    <style:style style:name="P3" style:family="paragraph" style:parent-style-name="OOoTextBody" style:master-page-name="">
      <style:paragraph-properties style:page-number="auto" fo:keep-with-next="always">
        <style:tab-stops/>
      </style:paragraph-properties>
    </style:style>
    <style:style style:name="P4" style:family="paragraph" style:parent-style-name="OOoTextBody" style:master-page-name="">
      <style:paragraph-properties loext:contextual-spacing="false" style:page-number="auto" fo:keep-with-next="always"/>
    </style:style>
    <style:style style:name="P5" style:family="paragraph" style:parent-style-name="OOoTextBody">
      <style:paragraph-properties loext:contextual-spacing="false"/>
    </style:style>
    <style:style style:name="P6" style:family="paragraph" style:parent-style-name="OOoFooter">
      <style:paragraph-properties fo:text-align="end" style:justify-single-word="false"/>
    </style:style>
    <style:style style:name="P7" style:family="paragraph" style:parent-style-name="OOoFooter">
      <style:paragraph-properties fo:text-align="end" style:justify-single-word="false"/>
      <style:text-properties fo:font-size="11pt" style:font-size-asian="11pt" style:font-size-complex="11pt"/>
    </style:style>
    <style:style style:name="P8" style:family="paragraph" style:parent-style-name="OOoFooter">
      <style:paragraph-properties>
        <style:tab-stops>
          <style:tab-stop style:position="12.928cm" style:type="center"/>
          <style:tab-stop style:position="25.7cm" style:type="right"/>
        </style:tab-stops>
      </style:paragraph-properties>
    </style:style>
    <style:style style:name="P9" style:family="paragraph" style:parent-style-name="OOoTableText">
      <style:paragraph-properties loext:contextual-spacing="false"/>
    </style:style>
    <style:style style:name="P10" style:family="paragraph" style:parent-style-name="OOoTableText">
      <style:paragraph-properties fo:orphans="2" fo:widows="2">
        <style:tab-stops/>
      </style:paragraph-properties>
    </style:style>
    <style:style style:name="P11" style:family="paragraph" style:parent-style-name="OOoTableText">
      <style:text-properties fo:font-style="italic" style:font-style-asian="italic" style:font-style-complex="italic"/>
    </style:style>
    <style:style style:name="P12" style:family="paragraph" style:parent-style-name="OOoTableText">
      <style:text-properties fo:font-style="normal" style:font-style-asian="normal" style:font-style-complex="normal"/>
    </style:style>
    <style:style style:name="P13" style:family="paragraph" style:parent-style-name="OOoTableText">
      <style:paragraph-properties fo:orphans="2" fo:widows="2">
        <style:tab-stops/>
      </style:paragraph-properties>
      <style:text-properties style:font-name="DejaVu Sans1" fo:font-size="11pt" fo:language="en" fo:country="US" style:letter-kerning="true"/>
    </style:style>
    <style:style style:name="P14" style:family="paragraph" style:parent-style-name="OOoTextBody">
      <style:paragraph-properties loext:contextual-spacing="false"/>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style:page-number="auto" fo:keep-with-next="always">
        <style:tab-stops/>
      </style:paragraph-properties>
    </style:style>
    <style:style style:name="P17" style:family="paragraph" style:parent-style-name="OOoTableCaption" style:master-page-name="">
      <style:paragraph-properties style:page-number="auto" fo:keep-with-next="auto"/>
    </style:style>
    <style:style style:name="P18" style:family="paragraph" style:parent-style-name="OOoTextBody" style:master-page-name="">
      <style:paragraph-properties style:page-number="auto">
        <style:tab-stops>
          <style:tab-stop style:position="6.001cm"/>
        </style:tab-stops>
      </style:paragraph-properties>
    </style:style>
    <style:style style:name="P19" style:family="paragraph" style:parent-style-name="Table">
      <style:paragraph-properties fo:keep-with-next="always"/>
    </style:style>
    <style:style style:name="P20" style:family="paragraph" style:parent-style-name="OOoTextBody">
      <style:paragraph-properties fo:margin-top="0cm" fo:margin-bottom="0.15cm"/>
    </style:style>
    <style:style style:name="P21" style:family="paragraph" style:parent-style-name="OOoTableHeader">
      <style:paragraph-properties fo:background-color="transparent" style:shadow="none">
        <style:background-image/>
      </style:paragraph-properties>
      <style:text-properties fo:color="#000000"/>
    </style:style>
    <style:style style:name="P22" style:family="paragraph" style:parent-style-name="OOoTextBody">
      <style:paragraph-properties loext:contextual-spacing="false"/>
    </style:style>
    <style:style style:name="P23" style:family="paragraph" style:parent-style-name="OOoTextBody" style:master-page-name="">
      <style:paragraph-properties style:page-number="auto" fo:keep-with-next="always">
        <style:tab-stops/>
      </style:paragraph-properties>
    </style:style>
    <style:style style:name="P24" style:family="paragraph" style:parent-style-name="OOoTextBody" style:master-page-name="">
      <style:paragraph-properties loext:contextual-spacing="false" style:page-number="auto" fo:keep-with-next="always"/>
    </style:style>
    <style:style style:name="P25" style:family="paragraph" style:parent-style-name="OOoHeading_20_1" style:master-page-name="">
      <style:paragraph-properties style:page-number="auto" fo:break-before="auto" fo:break-after="auto"/>
    </style:style>
    <style:style style:name="P26" style:family="paragraph" style:parent-style-name="OOoHeading_20_1" style:master-page-name="">
      <style:paragraph-properties style:page-number="auto"/>
    </style:style>
    <style:style style:name="P27" style:family="paragraph" style:parent-style-name="OOoHeading_20_1" style:master-page-name="OOoPageStyle">
      <style:paragraph-properties style:page-number="auto" fo:break-before="auto" fo:break-after="auto"/>
    </style:style>
    <style:style style:name="P28" style:family="paragraph" style:parent-style-name="OOoToCHead" style:master-page-name="OOoFrontMatter">
      <style:paragraph-properties style:page-number="auto"/>
    </style:style>
    <style:style style:name="P29" style:family="paragraph" style:parent-style-name="OOoList_20_1_20_Start" style:list-style-name="OOoBullets_20_1"/>
    <style:style style:name="P30" style:family="paragraph" style:parent-style-name="OOoTableText">
      <style:paragraph-properties loext:contextual-spacing="false"/>
    </style:style>
    <style:style style:name="P31" style:family="paragraph" style:parent-style-name="OOoTableText">
      <style:paragraph-properties fo:orphans="2" fo:widows="2">
        <style:tab-stops/>
      </style:paragraph-properties>
    </style:style>
    <style:style style:name="P32" style:family="paragraph" style:parent-style-name="OOoNewChapter" style:master-page-name="OOoFirstPage">
      <style:paragraph-properties style:page-number="auto"/>
    </style:style>
    <style:style style:name="P33" style:family="paragraph" style:parent-style-name="OOoContents_20_3">
      <style:paragraph-properties>
        <style:tab-stops>
          <style:tab-stop style:position="16cm" style:type="right" style:leader-style="dotted" style:leader-text="."/>
        </style:tab-stops>
      </style:paragraph-properties>
    </style:style>
    <style:style style:name="P34" style:family="paragraph" style:parent-style-name="OOoContents_20_1">
      <style:paragraph-properties>
        <style:tab-stops>
          <style:tab-stop style:position="17cm" style:type="right" style:leader-style="dotted" style:leader-text="."/>
        </style:tab-stops>
      </style:paragraph-properties>
    </style:style>
    <style:style style:name="P35" style:family="paragraph" style:parent-style-name="OOoContents_20_2">
      <style:paragraph-properties>
        <style:tab-stops>
          <style:tab-stop style:position="16.501cm" style:type="right" style:leader-style="dotted" style:leader-text="."/>
        </style:tab-stops>
      </style:paragraph-properties>
    </style:style>
    <style:style style:name="P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Bitstream Vera Serif" fo:language="en" fo:country="US"/>
    </style:style>
    <style:style style:name="T2" style:family="text"/>
    <style:style style:name="T3" style:family="text">
      <style:text-properties style:use-window-font-color="true" style:font-name="Times New Roman2" fo:font-size="12pt"/>
    </style:style>
    <style:style style:name="T4" style:family="text">
      <style:text-properties style:use-window-font-color="true"/>
    </style:style>
    <style:style style:name="T5" style:family="text">
      <style:text-properties style:use-window-font-color="true" style:font-name="Times New Roman2" fo:font-size="12pt"/>
    </style:style>
    <style:style style:name="T6" style:family="text">
      <style:text-properties style:use-window-font-color="true" style:font-name="Times New Roman2" fo:font-size="11pt"/>
    </style:style>
    <style:style style:name="T7" style:family="text">
      <style:text-properties style:use-window-font-color="true" style:font-name="Times New Roman2" fo:font-size="11pt" style:letter-kerning="true"/>
    </style:style>
    <style:style style:name="T8" style:family="text">
      <style:text-properties style:use-window-font-color="true" fo:language="en" fo:country="US"/>
    </style:style>
    <style:style style:name="T9" style:family="text">
      <style:text-properties style:use-window-font-color="true" fo:font-weight="normal" style:font-weight-asian="normal" style:font-weight-complex="normal"/>
    </style:style>
    <style:style style:name="T10" style:family="text">
      <style:text-properties style:use-window-font-color="true" style:font-name="DejaVu Serif" fo:font-size="11pt" fo:language="en" fo:country="US"/>
    </style:style>
    <style:style style:name="T11" style:family="text">
      <style:text-properties fo:language="en" fo:country="US"/>
    </style:style>
    <style:style style:name="T12" style:family="text">
      <style:text-properties style:font-name="Times New Roman2" fo:font-size="11pt"/>
    </style:style>
    <style:style style:name="T13" style:family="text">
      <style:text-properties style:font-name="Times New Roman2" fo:font-size="11pt" fo:font-weight="bold" style:font-weight-asian="bold" style:font-weight-complex="bold"/>
    </style:style>
    <style:style style:name="T14" style:family="text">
      <style:text-properties style:font-name="Times New Roman2" fo:font-size="12pt"/>
    </style:style>
    <style:style style:name="T15" style:family="text">
      <style:text-properties style:font-name="Times New Roman2" fo:font-size="12pt" style:letter-kerning="true"/>
    </style:style>
    <style:style style:name="T16" style:family="text">
      <style:text-properties style:font-name="DejaVu Sans4"/>
    </style:style>
    <style:style style:name="T17" style:family="text">
      <style:text-properties style:font-name="Times New Roman"/>
    </style:style>
    <style:style style:name="T18" style:family="text">
      <style:text-properties style:font-name="Bitstream Vera Serif" fo:language="en" fo:country="US"/>
    </style:style>
    <style:style style:name="T19" style:family="text">
      <style:text-properties fo:font-style="normal" style:font-style-asian="normal" style:font-style-complex="normal"/>
    </style:style>
    <style:style style:name="T20" style:family="text">
      <style:text-properties style:font-name="Wingdings"/>
    </style:style>
    <style:style style:name="T21" style:family="text">
      <style:text-properties style:font-name="Wingdings" fo:font-style="normal" style:font-style-asian="normal" style:font-style-complex="normal"/>
    </style:style>
    <style:style style:name="T22" style:family="text">
      <style:text-properties fo:font-style="italic" style:font-style-asian="italic" style:font-style-complex="italic"/>
    </style:style>
    <style:style style:name="T23" style:family="text">
      <style:text-properties style:font-name="DejaVu Sans" fo:font-size="11pt" fo:language="en" fo:country="US" fo:font-weight="bold" style:letter-kerning="true" style:font-size-asian="11pt"/>
    </style:style>
    <style:style style:name="T24" style:family="text">
      <style:text-properties style:font-name="DejaVu Serif" fo:font-size="11pt" fo:language="en" fo:country="US"/>
    </style:style>
    <style:style style:name="T25" style:family="text">
      <style:text-properties style:font-weight-asian="bold" style:font-weight-complex="bold"/>
    </style:style>
    <style:style style:name="T26"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27" style:family="text">
      <style:text-properties style:font-name="DejaVu Sans1" fo:font-size="11pt" fo:language="en" fo:country="US" style:letter-kerning="true"/>
    </style:style>
    <style:style style:name="T28" style:family="text">
      <style:text-properties style:font-size-asian="11pt"/>
    </style:style>
    <style:style style:name="T2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font-name="Segoe UI" fo:font-size="10pt" fo:language="en" fo:country="US" style:language-asian="zh" style:country-asian="CN"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1071588504" text:id="ct1071588504">
          <text:insertion>
            <office:change-info>
              <dc:creator>f c</dc:creator>
              <dc:date>2021-06-14T11:04:00</dc:date>
            </office:change-info>
          </text:insertion>
        </text:changed-region>
        <text:changed-region xml:id="ct1071589336" text:id="ct1071589336">
          <text:insertion>
            <office:change-info>
              <dc:creator>f c</dc:creator>
              <dc:date>2021-06-14T11:04:00</dc:date>
            </office:change-info>
          </text:insertion>
        </text:changed-region>
        <text:changed-region xml:id="ct1073399776" text:id="ct1073399776">
          <text:insertion>
            <office:change-info>
              <dc:creator>Dick Groskamp</dc:creator>
              <dc:date>2022-02-23T17:06:00</dc:date>
            </office:change-info>
          </text:insertion>
        </text:changed-region>
        <text:changed-region xml:id="ct1073403000" text:id="ct1073403000">
          <text:insertion>
            <office:change-info>
              <dc:creator>Dick Groskamp</dc:creator>
              <dc:date>2022-02-23T17:07:00</dc:date>
            </office:change-info>
          </text:insertion>
        </text:changed-region>
        <text:changed-region xml:id="ct1073403104" text:id="ct1073403104">
          <text:insertion>
            <office:change-info>
              <dc:creator>Dick Groskamp</dc:creator>
              <dc:date>2022-02-23T17:07:00</dc:date>
            </office:change-info>
          </text:insertion>
        </text:changed-region>
        <text:changed-region xml:id="ct1073403416" text:id="ct1073403416">
          <text:deletion>
            <office:change-info>
              <dc:creator>Dick Groskamp</dc:creator>
              <dc:date>2022-02-23T17:07:00</dc:date>
            </office:change-info>
            <text:p text:style-name="OOoTextBody"><text:a xlink:type="simple" xlink:href="mailto:authors@documentation.openoffice.org" text:style-name="Internet_20_link" text:visited-style-name="Visited_20_Internet_20_Link"><text:span text:style-name="T1">authors@documentation.openoffice.org</text:span></text:a></text:p>
          </text:deletion>
        </text:changed-region>
        <text:changed-region xml:id="ct1073403624" text:id="ct1073403624">
          <text:insertion>
            <office:change-info>
              <dc:creator>Dick Groskamp</dc:creator>
              <dc:date>2022-02-23T17:07:00</dc:date>
            </office:change-info>
          </text:insertion>
        </text:changed-region>
        <text:changed-region xml:id="ct1073403832" text:id="ct1073403832">
          <text:insertion>
            <office:change-info>
              <dc:creator>Dick Groskamp</dc:creator>
              <dc:date>2022-02-23T17:07:00</dc:date>
            </office:change-info>
          </text:insertion>
        </text:changed-region>
        <text:changed-region xml:id="ct1073407264" text:id="ct1073407264">
          <text:deletion>
            <office:change-info>
              <dc:creator>Dick Groskamp</dc:creator>
              <dc:date>2022-02-23T17:08:00</dc:date>
            </office:change-info>
            <text:p text:style-name="OOoTextBody">anuary</text:p>
          </text:deletion>
        </text:changed-region>
        <text:changed-region xml:id="ct1073408096" text:id="ct1073408096">
          <text:insertion>
            <office:change-info>
              <dc:creator>Dick Groskamp</dc:creator>
              <dc:date>2022-02-23T17:08:00</dc:date>
            </office:change-info>
          </text:insertion>
        </text:changed-region>
        <text:changed-region xml:id="ct1073406640" text:id="ct1073406640">
          <text:deletion>
            <office:change-info>
              <dc:creator>Dick Groskamp</dc:creator>
              <dc:date>2022-02-23T17:08:00</dc:date>
            </office:change-info>
            <text:p text:style-name="OOoTextBody">11</text:p>
          </text:deletion>
        </text:changed-region>
        <text:changed-region xml:id="ct1073408720" text:id="ct1073408720">
          <text:insertion>
            <office:change-info>
              <dc:creator>Dick Groskamp</dc:creator>
              <dc:date>2022-02-23T17:08:00</dc:date>
            </office:change-info>
          </text:insertion>
        </text:changed-region>
        <text:changed-region xml:id="ct1073406848" text:id="ct1073406848">
          <text:insertion>
            <office:change-info>
              <dc:creator>Dick Groskamp</dc:creator>
              <dc:date>2022-02-23T17:08:00</dc:date>
            </office:change-info>
          </text:insertion>
        </text:changed-region>
        <text:changed-region xml:id="ct1073409136" text:id="ct1073409136">
          <text:deletion>
            <office:change-info>
              <dc:creator>Dick Groskamp</dc:creator>
              <dc:date>2022-02-23T17:08:00</dc:date>
            </office:change-info>
            <text:p text:style-name="OOoTextBody">.org 3.3</text:p>
          </text:deletion>
        </text:changed-region>
        <text:changed-region xml:id="ct1071588816" text:id="ct1071588816">
          <text:insertion>
            <office:change-info>
              <dc:creator>f c</dc:creator>
              <dc:date>2021-06-14T11:04:00</dc:date>
            </office:change-info>
          </text:insertion>
        </text:changed-region>
        <text:changed-region xml:id="ct1073411008" text:id="ct1073411008">
          <text:format-change>
            <office:change-info>
              <dc:creator>Dick Groskamp</dc:creator>
              <dc:date>2022-02-23T17:09:00</dc:date>
            </office:change-info>
          </text:format-change>
        </text:changed-region>
        <text:changed-region xml:id="ct1073410592" text:id="ct1073410592">
          <text:insertion>
            <office:change-info>
              <dc:creator>Dick Groskamp</dc:creator>
              <dc:date>2022-02-23T17:09:00</dc:date>
            </office:change-info>
          </text:insertion>
        </text:changed-region>
        <text:changed-region xml:id="ct1073415272" text:id="ct1073415272">
          <text:insertion>
            <office:change-info>
              <dc:creator>Dick Groskamp</dc:creator>
              <dc:date>2022-02-23T17:10:00</dc:date>
            </office:change-info>
          </text:insertion>
        </text:changed-region>
        <text:changed-region xml:id="ct1073415168" text:id="ct1073415168">
          <text:deletion>
            <office:change-info>
              <dc:creator>Dick Groskamp</dc:creator>
              <dc:date>2022-02-23T17:10:00</dc:date>
            </office:change-info>
            <text:list xml:id="list4366475080620532379" text:style-name="OOoBullets_20_1">
              <text:list-item>
                <text:p text:style-name="P1"><text:span text:style-name="OOoMenuPath">...</text:span></text:p>
              </text:list-item>
            </text:list>
          </text:deletion>
        </text:changed-region>
        <text:changed-region xml:id="ct1073415792" text:id="ct1073415792">
          <text:insertion>
            <office:change-info>
              <dc:creator>Dick Groskamp</dc:creator>
              <dc:date>2022-02-23T17:10:00</dc:date>
            </office:change-info>
          </text:insertion>
        </text:changed-region>
        <text:changed-region xml:id="ct1073415896" text:id="ct1073415896">
          <text:deletion>
            <office:change-info>
              <dc:creator>Dick Groskamp</dc:creator>
              <dc:date>2022-02-23T17:15:00</dc:date>
            </office:change-info>
            <text:p text:style-name="OOoTableText"><text:s/></text:p>
          </text:deletion>
        </text:changed-region>
        <text:changed-region xml:id="ct1073413400" text:id="ct1073413400">
          <text:deletion>
            <office:change-info>
              <dc:creator>Dick Groskamp</dc:creator>
              <dc:date>2022-02-23T17:16:00</dc:date>
            </office:change-info>
            <text:p text:style-name="P2">...</text:p>
          </text:deletion>
        </text:changed-region>
        <text:changed-region xml:id="ct1073412776" text:id="ct1073412776">
          <text:insertion>
            <office:change-info>
              <dc:creator>Dick Groskamp</dc:creator>
              <dc:date>2022-02-23T17:16:00</dc:date>
            </office:change-info>
          </text:insertion>
        </text:changed-region>
        <text:changed-region xml:id="ct1071605976" text:id="ct1071605976">
          <text:insertion>
            <office:change-info>
              <dc:creator>f c</dc:creator>
              <dc:date>2021-06-15T09:40:00</dc:date>
            </office:change-info>
          </text:insertion>
        </text:changed-region>
        <text:changed-region xml:id="ct1073412672" text:id="ct1073412672">
          <text:insertion>
            <office:change-info>
              <dc:creator>Dick Groskamp</dc:creator>
              <dc:date>2022-02-23T17:29:00</dc:date>
            </office:change-info>
          </text:insertion>
        </text:changed-region>
        <text:changed-region xml:id="ct1073413504" text:id="ct1073413504">
          <text:deletion>
            <office:change-info>
              <dc:creator>Dick Groskamp</dc:creator>
              <dc:date>2022-02-23T17:29:00</dc:date>
            </office:change-info>
            <text:p text:style-name="P2"><text:span text:style-name="OOoMenuPath">...</text:span></text:p>
          </text:deletion>
        </text:changed-region>
        <text:changed-region xml:id="ct1071625632" text:id="ct1071625632">
          <text:insertion>
            <office:change-info>
              <dc:creator>f c</dc:creator>
              <dc:date>2021-06-15T10:02:00</dc:date>
            </office:change-info>
          </text:insertion>
        </text:changed-region>
        <text:changed-region xml:id="ct1073413712" text:id="ct1073413712">
          <text:insertion>
            <office:change-info>
              <dc:creator>Dick Groskamp</dc:creator>
              <dc:date>2022-02-23T17:54:00</dc:date>
            </office:change-info>
          </text:insertion>
        </text:changed-region>
        <text:changed-region xml:id="ct1073412984" text:id="ct1073412984">
          <text:deletion>
            <office:change-info>
              <dc:creator>Dick Groskamp</dc:creator>
              <dc:date>2022-02-23T17:54:00</dc:date>
            </office:change-info>
            <text:p text:style-name="P2">...</text:p>
          </text:deletion>
        </text:changed-region>
        <text:changed-region xml:id="ct1073412880" text:id="ct1073412880">
          <text:insertion>
            <office:change-info>
              <dc:creator>Dick Groskamp</dc:creator>
              <dc:date>2022-02-23T17:54:00</dc:date>
            </office:change-info>
          </text:insertion>
        </text:changed-region>
        <text:changed-region xml:id="ct1073413296" text:id="ct1073413296">
          <text:deletion>
            <office:change-info>
              <dc:creator>Dick Groskamp</dc:creator>
              <dc:date>2022-02-23T17:54:00</dc:date>
            </office:change-info>
            <text:p text:style-name="P2"><text:span text:style-name="OOoMenuPath">...</text:span></text:p>
          </text:deletion>
        </text:changed-region>
        <text:changed-region xml:id="ct1073414960" text:id="ct1073414960">
          <text:deletion>
            <office:change-info>
              <dc:creator>Dick Groskamp</dc:creator>
              <dc:date>2022-02-23T17:54:00</dc:date>
            </office:change-info>
            <text:p text:style-name="OOoTableText">...</text:p>
          </text:deletion>
        </text:changed-region>
        <text:changed-region xml:id="ct1073414752" text:id="ct1073414752">
          <text:insertion>
            <office:change-info>
              <dc:creator>Dick Groskamp</dc:creator>
              <dc:date>2022-02-23T17:54:00</dc:date>
            </office:change-info>
          </text:insertion>
        </text:changed-region>
        <text:changed-region xml:id="ct1073414440" text:id="ct1073414440">
          <text:insertion>
            <office:change-info>
              <dc:creator>Dick Groskamp</dc:creator>
              <dc:date>2022-02-23T17:55:00</dc:date>
            </office:change-info>
          </text:insertion>
        </text:changed-region>
        <text:changed-region xml:id="ct1073413608" text:id="ct1073413608">
          <text:deletion>
            <office:change-info>
              <dc:creator>Dick Groskamp</dc:creator>
              <dc:date>2022-02-23T17:55:00</dc:date>
            </office:change-info>
            <text:p text:style-name="OOoTableText">...</text:p>
          </text:deletion>
        </text:changed-region>
        <text:changed-region xml:id="ct1073414024" text:id="ct1073414024">
          <text:insertion>
            <office:change-info>
              <dc:creator>Dick Groskamp</dc:creator>
              <dc:date>2022-02-23T17:55:00</dc:date>
            </office:change-info>
          </text:insertion>
        </text:changed-region>
        <text:changed-region xml:id="ct1073414544" text:id="ct1073414544">
          <text:deletion>
            <office:change-info>
              <dc:creator>Dick Groskamp</dc:creator>
              <dc:date>2022-02-23T17:55:00</dc:date>
            </office:change-info>
            <text:p text:style-name="OOoTableText"><text:span text:style-name="OOoMenuPath">...</text:span></text:p>
          </text:deletion>
        </text:changed-region>
        <text:changed-region xml:id="ct1073411320" text:id="ct1073411320">
          <text:insertion>
            <office:change-info>
              <dc:creator>Dick Groskamp</dc:creator>
              <dc:date>2022-02-23T17:56:00</dc:date>
            </office:change-info>
          </text:insertion>
        </text:changed-region>
        <text:changed-region xml:id="ct1073414856" text:id="ct1073414856">
          <text:deletion>
            <office:change-info>
              <dc:creator>Dick Groskamp</dc:creator>
              <dc:date>2022-02-23T17:56:00</dc:date>
            </office:change-info>
            <text:p text:style-name="OOoTableText">. </text:p>
          </text:deletion>
        </text:changed-region>
        <text:changed-region xml:id="ct1075079472" text:id="ct1075079472">
          <text:format-change>
            <office:change-info>
              <dc:creator>f c</dc:creator>
              <dc:date>2021-06-15T10:50:00</dc:date>
            </office:change-info>
          </text:format-change>
        </text:changed-region>
        <text:changed-region xml:id="ct1073416936" text:id="ct1073416936">
          <text:format-change>
            <office:change-info>
              <dc:creator>Dick Groskamp</dc:creator>
              <dc:date>2022-02-23T18:04:00</dc:date>
            </office:change-info>
          </text:format-change>
        </text:changed-region>
        <text:changed-region xml:id="ct1073417872" text:id="ct1073417872">
          <text:insertion>
            <office:change-info>
              <dc:creator>Dick Groskamp</dc:creator>
              <dc:date>2022-02-23T18:09:00</dc:date>
            </office:change-info>
          </text:insertion>
        </text:changed-region>
        <text:changed-region xml:id="ct1073418288" text:id="ct1073418288">
          <text:deletion>
            <office:change-info>
              <dc:creator>Dick Groskamp</dc:creator>
              <dc:date>2022-02-23T18:09:00</dc:date>
            </office:change-info>
            <text:p text:style-name="OOoTableText"><text:span text:style-name="OOoMenuPath">...</text:span></text:p>
          </text:deletion>
        </text:changed-region>
        <text:changed-region xml:id="ct1073417768" text:id="ct1073417768">
          <text:deletion>
            <office:change-info>
              <dc:creator>Dick Groskamp</dc:creator>
              <dc:date>2022-02-23T18:17:00</dc:date>
            </office:change-info>
            <text:p text:style-name="P3"><text:span text:style-name="T3"><text:s/></text:span></text:p>
          </text:deletion>
        </text:changed-region>
        <text:changed-region xml:id="ct1073418912" text:id="ct1073418912">
          <text:insertion>
            <office:change-info>
              <dc:creator>Dick Groskamp</dc:creator>
              <dc:date>2022-02-23T18:17:00</dc:date>
            </office:change-info>
          </text:insertion>
        </text:changed-region>
        <text:changed-region xml:id="ct1073418080" text:id="ct1073418080">
          <text:deletion>
            <office:change-info>
              <dc:creator>Dick Groskamp</dc:creator>
              <dc:date>2022-02-23T18:17:00</dc:date>
            </office:change-info>
            <text:p text:style-name="OOoTableText">...</text:p>
          </text:deletion>
        </text:changed-region>
        <text:changed-region xml:id="ct1073417976" text:id="ct1073417976">
          <text:insertion>
            <office:change-info>
              <dc:creator>Dick Groskamp</dc:creator>
              <dc:date>2022-02-23T18:17:00</dc:date>
            </office:change-info>
          </text:insertion>
        </text:changed-region>
        <text:changed-region xml:id="ct1073419120" text:id="ct1073419120">
          <text:deletion>
            <office:change-info>
              <dc:creator>Dick Groskamp</dc:creator>
              <dc:date>2022-02-23T18:17:00</dc:date>
            </office:change-info>
            <text:p text:style-name="OOoTableText"><text:span text:style-name="OOoMenuPath">...</text:span></text:p>
          </text:deletion>
        </text:changed-region>
        <text:changed-region xml:id="ct1073416520" text:id="ct1073416520">
          <text:insertion>
            <office:change-info>
              <dc:creator>Dick Groskamp</dc:creator>
              <dc:date>2022-02-23T18:17:00</dc:date>
            </office:change-info>
          </text:insertion>
        </text:changed-region>
        <text:changed-region xml:id="ct1073416416" text:id="ct1073416416">
          <text:deletion>
            <office:change-info>
              <dc:creator>Dick Groskamp</dc:creator>
              <dc:date>2022-02-23T18:17:00</dc:date>
            </office:change-info>
            <text:p text:style-name="OOoTableText">...</text:p>
          </text:deletion>
        </text:changed-region>
        <text:changed-region xml:id="ct1073418496" text:id="ct1073418496">
          <text:insertion>
            <office:change-info>
              <dc:creator>Dick Groskamp</dc:creator>
              <dc:date>2022-02-23T18:17:00</dc:date>
            </office:change-info>
          </text:insertion>
        </text:changed-region>
        <text:changed-region xml:id="ct1073418184" text:id="ct1073418184">
          <text:deletion>
            <office:change-info>
              <dc:creator>Dick Groskamp</dc:creator>
              <dc:date>2022-02-23T18:17:00</dc:date>
            </office:change-info>
            <text:p text:style-name="OOoTableText"><text:span text:style-name="OOoMenuPath">...</text:span></text:p>
          </text:deletion>
        </text:changed-region>
        <text:changed-region xml:id="ct1073418600" text:id="ct1073418600">
          <text:insertion>
            <office:change-info>
              <dc:creator>Dick Groskamp</dc:creator>
              <dc:date>2022-02-23T18:17:00</dc:date>
            </office:change-info>
          </text:insertion>
        </text:changed-region>
        <text:changed-region xml:id="ct1073416832" text:id="ct1073416832">
          <text:deletion>
            <office:change-info>
              <dc:creator>Dick Groskamp</dc:creator>
              <dc:date>2022-02-23T18:17:00</dc:date>
            </office:change-info>
            <text:p text:style-name="OOoTableText">...</text:p>
          </text:deletion>
        </text:changed-region>
        <text:changed-region xml:id="ct1073418704" text:id="ct1073418704">
          <text:insertion>
            <office:change-info>
              <dc:creator>Dick Groskamp</dc:creator>
              <dc:date>2022-02-23T18:18:00</dc:date>
            </office:change-info>
          </text:insertion>
        </text:changed-region>
        <text:changed-region xml:id="ct1073419016" text:id="ct1073419016">
          <text:deletion>
            <office:change-info>
              <dc:creator>Dick Groskamp</dc:creator>
              <dc:date>2022-02-23T18:18:00</dc:date>
            </office:change-info>
            <text:p text:style-name="OOoTableText"><text:span text:style-name="OOoMenuPath">...</text:span></text:p>
          </text:deletion>
        </text:changed-region>
        <text:changed-region xml:id="ct1073416000" text:id="ct1073416000">
          <text:insertion>
            <office:change-info>
              <dc:creator>Dick Groskamp</dc:creator>
              <dc:date>2022-02-23T18:22:00</dc:date>
            </office:change-info>
          </text:insertion>
        </text:changed-region>
        <text:changed-region xml:id="ct1073416624" text:id="ct1073416624">
          <text:deletion>
            <office:change-info>
              <dc:creator>Dick Groskamp</dc:creator>
              <dc:date>2022-02-23T18:22:00</dc:date>
            </office:change-info>
            <text:p text:style-name="OOoTableText">...</text:p>
          </text:deletion>
        </text:changed-region>
        <text:changed-region xml:id="ct1073418808" text:id="ct1073418808">
          <text:insertion>
            <office:change-info>
              <dc:creator>Dick Groskamp</dc:creator>
              <dc:date>2022-02-23T18:22:00</dc:date>
            </office:change-info>
          </text:insertion>
        </text:changed-region>
        <text:changed-region xml:id="ct1073419224" text:id="ct1073419224">
          <text:deletion>
            <office:change-info>
              <dc:creator>Dick Groskamp</dc:creator>
              <dc:date>2022-02-23T18:22:00</dc:date>
            </office:change-info>
            <text:p text:style-name="OOoTableText"><text:span text:style-name="OOoMenuPath">...</text:span></text:p>
          </text:deletion>
        </text:changed-region>
        <text:changed-region xml:id="ct1073416312" text:id="ct1073416312">
          <text:insertion>
            <office:change-info>
              <dc:creator>Dick Groskamp</dc:creator>
              <dc:date>2022-02-23T18:22:00</dc:date>
            </office:change-info>
          </text:insertion>
        </text:changed-region>
        <text:changed-region xml:id="ct1073416208" text:id="ct1073416208">
          <text:deletion>
            <office:change-info>
              <dc:creator>Dick Groskamp</dc:creator>
              <dc:date>2022-02-23T18:22:00</dc:date>
            </office:change-info>
            <text:p text:style-name="OOoTableText">...</text:p>
          </text:deletion>
        </text:changed-region>
        <text:changed-region xml:id="ct1073416104" text:id="ct1073416104">
          <text:insertion>
            <office:change-info>
              <dc:creator>Dick Groskamp</dc:creator>
              <dc:date>2022-02-23T18:22:00</dc:date>
            </office:change-info>
          </text:insertion>
        </text:changed-region>
        <text:changed-region xml:id="ct1073417456" text:id="ct1073417456">
          <text:deletion>
            <office:change-info>
              <dc:creator>Dick Groskamp</dc:creator>
              <dc:date>2022-02-23T18:22:00</dc:date>
            </office:change-info>
            <text:p text:style-name="OOoTableText"><text:span text:style-name="OOoMenuPath">...</text:span></text:p>
          </text:deletion>
        </text:changed-region>
        <text:changed-region xml:id="ct1073417248" text:id="ct1073417248">
          <text:insertion>
            <office:change-info>
              <dc:creator>Dick Groskamp</dc:creator>
              <dc:date>2022-02-23T18:23:00</dc:date>
            </office:change-info>
          </text:insertion>
        </text:changed-region>
        <text:changed-region xml:id="ct1073417144" text:id="ct1073417144">
          <text:deletion>
            <office:change-info>
              <dc:creator>Dick Groskamp</dc:creator>
              <dc:date>2022-02-23T18:23:00</dc:date>
            </office:change-info>
            <text:p text:style-name="OOoTableText">...</text:p>
          </text:deletion>
        </text:changed-region>
        <text:changed-region xml:id="ct1073417040" text:id="ct1073417040">
          <text:insertion>
            <office:change-info>
              <dc:creator>Dick Groskamp</dc:creator>
              <dc:date>2022-02-23T18:23:00</dc:date>
            </office:change-info>
          </text:insertion>
        </text:changed-region>
        <text:changed-region xml:id="ct1073416728" text:id="ct1073416728">
          <text:deletion>
            <office:change-info>
              <dc:creator>Dick Groskamp</dc:creator>
              <dc:date>2022-02-23T18:23:00</dc:date>
            </office:change-info>
            <text:p text:style-name="OOoTableText"><text:span text:style-name="OOoMenuPath">...</text:span></text:p>
          </text:deletion>
        </text:changed-region>
        <text:changed-region xml:id="ct1073430352" text:id="ct1073430352">
          <text:deletion>
            <office:change-info>
              <dc:creator>Dick Groskamp</dc:creator>
              <dc:date>2022-02-23T19:12:00</dc:date>
            </office:change-info>
            <text:p text:style-name="OOoTableText"><text:s/></text:p>
          </text:deletion>
        </text:changed-region>
        <text:changed-region xml:id="ct1073422136" text:id="ct1073422136">
          <text:insertion>
            <office:change-info>
              <dc:creator>Dick Groskamp</dc:creator>
              <dc:date>2022-02-23T18:26:00</dc:date>
            </office:change-info>
          </text:insertion>
        </text:changed-region>
        <text:changed-region xml:id="ct1073420056" text:id="ct1073420056">
          <text:deletion>
            <office:change-info>
              <dc:creator>Dick Groskamp</dc:creator>
              <dc:date>2022-02-23T18:26:00</dc:date>
            </office:change-info>
            <text:p text:style-name="OOoTableText">...</text:p>
          </text:deletion>
        </text:changed-region>
        <text:changed-region xml:id="ct1073417560" text:id="ct1073417560">
          <text:insertion>
            <office:change-info>
              <dc:creator>Dick Groskamp</dc:creator>
              <dc:date>2022-02-23T18:26:00</dc:date>
            </office:change-info>
          </text:insertion>
        </text:changed-region>
        <text:changed-region xml:id="ct1073417352" text:id="ct1073417352">
          <text:deletion>
            <office:change-info>
              <dc:creator>Dick Groskamp</dc:creator>
              <dc:date>2022-02-23T18:26:00</dc:date>
            </office:change-info>
            <text:p text:style-name="OOoTableText"><text:span text:style-name="OOoMenuPath">...</text:span></text:p>
          </text:deletion>
        </text:changed-region>
        <text:changed-region xml:id="ct1073419536" text:id="ct1073419536">
          <text:insertion>
            <office:change-info>
              <dc:creator>Dick Groskamp</dc:creator>
              <dc:date>2022-02-23T18:26:00</dc:date>
            </office:change-info>
          </text:insertion>
        </text:changed-region>
        <text:changed-region xml:id="ct1073420160" text:id="ct1073420160">
          <text:deletion>
            <office:change-info>
              <dc:creator>Dick Groskamp</dc:creator>
              <dc:date>2022-02-23T18:26:00</dc:date>
            </office:change-info>
            <text:p text:style-name="OOoTableText">...</text:p>
          </text:deletion>
        </text:changed-region>
        <text:changed-region xml:id="ct1073420992" text:id="ct1073420992">
          <text:insertion>
            <office:change-info>
              <dc:creator>Dick Groskamp</dc:creator>
              <dc:date>2022-02-23T18:26:00</dc:date>
            </office:change-info>
          </text:insertion>
        </text:changed-region>
        <text:changed-region xml:id="ct1073420680" text:id="ct1073420680">
          <text:deletion>
            <office:change-info>
              <dc:creator>Dick Groskamp</dc:creator>
              <dc:date>2022-02-23T18:26:00</dc:date>
            </office:change-info>
            <text:p text:style-name="OOoTableText"><text:span text:style-name="OOoMenuPath">...</text:span></text:p>
          </text:deletion>
        </text:changed-region>
        <text:changed-region xml:id="ct1073422448" text:id="ct1073422448">
          <text:insertion>
            <office:change-info>
              <dc:creator>Dick Groskamp</dc:creator>
              <dc:date>2022-02-23T18:27:00</dc:date>
            </office:change-info>
          </text:insertion>
        </text:changed-region>
        <text:changed-region xml:id="ct1073422240" text:id="ct1073422240">
          <text:deletion>
            <office:change-info>
              <dc:creator>Dick Groskamp</dc:creator>
              <dc:date>2022-02-23T18:27:00</dc:date>
            </office:change-info>
            <text:p text:style-name="OOoTableText">...</text:p>
          </text:deletion>
        </text:changed-region>
        <text:changed-region xml:id="ct1073420784" text:id="ct1073420784">
          <text:insertion>
            <office:change-info>
              <dc:creator>Dick Groskamp</dc:creator>
              <dc:date>2022-02-23T18:27:00</dc:date>
            </office:change-info>
          </text:insertion>
        </text:changed-region>
        <text:changed-region xml:id="ct1073421096" text:id="ct1073421096">
          <text:deletion>
            <office:change-info>
              <dc:creator>Dick Groskamp</dc:creator>
              <dc:date>2022-02-23T18:27:00</dc:date>
            </office:change-info>
            <text:p text:style-name="OOoTableText"><text:span text:style-name="OOoMenuPath">...</text:span></text:p>
          </text:deletion>
        </text:changed-region>
        <text:changed-region xml:id="ct1073421408" text:id="ct1073421408">
          <text:insertion>
            <office:change-info>
              <dc:creator>Dick Groskamp</dc:creator>
              <dc:date>2022-02-23T18:28:00</dc:date>
            </office:change-info>
          </text:insertion>
        </text:changed-region>
        <text:changed-region xml:id="ct1073421928" text:id="ct1073421928">
          <text:deletion>
            <office:change-info>
              <dc:creator>Dick Groskamp</dc:creator>
              <dc:date>2022-02-23T18:28:00</dc:date>
            </office:change-info>
            <text:p text:style-name="OOoTableText">...</text:p>
          </text:deletion>
        </text:changed-region>
        <text:changed-region xml:id="ct1073422344" text:id="ct1073422344">
          <text:insertion>
            <office:change-info>
              <dc:creator>Dick Groskamp</dc:creator>
              <dc:date>2022-02-23T18:28:00</dc:date>
            </office:change-info>
          </text:insertion>
        </text:changed-region>
        <text:changed-region xml:id="ct1073421200" text:id="ct1073421200">
          <text:deletion>
            <office:change-info>
              <dc:creator>Dick Groskamp</dc:creator>
              <dc:date>2022-02-23T18:28:00</dc:date>
            </office:change-info>
            <text:p text:style-name="OOoTableText"><text:span text:style-name="OOoMenuPath">...</text:span></text:p>
          </text:deletion>
        </text:changed-region>
        <text:changed-region xml:id="ct1073420368" text:id="ct1073420368">
          <text:insertion>
            <office:change-info>
              <dc:creator>Dick Groskamp</dc:creator>
              <dc:date>2022-02-23T18:28:00</dc:date>
            </office:change-info>
          </text:insertion>
        </text:changed-region>
        <text:changed-region xml:id="ct1073422552" text:id="ct1073422552">
          <text:deletion>
            <office:change-info>
              <dc:creator>Dick Groskamp</dc:creator>
              <dc:date>2022-02-23T18:28:00</dc:date>
            </office:change-info>
            <text:p text:style-name="OOoTableText">...</text:p>
          </text:deletion>
        </text:changed-region>
        <text:changed-region xml:id="ct1073420472" text:id="ct1073420472">
          <text:insertion>
            <office:change-info>
              <dc:creator>Dick Groskamp</dc:creator>
              <dc:date>2022-02-23T18:28:00</dc:date>
            </office:change-info>
          </text:insertion>
        </text:changed-region>
        <text:changed-region xml:id="ct1073420264" text:id="ct1073420264">
          <text:deletion>
            <office:change-info>
              <dc:creator>Dick Groskamp</dc:creator>
              <dc:date>2022-02-23T18:28:00</dc:date>
            </office:change-info>
            <text:p text:style-name="OOoTableText"><text:span text:style-name="OOoMenuPath">...</text:span></text:p>
          </text:deletion>
        </text:changed-region>
        <text:changed-region xml:id="ct1073422032" text:id="ct1073422032">
          <text:insertion>
            <office:change-info>
              <dc:creator>Dick Groskamp</dc:creator>
              <dc:date>2022-02-23T18:29:00</dc:date>
            </office:change-info>
          </text:insertion>
        </text:changed-region>
        <text:changed-region xml:id="ct1073419328" text:id="ct1073419328">
          <text:deletion>
            <office:change-info>
              <dc:creator>Dick Groskamp</dc:creator>
              <dc:date>2022-02-23T18:29:00</dc:date>
            </office:change-info>
            <text:p text:style-name="OOoTableText">...</text:p>
          </text:deletion>
        </text:changed-region>
        <text:changed-region xml:id="ct1073421824" text:id="ct1073421824">
          <text:insertion>
            <office:change-info>
              <dc:creator>Dick Groskamp</dc:creator>
              <dc:date>2022-02-23T18:29:00</dc:date>
            </office:change-info>
          </text:insertion>
        </text:changed-region>
        <text:changed-region xml:id="ct1073420576" text:id="ct1073420576">
          <text:deletion>
            <office:change-info>
              <dc:creator>Dick Groskamp</dc:creator>
              <dc:date>2022-02-23T18:29:00</dc:date>
            </office:change-info>
            <text:p text:style-name="OOoTableText"><text:span text:style-name="OOoMenuPath">...</text:span></text:p>
          </text:deletion>
        </text:changed-region>
        <text:changed-region xml:id="ct1073419432" text:id="ct1073419432">
          <text:insertion>
            <office:change-info>
              <dc:creator>Dick Groskamp</dc:creator>
              <dc:date>2022-02-23T18:29:00</dc:date>
            </office:change-info>
          </text:insertion>
        </text:changed-region>
        <text:changed-region xml:id="ct1073421304" text:id="ct1073421304">
          <text:deletion>
            <office:change-info>
              <dc:creator>Dick Groskamp</dc:creator>
              <dc:date>2022-02-23T18:29:00</dc:date>
            </office:change-info>
            <text:p text:style-name="OOoTableText">...</text:p>
          </text:deletion>
        </text:changed-region>
        <text:changed-region xml:id="ct1073421720" text:id="ct1073421720">
          <text:insertion>
            <office:change-info>
              <dc:creator>Dick Groskamp</dc:creator>
              <dc:date>2022-02-23T18:29:00</dc:date>
            </office:change-info>
          </text:insertion>
        </text:changed-region>
        <text:changed-region xml:id="ct1073420888" text:id="ct1073420888">
          <text:deletion>
            <office:change-info>
              <dc:creator>Dick Groskamp</dc:creator>
              <dc:date>2022-02-23T18:29:00</dc:date>
            </office:change-info>
            <text:p text:style-name="OOoTableText"><text:span text:style-name="OOoMenuPath">...</text:span></text:p>
          </text:deletion>
        </text:changed-region>
        <text:changed-region xml:id="ct1073421512" text:id="ct1073421512">
          <text:insertion>
            <office:change-info>
              <dc:creator>Dick Groskamp</dc:creator>
              <dc:date>2022-02-23T18:29:00</dc:date>
            </office:change-info>
          </text:insertion>
        </text:changed-region>
        <text:changed-region xml:id="ct1073421616" text:id="ct1073421616">
          <text:deletion>
            <office:change-info>
              <dc:creator>Dick Groskamp</dc:creator>
              <dc:date>2022-02-23T18:29:00</dc:date>
            </office:change-info>
            <text:p text:style-name="OOoTableText">...</text:p>
          </text:deletion>
        </text:changed-region>
        <text:changed-region xml:id="ct1073419744" text:id="ct1073419744">
          <text:insertion>
            <office:change-info>
              <dc:creator>Dick Groskamp</dc:creator>
              <dc:date>2022-02-23T18:29:00</dc:date>
            </office:change-info>
          </text:insertion>
        </text:changed-region>
        <text:changed-region xml:id="ct1073419640" text:id="ct1073419640">
          <text:deletion>
            <office:change-info>
              <dc:creator>Dick Groskamp</dc:creator>
              <dc:date>2022-02-23T18:29:00</dc:date>
            </office:change-info>
            <text:p text:style-name="OOoTableText"><text:span text:style-name="OOoMenuPath">...</text:span></text:p>
          </text:deletion>
        </text:changed-region>
        <text:changed-region xml:id="ct1073419952" text:id="ct1073419952">
          <text:insertion>
            <office:change-info>
              <dc:creator>Dick Groskamp</dc:creator>
              <dc:date>2022-02-23T18:30:00</dc:date>
            </office:change-info>
          </text:insertion>
        </text:changed-region>
        <text:changed-region xml:id="ct1073419848" text:id="ct1073419848">
          <text:deletion>
            <office:change-info>
              <dc:creator>Dick Groskamp</dc:creator>
              <dc:date>2022-02-23T18:30:00</dc:date>
            </office:change-info>
            <text:p text:style-name="OOoTableText">...</text:p>
          </text:deletion>
        </text:changed-region>
        <text:changed-region xml:id="ct1073425880" text:id="ct1073425880">
          <text:insertion>
            <office:change-info>
              <dc:creator>Dick Groskamp</dc:creator>
              <dc:date>2022-02-23T18:30:00</dc:date>
            </office:change-info>
          </text:insertion>
        </text:changed-region>
        <text:changed-region xml:id="ct1073423904" text:id="ct1073423904">
          <text:deletion>
            <office:change-info>
              <dc:creator>Dick Groskamp</dc:creator>
              <dc:date>2022-02-23T18:30:00</dc:date>
            </office:change-info>
            <text:p text:style-name="OOoTableText"><text:span text:style-name="OOoMenuPath">...</text:span></text:p>
          </text:deletion>
        </text:changed-region>
        <text:changed-region xml:id="ct1073422864" text:id="ct1073422864">
          <text:insertion>
            <office:change-info>
              <dc:creator>Dick Groskamp</dc:creator>
              <dc:date>2022-02-23T18:33:00</dc:date>
            </office:change-info>
          </text:insertion>
        </text:changed-region>
        <text:changed-region xml:id="ct1073424008" text:id="ct1073424008">
          <text:deletion>
            <office:change-info>
              <dc:creator>Dick Groskamp</dc:creator>
              <dc:date>2022-02-23T18:33:00</dc:date>
            </office:change-info>
            <text:p text:style-name="OOoTableText">...</text:p>
          </text:deletion>
        </text:changed-region>
        <text:changed-region xml:id="ct1073422968" text:id="ct1073422968">
          <text:insertion>
            <office:change-info>
              <dc:creator>Dick Groskamp</dc:creator>
              <dc:date>2022-02-23T18:33:00</dc:date>
            </office:change-info>
          </text:insertion>
        </text:changed-region>
        <text:changed-region xml:id="ct1073423696" text:id="ct1073423696">
          <text:deletion>
            <office:change-info>
              <dc:creator>Dick Groskamp</dc:creator>
              <dc:date>2022-02-23T18:33:00</dc:date>
            </office:change-info>
            <text:p text:style-name="OOoTableText"><text:span text:style-name="OOoMenuPath">...</text:span></text:p>
          </text:deletion>
        </text:changed-region>
        <text:changed-region xml:id="ct1073423384" text:id="ct1073423384">
          <text:insertion>
            <office:change-info>
              <dc:creator>Dick Groskamp</dc:creator>
              <dc:date>2022-02-23T18:34:00</dc:date>
            </office:change-info>
          </text:insertion>
        </text:changed-region>
        <text:changed-region xml:id="ct1073423488" text:id="ct1073423488">
          <text:deletion>
            <office:change-info>
              <dc:creator>Dick Groskamp</dc:creator>
              <dc:date>2022-02-23T18:34:00</dc:date>
            </office:change-info>
            <text:p text:style-name="OOoTableText">...</text:p>
          </text:deletion>
        </text:changed-region>
        <text:changed-region xml:id="ct1073425464" text:id="ct1073425464">
          <text:insertion>
            <office:change-info>
              <dc:creator>Dick Groskamp</dc:creator>
              <dc:date>2022-02-23T18:34:00</dc:date>
            </office:change-info>
          </text:insertion>
        </text:changed-region>
        <text:changed-region xml:id="ct1073424112" text:id="ct1073424112">
          <text:deletion>
            <office:change-info>
              <dc:creator>Dick Groskamp</dc:creator>
              <dc:date>2022-02-23T18:34:00</dc:date>
            </office:change-info>
            <text:p text:style-name="OOoTableText"><text:span text:style-name="OOoMenuPath">...</text:span></text:p>
          </text:deletion>
        </text:changed-region>
        <text:changed-region xml:id="ct1073423072" text:id="ct1073423072">
          <text:insertion>
            <office:change-info>
              <dc:creator>Dick Groskamp</dc:creator>
              <dc:date>2022-02-23T18:34:00</dc:date>
            </office:change-info>
          </text:insertion>
        </text:changed-region>
        <text:changed-region xml:id="ct1073424216" text:id="ct1073424216">
          <text:deletion>
            <office:change-info>
              <dc:creator>Dick Groskamp</dc:creator>
              <dc:date>2022-02-23T18:34:00</dc:date>
            </office:change-info>
            <text:p text:style-name="OOoTableText">...</text:p>
          </text:deletion>
        </text:changed-region>
        <text:changed-region xml:id="ct1073423592" text:id="ct1073423592">
          <text:insertion>
            <office:change-info>
              <dc:creator>Dick Groskamp</dc:creator>
              <dc:date>2022-02-23T18:34:00</dc:date>
            </office:change-info>
          </text:insertion>
        </text:changed-region>
        <text:changed-region xml:id="ct1073424320" text:id="ct1073424320">
          <text:deletion>
            <office:change-info>
              <dc:creator>Dick Groskamp</dc:creator>
              <dc:date>2022-02-23T18:34:00</dc:date>
            </office:change-info>
            <text:p text:style-name="OOoTableText"><text:span text:style-name="OOoMenuPath">...</text:span></text:p>
          </text:deletion>
        </text:changed-region>
        <text:changed-region xml:id="ct1073424424" text:id="ct1073424424">
          <text:insertion>
            <office:change-info>
              <dc:creator>Dick Groskamp</dc:creator>
              <dc:date>2022-02-23T18:34:00</dc:date>
            </office:change-info>
          </text:insertion>
        </text:changed-region>
        <text:changed-region xml:id="ct1073423800" text:id="ct1073423800">
          <text:deletion>
            <office:change-info>
              <dc:creator>Dick Groskamp</dc:creator>
              <dc:date>2022-02-23T18:34:00</dc:date>
            </office:change-info>
            <text:p text:style-name="OOoTableText">...</text:p>
          </text:deletion>
        </text:changed-region>
        <text:changed-region xml:id="ct1073422656" text:id="ct1073422656">
          <text:insertion>
            <office:change-info>
              <dc:creator>Dick Groskamp</dc:creator>
              <dc:date>2022-02-23T18:34:00</dc:date>
            </office:change-info>
          </text:insertion>
        </text:changed-region>
        <text:changed-region xml:id="ct1073424528" text:id="ct1073424528">
          <text:deletion>
            <office:change-info>
              <dc:creator>Dick Groskamp</dc:creator>
              <dc:date>2022-02-23T18:34:00</dc:date>
            </office:change-info>
            <text:p text:style-name="OOoTableText"><text:span text:style-name="OOoMenuPath">...</text:span></text:p>
          </text:deletion>
        </text:changed-region>
        <text:changed-region xml:id="ct1073423176" text:id="ct1073423176">
          <text:insertion>
            <office:change-info>
              <dc:creator>Dick Groskamp</dc:creator>
              <dc:date>2022-02-23T18:35:00</dc:date>
            </office:change-info>
          </text:insertion>
        </text:changed-region>
        <text:changed-region xml:id="ct1073424632" text:id="ct1073424632">
          <text:deletion>
            <office:change-info>
              <dc:creator>Dick Groskamp</dc:creator>
              <dc:date>2022-02-23T18:35:00</dc:date>
            </office:change-info>
            <text:p text:style-name="OOoTableText">...</text:p>
          </text:deletion>
        </text:changed-region>
        <text:changed-region xml:id="ct1073425256" text:id="ct1073425256">
          <text:insertion>
            <office:change-info>
              <dc:creator>Dick Groskamp</dc:creator>
              <dc:date>2022-02-23T18:35:00</dc:date>
            </office:change-info>
          </text:insertion>
        </text:changed-region>
        <text:changed-region xml:id="ct1073422760" text:id="ct1073422760">
          <text:deletion>
            <office:change-info>
              <dc:creator>Dick Groskamp</dc:creator>
              <dc:date>2022-02-23T18:35:00</dc:date>
            </office:change-info>
            <text:p text:style-name="OOoTableText"><text:span text:style-name="OOoMenuPath">...</text:span></text:p>
          </text:deletion>
        </text:changed-region>
        <text:changed-region xml:id="ct1073425568" text:id="ct1073425568">
          <text:insertion>
            <office:change-info>
              <dc:creator>Dick Groskamp</dc:creator>
              <dc:date>2022-02-23T18:36:00</dc:date>
            </office:change-info>
          </text:insertion>
        </text:changed-region>
        <text:changed-region xml:id="ct1073424840" text:id="ct1073424840">
          <text:deletion>
            <office:change-info>
              <dc:creator>Dick Groskamp</dc:creator>
              <dc:date>2022-02-23T18:36:00</dc:date>
            </office:change-info>
            <text:p text:style-name="OOoTableText">...</text:p>
          </text:deletion>
        </text:changed-region>
        <text:changed-region xml:id="ct1073424736" text:id="ct1073424736">
          <text:insertion>
            <office:change-info>
              <dc:creator>Dick Groskamp</dc:creator>
              <dc:date>2022-02-23T18:36:00</dc:date>
            </office:change-info>
          </text:insertion>
        </text:changed-region>
        <text:changed-region xml:id="ct1073423280" text:id="ct1073423280">
          <text:deletion>
            <office:change-info>
              <dc:creator>Dick Groskamp</dc:creator>
              <dc:date>2022-02-23T18:36:00</dc:date>
            </office:change-info>
            <text:p text:style-name="OOoTableText"><text:span text:style-name="OOoMenuPath">...</text:span></text:p>
          </text:deletion>
        </text:changed-region>
        <text:changed-region xml:id="ct1073425672" text:id="ct1073425672">
          <text:insertion>
            <office:change-info>
              <dc:creator>Dick Groskamp</dc:creator>
              <dc:date>2022-02-23T18:36:00</dc:date>
            </office:change-info>
          </text:insertion>
        </text:changed-region>
        <text:changed-region xml:id="ct1073424944" text:id="ct1073424944">
          <text:deletion>
            <office:change-info>
              <dc:creator>Dick Groskamp</dc:creator>
              <dc:date>2022-02-23T18:36:00</dc:date>
            </office:change-info>
            <text:p text:style-name="OOoTableText">...</text:p>
          </text:deletion>
        </text:changed-region>
        <text:changed-region xml:id="ct1073425776" text:id="ct1073425776">
          <text:insertion>
            <office:change-info>
              <dc:creator>Dick Groskamp</dc:creator>
              <dc:date>2022-02-23T18:36:00</dc:date>
            </office:change-info>
          </text:insertion>
        </text:changed-region>
        <text:changed-region xml:id="ct1073425048" text:id="ct1073425048">
          <text:deletion>
            <office:change-info>
              <dc:creator>Dick Groskamp</dc:creator>
              <dc:date>2022-02-23T18:36:00</dc:date>
            </office:change-info>
            <text:p text:style-name="OOoTableText"><text:span text:style-name="OOoMenuPath">...</text:span></text:p>
          </text:deletion>
        </text:changed-region>
        <text:changed-region xml:id="ct1073425152" text:id="ct1073425152">
          <text:insertion>
            <office:change-info>
              <dc:creator>Dick Groskamp</dc:creator>
              <dc:date>2022-02-23T18:37:00</dc:date>
            </office:change-info>
          </text:insertion>
        </text:changed-region>
        <text:changed-region xml:id="ct1073417664" text:id="ct1073417664">
          <text:deletion>
            <office:change-info>
              <dc:creator>Dick Groskamp</dc:creator>
              <dc:date>2022-02-23T18:37:00</dc:date>
            </office:change-info>
            <text:p text:style-name="OOoTableText">...</text:p>
          </text:deletion>
        </text:changed-region>
        <text:changed-region xml:id="ct1073427232" text:id="ct1073427232">
          <text:insertion>
            <office:change-info>
              <dc:creator>Dick Groskamp</dc:creator>
              <dc:date>2022-02-23T18:37:00</dc:date>
            </office:change-info>
          </text:insertion>
        </text:changed-region>
        <text:changed-region xml:id="ct1073428896" text:id="ct1073428896">
          <text:deletion>
            <office:change-info>
              <dc:creator>Dick Groskamp</dc:creator>
              <dc:date>2022-02-23T18:37:00</dc:date>
            </office:change-info>
            <text:p text:style-name="OOoTableText"><text:span text:style-name="OOoMenuPath">...</text:span></text:p>
          </text:deletion>
        </text:changed-region>
        <text:changed-region xml:id="ct1073427648" text:id="ct1073427648">
          <text:insertion>
            <office:change-info>
              <dc:creator>Dick Groskamp</dc:creator>
              <dc:date>2022-02-23T18:38:00</dc:date>
            </office:change-info>
          </text:insertion>
        </text:changed-region>
        <text:changed-region xml:id="ct1073429208" text:id="ct1073429208">
          <text:deletion>
            <office:change-info>
              <dc:creator>Dick Groskamp</dc:creator>
              <dc:date>2022-02-23T18:38:00</dc:date>
            </office:change-info>
            <text:p text:style-name="OOoTableText">.. .</text:p>
          </text:deletion>
        </text:changed-region>
        <text:changed-region xml:id="ct1073427440" text:id="ct1073427440">
          <text:insertion>
            <office:change-info>
              <dc:creator>Dick Groskamp</dc:creator>
              <dc:date>2022-02-23T18:37:00</dc:date>
            </office:change-info>
          </text:insertion>
        </text:changed-region>
        <text:changed-region xml:id="ct1073427336" text:id="ct1073427336">
          <text:insertion>
            <office:change-info>
              <dc:creator>Dick Groskamp</dc:creator>
              <dc:date>2022-02-23T18:38:00</dc:date>
            </office:change-info>
          </text:insertion>
        </text:changed-region>
        <text:changed-region xml:id="ct1073426920" text:id="ct1073426920">
          <text:deletion>
            <office:change-info>
              <dc:creator>Dick Groskamp</dc:creator>
              <dc:date>2022-02-23T18:38:00</dc:date>
            </office:change-info>
            <text:p text:style-name="OOoTableText"><text:span text:style-name="OOoMenuPath">...</text:span></text:p>
          </text:deletion>
        </text:changed-region>
        <text:changed-region xml:id="ct1073426712" text:id="ct1073426712">
          <text:deletion>
            <office:change-info>
              <dc:creator>Dick Groskamp</dc:creator>
              <dc:date>2022-02-23T18:39:00</dc:date>
            </office:change-info>
            <text:p text:style-name="P4"><text:span text:style-name="OOoStrongEmphasis"/></text:p>
            <text:p text:style-name="P5"><text:span text:style-name="OOoStrongEmphasis"/></text:p>
          </text:deletion>
        </text:changed-region>
        <text:changed-region xml:id="ct1073427128" text:id="ct1073427128">
          <text:deletion>
            <office:change-info>
              <dc:creator>Dick Groskamp</dc:creator>
              <dc:date>2022-02-23T18:41:00</dc:date>
            </office:change-info>
            <text:p text:style-name="OOoTableText"><text:s/></text:p>
          </text:deletion>
        </text:changed-region>
        <text:changed-region xml:id="ct1073428376" text:id="ct1073428376">
          <text:insertion>
            <office:change-info>
              <dc:creator>Dick Groskamp</dc:creator>
              <dc:date>2022-02-23T18:45:00</dc:date>
            </office:change-info>
          </text:insertion>
        </text:changed-region>
        <text:changed-region xml:id="ct1073427544" text:id="ct1073427544">
          <text:deletion>
            <office:change-info>
              <dc:creator>Dick Groskamp</dc:creator>
              <dc:date>2022-02-23T18:45:00</dc:date>
            </office:change-info>
            <text:p text:style-name="OOoTableText">...</text:p>
          </text:deletion>
        </text:changed-region>
        <text:changed-region xml:id="ct1073429000" text:id="ct1073429000">
          <text:insertion>
            <office:change-info>
              <dc:creator>Dick Groskamp</dc:creator>
              <dc:date>2022-02-23T18:45:00</dc:date>
            </office:change-info>
          </text:insertion>
        </text:changed-region>
        <text:changed-region xml:id="ct1073428480" text:id="ct1073428480">
          <text:deletion>
            <office:change-info>
              <dc:creator>Dick Groskamp</dc:creator>
              <dc:date>2022-02-23T18:45:00</dc:date>
            </office:change-info>
            <text:p text:style-name="OOoTableText"><text:span text:style-name="OOoMenuPath">...</text:span></text:p>
          </text:deletion>
        </text:changed-region>
        <text:changed-region xml:id="ct1073427024" text:id="ct1073427024">
          <text:insertion>
            <office:change-info>
              <dc:creator>Dick Groskamp</dc:creator>
              <dc:date>2022-02-23T18:45:00</dc:date>
            </office:change-info>
          </text:insertion>
        </text:changed-region>
        <text:changed-region xml:id="ct1073425360" text:id="ct1073425360">
          <text:deletion>
            <office:change-info>
              <dc:creator>Dick Groskamp</dc:creator>
              <dc:date>2022-02-23T18:45:00</dc:date>
            </office:change-info>
            <text:p text:style-name="OOoTableText">...</text:p>
          </text:deletion>
        </text:changed-region>
        <text:changed-region xml:id="ct1073428584" text:id="ct1073428584">
          <text:insertion>
            <office:change-info>
              <dc:creator>Dick Groskamp</dc:creator>
              <dc:date>2022-02-23T18:45:00</dc:date>
            </office:change-info>
          </text:insertion>
        </text:changed-region>
        <text:changed-region xml:id="ct1073427752" text:id="ct1073427752">
          <text:deletion>
            <office:change-info>
              <dc:creator>Dick Groskamp</dc:creator>
              <dc:date>2022-02-23T18:45:00</dc:date>
            </office:change-info>
            <text:p text:style-name="OOoTableText"><text:span text:style-name="OOoMenuPath">...</text:span></text:p>
          </text:deletion>
        </text:changed-region>
        <text:changed-region xml:id="ct711107656" text:id="ct711107656">
          <text:insertion>
            <office:change-info>
              <dc:creator>f c</dc:creator>
              <dc:date>2021-06-17T15:10:00</dc:date>
            </office:change-info>
          </text:insertion>
        </text:changed-region>
        <text:changed-region xml:id="ct1073427856" text:id="ct1073427856">
          <text:insertion>
            <office:change-info>
              <dc:creator>Dick Groskamp</dc:creator>
              <dc:date>2022-02-23T18:49:00</dc:date>
            </office:change-info>
          </text:insertion>
        </text:changed-region>
        <text:changed-region xml:id="ct711110672" text:id="ct711110672">
          <text:insertion>
            <office:change-info>
              <dc:creator>f c</dc:creator>
              <dc:date>2021-06-17T15:28:00</dc:date>
            </office:change-info>
          </text:insertion>
        </text:changed-region>
        <text:changed-region xml:id="ct1073428688" text:id="ct1073428688">
          <text:insertion>
            <office:change-info>
              <dc:creator>Dick Groskamp</dc:creator>
              <dc:date>2022-02-23T18:50:00</dc:date>
            </office:change-info>
          </text:insertion>
        </text:changed-region>
        <text:changed-region xml:id="ct1073414128" text:id="ct1073414128">
          <text:deletion>
            <office:change-info>
              <dc:creator>Dick Groskamp</dc:creator>
              <dc:date>2022-02-23T18:53:00</dc:date>
            </office:change-info>
            <text:p text:style-name="OOoTableText"><text:s/></text:p>
          </text:deletion>
        </text:changed-region>
        <text:changed-region xml:id="ct711116288" text:id="ct711116288">
          <text:insertion>
            <office:change-info>
              <dc:creator>f c</dc:creator>
              <dc:date>2021-06-17T16:25:00</dc:date>
            </office:change-info>
          </text:insertion>
        </text:changed-region>
        <text:changed-region xml:id="ct711118264" text:id="ct711118264">
          <text:deletion>
            <office:change-info>
              <dc:creator>f c</dc:creator>
              <dc:date>2021-06-17T16:25:00</dc:date>
            </office:change-info>
            <text:p text:style-name="OOoTableText">is</text:p>
          </text:deletion>
        </text:changed-region>
        <text:changed-region xml:id="ct711119096" text:id="ct711119096">
          <text:insertion>
            <office:change-info>
              <dc:creator>f c</dc:creator>
              <dc:date>2021-06-17T16:25:00</dc:date>
            </office:change-info>
          </text:insertion>
        </text:changed-region>
        <text:changed-region xml:id="ct1073428272" text:id="ct1073428272">
          <text:insertion>
            <office:change-info>
              <dc:creator>Dick Groskamp</dc:creator>
              <dc:date>2022-02-23T18:55:00</dc:date>
            </office:change-info>
          </text:insertion>
        </text:changed-region>
        <text:changed-region xml:id="ct1073425984" text:id="ct1073425984">
          <text:deletion>
            <office:change-info>
              <dc:creator>Dick Groskamp</dc:creator>
              <dc:date>2022-02-23T18:55:00</dc:date>
            </office:change-info>
            <text:p text:style-name="OOoTableText">...</text:p>
          </text:deletion>
        </text:changed-region>
        <text:changed-region xml:id="ct1073428168" text:id="ct1073428168">
          <text:insertion>
            <office:change-info>
              <dc:creator>Dick Groskamp</dc:creator>
              <dc:date>2022-02-23T18:54:00</dc:date>
            </office:change-info>
          </text:insertion>
        </text:changed-region>
        <text:changed-region xml:id="ct1073426816" text:id="ct1073426816">
          <text:deletion>
            <office:change-info>
              <dc:creator>Dick Groskamp</dc:creator>
              <dc:date>2022-02-23T18:54:00</dc:date>
            </office:change-info>
            <text:p text:style-name="OOoTableText"><text:span text:style-name="OOoMenuPath">...</text:span></text:p>
          </text:deletion>
        </text:changed-region>
        <text:changed-region xml:id="ct1073429104" text:id="ct1073429104">
          <text:insertion>
            <office:change-info>
              <dc:creator>Dick Groskamp</dc:creator>
              <dc:date>2022-02-23T18:55:00</dc:date>
            </office:change-info>
          </text:insertion>
        </text:changed-region>
        <text:changed-region xml:id="ct1073428792" text:id="ct1073428792">
          <text:deletion>
            <office:change-info>
              <dc:creator>Dick Groskamp</dc:creator>
              <dc:date>2022-02-23T18:55:00</dc:date>
            </office:change-info>
            <text:p text:style-name="OOoTableText">A</text:p>
          </text:deletion>
        </text:changed-region>
        <text:changed-region xml:id="ct1073426296" text:id="ct1073426296">
          <text:insertion>
            <office:change-info>
              <dc:creator>Dick Groskamp</dc:creator>
              <dc:date>2022-02-23T18:56:00</dc:date>
            </office:change-info>
          </text:insertion>
        </text:changed-region>
        <text:changed-region xml:id="ct1073426192" text:id="ct1073426192">
          <text:deletion>
            <office:change-info>
              <dc:creator>Dick Groskamp</dc:creator>
              <dc:date>2022-02-23T18:56:00</dc:date>
            </office:change-info>
            <text:p text:style-name="OOoTableText">...</text:p>
          </text:deletion>
        </text:changed-region>
        <text:changed-region xml:id="ct1073426608" text:id="ct1073426608">
          <text:insertion>
            <office:change-info>
              <dc:creator>Dick Groskamp</dc:creator>
              <dc:date>2022-02-23T18:57:00</dc:date>
            </office:change-info>
          </text:insertion>
        </text:changed-region>
        <text:changed-region xml:id="ct1073426400" text:id="ct1073426400">
          <text:deletion>
            <office:change-info>
              <dc:creator>Dick Groskamp</dc:creator>
              <dc:date>2022-02-23T18:57:00</dc:date>
            </office:change-info>
            <text:p text:style-name="OOoTableText"><text:span text:style-name="OOoMenuPath">...</text:span></text:p>
          </text:deletion>
        </text:changed-region>
        <text:changed-region xml:id="ct1073426504" text:id="ct1073426504">
          <text:insertion>
            <office:change-info>
              <dc:creator>Dick Groskamp</dc:creator>
              <dc:date>2022-02-23T18:59:00</dc:date>
            </office:change-info>
          </text:insertion>
        </text:changed-region>
        <text:changed-region xml:id="ct1073426088" text:id="ct1073426088">
          <text:deletion>
            <office:change-info>
              <dc:creator>Dick Groskamp</dc:creator>
              <dc:date>2022-02-23T18:59:00</dc:date>
            </office:change-info>
            <text:p text:style-name="OOoTableText"><text:s/></text:p>
          </text:deletion>
        </text:changed-region>
        <text:changed-region xml:id="ct1073429312" text:id="ct1073429312">
          <text:insertion>
            <office:change-info>
              <dc:creator>Dick Groskamp</dc:creator>
              <dc:date>2022-02-23T19:02:00</dc:date>
            </office:change-info>
          </text:insertion>
        </text:changed-region>
        <text:changed-region xml:id="ct1073429728" text:id="ct1073429728">
          <text:deletion>
            <office:change-info>
              <dc:creator>Dick Groskamp</dc:creator>
              <dc:date>2022-02-23T19:02:00</dc:date>
            </office:change-info>
            <text:p text:style-name="OOoTableText">...; </text:p>
          </text:deletion>
        </text:changed-region>
        <text:changed-region xml:id="ct1073430456" text:id="ct1073430456">
          <text:insertion>
            <office:change-info>
              <dc:creator>Dick Groskamp</dc:creator>
              <dc:date>2022-02-23T19:02:00</dc:date>
            </office:change-info>
          </text:insertion>
        </text:changed-region>
        <text:changed-region xml:id="ct1073429624" text:id="ct1073429624">
          <text:insertion>
            <office:change-info>
              <dc:creator>Dick Groskamp</dc:creator>
              <dc:date>2022-02-23T19:01:00</dc:date>
            </office:change-info>
          </text:insertion>
        </text:changed-region>
        <text:changed-region xml:id="ct1073430248" text:id="ct1073430248">
          <text:deletion>
            <office:change-info>
              <dc:creator>Dick Groskamp</dc:creator>
              <dc:date>2022-02-23T19:01:00</dc:date>
            </office:change-info>
            <text:p text:style-name="OOoTableText"><text:span text:style-name="OOoMenuPath">...</text:span></text:p>
          </text:deletion>
        </text:changed-region>
        <text:changed-region xml:id="ct1073430768" text:id="ct1073430768">
          <text:deletion>
            <office:change-info>
              <dc:creator>Dick Groskamp</dc:creator>
              <dc:date>2022-02-23T19:13:00</dc:date>
            </office:change-info>
            <text:p text:style-name="OOoTableText"><text:s/></text:p>
          </text:deletion>
        </text:changed-region>
        <text:changed-region xml:id="ct711142392" text:id="ct711142392">
          <text:insertion>
            <office:change-info>
              <dc:creator>f c</dc:creator>
              <dc:date>2021-06-18T11:34:00</dc:date>
            </office:change-info>
          </text:insertion>
        </text:changed-region>
        <text:changed-region xml:id="ct1073429936" text:id="ct1073429936">
          <text:deletion>
            <office:change-info>
              <dc:creator>Dick Groskamp</dc:creator>
              <dc:date>2022-02-23T19:10:00</dc:date>
            </office:change-info>
            <text:p text:style-name="OOoTableText">...</text:p>
          </text:deletion>
        </text:changed-region>
        <text:changed-region xml:id="ct1073432432" text:id="ct1073432432">
          <text:insertion>
            <office:change-info>
              <dc:creator>Dick Groskamp</dc:creator>
              <dc:date>2022-02-23T19:10:00</dc:date>
            </office:change-info>
          </text:insertion>
        </text:changed-region>
        <text:changed-region xml:id="ct1073429416" text:id="ct1073429416">
          <text:deletion>
            <office:change-info>
              <dc:creator>Dick Groskamp</dc:creator>
              <dc:date>2022-02-23T19:11:00</dc:date>
            </office:change-info>
            <text:p text:style-name="P2">...</text:p>
          </text:deletion>
        </text:changed-region>
        <text:changed-region xml:id="ct1073431808" text:id="ct1073431808">
          <text:insertion>
            <office:change-info>
              <dc:creator>Dick Groskamp</dc:creator>
              <dc:date>2022-02-23T19: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xml:id="id862318944" text:style-name="P32"><draw:frame draw:style-name="fr1" draw:name="graphics3" text:anchor-type="paragraph" svg:x="0cm" svg:y="0.09cm" svg:width="8.71cm" svg:height="2.678cm" draw:z-index="0"><draw:image xlink:href="../../../../../../../Pictures/Mijn%20afbeeldingen/AOO_40/AOO_4+%20nieuw/aoo4_1-main-tm-logo-rgb.png" xlink:type="simple" xlink:show="embed" xlink:actuate="onLoad" draw:filter-name="&lt;Alle indelingen&gt;"/>
    </draw:frame></text:p>
      <text:p text:style-name="OOoGuideName"><text:change-start text:change-id="ct1071588504"/></text:p>
      <text:p text:style-name="OOoGuideName"><text:change-end text:change-id="ct1071588504"/>Calc Guide<text:hidden-paragraph text:condition="ooow:MD!=0"/><text:change-start text:change-id="ct1071589336"/><office:annotation>
     <dc:creator>f c</dc:creator>
     <dc:date>2021-06-14T11:04:20.80</dc:date>
     <text:p text:style-name="P36"><text:span text:style-name="T29">Update graphic.</text:span></text:p>
    </office:annotation><text:change-end text:change-id="ct1071589336"/><text:change-start text:change-id="ct1073399776"/><office:annotation>
     <dc:creator>Dick Groskamp</dc:creator>
     <dc:date>2022-02-23T17:06:47.73</dc:date>
     <text:p text:style-name="P37"><text:span text:style-name="T30">Beantwoorden aan f c (14-06-2021, 11:04): "..."</text:span></text:p>
     <text:p><text:span text:style-name="T31">Done</text:span></text:p>
    </office:annotation><text:change-end text:change-id="ct1073399776"/></text:p>
      <text:h text:style-name="OOoHeading_20_0" text:outline-level="1"><text:bookmark-start text:name="__RefHeading__59566_1689385743"/>Appendix <text:span text:style-name="OOoChapterNumber">B</text:span><text:line-break/> <text:s/>Description of Functions<text:bookmark-end text:name="__RefHeading__59566_1689385743"/></text:h>
      <text:p text:style-name="OOoPageBreak"/>
      <text:section text:style-name="Sect1" text:name="Section1" text:condition="ooow:MD !=0" text:display="condition">
        <text:h text:style-name="OOoHeading_20_1" text:outline-level="2"><text:bookmark-start text:name="__RefHeading__6916_1924864864"/>Copyright<text:bookmark-end text:name="__RefHeading__6916_1924864864"/></text:h>
        <text:p text:style-name="OOoTextBody">This document is Copyright <text:span text:style-name="T17">©</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change-start text:change-id="ct1073403000"/><text:a xlink:type="simple" xlink:href="http://www.gnu.org/licenses/gpl.html" text:style-name="Internet_20_link" text:visited-style-name="Visited_20_Internet_20_Link">s</text:a><text:change-end text:change-id="ct1073403000"/><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change-start text:change-id="ct1073403104"/><text:a xlink:type="simple" xlink:href="http://creativecommons.org/licenses/by/3.0/" text:style-name="Internet_20_link" text:visited-style-name="Visited_20_Internet_20_Link">s</text:a><text:change-end text:change-id="ct1073403104"/><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8">Magnus Adielsson<text:tab/>Richard Barnes<text:line-break/>Peter Kupfer<text:tab/>Iain Roberts<text:line-break/>Jean Hollis Weber</text:p>
        <text:p text:style-name="OOoCopyrightPage">Feedback</text:p>
        <text:p text:style-name="OOoTextBody">Please direct any comments or suggestions about this document to:<text:span text:style-name="T1"> </text:span><text:change text:change-id="ct1073403416"/><text:change-start text:change-id="ct1073403624"/><text:a xlink:type="simple" xlink:href="mailto:doc@openoffice.apache.org" text:style-name="Internet_20_link" text:visited-style-name="Visited_20_Internet_20_Link">doc@openoffice.apache.org</text:a><text:change-end text:change-id="ct1073403624"/></text:p>
        <text:p text:style-name="OOoCopyrightPage">Acknowledgments</text:p>
        <text:p text:style-name="OOoTextBody">Much credit for this work is due to the unselfish efforts of Bill Wilson and Dr. Bob Smith.</text:p>
        <text:p text:style-name="OOoCopyrightPage">Publication date and software version</text:p>
        <text:p text:style-name="OOoTextBody">Published 26 J<text:change-start text:change-id="ct1073403832"/>une<text:change-end text:change-id="ct1073403832"/><text:change text:change-id="ct1073407264"/> 20<text:change-start text:change-id="ct1073408096"/>22<text:change-end text:change-id="ct1073408096"/><text:change text:change-id="ct1073406640"/>. Based on <text:change-start text:change-id="ct1073408720"/>Apache <text:change-end text:change-id="ct1073408720"/>OpenOffice<text:change-start text:change-id="ct1073406848"/> 4.1<text:change-end text:change-id="ct1073406848"/><text:change text:change-id="ct1073409136"/>.<text:change-start text:change-id="ct1071588816"/><office:annotation>
      <dc:creator>f c</dc:creator>
      <dc:date>2021-06-14T11:04:40.82</dc:date>
      <text:p text:style-name="P36"><text:span text:style-name="T29">Update page down to here</text:span></text:p>
     </office:annotation><text:change-end text:change-id="ct1071588816"/></text:p>
        <text:h text:style-name="P25" text:outline-level="2"><text:bookmark-start text:name="__RefHeading__8969_637076582"/>Note for Mac users<text:bookmark-end text:name="__RefHeading__8969_637076582"/></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1">Windows/Linux</text:p>
              </table:table-cell>
              <table:table-cell table:style-name="Table15.A1" office:value-type="string">
                <text:p text:style-name="P21">Mac equivalent</text:p>
              </table:table-cell>
              <table:table-cell table:style-name="Table15.C1" office:value-type="string">
                <text:p text:style-name="P21">Effect</text:p>
              </table:table-cell>
            </table:table-row>
          </table:table-header-rows>
          <table:table-row table:style-name="Table15.2">
            <table:table-cell table:style-name="Table15.A2" office:value-type="string">
              <text:p text:style-name="OOoTableText"><text:span text:style-name="OOoMenuPath">Tools &gt; Options</text:span> menu selection</text:p>
            </table:table-cell>
            <table:table-cell table:style-name="Table15.A2" office:value-type="string">
              <text:p text:style-name="P9"><text:span text:style-name="OOoMenuPath"><text:span text:style-name="T23">OpenOffice</text:span></text:span><text:span text:style-name="OOoMenuPath"> &gt; Preferences</text:span></text:p>
            </table:table-cell>
            <table:table-cell table:style-name="Table15.C2" office:value-type="string">
              <text:p text:style-name="OOoTableText">Access setup options</text:p>
            </table:table-cell>
          </table:table-row>
          <table:table-row table:style-name="Table15.1">
            <table:table-cell table:style-name="Table15.A2" office:value-type="string">
              <text:p text:style-name="P11">Right-click</text:p>
            </table:table-cell>
            <table:table-cell table:style-name="Table15.A2" office:value-type="string">
              <text:p text:style-name="P11">Control+click</text:p>
            </table:table-cell>
            <table:table-cell table:style-name="Table15.C2" office:value-type="string">
              <text:p text:style-name="OOoTableText">Open context menu</text:p>
            </table:table-cell>
          </table:table-row>
          <table:table-row table:style-name="Table15.2">
            <table:table-cell table:style-name="Table15.A2" office:value-type="string">
              <text:p text:style-name="P11">Ctrl (Control)</text:p>
            </table:table-cell>
            <table:table-cell table:style-name="Table15.A2" office:value-type="string">
              <text:p text:style-name="OOoTableText"><text:span text:style-name="T21">z</text:span> <text:span text:style-name="T22">(Command)</text:span></text:p>
            </table:table-cell>
            <table:table-cell table:style-name="Table15.C2" office:value-type="string">
              <text:p text:style-name="OOoTableText">Used with other keys</text:p>
            </table:table-cell>
          </table:table-row>
          <table:table-row table:style-name="Table15.1">
            <table:table-cell table:style-name="Table15.A2" office:value-type="string">
              <text:p text:style-name="P11">F5</text:p>
            </table:table-cell>
            <table:table-cell table:style-name="Table15.A2" office:value-type="string">
              <text:p text:style-name="P11">Shift+<text:span text:style-name="T21">z</text:span>+F5</text:p>
            </table:table-cell>
            <table:table-cell table:style-name="Table15.C2" office:value-type="string">
              <text:p text:style-name="OOoTableText">Open the Navigator</text:p>
            </table:table-cell>
          </table:table-row>
          <table:table-row table:style-name="Table15.2">
            <table:table-cell table:style-name="Table15.A6" office:value-type="string">
              <text:p text:style-name="P11">F11</text:p>
            </table:table-cell>
            <table:table-cell table:style-name="Table15.A6" office:value-type="string">
              <text:p text:style-name="P12"><text:span text:style-name="T20">z</text:span>+<text:span text:style-name="T22">T</text:span></text:p>
            </table:table-cell>
            <table:table-cell table:style-name="Table15.C6" office:value-type="string">
              <text:p text:style-name="OOoTableText">Open Styles &amp; Formatting window</text:p>
            </table:table-cell>
          </table:table-row>
        </table:table>
        <text:p text:style-name="OOoTextBody"/>
        <text:p text:style-name="P28">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59566_1689385743" text:style-name="Internet_20_link" text:visited-style-name="Internet_20_link">Appendix B<text:line-break/> <text:s/>Description of Functions<text:tab/>1</text:a></text:p>
            <text:p text:style-name="P35"><text:a xlink:type="simple" xlink:href="#__RefHeading__6916_1924864864" text:style-name="Internet_20_link" text:visited-style-name="Internet_20_link">Copyright<text:tab/>2</text:a></text:p>
            <text:p text:style-name="P35"><text:a xlink:type="simple" xlink:href="#__RefHeading__8969_637076582" text:style-name="Internet_20_link" text:visited-style-name="Internet_20_link">Note for Mac users<text:tab/>2</text:a></text:p>
            <text:p text:style-name="P35"><text:a xlink:type="simple" xlink:href="#__RefHeading__6918_1924864864" text:style-name="Internet_20_link" text:visited-style-name="Internet_20_link">Functions available in Calc<text:tab/>4</text:a></text:p>
            <text:p text:style-name="P33"><text:a xlink:type="simple" xlink:href="#__RefHeading__6920_1924864864" text:style-name="Internet_20_link" text:visited-style-name="Internet_20_link">Terminology: numbers and arguments<text:tab/>4</text:a></text:p>
            <text:p text:style-name="P35"><text:a xlink:type="simple" xlink:href="#__RefHeading__6922_1924864864" text:style-name="Internet_20_link" text:visited-style-name="Internet_20_link">Mathematical functions<text:tab/>4</text:a></text:p>
            <text:p text:style-name="P35"><text:a xlink:type="simple" xlink:href="#__RefHeading__6924_1924864864" text:style-name="Internet_20_link" text:visited-style-name="Internet_20_link">Financial analysis functions<text:tab/>10</text:a></text:p>
            <text:p text:style-name="P33"><text:a xlink:type="simple" xlink:href="#__RefHeading__6926_1924864864" text:style-name="Internet_20_link" text:visited-style-name="Internet_20_link">A note about dates<text:tab/>10</text:a></text:p>
            <text:p text:style-name="P33"><text:a xlink:type="simple" xlink:href="#__RefHeading__6928_1924864864" text:style-name="Internet_20_link" text:visited-style-name="Internet_20_link">A note about interest rates<text:tab/>10</text:a></text:p>
            <text:p text:style-name="P35"><text:a xlink:type="simple" xlink:href="#__RefHeading__6930_1924864864" text:style-name="Internet_20_link" text:visited-style-name="Internet_20_link">Statistical analysis functions<text:tab/>22</text:a></text:p>
            <text:p text:style-name="P35"><text:a xlink:type="simple" xlink:href="#__RefHeading__6932_1924864864" text:style-name="Internet_20_link" text:visited-style-name="Internet_20_link">Date and time functions<text:tab/>31</text:a></text:p>
            <text:p text:style-name="P35"><text:a xlink:type="simple" xlink:href="#__RefHeading__6934_1924864864" text:style-name="Internet_20_link" text:visited-style-name="Internet_20_link">Logical functions<text:tab/>33</text:a></text:p>
            <text:p text:style-name="P35"><text:a xlink:type="simple" xlink:href="#__RefHeading__6936_1924864864" text:style-name="Internet_20_link" text:visited-style-name="Internet_20_link">Informational functions<text:tab/>34</text:a></text:p>
            <text:p text:style-name="P35"><text:a xlink:type="simple" xlink:href="#__RefHeading__6938_1924864864" text:style-name="Internet_20_link" text:visited-style-name="Internet_20_link">Database functions<text:tab/>36</text:a></text:p>
            <text:p text:style-name="P35"><text:a xlink:type="simple" xlink:href="#__RefHeading__6940_1924864864" text:style-name="Internet_20_link" text:visited-style-name="Internet_20_link">Array functions<text:tab/>38</text:a></text:p>
            <text:p text:style-name="P35"><text:a xlink:type="simple" xlink:href="#__RefHeading__6942_1924864864" text:style-name="Internet_20_link" text:visited-style-name="Internet_20_link">Spreadsheet functions<text:tab/>39</text:a></text:p>
            <text:p text:style-name="P35"><text:a xlink:type="simple" xlink:href="#__RefHeading__6944_1924864864" text:style-name="Internet_20_link" text:visited-style-name="Internet_20_link">Text functions<text:tab/>44</text:a></text:p>
            <text:p text:style-name="P35"><text:a xlink:type="simple" xlink:href="#__RefHeading__8971_637076582" text:style-name="Internet_20_link" text:visited-style-name="Internet_20_link">Converting Decimal, Binary, Octal, Hexadecimal<text:tab/>48</text:a></text:p>
            <text:p text:style-name="P35"><text:a xlink:type="simple" xlink:href="#__RefHeading__59568_1689385743" text:style-name="Internet_20_link" text:visited-style-name="Internet_20_link">Complex Number functions<text:tab/>49</text:a></text:p>
          </text:index-body>
        </text:table-of-content>
        <text:p text:style-name="OOoTextBody"/>
      </text:section>
      <text:h text:style-name="P27" text:outline-level="2"><text:bookmark-start text:name="__RefHeading__6918_1924864864"/>Functions available in Calc<text:bookmark-end text:name="__RefHeading__6918_1924864864"/></text:h>
      <text:p text:style-name="P5"><text:span text:style-name="T4">Calc provides all of the commonly used functions </text:span><text:span text:style-name="T8">found</text:span><text:span text:style-name="T4"> in modern spreadsheet applications. </text:span>Since many of Calc’s functions require very specific and carefully calculated inpu<text:span text:style-name="T4">t arguments, the descriptions in this appendix should not be considered complete references for each function. Refer to the application Help or the </text:span><text:span text:style-name="T10">OpenOffice</text:span><text:span text:style-name="T4"> wiki for details and examples of all functions. On the wiki, start with </text:span><text:change-start text:change-id="ct1073411008"/><text:a xlink:type="simple" xlink:href="https://wiki.openoffice.org/wiki/Documentation/How_Tos/Calc:_Functions_listed_by_category" text:style-name="Internet_20_link" text:visited-style-name="Visited_20_Internet_20_Link">https://wiki.openoffice.org/wiki/Documentation/How_Tos/Calc:_Functions_listed_by_category</text:a><text:change-end text:change-id="ct1073411008"/></text:p>
      <text:p text:style-name="OOoTextBody"><text:span text:style-name="T4">Over 300 standard functions </text:span>are<text:span text:style-name="T4"> available in Calc.</text:span><text:bookmark-start text:name="Analysis AddIn Warning"/><text:span text:style-name="T4"> </text:span><text:bookmark-end text:name="Analysis AddIn Warning"/><text:span text:style-name="T4">More can be added through extensions to Calc (see Chapter 14). The following tables list Calc’s functions organized into eleven categories.</text:span><text:change-start text:change-id="ct1073410592"/></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ext:span text:style-name="T4">Functions whose names end with </text:span><text:span text:style-name="OOoStrongEmphasis">_ADD</text:span><text:span text:style-name="T9"> are provided for compatibility with </text:span><text:span text:style-name="T4">Microsoft Excel functions.</text:span><text:span text:style-name="T6"> </text:span><text:span text:style-name="T4">They </text:span><text:span text:style-name="T9">return</text:span><text:span text:style-name="T4"> the same results as the corresponding functions in Excel (without the suffix), which though they may be correct, are not based on international standards.</text:span></text:p>
          </table:table-cell>
        </table:table-row>
      </table:table>
      <text:p text:style-name="Standard"><text:change-end text:change-id="ct1073410592"/></text:p>
      <text:h text:style-name="OOoHeading_20_2" text:outline-level="3"><text:bookmark-start text:name="__RefHeading__6920_1924864864"/><text:alphabetical-index-mark text:string-value="terminology" text:key1="functions"/>Terminology: numbers and <text:alphabetical-index-mark-start text:id="IMark87302620"/><text:alphabetical-index-mark-start text:id="IMark66431212" text:key1="functions"/>arguments<text:bookmark-end text:name="__RefHeading__6920_1924864864"/><text:alphabetical-index-mark-end text:id="IMark66431212"/><text:alphabetical-index-mark-end text:id="IMark87302620"/></text:h>
      <text:p text:style-name="OOoTextBody">Some of the descriptions in this appendix define limitations on the number of values or arguments that can be passed to the function. Specifically, functions that refer to the following arguments may lead to confusion.</text:p>
      <text:list xml:id="list39378293" text:continue-numbering="true" text:style-name="OOoBullets_20_1">
        <text:list-item>
          <text:p text:style-name="OOoList_20_1_20_Start"><text:span text:style-name="OOoMenuPath">Number_1; number_2;</text:span><text:change-start text:change-id="ct1073415272"/><text:span text:style-name="OOoMenuPath">…</text:span><text:change-end text:change-id="ct1073415272"/><text:change text:change-id="ct1073415168"/><text:span text:style-name="OOoMenuPath"> number_30</text:span></text:p>
        </text:list-item>
        <text:list-item>
          <text:p text:style-name="OOoList_20_1_20_Cont.">Number 1 to 30</text:p>
        </text:list-item>
        <text:list-item>
          <text:p text:style-name="OOoList_20_1_20_End">a list of up to 30 numbers</text:p>
        </text:list-item>
      </text:list>
      <text:p text:style-name="OOoTextBody">There is a significant difference between a <text:span text:style-name="OOoEmphasis">list of number</text:span>s (or integers) and the <text:span text:style-name="OOoEmphasis">number of arguments</text:span> a function will accept. For, example the <text:span text:style-name="OOoEmphasis">SUM</text:span> function will only accept a maximum of 30 arguments. This limit does NOT mean that you can only sum 30 numbers, but that you can only pass 30 <text:span text:style-name="T11">separate</text:span> arguments to the function.</text:p>
      <text:p text:style-name="OOoTextBody">Arguments are values separated by semi-colons, and can include ranges which refer to multiple values. Therefore one argument can refer to several values, and a function that limits input to 30 arguments may in fact accept more then 30 separate numerical values. For example, <text:span text:style-name="OOoKeystroke">SUM(A1:A20;B11:B30)</text:span> sums 40 values using two arguments<text:change-start text:change-id="ct1073415792"/>.<text:change-end text:change-id="ct1073415792"/></text:p>
      <text:p text:style-name="OOoTextBody"><text:span text:style-name="T4">This appendix attempts to clarify this situation by using the term </text:span><text:span text:style-name="OOoStrongEmphasis"><text:span text:style-name="T4">arguments</text:span></text:span><text:span text:style-name="T4">, rather than any of the other phrases.</text:span></text:p>
      <text:h text:style-name="OOoHeading_20_1" text:outline-level="2"><text:bookmark-start text:name="__RefHeading__6922_1924864864"/><text:alphabetical-index-mark text:string-value="mathematical functions"/><text:alphabetical-index-mark text:string-value="mathematical" text:key1="functions"/>Mathematical functions<text:bookmark-end text:name="__RefHeading__6922_1924864864"/></text:h>
      <text:p text:style-name="OOoTableCaption">Table <text:sequence text:ref-name="refTable0" text:name="Table" text:formula="ooow:Table+1" style:num-format="1">1</text:sequence>: Mathematical functions</text:p>
      <table:table table:name="Mathematicalfunctions" table:style-name="Mathematicalfunctions">
        <table:table-column table:style-name="Mathematicalfunctions.A"/>
        <table:table-column table:style-name="Mathematicalfunctions.B"/>
        <table:table-header-rows>
          <table:table-row table:style-name="Mathematicalfunctions.1">
            <table:table-cell table:style-name="Mathematicalfunctions.A1" office:value-type="string">
              <text:p text:style-name="OOoTableHeader">Syntax</text:p>
            </table:table-cell>
            <table:table-cell table:style-name="Mathematicalfunctions.B1" office:value-type="string">
              <text:p text:style-name="OOoTableHeader">Description</text:p>
            </table:table-cell>
          </table:table-row>
        </table:table-header-rows>
        <table:table-row table:style-name="Mathematicalfunctions.2">
          <table:table-cell table:style-name="Mathematicalfunctions.A2" office:value-type="string">
            <text:p text:style-name="OOoTableText">ABS(number)</text:p>
          </table:table-cell>
          <table:table-cell table:style-name="Mathematicalfunctions.B2" office:value-type="string">
            <text:p text:style-name="OOoTableText">Returns the absolute value of the given <text:span text:style-name="OOoMenuPath">number</text:span>.</text:p>
          </table:table-cell>
        </table:table-row>
        <table:table-row table:style-name="Mathematicalfunctions.1">
          <table:table-cell table:style-name="Mathematicalfunctions.A2" office:value-type="string">
            <text:p text:style-name="OOoTableText"><text:span text:style-name="T11">ACOS</text:span>(number)</text:p>
          </table:table-cell>
          <table:table-cell table:style-name="Mathematicalfunctions.B2" office:value-type="string">
            <text:p text:style-name="OOoTableText">Returns the inverse cosine of the given <text:span text:style-name="OOoMenuPath">number</text:span> in radians.</text:p>
          </table:table-cell>
        </table:table-row>
        <text:soft-page-break/>
        <table:table-row table:style-name="Mathematicalfunctions.2">
          <table:table-cell table:style-name="Mathematicalfunctions.A4" office:value-type="string">
            <text:p text:style-name="OOoTableText"><text:span text:style-name="T11">ACOSH</text:span>(number)</text:p>
          </table:table-cell>
          <table:table-cell table:style-name="Mathematicalfunctions.B4" office:value-type="string">
            <text:p text:style-name="OOoTableText">Returns the inverse hyperbolic cosine of the given <text:span text:style-name="OOoMenuPath">number</text:span> in radians.</text:p>
          </table:table-cell>
        </table:table-row>
        <table:table-row table:style-name="Mathematicalfunctions.1">
          <table:table-cell table:style-name="Mathematicalfunctions.A5" office:value-type="string">
            <text:p text:style-name="OOoTableText"><text:span text:style-name="T11">ACOT</text:span>(number)</text:p>
          </table:table-cell>
          <table:table-cell table:style-name="Mathematicalfunctions.B5" office:value-type="string">
            <text:p text:style-name="OOoTableText">Returns the inverse cotangent of the given <text:span text:style-name="OOoMenuPath">number</text:span> in radians.</text:p>
          </table:table-cell>
        </table:table-row>
        <table:table-row table:style-name="Mathematicalfunctions.2">
          <table:table-cell table:style-name="Mathematicalfunctions.A2" office:value-type="string">
            <text:p text:style-name="OOoTableText"><text:span text:style-name="T11">ACOTH</text:span>(number)</text:p>
          </table:table-cell>
          <table:table-cell table:style-name="Mathematicalfunctions.B2" office:value-type="string">
            <text:p text:style-name="OOoTableText">Returns the inverse hyperbolic cotangent of the given <text:span text:style-name="OOoMenuPath">number</text:span> in radians.</text:p>
          </table:table-cell>
        </table:table-row>
        <table:table-row table:style-name="Mathematicalfunctions.1">
          <table:table-cell table:style-name="Mathematicalfunctions.A2" office:value-type="string">
            <text:p text:style-name="OOoTableText"><text:span text:style-name="T11">ASIN</text:span><text:span text:style-name="T12">(</text:span>number)</text:p>
          </table:table-cell>
          <table:table-cell table:style-name="Mathematicalfunctions.B2" office:value-type="string">
            <text:p text:style-name="OOoTableText">Returns the inverse sine of the given <text:span text:style-name="OOoMenuPath">number</text:span> in radians. </text:p>
          </table:table-cell>
        </table:table-row>
        <table:table-row table:style-name="Mathematicalfunctions.2">
          <table:table-cell table:style-name="Mathematicalfunctions.A2" office:value-type="string">
            <text:p text:style-name="OOoTableText"><text:span text:style-name="T11">ASINH</text:span>(number)</text:p>
          </table:table-cell>
          <table:table-cell table:style-name="Mathematicalfunctions.B2" office:value-type="string">
            <text:p text:style-name="OOoTableText">Returns the inverse hyperbolic sine of the given <text:span text:style-name="OOoMenuPath">number</text:span> in radians.</text:p>
          </table:table-cell>
        </table:table-row>
        <table:table-row table:style-name="Mathematicalfunctions.1">
          <table:table-cell table:style-name="Mathematicalfunctions.A2" office:value-type="string">
            <text:p text:style-name="OOoTableText"><text:span text:style-name="T11">ATAN</text:span>(number)</text:p>
          </table:table-cell>
          <table:table-cell table:style-name="Mathematicalfunctions.B2" office:value-type="string">
            <text:p text:style-name="OOoTableText">Returns the inverse tangent of the given <text:span text:style-name="OOoMenuPath">number</text:span> in radians.</text:p>
          </table:table-cell>
        </table:table-row>
        <table:table-row table:style-name="Mathematicalfunctions.2">
          <table:table-cell table:style-name="Mathematicalfunctions.A2" office:value-type="string">
            <text:p text:style-name="OOoTableText">ATAN2(number_x; number_y)</text:p>
          </table:table-cell>
          <table:table-cell table:style-name="Mathematicalfunctions.B2" office:value-type="string">
            <text:p text:style-name="OOoTableText">Returns the inverse tangent of the specified x and y coordinates. <text:span text:style-name="OOoMenuPath">Number_x</text:span> is the value for the x coordinate. <text:span text:style-name="OOoMenuPath">Number_y</text:span> is the value for the y coordinate.</text:p>
          </table:table-cell>
        </table:table-row>
        <table:table-row table:style-name="Mathematicalfunctions.1">
          <table:table-cell table:style-name="Mathematicalfunctions.A2" office:value-type="string">
            <text:p text:style-name="OOoTableText"><text:span text:style-name="T11">ATANH</text:span>(number)</text:p>
          </table:table-cell>
          <table:table-cell table:style-name="Mathematicalfunctions.B2" office:value-type="string">
            <text:p text:style-name="OOoTableText">Returns the inverse hyperbolic tangent of the given <text:span text:style-name="OOoMenuPath">number</text:span>. (Angle is returned in radians.)</text:p>
          </table:table-cell>
        </table:table-row>
        <table:table-row table:style-name="Mathematicalfunctions.2">
          <table:table-cell table:style-name="Mathematicalfunctions.A12" office:value-type="string">
            <text:p text:style-name="P2"><text:span text:style-name="T11">BESSELI</text:span>(x; n)</text:p>
          </table:table-cell>
          <table:table-cell table:style-name="Mathematicalfunctions.B12" office:value-type="string">
            <text:p text:style-name="P2">Calculates the modified Bessel function In(x). <text:span text:style-name="OOoMenuPath">x</text:span> is the value on which the function will be calculated. <text:span text:style-name="OOoMenuPath">n</text:span> is the order of the Bessel function.</text:p>
          </table:table-cell>
        </table:table-row>
        <table:table-row table:style-name="Mathematicalfunctions.1">
          <table:table-cell table:style-name="Mathematicalfunctions.A2" office:value-type="string">
            <text:p text:style-name="OOoTableText"><text:span text:style-name="T11">BESSELJ</text:span>(x; n)</text:p>
          </table:table-cell>
          <table:table-cell table:style-name="Mathematicalfunctions.B2" office:value-type="string">
            <text:p text:style-name="OOoTableText">Calculates the Bessel function <text:span text:style-name="T11">Jn</text:span>(x) (cylinder function). <text:span text:style-name="OOoMenuPath">x</text:span> is the value on which the function will be calculated. <text:span text:style-name="OOoMenuPath">n</text:span> is the order of the Bessel function.</text:p>
          </table:table-cell>
        </table:table-row>
        <table:table-row table:style-name="Mathematicalfunctions.2">
          <table:table-cell table:style-name="Mathematicalfunctions.A12" office:value-type="string">
            <text:p text:style-name="P2"><text:span text:style-name="T11">BESSELK</text:span>(x; n)</text:p>
          </table:table-cell>
          <table:table-cell table:style-name="Mathematicalfunctions.B12" office:value-type="string">
            <text:p text:style-name="P2">Calculates the modified Bessel function Kn(x). <text:span text:style-name="OOoMenuPath">x</text:span> is the value on which the function will be calculated. <text:span text:style-name="OOoMenuPath">n</text:span> is the order of the Bessel function.</text:p>
          </table:table-cell>
        </table:table-row>
        <table:table-row table:style-name="Mathematicalfunctions.1">
          <table:table-cell table:style-name="Mathematicalfunctions.A2" office:value-type="string">
            <text:p text:style-name="OOoTableText"><text:span text:style-name="T11">BESSELY</text:span>(x; n)</text:p>
          </table:table-cell>
          <table:table-cell table:style-name="Mathematicalfunctions.B2" office:value-type="string">
            <text:p text:style-name="OOoTableText">Calculates the modified Bessel function <text:span text:style-name="T11">Yn</text:span>(x), also known as the Weber or Neumann function. <text:span text:style-name="OOoMenuPath">x</text:span> is the value on which the function will be calculated. <text:span text:style-name="OOoMenuPath">n</text:span> is the order of the Bessel function.</text:p>
          </table:table-cell>
        </table:table-row>
        <table:table-row table:style-name="Mathematicalfunctions.2">
          <table:table-cell table:style-name="Mathematicalfunctions.A16" office:value-type="string">
            <text:p text:style-name="OOoTableText">CEILING(number; significance; mode)</text:p>
          </table:table-cell>
          <table:table-cell table:style-name="Mathematicalfunctions.B2" office:value-type="string">
            <text:p text:style-name="OOoTableText">Rounds the given <text:span text:style-name="OOoMenuPath">number</text:span> to the nearest integer or multiple of significance. <text:span text:style-name="OOoMenuPath">Significance</text:span> is the value to whose multiple the value is to be rounded up. <text:span text:style-name="OOoMenuPath">Mode</text:span> is an optional value. If it is indicated and non-zero and if the number and significance are negative, rounding up is carried out based on that value.</text:p>
          </table:table-cell>
        </table:table-row>
        <table:table-row table:style-name="Mathematicalfunctions.1">
          <table:table-cell table:style-name="Mathematicalfunctions.A16" office:value-type="string">
            <text:p text:style-name="OOoTableText"><text:span text:style-name="T11">COMBIN</text:span>(count_1; count_2)</text:p>
          </table:table-cell>
          <table:table-cell table:style-name="Mathematicalfunctions.B2" office:value-type="string">
            <text:p text:style-name="OOoTableText">Returns the number of combinations for a given number of objects. <text:span text:style-name="OOoMenuPath">Count_1</text:span> is the total number of elements. <text:span text:style-name="OOoMenuPath">Count_2</text:span> is the selected count from the elements.<text:change text:change-id="ct1073415896"/></text:p>
          </table:table-cell>
        </table:table-row>
        <text:soft-page-break/>
        <table:table-row table:style-name="Mathematicalfunctions.2">
          <table:table-cell table:style-name="Mathematicalfunctions.A16" office:value-type="string">
            <text:p text:style-name="OOoTableText"><text:span text:style-name="T11">COMBINA</text:span>(count_1; count_2)</text:p>
          </table:table-cell>
          <table:table-cell table:style-name="Mathematicalfunctions.B2" office:value-type="string">
            <text:p text:style-name="OOoTableText">Returns the number of combinations for a given number of objects (repetition included). <text:span text:style-name="OOoMenuPath">Count_1</text:span> is the total number of elements. <text:span text:style-name="OOoMenuPath">Count_2</text:span> is the selected count from the elements.</text:p>
          </table:table-cell>
        </table:table-row>
        <table:table-row table:style-name="Mathematicalfunctions.1">
          <table:table-cell table:style-name="Mathematicalfunctions.A16" office:value-type="string">
            <text:p text:style-name="OOoTableText">CONVERT(value; "text"; "text")</text:p>
          </table:table-cell>
          <table:table-cell table:style-name="Mathematicalfunctions.B2" office:value-type="string">
            <text:p text:style-name="OOoTableText">Converts a currency value of a European currency into <text:span text:style-name="T11">Euros.</text:span><text:span text:style-name="T12"> </text:span><text:span text:style-name="OOoMenuPath">Value</text:span> is the amount in the currency to be converted.<text:span text:style-name="T12"> </text:span><text:span text:style-name="OOoMenuPath">Text</text:span> is the official abbreviation for the currency in question (for example, "EUR"). The first <text:span text:style-name="OOoMenuPath">Text</text:span> parameter gives the source value to be converted; the second <text:span text:style-name="OOoMenuPath">Text</text:span> parameter gives the destination value. Both <text:span text:style-name="OOoMenuPath"><text:span text:style-name="T25">text</text:span></text:span> arguments must be within quotes.</text:p>
          </table:table-cell>
        </table:table-row>
        <table:table-row table:style-name="Mathematicalfunctions.2">
          <table:table-cell table:style-name="Mathematicalfunctions.A12" office:value-type="string">
            <text:p text:style-name="P2">CONVERT_ADD(number; from_unit; to_unit)</text:p>
          </table:table-cell>
          <table:table-cell table:style-name="Mathematicalfunctions.B12" office:value-type="string">
            <text:p text:style-name="P2">Converts a value from one unit of measure to the corresponding value in another unit of measure. <text:span text:style-name="OOoMenuPath">Number</text:span> is the number to be converted. <text:span text:style-name="OOoMenuPath">From_unit</text:span> is the unit from which conversion is taking place. <text:span text:style-name="OOoMenuPath">To_unit</text:span> is the unit to which conversion is taking place.</text:p>
          </table:table-cell>
        </table:table-row>
        <table:table-row table:style-name="Mathematicalfunctions.1">
          <table:table-cell table:style-name="Mathematicalfunctions.A12" office:value-type="string">
            <text:p text:style-name="P2">COS(number)</text:p>
          </table:table-cell>
          <table:table-cell table:style-name="Mathematicalfunctions.B12" office:value-type="string">
            <text:p text:style-name="P2">Returns the cosine of the given <text:span text:style-name="OOoMenuPath">number</text:span> (angle in radians).</text:p>
          </table:table-cell>
        </table:table-row>
        <table:table-row table:style-name="Mathematicalfunctions.2">
          <table:table-cell table:style-name="Mathematicalfunctions.A12" office:value-type="string">
            <text:p text:style-name="P2"><text:span text:style-name="T11">COSH</text:span>(number)</text:p>
          </table:table-cell>
          <table:table-cell table:style-name="Mathematicalfunctions.B12" office:value-type="string">
            <text:p text:style-name="P2">Returns the hyperbolic cosine of the given <text:span text:style-name="OOoMenuPath">number</text:span> (angle in radians).</text:p>
          </table:table-cell>
        </table:table-row>
        <table:table-row table:style-name="Mathematicalfunctions.1">
          <table:table-cell table:style-name="Mathematicalfunctions.A12" office:value-type="string">
            <text:p text:style-name="P2">COT(number)</text:p>
          </table:table-cell>
          <table:table-cell table:style-name="Mathematicalfunctions.B12" office:value-type="string">
            <text:p text:style-name="P2">Returns the cotangent of the given <text:span text:style-name="OOoMenuPath">number</text:span> (angle in radians).</text:p>
          </table:table-cell>
        </table:table-row>
        <table:table-row table:style-name="Mathematicalfunctions.2">
          <table:table-cell table:style-name="Mathematicalfunctions.A12" office:value-type="string">
            <text:p text:style-name="P2"><text:span text:style-name="T11">COTH</text:span>(number)</text:p>
          </table:table-cell>
          <table:table-cell table:style-name="Mathematicalfunctions.B12" office:value-type="string">
            <text:p text:style-name="P2">Returns the hyperbolic cotangent of the given <text:span text:style-name="OOoMenuPath">number</text:span> (angle in radians). </text:p>
          </table:table-cell>
        </table:table-row>
        <table:table-row table:style-name="Mathematicalfunctions.1">
          <table:table-cell table:style-name="Mathematicalfunctions.A12" office:value-type="string">
            <text:p text:style-name="P2"><text:span text:style-name="T11">COUNTBLANK</text:span>(range)</text:p>
          </table:table-cell>
          <table:table-cell table:style-name="Mathematicalfunctions.B12" office:value-type="string">
            <text:p text:style-name="P2">Returns the number of empty cells. <text:span text:style-name="OOoMenuPath">Range</text:span> is the cell range in which the empty cells are counted.</text:p>
          </table:table-cell>
        </table:table-row>
        <table:table-row table:style-name="Mathematicalfunctions.2">
          <table:table-cell table:style-name="Mathematicalfunctions.A12" office:value-type="string">
            <text:p text:style-name="P2"><text:span text:style-name="T11">COUNTIF</text:span>(range; criteria)</text:p>
          </table:table-cell>
          <table:table-cell table:style-name="Mathematicalfunctions.B12" office:value-type="string">
            <text:p text:style-name="P2">Returns the number of elements that meet certain criteria within a cell range. <text:span text:style-name="OOoMenuPath">Range</text:span> is the range to which the criteria are to be applied. <text:span text:style-name="OOoMenuPath">Criteria</text:span> indicates the criteria in the form of a number, a regular expression, or a character string by which the cells are counted. The character string may express a mathematical condition like "&gt;= 5". </text:p>
          </table:table-cell>
        </table:table-row>
        <table:table-row table:style-name="Mathematicalfunctions.1">
          <table:table-cell table:style-name="Mathematicalfunctions.A12" office:value-type="string">
            <text:p text:style-name="P2">COUNTIFS(range 1; criteria 1; range 2; criteria 2;<text:change text:change-id="ct1073413400"/><text:change-start text:change-id="ct1073412776"/>…<text:change-end text:change-id="ct1073412776"/>)</text:p>
          </table:table-cell>
          <table:table-cell table:style-name="Mathematicalfunctions.B12" office:value-type="string">
            <text:p text:style-name="P2">Checks criteria along two or more cell ranges and counts the range positions where all of the criteria are met<text:change-start text:change-id="ct1071605976"/>. <text:change-end text:change-id="ct1071605976"/>If in the nth position of every cell range all of the criteria are true, the count increases by one. Each <text:span text:style-name="OOoMenuPath">range X</text:span> is a range where <text:span text:style-name="OOoMenuPath">criteria X</text:span> is tested. The criteria may be in the form of a number, a regular expression, or a character string. The character string may express a mathematical condition like "&gt;= 5". </text:p>
          </table:table-cell>
        </table:table-row>
        <table:table-row table:style-name="Mathematicalfunctions.2">
          <table:table-cell table:style-name="Mathematicalfunctions.A12" office:value-type="string">
            <text:p text:style-name="P2">DEGREES(number)</text:p>
          </table:table-cell>
          <table:table-cell table:style-name="Mathematicalfunctions.B12" office:value-type="string">
            <text:p text:style-name="P2">Converts the given <text:span text:style-name="OOoMenuPath">number</text:span> in radians to degrees.</text:p>
          </table:table-cell>
        </table:table-row>
        <table:table-row table:style-name="Mathematicalfunctions.1">
          <table:table-cell table:style-name="Mathematicalfunctions.A12" office:value-type="string">
            <text:p text:style-name="P2">DELTA(number_1; number_2)</text:p>
          </table:table-cell>
          <table:table-cell table:style-name="Mathematicalfunctions.B12" office:value-type="string">
            <text:p text:style-name="P2">Returns TRUE (1) if both <text:span text:style-name="OOoMenuPath">numbers</text:span> are equal, otherwise returns FALSE (0).</text:p>
          </table:table-cell>
        </table:table-row>
        <text:soft-page-break/>
        <table:table-row table:style-name="Mathematicalfunctions.2">
          <table:table-cell table:style-name="Mathematicalfunctions.A12" office:value-type="string">
            <text:p text:style-name="P2"><text:span text:style-name="T11">ERF</text:span>(lower_limit; upper_limit)</text:p>
          </table:table-cell>
          <table:table-cell table:style-name="Mathematicalfunctions.B12" office:value-type="string">
            <text:p text:style-name="P2">Returns values of the Gaussian error integral. <text:span text:style-name="OOoMenuPath">Lower_limit</text:span> is the lower limit of integral. <text:span text:style-name="OOoMenuPath">Upper_limit</text:span> (optional) is the upper limit of the integral. If this value is missing, the calculation takes places between 0 and the lower limit.</text:p>
          </table:table-cell>
        </table:table-row>
        <table:table-row table:style-name="Mathematicalfunctions.1">
          <table:table-cell table:style-name="Mathematicalfunctions.A12" office:value-type="string">
            <text:p text:style-name="P2"><text:span text:style-name="T11">ERFC</text:span>(lower_limit)</text:p>
          </table:table-cell>
          <table:table-cell table:style-name="Mathematicalfunctions.B12" office:value-type="string">
            <text:p text:style-name="P2">Returns complementary values of the Gaussian error integral between x and infinity. <text:span text:style-name="OOoMenuPath">Lower_limit</text:span> is the lower limit of integral (x).</text:p>
          </table:table-cell>
        </table:table-row>
        <table:table-row table:style-name="Mathematicalfunctions.2">
          <table:table-cell table:style-name="Mathematicalfunctions.A12" office:value-type="string">
            <text:p text:style-name="P2">EVEN(number)</text:p>
          </table:table-cell>
          <table:table-cell table:style-name="Mathematicalfunctions.B12" office:value-type="string">
            <text:p text:style-name="P2">Rounds the given <text:span text:style-name="OOoMenuPath">number</text:span> up to the nearest even integer.</text:p>
          </table:table-cell>
        </table:table-row>
        <table:table-row table:style-name="Mathematicalfunctions.1">
          <table:table-cell table:style-name="Mathematicalfunctions.A12" office:value-type="string">
            <text:p text:style-name="P2">EXP(number)</text:p>
          </table:table-cell>
          <table:table-cell table:style-name="Mathematicalfunctions.B12" office:value-type="string">
            <text:p text:style-name="P2">Returns <text:span text:style-name="OOoEmphasis">e</text:span> raised to the power of the given <text:span text:style-name="OOoMenuPath">number</text:span>.</text:p>
          </table:table-cell>
        </table:table-row>
        <table:table-row table:style-name="Mathematicalfunctions.2">
          <table:table-cell table:style-name="Mathematicalfunctions.A12" office:value-type="string">
            <text:p text:style-name="P2">FACT(number)</text:p>
          </table:table-cell>
          <table:table-cell table:style-name="Mathematicalfunctions.B12" office:value-type="string">
            <text:p text:style-name="P2">Returns the factorial of the given <text:span text:style-name="OOoMenuPath">number</text:span>.</text:p>
          </table:table-cell>
        </table:table-row>
        <table:table-row table:style-name="Mathematicalfunctions.1">
          <table:table-cell table:style-name="Mathematicalfunctions.A12" office:value-type="string">
            <text:p text:style-name="P2"><text:span text:style-name="T11">FACTDOUBLE</text:span>(number)</text:p>
          </table:table-cell>
          <table:table-cell table:style-name="Mathematicalfunctions.B12" office:value-type="string">
            <text:p text:style-name="P2">Returns the factorial of the <text:span text:style-name="OOoMenuPath">number</text:span> with increments of 2. If the <text:span text:style-name="OOoMenuPath">number</text:span> is even, the following factorial is calculated: n*(N-2)*(n-4)*...*4*2. If the <text:span text:style-name="OOoMenuPath">number</text:span> is uneven, the following factorial is calculated: n*(N-2)*(n-4)*...*3*1.</text:p>
          </table:table-cell>
        </table:table-row>
        <table:table-row table:style-name="Mathematicalfunctions.2">
          <table:table-cell table:style-name="Mathematicalfunctions.A12" office:value-type="string">
            <text:p text:style-name="P2">FLOOR(number; significance; mode)</text:p>
          </table:table-cell>
          <table:table-cell table:style-name="Mathematicalfunctions.B12" office:value-type="string">
            <text:p text:style-name="P2">Rounds the given <text:span text:style-name="OOoMenuPath">number</text:span> down to the nearest multiple of <text:span text:style-name="OOoMenuPath">significance</text:span>. <text:span text:style-name="OOoMenuPath">Significance</text:span> is the value to whose multiple the number is to be rounded down. <text:span text:style-name="OOoMenuPath">Mode</text:span> is an optional value. If it is indicated and non-zero and if the number and significance are negative, rounding up is carried out based on that value.</text:p>
          </table:table-cell>
        </table:table-row>
        <table:table-row table:style-name="Mathematicalfunctions.1">
          <table:table-cell table:style-name="Mathematicalfunctions.A12" office:value-type="string">
            <text:p text:style-name="P2"><text:span text:style-name="T11">GCD</text:span>(numbers)</text:p>
          </table:table-cell>
          <table:table-cell table:style-name="Mathematicalfunctions.B12" office:value-type="string">
            <text:p text:style-name="P2">Returns the greatest common divisor of one or more integers. <text:span text:style-name="OOoMenuPath">Numbers</text:span> is a list of up to 30 numbers whose greatest common divisor is to be calculated, separated by semi-colons. <text:span text:style-name="OOoMenuPath">Numbers</text:span> can also be a cell range.</text:p>
          </table:table-cell>
        </table:table-row>
        <table:table-row table:style-name="Mathematicalfunctions.2">
          <table:table-cell table:style-name="Mathematicalfunctions.A12" office:value-type="string">
            <text:p text:style-name="P2">GCD_ADD(numbers)</text:p>
          </table:table-cell>
          <table:table-cell table:style-name="Mathematicalfunctions.B12" office:value-type="string">
            <text:p text:style-name="P2">Returns the greatest common divisor of a list of numbers. <text:span text:style-name="OOoMenuPath">Numbers</text:span> is a list of up to 30 numbers separated by semi-colons.</text:p>
          </table:table-cell>
        </table:table-row>
        <table:table-row table:style-name="Mathematicalfunctions.1">
          <table:table-cell table:style-name="Mathematicalfunctions.A12" office:value-type="string">
            <text:p text:style-name="OOoTableText"><text:span text:style-name="T11">GESTEP</text:span>(number; step)</text:p>
          </table:table-cell>
          <table:table-cell table:style-name="Mathematicalfunctions.B39" office:value-type="string">
            <text:p text:style-name="OOoTableText">Returns 1 if <text:span text:style-name="OOoMenuPath">number</text:span> is greater than or equal to <text:span text:style-name="OOoMenuPath">step</text:span>.</text:p>
          </table:table-cell>
        </table:table-row>
        <table:table-row table:style-name="Mathematicalfunctions.2">
          <table:table-cell table:style-name="Mathematicalfunctions.A12" office:value-type="string">
            <text:p text:style-name="P2">INT(number)</text:p>
          </table:table-cell>
          <table:table-cell table:style-name="Mathematicalfunctions.B12" office:value-type="string">
            <text:p text:style-name="P2">Rounds the given <text:span text:style-name="OOoMenuPath">number</text:span> down to the nearest integer.</text:p>
          </table:table-cell>
        </table:table-row>
        <table:table-row table:style-name="Mathematicalfunctions.1">
          <table:table-cell table:style-name="Mathematicalfunctions.A12" office:value-type="string">
            <text:p text:style-name="P2"><text:span text:style-name="T11">ISEVEN</text:span>(value)</text:p>
          </table:table-cell>
          <table:table-cell table:style-name="Mathematicalfunctions.B12" office:value-type="string">
            <text:p text:style-name="P2">Returns TRUE if the given <text:span text:style-name="OOoMenuPath">value</text:span> is an even integer, or FALSE if the <text:span text:style-name="OOoStrongEmphasis">value</text:span> is odd. <text:span text:style-name="OOoEmphasis">If the</text:span> <text:span text:style-name="OOoMenuPath">value</text:span> <text:span text:style-name="OOoEmphasis">is not an integer, the function evaluates only the integer part of the</text:span> <text:span text:style-name="OOoMenuPath">value</text:span>.</text:p>
          </table:table-cell>
        </table:table-row>
        <table:table-row table:style-name="Mathematicalfunctions.2">
          <table:table-cell table:style-name="Mathematicalfunctions.A12" office:value-type="string">
            <text:p text:style-name="P2"><text:span text:style-name="T11">ISODD</text:span>(value)</text:p>
          </table:table-cell>
          <table:table-cell table:style-name="Mathematicalfunctions.B12" office:value-type="string">
            <text:p text:style-name="P2">Returns TRUE if the given <text:span text:style-name="OOoMenuPath">value</text:span> is an odd integer, or FALSE if the <text:span text:style-name="OOoStrongEmphasis">value</text:span> is even. <text:span text:style-name="OOoEmphasis">If the</text:span> <text:span text:style-name="OOoMenuPath">value</text:span> <text:span text:style-name="OOoEmphasis">is not an integer, the function evaluates only the integer part of the</text:span> <text:span text:style-name="OOoMenuPath">value</text:span>.</text:p>
          </table:table-cell>
        </table:table-row>
        <text:soft-page-break/>
        <table:table-row table:style-name="Mathematicalfunctions.1">
          <table:table-cell table:style-name="Mathematicalfunctions.A12" office:value-type="string">
            <text:p text:style-name="P2">LCM(integer_1; integer_2; ... integer_30)</text:p>
          </table:table-cell>
          <table:table-cell table:style-name="Mathematicalfunctions.B12" office:value-type="string">
            <text:p text:style-name="P2">Returns the least common multiple of one or more integers.<text:span text:style-name="T12"> </text:span><text:span text:style-name="OOoMenuPath">Integer_1; integer_2;</text:span><text:change-start text:change-id="ct1073412672"/><text:span text:style-name="OOoMenuPath">…</text:span><text:change-end text:change-id="ct1073412672"/><text:change text:change-id="ct1073413504"/><text:span text:style-name="OOoMenuPath"> integer_30 </text:span>are integers whose lowest common multiple is to be calculated. The <text:span text:style-name="OOoMenuPath">integer_x</text:span> arguments can also be a cell range.</text:p>
          </table:table-cell>
        </table:table-row>
        <table:table-row table:style-name="Mathematicalfunctions.2">
          <table:table-cell table:style-name="Mathematicalfunctions.A12" office:value-type="string">
            <text:p text:style-name="P2">LCM_ADD(numbers)</text:p>
          </table:table-cell>
          <table:table-cell table:style-name="Mathematicalfunctions.B12" office:value-type="string">
            <text:p text:style-name="P2"><text:span text:style-name="OOoMenuPath">Numbers</text:span> is a list of up to 30 numbers separated by semi-colons. The result is the lowest common multiple of a list of numbers.<text:change-start text:change-id="ct1071625632"/> <text:change-end text:change-id="ct1071625632"/></text:p>
          </table:table-cell>
        </table:table-row>
        <table:table-row table:style-name="Mathematicalfunctions.1">
          <table:table-cell table:style-name="Mathematicalfunctions.A12" office:value-type="string">
            <text:p text:style-name="P2"><text:span text:style-name="T11">LN</text:span>(number)</text:p>
          </table:table-cell>
          <table:table-cell table:style-name="Mathematicalfunctions.B12" office:value-type="string">
            <text:p text:style-name="P2">Returns the natural logarithm based on the constant <text:span text:style-name="OOoEmphasis">e</text:span> of the given <text:span text:style-name="OOoMenuPath">number</text:span>.</text:p>
          </table:table-cell>
        </table:table-row>
        <table:table-row table:style-name="Mathematicalfunctions.2">
          <table:table-cell table:style-name="Mathematicalfunctions.A12" office:value-type="string">
            <text:p text:style-name="P2">LOG(number; base)</text:p>
          </table:table-cell>
          <table:table-cell table:style-name="Mathematicalfunctions.B12" office:value-type="string">
            <text:p text:style-name="P2">Returns the logarithm of the given <text:span text:style-name="OOoMenuPath">number</text:span> to the specified base. <text:span text:style-name="OOoMenuPath">Base</text:span> is the base for the logarithm calculation.</text:p>
          </table:table-cell>
        </table:table-row>
        <table:table-row table:style-name="Mathematicalfunctions.1">
          <table:table-cell table:style-name="Mathematicalfunctions.A12" office:value-type="string">
            <text:p text:style-name="P2">LOG10(number)</text:p>
          </table:table-cell>
          <table:table-cell table:style-name="Mathematicalfunctions.B12" office:value-type="string">
            <text:p text:style-name="P2">Returns the base-10 logarithm of the given <text:span text:style-name="OOoMenuPath">number</text:span>.</text:p>
          </table:table-cell>
        </table:table-row>
        <table:table-row table:style-name="Mathematicalfunctions.2">
          <table:table-cell table:style-name="Mathematicalfunctions.A12" office:value-type="string">
            <text:p text:style-name="P2">MOD(dividend; divisor)</text:p>
          </table:table-cell>
          <table:table-cell table:style-name="Mathematicalfunctions.B12" office:value-type="string">
            <text:p text:style-name="P2">Returns the remainder after a number is divided by a divisor. <text:span text:style-name="OOoMenuPath">Dividend</text:span> is the number which will be divided by the divisor. <text:span text:style-name="OOoMenuPath">Divisor</text:span> is the number by which to divide the dividend.</text:p>
          </table:table-cell>
        </table:table-row>
        <table:table-row table:style-name="Mathematicalfunctions.1">
          <table:table-cell table:style-name="Mathematicalfunctions.A12" office:value-type="string">
            <text:p text:style-name="P2"><text:span text:style-name="T11">MROUND</text:span>(number; multiple)</text:p>
          </table:table-cell>
          <table:table-cell table:style-name="Mathematicalfunctions.B12" office:value-type="string">
            <text:p text:style-name="P2">Rounds <text:span text:style-name="OOoMenuPath">number</text:span> to the nearest integer multiple of <text:span text:style-name="OOoMenuPath">multiple</text:span>.</text:p>
          </table:table-cell>
        </table:table-row>
        <table:table-row table:style-name="Mathematicalfunctions.2">
          <table:table-cell table:style-name="Mathematicalfunctions.A12" office:value-type="string">
            <text:p text:style-name="P2">MULTINOMIAL (number(s))</text:p>
          </table:table-cell>
          <table:table-cell table:style-name="Mathematicalfunctions.B12" office:value-type="string">
            <text:p text:style-name="P2">Returns the factorial of the sum of the arguments divided by the product of the factorials of the arguments. <text:span text:style-name="OOoMenuPath">Number(s)</text:span> is a list of up to 30 numbers separated by semi-colons.</text:p>
          </table:table-cell>
        </table:table-row>
        <table:table-row table:style-name="Mathematicalfunctions.1">
          <table:table-cell table:style-name="Mathematicalfunctions.A12" office:value-type="string">
            <text:p text:style-name="P2">ODD(number)</text:p>
          </table:table-cell>
          <table:table-cell table:style-name="Mathematicalfunctions.B12" office:value-type="string">
            <text:p text:style-name="P2">Rounds the given <text:span text:style-name="OOoMenuPath">number</text:span> up to the nearest odd integer.<text:span text:style-name="T12"> </text:span></text:p>
          </table:table-cell>
        </table:table-row>
        <table:table-row table:style-name="Mathematicalfunctions.2">
          <table:table-cell table:style-name="Mathematicalfunctions.A12" office:value-type="string">
            <text:p text:style-name="P2">PI()</text:p>
          </table:table-cell>
          <table:table-cell table:style-name="Mathematicalfunctions.B12" office:value-type="string">
            <text:p text:style-name="P2">Returns the value of PI to fourteen decimal places.</text:p>
          </table:table-cell>
        </table:table-row>
        <table:table-row table:style-name="Mathematicalfunctions.1">
          <table:table-cell table:style-name="Mathematicalfunctions.A12" office:value-type="string">
            <text:p text:style-name="P2">POWER(base; power) </text:p>
          </table:table-cell>
          <table:table-cell table:style-name="Mathematicalfunctions.B12" office:value-type="string">
            <text:p text:style-name="P2">Returns the result of a number raised to a power. <text:span text:style-name="OOoMenuPath">Base</text:span> is the number that is to be raised to the given power. <text:span text:style-name="OOoMenuPath">Power</text:span> is the exponent by which the base is to be raised.</text:p>
          </table:table-cell>
        </table:table-row>
        <table:table-row table:style-name="Mathematicalfunctions.2">
          <table:table-cell table:style-name="Mathematicalfunctions.A12" office:value-type="string">
            <text:p text:style-name="P2">PRODUCT(number 1 to 30)</text:p>
          </table:table-cell>
          <table:table-cell table:style-name="Mathematicalfunctions.B12" office:value-type="string">
            <text:p text:style-name="P2">Multiplies all the numbers given as arguments and returns the product. <text:span text:style-name="OOoMenuPath">Number 1</text:span> to <text:span text:style-name="OOoMenuPath">number 30</text:span> are up to <text:span text:style-name="OOoEmphasis">30 arguments</text:span> whose product is to be calculated, separated by semi-colons. The arguments may be cell ranges.</text:p>
          </table:table-cell>
        </table:table-row>
        <table:table-row table:style-name="Mathematicalfunctions.1">
          <table:table-cell table:style-name="Mathematicalfunctions.A12" office:value-type="string">
            <text:p text:style-name="P2">QUOTIENT(numerator; denominator)</text:p>
          </table:table-cell>
          <table:table-cell table:style-name="Mathematicalfunctions.B12" office:value-type="string">
            <text:p text:style-name="P2">Returns the integer result of a division operation. <text:span text:style-name="OOoMenuPath">Numerator</text:span> is the number that will be divided. <text:span text:style-name="OOoMenuPath">Denominator</text:span> is the number the numerator will be divided by.</text:p>
          </table:table-cell>
        </table:table-row>
        <table:table-row table:style-name="Mathematicalfunctions.2">
          <table:table-cell table:style-name="Mathematicalfunctions.A12" office:value-type="string">
            <text:p text:style-name="P2">RADIANS(number)</text:p>
          </table:table-cell>
          <table:table-cell table:style-name="Mathematicalfunctions.B12" office:value-type="string">
            <text:p text:style-name="P2">Converts the given <text:span text:style-name="OOoMenuPath">number</text:span> in degrees to radians.</text:p>
          </table:table-cell>
        </table:table-row>
        <table:table-row table:style-name="Mathematicalfunctions.1">
          <table:table-cell table:style-name="Mathematicalfunctions.A12" office:value-type="string">
            <text:p text:style-name="P2">RAND()</text:p>
          </table:table-cell>
          <table:table-cell table:style-name="Mathematicalfunctions.B12" office:value-type="string">
            <text:p text:style-name="P2">Returns a random number between 0 and 1. This number will recalculate every time data is entered or <text:span text:style-name="OOoKeystroke">F9</text:span> is pressed.</text:p>
          </table:table-cell>
        </table:table-row>
        <text:soft-page-break/>
        <table:table-row table:style-name="Mathematicalfunctions.2">
          <table:table-cell table:style-name="Mathematicalfunctions.A12" office:value-type="string">
            <text:p text:style-name="P2"><text:span text:style-name="T11">RANDBETWEEN </text:span>(bottom; top)</text:p>
          </table:table-cell>
          <table:table-cell table:style-name="Mathematicalfunctions.B12" office:value-type="string">
            <text:p text:style-name="P2">Returns an integer random number between <text:span text:style-name="OOoMenuPath">bottom</text:span> and <text:span text:style-name="OOoMenuPath">top</text:span> (inclusive). This number will recalculate when the <text:span text:style-name="OOoKeystroke">Control+Shift+F9</text:span> key combination is pressed.</text:p>
          </table:table-cell>
        </table:table-row>
        <table:table-row table:style-name="Mathematicalfunctions.1">
          <table:table-cell table:style-name="Mathematicalfunctions.A12" office:value-type="string">
            <text:p text:style-name="P2">ROUND(number; count)</text:p>
          </table:table-cell>
          <table:table-cell table:style-name="Mathematicalfunctions.B12" office:value-type="string">
            <text:p text:style-name="P2">Rounds the given <text:span text:style-name="OOoMenuPath">number</text:span> to a certain number of decimal places according to valid mathematical criteria. <text:span text:style-name="OOoMenuPath">Count</text:span> (optional) is the number of decimal places to which the value is to be rounded. If the count parameter is negative, the number is rounded to a multiple of 10, 100, 100, etc..</text:p>
          </table:table-cell>
        </table:table-row>
        <table:table-row table:style-name="Mathematicalfunctions.2">
          <table:table-cell table:style-name="Mathematicalfunctions.A12" office:value-type="string">
            <text:p text:style-name="P2"><text:span text:style-name="T11">ROUNDDOWN</text:span>(number; count)</text:p>
          </table:table-cell>
          <table:table-cell table:style-name="Mathematicalfunctions.B12" office:value-type="string">
            <text:p text:style-name="P2">Rounds the given <text:span text:style-name="OOoMenuPath">number</text:span>. <text:span text:style-name="OOoMenuPath">Count</text:span> (optional) is the number of decimal places to be rounded down to. If the <text:span text:style-name="OOoMenuPath">count</text:span> parameter is negative, the number is rounded to a multiple of 10, 100, 100, etc.. </text:p>
          </table:table-cell>
        </table:table-row>
        <table:table-row table:style-name="Mathematicalfunctions.1">
          <table:table-cell table:style-name="Mathematicalfunctions.A12" office:value-type="string">
            <text:p text:style-name="P2">ROUNDUP(number; count)</text:p>
          </table:table-cell>
          <table:table-cell table:style-name="Mathematicalfunctions.B12" office:value-type="string">
            <text:p text:style-name="P2">Rounds the given <text:span text:style-name="OOoMenuPath">number</text:span> up. <text:span text:style-name="OOoMenuPath">Count</text:span> (optional) is the number of decimal places to which rounding up is to be done. If the count parameter is negative, the number is rounded to a multiple of 10, 100, 100, etc.. </text:p>
          </table:table-cell>
        </table:table-row>
        <table:table-row table:style-name="Mathematicalfunctions.2">
          <table:table-cell table:style-name="Mathematicalfunctions.A12" office:value-type="string">
            <text:p text:style-name="P2"><text:span text:style-name="T11">SERIESSUM</text:span>(x; n; m; coefficients)</text:p>
          </table:table-cell>
          <table:table-cell table:style-name="Mathematicalfunctions.B12" office:value-type="string">
            <text:p text:style-name="P2">Returns a sum of powers of the number x in accordance with the following formula:</text:p>
            <text:p text:style-name="P2">SERIESSUM(x;n;m;coefficients) = coefficient_1*x^n + coefficient_2*x^(n+m) + coefficient_3*x^(n+2m) +...+ coefficient_i*x^(n+(i-1)m).</text:p>
            <text:p text:style-name="P2"><text:span text:style-name="OOoMenuPath">x</text:span> is the number as an independent variable. <text:span text:style-name="OOoMenuPath">n</text:span> is the starting power. <text:span text:style-name="OOoMenuPath">m</text:span> is the increment. <text:span text:style-name="OOoMenuPath">Coefficients</text:span> is a series of coefficients. For each coefficient the series sum is extended by one section. You can only enter coefficients using cell references.</text:p>
          </table:table-cell>
        </table:table-row>
        <table:table-row table:style-name="Mathematicalfunctions.1">
          <table:table-cell table:style-name="Mathematicalfunctions.A12" office:value-type="string">
            <text:p text:style-name="P2">SIGN(number)</text:p>
          </table:table-cell>
          <table:table-cell table:style-name="Mathematicalfunctions.B12" office:value-type="string">
            <text:p text:style-name="P2">Returns the sign of the given <text:span text:style-name="OOoMenuPath">number</text:span>. The function returns the result 1 for a positive sign, –1 for a negative sign, and 0 for zero.</text:p>
          </table:table-cell>
        </table:table-row>
        <table:table-row table:style-name="Mathematicalfunctions.2">
          <table:table-cell table:style-name="Mathematicalfunctions.A12" office:value-type="string">
            <text:p text:style-name="P2">SIN(number)</text:p>
          </table:table-cell>
          <table:table-cell table:style-name="Mathematicalfunctions.B12" office:value-type="string">
            <text:p text:style-name="P2">Returns the sine of the given <text:span text:style-name="OOoMenuPath">number</text:span> (angle in radians).</text:p>
          </table:table-cell>
        </table:table-row>
        <table:table-row table:style-name="Mathematicalfunctions.1">
          <table:table-cell table:style-name="Mathematicalfunctions.A12" office:value-type="string">
            <text:p text:style-name="P2"><text:span text:style-name="T11">SINH</text:span>(number)</text:p>
          </table:table-cell>
          <table:table-cell table:style-name="Mathematicalfunctions.B12" office:value-type="string">
            <text:p text:style-name="P2">Returns the hyperbolic sine of the given <text:span text:style-name="OOoMenuPath">number</text:span> (angle in radians).</text:p>
          </table:table-cell>
        </table:table-row>
        <table:table-row table:style-name="Mathematicalfunctions.2">
          <table:table-cell table:style-name="Mathematicalfunctions.A12" office:value-type="string">
            <text:p text:style-name="P2">SQRT(number)</text:p>
          </table:table-cell>
          <table:table-cell table:style-name="Mathematicalfunctions.B12" office:value-type="string">
            <text:p text:style-name="P2">Returns the positive square root of the given <text:span text:style-name="OOoMenuPath">number</text:span>. The value of the <text:span text:style-name="OOoMenuPath">number</text:span> must be positive.</text:p>
          </table:table-cell>
        </table:table-row>
        <table:table-row table:style-name="Mathematicalfunctions.1">
          <table:table-cell table:style-name="Mathematicalfunctions.A12" office:value-type="string">
            <text:p text:style-name="P2"><text:span text:style-name="T11">SQRTPI</text:span>(number)</text:p>
          </table:table-cell>
          <table:table-cell table:style-name="Mathematicalfunctions.B12" office:value-type="string">
            <text:p text:style-name="P2">Returns the square root of the product of the given <text:span text:style-name="OOoMenuPath">number</text:span> and PI.</text:p>
          </table:table-cell>
        </table:table-row>
        <table:table-row table:style-name="Mathematicalfunctions.2">
          <table:table-cell table:style-name="Mathematicalfunctions.A12" office:value-type="string">
            <text:p text:style-name="P2">SUBTOTAL(function; range)</text:p>
          </table:table-cell>
          <table:table-cell table:style-name="Mathematicalfunctions.B12" office:value-type="string">
            <text:p text:style-name="P2">Calculates subtotals defined by cells that are visible after using a filter.<text:span text:style-name="T12"> </text:span>If a range already contains subtotals, these are not used for further calculations.<text:span text:style-name="T12"> </text:span><text:span text:style-name="OOoMenuPath">Function</text:span> is a value that stands for another function such as Average, Count, Min, Sum, Var. <text:span text:style-name="OOoMenuPath">Range</text:span> is the range whose cells are included.</text:p>
          </table:table-cell>
        </table:table-row>
        <text:soft-page-break/>
        <table:table-row table:style-name="Mathematicalfunctions.1">
          <table:table-cell table:style-name="Mathematicalfunctions.A12" office:value-type="string">
            <text:p text:style-name="P2">SUM(number_1; number_2; <text:change-start text:change-id="ct1073413712"/>…<text:change-end text:change-id="ct1073413712"/><text:change text:change-id="ct1073412984"/> number_30)</text:p>
          </table:table-cell>
          <table:table-cell table:style-name="Mathematicalfunctions.B12" office:value-type="string">
            <text:p text:style-name="P2">Adds all the numbers in a range of cells. <text:span text:style-name="OOoMenuPath">Number_1; number_2;</text:span><text:change-start text:change-id="ct1073412880"/><text:span text:style-name="OOoMenuPath">…</text:span><text:change-end text:change-id="ct1073412880"/><text:change text:change-id="ct1073413296"/><text:span text:style-name="OOoMenuPath"> number_30</text:span> are up to 30 arguments whose sum is to be calculated. You can also enter a range using cell references.</text:p>
          </table:table-cell>
        </table:table-row>
        <table:table-row table:style-name="Mathematicalfunctions.2">
          <table:table-cell table:style-name="Mathematicalfunctions.A12" office:value-type="string">
            <text:p text:style-name="P2"><text:span text:style-name="T11">SUMIF</text:span>(range; criteria; sum_range)</text:p>
          </table:table-cell>
          <table:table-cell table:style-name="Mathematicalfunctions.B12" office:value-type="string">
            <text:p text:style-name="P2">Adds the cells specified by a given criteria. The search supports regular expressions. <text:span text:style-name="OOoMenuPath">Range</text:span> is the range to which the criteria are to be applied. <text:span text:style-name="OOoMenuPath">Criteria</text:span> is the cell in which the search criterion is shown, or the search criterion itself. <text:span text:style-name="OOoMenuPath">Sum_range</text:span> is the range from which values are summed; if <text:span text:style-name="T11">it has</text:span> not been indicated, the values found in the <text:span text:style-name="OOoMenuPath">Range</text:span> are summed.</text:p>
          </table:table-cell>
        </table:table-row>
        <table:table-row table:style-name="Mathematicalfunctions.1">
          <table:table-cell table:style-name="Mathematicalfunctions.A16" office:value-type="string">
            <text:p text:style-name="OOoTableText">SUMIFS(sum_range; range 1; criteria 1; range 2; criteria 2; <text:change text:change-id="ct1073414960"/><text:change-start text:change-id="ct1073414752"/>…<text:change-end text:change-id="ct1073414752"/>)</text:p>
          </table:table-cell>
          <table:table-cell table:style-name="Mathematicalfunctions.B2" office:value-type="string">
            <text:p text:style-name="OOoTableText">Returns the sum of <text:span text:style-name="OOoMenuPath">sum_range</text:span> using only those positions where every <text:span text:style-name="OOoMenuPath">range X</text:span> meets <text:span text:style-name="OOoMenuPath">criteria X</text:span></text:p>
          </table:table-cell>
        </table:table-row>
        <table:table-row table:style-name="Mathematicalfunctions.2">
          <table:table-cell table:style-name="Mathematicalfunctions.A16" office:value-type="string">
            <text:p text:style-name="OOoTableText"><text:span text:style-name="T11">SUMSQ</text:span>(number_1; number_2; <text:change-start text:change-id="ct1073414440"/>…<text:change-end text:change-id="ct1073414440"/><text:change text:change-id="ct1073413608"/> number_30)</text:p>
          </table:table-cell>
          <table:table-cell table:style-name="Mathematicalfunctions.B2" office:value-type="string">
            <text:p text:style-name="OOoTableText">Calculates the sum of the squares of numbers (totaling up of the squares of the arguments) <text:span text:style-name="OOoMenuPath">Number_1; number_2;</text:span><text:change-start text:change-id="ct1073414024"/><text:span text:style-name="OOoMenuPath">…</text:span><text:change-end text:change-id="ct1073414024"/><text:change text:change-id="ct1073414544"/><text:span text:style-name="OOoMenuPath"> number_30</text:span> are up to 30 arguments, the sum of whose squares is to be calculated.</text:p>
          </table:table-cell>
        </table:table-row>
        <table:table-row table:style-name="Mathematicalfunctions.1">
          <table:table-cell table:style-name="Mathematicalfunctions.A16" office:value-type="string">
            <text:p text:style-name="OOoTableText">TAN(number)</text:p>
          </table:table-cell>
          <table:table-cell table:style-name="Mathematicalfunctions.B2" office:value-type="string">
            <text:p text:style-name="OOoTableText">Returns the tangent of the given <text:span text:style-name="OOoMenuPath">number</text:span> (angle in radians).</text:p>
          </table:table-cell>
        </table:table-row>
        <table:table-row table:style-name="Mathematicalfunctions.2">
          <table:table-cell table:style-name="Mathematicalfunctions.A16" office:value-type="string">
            <text:p text:style-name="OOoTableText"><text:span text:style-name="T11">TANH</text:span>(number)</text:p>
          </table:table-cell>
          <table:table-cell table:style-name="Mathematicalfunctions.B2" office:value-type="string">
            <text:p text:style-name="OOoTableText">Returns the hyperbolic tangent of the given <text:span text:style-name="OOoMenuPath">number</text:span> (angle in radians).</text:p>
          </table:table-cell>
        </table:table-row>
        <table:table-row table:style-name="Mathematicalfunctions.1">
          <table:table-cell table:style-name="Mathematicalfunctions.A75" office:value-type="string">
            <text:p text:style-name="OOoTableText"><text:span text:style-name="T11">TRUNC</text:span>(number; count)</text:p>
          </table:table-cell>
          <table:table-cell table:style-name="Mathematicalfunctions.B4" office:value-type="string">
            <text:p text:style-name="OOoTableText">Truncates a number by removing the digits after the <text:span text:style-name="OOoMenuPath">count</text:span> decimal place<text:change-start text:change-id="ct1073411320"/>s<text:change-end text:change-id="ct1073411320"/><text:change text:change-id="ct1073414856"/>. Cell formatting or settings specified in <text:span text:style-name="OOoMenuPath">Tools &gt; Options &gt; </text:span><text:span text:style-name="OOoMenuPath"><text:span text:style-name="T23">OpenOffice</text:span></text:span><text:span text:style-name="OOoMenuPath"> Calc &gt; Calculate </text:span>may limit the <text:span text:style-name="OOoEmphasis">display</text:span> of the number to fewer decimal places<text:change-start text:change-id="ct1075079472"/>.<text:change-end text:change-id="ct1075079472"/><text:span text:style-name="T13"> </text:span><text:span text:style-name="OOoMenuPath">Number</text:span> is the number whose decimal places are to be cut off. <text:span text:style-name="OOoMenuPath">Count</text:span> is the number of decimal places which are not cut off.</text:p>
          </table:table-cell>
        </table:table-row>
      </table:table>
      <text:h text:style-name="P26" text:outline-level="2"><text:bookmark-start text:name="__RefHeading__6924_1924864864"/><text:alphabetical-index-mark text:string-value="financial analysis functions"/><text:alphabetical-index-mark text:string-value="financial analysis" text:key1="functions"/>Financial analysis functions<text:bookmark-end text:name="__RefHeading__6924_1924864864"/></text:h>
      <text:h text:style-name="OOoHeading_20_2" text:outline-level="3"><text:bookmark-start text:name="__RefHeading__6926_1924864864"/>A note about <text:alphabetical-index-mark text:string-value="date formats" text:key1="functions"/>dates<text:bookmark-end text:name="__RefHeading__6926_1924864864"/></text:h>
      <text:p text:style-name="OOoTextBody">Date values are used in several financial functions. They can be entered in the format "YYYY-MM-DD", e.g. "2021-03-31". For more flexibility with date formats, you can enter the date in a cell and use the cell reference in the financial function. </text:p>
      <text:h text:style-name="OOoHeading_20_2" text:outline-level="3"><text:bookmark-start text:name="__RefHeading__6928_1924864864"/>A note about <text:alphabetical-index-mark-start text:id="IMark66431212"/>interest rates<text:bookmark-end text:name="__RefHeading__6928_1924864864"/><text:alphabetical-index-mark-end text:id="IMark66431212"/></text:h>
      <text:p text:style-name="P20">You can enter interest rates in either of two ways:</text:p>
      <text:list xml:id="list39364573" text:continue-numbering="true" text:style-name="OOoBullets_20_1">
        <text:list-item>
          <text:p text:style-name="OOoList_20_1_20_Start">As a decimal. To enter an interest rate as a decimal, divide it by 100 before entering it into a function. For example, to compute a loan with a 3.25% interest rate, enter <text:span text:style-name="OOoKeystroke">.0325</text:span><text:span text:style-name="OOoKeystroke"><text:span text:style-name="T19"> into the function</text:span></text:span>.</text:p>
        </text:list-item>
        <text:list-item>
          <text:p text:style-name="OOoList_20_1_20_End"><text:soft-page-break/>As a percentage. To enter an interest rate as a percentage, type in the interest rate followed by the <text:span text:style-name="OOoKeystroke">%</text:span><text:span text:style-name="OOoDefault"> key. For example, to compute a loan with a 3.25% interest rate, enter </text:span><text:span text:style-name="OOoKeystroke">3.25%</text:span><text:span text:style-name="OOoKeystroke"><text:span text:style-name="T19"> </text:span></text:span><text:span text:style-name="OOoDefault"><text:span text:style-name="T19">into the function</text:span></text:span><text:span text:style-name="OOoDefault">.</text:span></text:p>
        </text:list-item>
      </text:list>
      <text:p text:style-name="OOoTextBody"><text:span text:style-name="OOoDefault">If you enter it as </text:span><text:span text:style-name="OOoKeystroke">3.25</text:span><text:span text:style-name="OOoDefault">, the function will treat it as a 325% interest rate.</text:span></text:p>
      <text:p text:style-name="OOoTextBody">Accounting systems vary in the number of days in a month or a year used in calculations. The following table gives the integers used for the <text:span text:style-name="OOoMenuPath">basis</text:span> parameter used in some of the financial analysis functions.</text:p>
      <text:p text:style-name="OOoTableCaption">Table <text:sequence text:ref-name="refTable1" text:name="Table" text:formula="ooow:Table+1" style:num-format="1">2</text:sequence>: Basis calculation types</text:p>
      <table:table table:name="Basiscalculation" table:style-name="Basiscalculation">
        <table:table-column table:style-name="Basiscalculation.A"/>
        <table:table-column table:style-name="Basiscalculation.B"/>
        <table:table-header-rows>
          <table:table-row table:style-name="Basiscalculation.1">
            <table:table-cell table:style-name="Basiscalculation.A1" office:value-type="string">
              <text:p text:style-name="OOoTableHeader">Basis</text:p>
            </table:table-cell>
            <table:table-cell table:style-name="Basiscalculation.B1" office:value-type="string">
              <text:p text:style-name="OOoTableHeader">Calculation</text:p>
            </table:table-cell>
          </table:table-row>
        </table:table-header-rows>
        <table:table-row table:style-name="Basiscalculation.2">
          <table:table-cell table:style-name="Basiscalculation.A2" office:value-type="string">
            <text:p text:style-name="OOoTableText">0 or missing</text:p>
          </table:table-cell>
          <table:table-cell table:style-name="Basiscalculation.B2" office:value-type="string">
            <text:p text:style-name="OOoTableText">US method (<text:span text:style-name="T11">NASD</text:span>), 12 months of 30 days each.</text:p>
          </table:table-cell>
        </table:table-row>
        <table:table-row table:style-name="Basiscalculation.1">
          <table:table-cell table:style-name="Basiscalculation.A3" office:value-type="string">
            <text:p text:style-name="OOoTableText">1</text:p>
          </table:table-cell>
          <table:table-cell table:style-name="Basiscalculation.B2" office:value-type="string">
            <text:p text:style-name="OOoTableText">Exact number of days in months, exact number of days in year.</text:p>
          </table:table-cell>
        </table:table-row>
        <table:table-row table:style-name="Basiscalculation.2">
          <table:table-cell table:style-name="Basiscalculation.A3" office:value-type="string">
            <text:p text:style-name="OOoTableText">2</text:p>
          </table:table-cell>
          <table:table-cell table:style-name="Basiscalculation.B2" office:value-type="string">
            <text:p text:style-name="OOoTableText">Exact number of days in month, year has 360 days.</text:p>
          </table:table-cell>
        </table:table-row>
        <table:table-row table:style-name="Basiscalculation.1">
          <table:table-cell table:style-name="Basiscalculation.A3" office:value-type="string">
            <text:p text:style-name="OOoTableText">3</text:p>
          </table:table-cell>
          <table:table-cell table:style-name="Basiscalculation.B2" office:value-type="string">
            <text:p text:style-name="OOoTableText">Exact number of days in month, year has 365 days.</text:p>
          </table:table-cell>
        </table:table-row>
        <table:table-row table:style-name="Basiscalculation.2">
          <table:table-cell table:style-name="Basiscalculation.A6" office:value-type="string">
            <text:p text:style-name="OOoTableText">4</text:p>
          </table:table-cell>
          <table:table-cell table:style-name="Basiscalculation.B6" office:value-type="string">
            <text:p text:style-name="OOoTableText">European method, 12 months of 30 days each.</text:p>
          </table:table-cell>
        </table:table-row>
      </table:table>
      <text:p text:style-name="P17">Table <text:sequence text:ref-name="refTable2" text:name="Table" text:formula="ooow:Table+1" style:num-format="1">3</text:sequence>: Financial analysis functions</text:p>
      <table:table table:name="Financialanalysisfunctions" table:style-name="Financialanalysisfunctions">
        <table:table-column table:style-name="Financialanalysisfunctions.A"/>
        <table:table-column table:style-name="Financialanalysisfunctions.B"/>
        <table:table-header-rows>
          <table:table-row table:style-name="Financialanalysisfunctions.1">
            <table:table-cell table:style-name="Financialanalysisfunctions.A1" office:value-type="string">
              <text:p text:style-name="OOoTableHeader">Syntax</text:p>
            </table:table-cell>
            <table:table-cell table:style-name="Financialanalysisfunctions.B1" office:value-type="string">
              <text:p text:style-name="OOoTableHeader">Description</text:p>
            </table:table-cell>
          </table:table-row>
        </table:table-header-rows>
        <table:table-row table:style-name="Financialanalysisfunctions.2">
          <table:table-cell table:style-name="Financialanalysisfunctions.A2" office:value-type="string">
            <text:p text:style-name="OOoTableText"><text:span text:style-name="T11">ACCRINT</text:span>(issue; first_interest; settlement;<text:span text:style-name="T12"> r</text:span>ate; par; frequency; basis)</text:p>
          </table:table-cell>
          <table:table-cell table:style-name="Financialanalysisfunctions.B2" office:value-type="string">
            <text:p text:style-name="OOoTableText">Calculates the accrued interest of a security in the case of periodic payments. <text:span text:style-name="OOoMenuPath">Issue</text:span> is the issue date of the security. <text:span text:style-name="OOoMenuPath">First_interest</text:span> is the first interest date of the security. <text:span text:style-name="OOoMenuPath">Settlement</text:span> is the maturity date. <text:span text:style-name="OOoMenuPath">Rate</text:span> is the annual nominal rate of interest (coupon interest rate). <text:span text:style-name="OOoMenuPath">Par</text:span> is the par value of the security.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11">ACCRINTM</text:span>(issue;<text:span text:style-name="T12"> s</text:span>ettlement; rate; par; basis)</text:p>
          </table:table-cell>
          <table:table-cell table:style-name="Financialanalysisfunctions.B2" office:value-type="string">
            <text:p text:style-name="OOoTableText">Calculates the accrued interest of a security in the case of one-off payment at the settlement date. <text:span text:style-name="OOoMenuPath">Issue</text:span> is the issue date of the security. Settlement is the maturity date. <text:span text:style-name="OOoMenuPath">Rate</text:span> is the annual nominal rate of interest (coupon interest rate). <text:span text:style-name="OOoMenuPath">Par</text:span> is the par value of the security.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11">AMORDEGRC</text:span>(cost; date<text:span text:style-name="T12">_</text:span>purchased; first_period; salvage; period; rate; basis)</text:p>
          </table:table-cell>
          <table:table-cell table:style-name="Financialanalysisfunctions.B2" office:value-type="string">
            <text:p text:style-name="OOoTableText">Calculates the amount of depreciation for a settlement period as degressive amortization. Unlike <text:span text:style-name="T11">AMORLINC</text:span>, a depreciation coefficient that is independent of the depreciable life is used here. <text:span text:style-name="OOoMenuPath">Cost</text:span> is the acquisition cost. <text:span text:style-name="OOoMenuPath">Date_purchased</text:span> is the date of acquisition. <text:span text:style-name="OOoMenuPath">First_period</text:span> is the end date of the first settlement period. <text:span text:style-name="OOoMenuPath">Salvage</text:span> is the salvage value of the capital asset at the end of the depreciable life. <text:span text:style-name="OOoMenuPath">Period</text:span> is the settlement period to be considered. <text:span text:style-name="OOoMenuPath">Rate</text:span> is the rate of depreciation. <text:span text:style-name="OOoMenuPath">Basis</text:span> indicates how the year is to be calculated.</text:p>
          </table:table-cell>
        </table:table-row>
        <text:soft-page-break/>
        <table:table-row table:style-name="Financialanalysisfunctions.1">
          <table:table-cell table:style-name="Financialanalysisfunctions.A2" office:value-type="string">
            <text:p text:style-name="OOoTableText">AMORLINC(cost; date_purchased; first_period; salvage; period; rate; basis)</text:p>
          </table:table-cell>
          <table:table-cell table:style-name="Financialanalysisfunctions.B2" office:value-type="string">
            <text:p text:style-name="OOoTableText">Calculates the amount of depreciation for a settlement period as linear amortization. If the capital asset is purchased during the settlement period, the proportional amount of depreciation is considered. <text:span text:style-name="OOoMenuPath">Cost</text:span> is the acquisition cost. <text:span text:style-name="OOoMenuPath">Date_purchased</text:span> is the date of acquisition. <text:span text:style-name="OOoMenuPath">First_period</text:span> is the end date of the first settlement period. <text:span text:style-name="OOoMenuPath">Salvage</text:span> is the salvage value of the capital asset at the end of the depreciable life. <text:span text:style-name="OOoMenuPath">Period</text:span> is the settlement period to be considered. <text:span text:style-name="OOoMenuPath">Rate</text:span> is the rate of depreciation.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11">COUPDAYBS</text:span>(settlement; maturity; frequency; basis)</text:p>
          </table:table-cell>
          <table:table-cell table:style-name="Financialanalysisfunctions.B2" office:value-type="string">
            <text:p text:style-name="OOoTableText">Returns the number of days from the first day of interest payment on a security until the settlement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11">COUPDAYS</text:span>(settlement; maturity; frequency; basis)</text:p>
          </table:table-cell>
          <table:table-cell table:style-name="Financialanalysisfunctions.B2" office:value-type="string">
            <text:p text:style-name="OOoTableText">Returns the number of days in the current interest period in which the settlement date falls.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11">COUPDAYSNC</text:span>(settlement; maturity; frequency; basis)</text:p>
          </table:table-cell>
          <table:table-cell table:style-name="Financialanalysisfunctions.B2" office:value-type="string">
            <text:p text:style-name="OOoTableText">Returns the number of days from the settlement date until the next interest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11">COUPNCD</text:span>(settlement; maturity; frequency; basis)</text:p>
          </table:table-cell>
          <table:table-cell table:style-name="Financialanalysisfunctions.B2" office:value-type="string">
            <text:p text:style-name="OOoTableText">Returns the date of the first interest date after the settlement date, and formats the result as a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11">COUPNUM</text:span>(settlement; maturity; frequency; basis)</text:p>
          </table:table-cell>
          <table:table-cell table:style-name="Financialanalysisfunctions.B2" office:value-type="string">
            <text:p text:style-name="OOoTableText">Returns the number of coupons (interest payments) between the settlement date and the maturity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ext:soft-page-break/>
        <table:table-row table:style-name="Financialanalysisfunctions.1">
          <table:table-cell table:style-name="Financialanalysisfunctions.A2" office:value-type="string">
            <text:p text:style-name="OOoTableText"><text:span text:style-name="T11">COUPPCD</text:span>(settlement; maturity; frequency; basis)</text:p>
          </table:table-cell>
          <table:table-cell table:style-name="Financialanalysisfunctions.B2" office:value-type="string">
            <text:p text:style-name="OOoTableText">Returns the date of the interest date prior to the settlement date, and formats the result as a date. <text:span text:style-name="OOoMenuPath">Settlement</text:span> is the date of purchase of the security. <text:span text:style-name="OOoMenuPath">Maturity</text:span> is the date on which the security matures (expires).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11">CUMIPMT</text:span>(rate; <text:span text:style-name="T11">NPER</text:span>; <text:span text:style-name="T11">PV</text:span>; S; E; type)</text:p>
          </table:table-cell>
          <table:table-cell table:style-name="Financialanalysisfunctions.B2" office:value-type="string">
            <text:p text:style-name="OOoTableText">Calculates the cumulative interest payments (the total interest) for an investment based on a constant interest rate. <text:span text:style-name="OOoMenuPath">Rate</text:span> is the periodic interest rate. <text:span text:style-name="OOoMenuPath">NPER</text:span> is the payment period with the total number of periods. <text:span text:style-name="OOoMenuPath">NPER</text:span> can also be a non-integer value. The <text:span text:style-name="OOoMenuPath">rate</text:span> and <text:span text:style-name="OOoMenuPath">NPER</text:span> must refer to the same unit, and thus both must be calculated annually or monthly. <text:span text:style-name="OOoMenuPath">PV</text:span> is the current value in the sequence of payments. <text:span text:style-name="OOoMenuPath">S</text:span> is the first period. <text:span text:style-name="OOoMenuPath">E</text:span> is the last period. <text:span text:style-name="OOoMenuPath">Type</text:span> is the due date of the payment at the beginning (1) or end (0) of each period.</text:p>
          </table:table-cell>
        </table:table-row>
        <table:table-row table:style-name="Financialanalysisfunctions.1">
          <table:table-cell table:style-name="Financialanalysisfunctions.A2" office:value-type="string">
            <text:p text:style-name="OOoTableText">CUMIPMT_ADD(rate; NPER; PV; start_period; end_period; type)</text:p>
          </table:table-cell>
          <table:table-cell table:style-name="Financialanalysisfunctions.B2" office:value-type="string">
            <text:p text:style-name="OOoTableText">Calculates the accumulated interest for a period. <text:span text:style-name="OOoMenuPath">Rate</text:span> is the interest rate for each period. <text:span text:style-name="OOoMenuPath">NPER</text:span> is the total number of payment periods. The <text:span text:style-name="OOoMenuPath">rate</text:span> and <text:span text:style-name="OOoMenuPath">NPER</text:span> must refer to the same unit, and thus both must be calculated annually or monthly. <text:span text:style-name="OOoMenuPath">PV</text:span> is the current value. <text:span text:style-name="OOoMenuPath">Start_period</text:span> the first payment period for the calculation. <text:span text:style-name="OOoMenuPath">End_period</text:span> the last payment period for the calculation. <text:span text:style-name="OOoMenuPath">Type</text:span> is the due date of the payment at the beginning (1) or end (0) of each period.</text:p>
          </table:table-cell>
        </table:table-row>
        <table:table-row table:style-name="Financialanalysisfunctions.2">
          <table:table-cell table:style-name="Financialanalysisfunctions.A2" office:value-type="string">
            <text:p text:style-name="OOoTableText"><text:span text:style-name="T11">CUMPRINC</text:span>(rate; NPER; PV; S; E; type)</text:p>
          </table:table-cell>
          <table:table-cell table:style-name="Financialanalysisfunctions.B2" office:value-type="string">
            <text:p text:style-name="OOoTableText">Returns the cumulative principal paid for an investment period with a constant interest rate. <text:span text:style-name="OOoMenuPath">Rate</text:span> is the periodic interest rate. <text:span text:style-name="OOoMenuPath">NPER</text:span> is the payment period with the total number of periods. NPER can also be a non-integer value. The <text:span text:style-name="OOoMenuPath">rate</text:span> and <text:span text:style-name="OOoMenuPath">NPER</text:span> must refer to the same unit, and thus both must be calculated annually or monthly. <text:span text:style-name="OOoMenuPath">PV</text:span> is the current value in the sequence of payments. <text:span text:style-name="OOoMenuPath">S</text:span> is the first period. <text:span text:style-name="OOoMenuPath">E</text:span> is the last period. <text:span text:style-name="OOoMenuPath">Type</text:span> is the due date of the payment at the beginning (1) or end (0) of each period.</text:p>
          </table:table-cell>
        </table:table-row>
        <table:table-row table:style-name="Financialanalysisfunctions.1">
          <table:table-cell table:style-name="Financialanalysisfunctions.A2" office:value-type="string">
            <text:p text:style-name="OOoTableText">CUMPRINC_ADD(rate; NPER; PV; start_period; end_period; type)</text:p>
          </table:table-cell>
          <table:table-cell table:style-name="Financialanalysisfunctions.B2" office:value-type="string">
            <text:p text:style-name="OOoTableText">Calculates the cumulative redemption of a loan in a period. <text:span text:style-name="OOoMenuPath">Rate</text:span> is the interest rate for each period. <text:span text:style-name="OOoMenuPath">NPER</text:span> is the total number of payment periods. The <text:span text:style-name="OOoMenuPath">rate</text:span> and <text:span text:style-name="OOoMenuPath">NPER</text:span> must refer to the same unit, and thus both must be calculated annually or monthly. <text:span text:style-name="OOoMenuPath">PV</text:span> is the current value. <text:span text:style-name="OOoMenuPath">Start period </text:span>is the first payment period for the calculation. <text:span text:style-name="OOoMenuPath">End period</text:span> is the last payment period for the calculation. <text:span text:style-name="OOoMenuPath">Type</text:span> is the due date of the payment at the beginning (1) or end (0) of each period.</text:p>
          </table:table-cell>
        </table:table-row>
        <text:soft-page-break/>
        <table:table-row table:style-name="Financialanalysisfunctions.2">
          <table:table-cell table:style-name="Financialanalysisfunctions.A2" office:value-type="string">
            <text:p text:style-name="OOoTableText">DB(cost; salvage; life;<text:span text:style-name="T12"> </text:span>period; month)</text:p>
          </table:table-cell>
          <table:table-cell table:style-name="Financialanalysisfunctions.B2" office:value-type="string">
            <text:p text:style-name="OOoTableText">Returns the depreciation of an asset for a specified period using the double-declining balance method. <text:span text:style-name="OOoMenuPath">Cost</text:span> is the initial cost of an asset. <text:span text:style-name="OOoMenuPath">Salvage</text:span> is the value of an asset at the end of the depreciation. <text:span text:style-name="OOoMenuPath">Life</text:span> defines the period over which an asset is depreciated. <text:span text:style-name="OOoMenuPath">Period</text:span> is the length of each period. The life must be entered in the same date unit as the depreciation period. <text:span text:style-name="OOoMenuPath">Month</text:span> (optional) denotes the number of months for the first year of depreciation.</text:p>
          </table:table-cell>
        </table:table-row>
        <table:table-row table:style-name="Financialanalysisfunctions.1">
          <table:table-cell table:style-name="Financialanalysisfunctions.A2" office:value-type="string">
            <text:p text:style-name="OOoTableText"><text:span text:style-name="T11">DDB</text:span>(cost; salvage; life; period; factor)</text:p>
          </table:table-cell>
          <table:table-cell table:style-name="Financialanalysisfunctions.B2" office:value-type="string">
            <text:p text:style-name="OOoTableText">Returns the depreciation of an asset for a specified period using the arithmetic-declining method. Note that the book value will never reach zero under this calculation type. <text:span text:style-name="OOoMenuPath">Cost</text:span> fixes the initial cost of an asset. <text:span text:style-name="OOoMenuPath">Salvage</text:span> fixes the value of an asset at the end of its life. <text:span text:style-name="OOoMenuPath">Life</text:span> is the number of periods defining how long the asset is to be used. <text:span text:style-name="OOoMenuPath">Period</text:span> defines the length of the period. The period must be entered in the same time unit as the life. <text:span text:style-name="OOoMenuPath">Factor</text:span> (optional) is the factor by which depreciation decreases.</text:p>
          </table:table-cell>
        </table:table-row>
        <table:table-row table:style-name="Financialanalysisfunctions.2">
          <table:table-cell table:style-name="Financialanalysisfunctions.A2" office:value-type="string">
            <text:p text:style-name="OOoTableText">DISC(settlement; maturity; price; redemption; basis)</text:p>
          </table:table-cell>
          <table:table-cell table:style-name="Financialanalysisfunctions.B2" office:value-type="string">
            <text:p text:style-name="OOoTableText">Calculates the allowance (discount) of a security as a percentage. <text:span text:style-name="OOoMenuPath">Settlement</text:span> is the date of purchase of the security. <text:span text:style-name="OOoMenuPath">Maturity</text:span> is the date on which the security matures (expires). <text:span text:style-name="OOoMenuPath">Price</text:span> is the price of the security per 100 currency units of par value. <text:span text:style-name="OOoMenuPath">Redemption</text:span> is the redemption value of the security per 100 currency units of par value.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11">DOLLARDE</text:span>(fractional _dollar; fraction)</text:p>
          </table:table-cell>
          <table:table-cell table:style-name="Financialanalysisfunctions.B2" office:value-type="string">
            <text:p text:style-name="P2">Converts a quotation that has been given as a decimal fraction into a decimal number. <text:span text:style-name="OOoMenuPath">Fractional</text:span><text:change-start text:change-id="ct1073416936"/><text:span text:style-name="OOoMenuPath"><text:span text:style-name="T28">_dollar</text:span></text:span><text:change-end text:change-id="ct1073416936"/> is a number given as a decimal fraction. (In this number, the decimal value is the numerator of the fraction.) <text:span text:style-name="OOoMenuPath">Fraction</text:span> is a whole number that is used as the denominator of the decimal fraction.</text:p>
          </table:table-cell>
        </table:table-row>
        <table:table-row table:style-name="Financialanalysisfunctions.2">
          <table:table-cell table:style-name="Financialanalysisfunctions.A2" office:value-type="string">
            <text:p text:style-name="OOoTableText"><text:span text:style-name="T11">DOLLARFR</text:span>(decimal _dollar; fraction)</text:p>
          </table:table-cell>
          <table:table-cell table:style-name="Financialanalysisfunctions.B2" office:value-type="string">
            <text:p text:style-name="OOoTableText">Converts a quotation that has been given as a decimal number into a mixed decimal fraction. The decimal of the result is the numerator of the fraction that would have <text:span text:style-name="OOoMenuPath">Fraction</text:span> as the denominator. <text:span text:style-name="OOoMenuPath">Decimal_dollar</text:span> is a decimal number. <text:span text:style-name="OOoMenuPath">Fraction</text:span> is a whole number that is used as the denominator of the decimal fraction.</text:p>
          </table:table-cell>
        </table:table-row>
        <table:table-row table:style-name="Financialanalysisfunctions.1">
          <table:table-cell table:style-name="Financialanalysisfunctions.A2" office:value-type="string">
            <text:p text:style-name="OOoTableText">DURATION(rate; PV; <text:span text:style-name="T11">FV</text:span>)</text:p>
          </table:table-cell>
          <table:table-cell table:style-name="Financialanalysisfunctions.B2" office:value-type="string">
            <text:p text:style-name="OOoTableText">Calculates the number of periods required by an investment to attain the desired value. <text:span text:style-name="OOoMenuPath">Rate</text:span> (a constant) is the interest rate to be used for the entire duration. <text:span text:style-name="OOoMenuPath">PV</text:span> is the present value. <text:span text:style-name="OOoMenuPath">FV</text:span> is the desired future value of the investment.</text:p>
          </table:table-cell>
        </table:table-row>
        <text:soft-page-break/>
        <table:table-row table:style-name="Financialanalysisfunctions.2">
          <table:table-cell table:style-name="Financialanalysisfunctions.A2" office:value-type="string">
            <text:p text:style-name="OOoTableText">DURATION_ADD (settlement; maturity; coupon; yield; frequency; basis)</text:p>
          </table:table-cell>
          <table:table-cell table:style-name="Financialanalysisfunctions.B2" office:value-type="string">
            <text:p text:style-name="OOoTableText">Calculates the duration of a fixed interest security in years. <text:span text:style-name="OOoMenuPath">Settlement</text:span> is the date of purchase of the security. <text:span text:style-name="OOoMenuPath">Maturity</text:span> is the date on which the security matures (expires). <text:span text:style-name="OOoMenuPath">Coupon</text:span> is the annual coupon interest rate (nominal rate of interest). <text:span text:style-name="OOoMenuPath">Yield</text:span> is the annual yield of the security.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EFFECT_ADD(nominal _rate; <text:span text:style-name="T11">Npery</text:span>)</text:p>
          </table:table-cell>
          <table:table-cell table:style-name="Financialanalysisfunctions.B2" office:value-type="string">
            <text:p text:style-name="OOoTableText">Calculates the effective annual rate of interest on the basis of the nominal interest rate and the number of interest payments per annum. Nominal interest refers to the amount of interest due at the end of a calculation period. <text:span text:style-name="OOoMenuPath">Nominal_rate</text:span> is the annual nominal rate of interest. <text:span text:style-name="OOoMenuPath">Npery</text:span> is the number of interest payments per year.</text:p>
          </table:table-cell>
        </table:table-row>
        <table:table-row table:style-name="Financialanalysisfunctions.2">
          <table:table-cell table:style-name="Financialanalysisfunctions.A2" office:value-type="string">
            <text:p text:style-name="OOoTableText">EFFECTIVE(<text:span text:style-name="T11">NOM</text:span>; P)</text:p>
          </table:table-cell>
          <table:table-cell table:style-name="Financialanalysisfunctions.B2" office:value-type="string">
            <text:p text:style-name="OOoTableText">Calculates the effective annual rate of interest on the basis of the nominal interest rate and the number of interest payments per annum. Nominal interest refers to the amount of interest due at the end of a calculation period. <text:span text:style-name="OOoMenuPath">NOM</text:span> is the nominal interest. <text:span text:style-name="OOoMenuPath">P</text:span> is the number of interest payment periods per year.</text:p>
          </table:table-cell>
        </table:table-row>
        <table:table-row table:style-name="Financialanalysisfunctions.1">
          <table:table-cell table:style-name="Financialanalysisfunctions.A2" office:value-type="string">
            <text:p text:style-name="OOoTableText">FV(rate; NPER; <text:span text:style-name="T11">PMT</text:span>; PV; type)</text:p>
          </table:table-cell>
          <table:table-cell table:style-name="Financialanalysisfunctions.B2" office:value-type="string">
            <text:p text:style-name="OOoTableText">Returns the future value of an investment based on periodic, constant payments and a constant interest rate. <text:span text:style-name="OOoMenuPath">Rate</text:span> is the periodic interest rate. <text:span text:style-name="OOoMenuPath">NPER</text:span> is the total number of periods. <text:span text:style-name="OOoMenuPath">PMT</text:span> is the annuity paid regularly per period. <text:span text:style-name="OOoMenuPath">PV</text:span> (optional) is the present cash value of an investment.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11">FVSCHEDULE</text:span>(principal; schedule)</text:p>
          </table:table-cell>
          <table:table-cell table:style-name="Financialanalysisfunctions.B2" office:value-type="string">
            <text:p text:style-name="OOoTableText">Calculates the accumulated value of the starting capital for a series of periodically varying interest rates. <text:span text:style-name="OOoMenuPath">Principal</text:span> is the starting capital. <text:span text:style-name="OOoMenuPath">Schedule</text:span> is a series of interest rates. <text:span text:style-name="OOoMenuPath">Schedule</text:span> has to be entered with cell references.</text:p>
          </table:table-cell>
        </table:table-row>
        <table:table-row table:style-name="Financialanalysisfunctions.1">
          <table:table-cell table:style-name="Financialanalysisfunctions.A2" office:value-type="string">
            <text:p text:style-name="OOoTableText"><text:span text:style-name="T11">INTRATE</text:span>(settlement; maturity; investment;<text:span text:style-name="T12"> </text:span>redemption; basis)</text:p>
          </table:table-cell>
          <table:table-cell table:style-name="Financialanalysisfunctions.B2" office:value-type="string">
            <text:p text:style-name="OOoTableText">Calculates the annual interest rate that results when a security (or other item) is purchased at an investment value and sold at a redemption value with no interest being paid. <text:span text:style-name="OOoMenuPath">Settlement</text:span> is the date of purchase of the security. <text:span text:style-name="OOoMenuPath">Maturity</text:span> is the date on which the security is sold. <text:span text:style-name="OOoMenuPath">Investment</text:span> is the purchase price. <text:span text:style-name="OOoMenuPath">Redemption</text:span> is the selling price. <text:span text:style-name="OOoMenuPath">Basis</text:span> indicates how the year is to be calculated.</text:p>
          </table:table-cell>
        </table:table-row>
        <text:soft-page-break/>
        <table:table-row table:style-name="Financialanalysisfunctions.2">
          <table:table-cell table:style-name="Financialanalysisfunctions.A2" office:value-type="string">
            <text:p text:style-name="OOoTableText"><text:span text:style-name="T11">IPMT</text:span>(rate; period; NPER; PV; FV; type)</text:p>
          </table:table-cell>
          <table:table-cell table:style-name="Financialanalysisfunctions.B2" office:value-type="string">
            <text:p text:style-name="OOoTableText">Calculates the periodic amortization for an investment with regular payments and a constant interest rate. <text:span text:style-name="OOoMenuPath">Rate</text:span> is the periodic interest rate. <text:span text:style-name="OOoMenuPath">Period</text:span> is the period for which the compound interest is calculated. <text:span text:style-name="OOoMenuPath">NPER</text:span> is the total number of periods during which annuity is paid. <text:span text:style-name="OOoMenuPath">Period=NPER</text:span>, if compound interest for the last period is calculated. <text:span text:style-name="OOoMenuPath">PV</text:span> is the present cash value in sequence of payments. <text:span text:style-name="OOoMenuPath">FV</text:span> (optional) is the desired value (future value) at the end of the periods. <text:span text:style-name="OOoMenuPath">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OOoTableText"><text:span text:style-name="T11">IRR</text:span>(values; guess)</text:p>
          </table:table-cell>
          <table:table-cell table:style-name="Financialanalysisfunctions.B2" office:value-type="string">
            <text:p text:style-name="OOoTableText">Calculates the internal rate of return for an investment. The values represent cash flow values at regular intervals; at least one value must be negative (payments), and at least one value must be positive (income). <text:span text:style-name="OOoMenuPath">Values</text:span> is an array containing the values. <text:span text:style-name="OOoMenuPath">Guess</text:span> (optional) is the estimated value. If you can provide only a few values, you should provide an initial guess to enable the iteration.</text:p>
          </table:table-cell>
        </table:table-row>
        <table:table-row table:style-name="Financialanalysisfunctions.2">
          <table:table-cell table:style-name="Financialanalysisfunctions.A2" office:value-type="string">
            <text:p text:style-name="OOoTableText"><text:span text:style-name="T11">ISPMT</text:span>(rate; period; total_periods; invest)</text:p>
          </table:table-cell>
          <table:table-cell table:style-name="Financialanalysisfunctions.B2" office:value-type="string">
            <text:p text:style-name="OOoTableText">Calculates the level of interest for unchanged amortization installments. <text:span text:style-name="OOoMenuPath">Rate</text:span> sets the periodic interest rate. <text:span text:style-name="OOoMenuPath">Period</text:span> is the number of installments for calculation of interest. <text:span text:style-name="OOoMenuPath">Total_periods</text:span> is the total number of installment periods. <text:span text:style-name="OOoMenuPath">Invest</text:span> is the amount of the investment.</text:p>
          </table:table-cell>
        </table:table-row>
        <table:table-row table:style-name="Financialanalysisfunctions.1">
          <table:table-cell table:style-name="Financialanalysisfunctions.A2" office:value-type="string">
            <text:p text:style-name="OOoTableText"><text:span text:style-name="T11">MDURATION</text:span>(settlement; maturity; coupon; yield; frequency; basis)</text:p>
          </table:table-cell>
          <table:table-cell table:style-name="Financialanalysisfunctions.B2" office:value-type="string">
            <text:p text:style-name="OOoTableText">Calculates the modified <text:span text:style-name="T11">Macauley</text:span> duration of a fixed interest security in years. <text:span text:style-name="OOoMenuPath">Settlement</text:span> is the date of purchase of the security. <text:span text:style-name="OOoMenuPath">Maturity</text:span> is the date on which the security matures (expires). <text:span text:style-name="OOoMenuPath">Coupon</text:span> is the annual nominal rate of interest (coupon interest rate) <text:span text:style-name="OOoMenuPath">Yield</text:span> is the annual yield of the security.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11">MIRR</text:span>(values; investment; reinvest_rate)</text:p>
          </table:table-cell>
          <table:table-cell table:style-name="Financialanalysisfunctions.B2" office:value-type="string">
            <text:p text:style-name="OOoTableText">Calculates the modified internal rate of return of a series of investments. <text:span text:style-name="OOoMenuPath">Values</text:span> corresponds to the array or the cell reference for cells whose content corresponds to the payments. <text:span text:style-name="OOoMenuPath">Investment</text:span> is the rate of interest of the investments (the negative values of the array) <text:span text:style-name="OOoMenuPath">Reinvest_rate</text:span> is the rate of interest of the reinvestment (the positive values of the array).</text:p>
          </table:table-cell>
        </table:table-row>
        <text:soft-page-break/>
        <table:table-row table:style-name="Financialanalysisfunctions.1">
          <table:table-cell table:style-name="Financialanalysisfunctions.A2" office:value-type="string">
            <text:p text:style-name="OOoTableText">NOMINAL(effective_rate; Npery)</text:p>
          </table:table-cell>
          <table:table-cell table:style-name="Financialanalysisfunctions.B2" office:value-type="string">
            <text:p text:style-name="OOoTableText">Calculates the yearly nominal interest rate, given the effective rate and the number of compounding periods per year. <text:span text:style-name="OOoMenuPath">Effective_rate</text:span> is the effective interest rate <text:span text:style-name="OOoMenuPath">Npery</text:span> is the number of periodic interest payments per year.</text:p>
          </table:table-cell>
        </table:table-row>
        <table:table-row table:style-name="Financialanalysisfunctions.2">
          <table:table-cell table:style-name="Financialanalysisfunctions.A2" office:value-type="string">
            <text:p text:style-name="OOoTableText">NOMINAL_ADD(effective_rate; Npery)</text:p>
          </table:table-cell>
          <table:table-cell table:style-name="Financialanalysisfunctions.B2" office:value-type="string">
            <text:p text:style-name="OOoTableText">Calculates the yearly nominal rate of interest, given the effective rate and the number of compounding periods per year. <text:span text:style-name="OOoMenuPath">Effective_rate</text:span> is the effective annual rate of interest. <text:span text:style-name="OOoMenuPath">Npery</text:span> is the number of interest payments per year.</text:p>
          </table:table-cell>
        </table:table-row>
        <table:table-row table:style-name="Financialanalysisfunctions.1">
          <table:table-cell table:style-name="Financialanalysisfunctions.A2" office:value-type="string">
            <text:p text:style-name="OOoTableText">NPER(rate; PMT; PV; FV; type)</text:p>
          </table:table-cell>
          <table:table-cell table:style-name="Financialanalysisfunctions.B2" office:value-type="string">
            <text:p text:style-name="OOoTableText">Returns the number of periods for an investment based on periodic, constant payments and a constant interest rate. <text:span text:style-name="OOoMenuPath">Rate</text:span> is the periodic interest rate. <text:span text:style-name="OOoMenuPath">PMT</text:span> is the constant annuity paid in each period. <text:span text:style-name="OOoMenuPath">PV</text:span> is the present value (cash value) in a sequence of payments. <text:span text:style-name="OOoMenuPath">FV</text:span> (optional) is the future value, which is reached at the end of the last period.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11">NPV</text:span>(Rate; value_1; value_2; ... value_30)</text:p>
          </table:table-cell>
          <table:table-cell table:style-name="Financialanalysisfunctions.B2" office:value-type="string">
            <text:p text:style-name="OOoTableText">Returns the net present value of an investment based on a series of periodic cash flows and a discount rate. <text:span text:style-name="OOoMenuPath">Rate</text:span> is the discount rate for a period. <text:span text:style-name="OOoMenuPath">Value_1; value_2;</text:span><text:change-start text:change-id="ct1073417872"/><text:span text:style-name="OOoMenuPath">…</text:span><text:change-end text:change-id="ct1073417872"/><text:change text:change-id="ct1073418288"/><text:span text:style-name="OOoMenuPath"> value_30</text:span> are values representing deposits or withdrawals.</text:p>
          </table:table-cell>
        </table:table-row>
        <table:table-row table:style-name="Financialanalysisfunctions.1">
          <table:table-cell table:style-name="Financialanalysisfunctions.A2" office:value-type="string">
            <text:p text:style-name="OOoTableText"><text:span text:style-name="T11">ODDFPRICE</text:span>(settlement; maturity; issue; first_coupon; rate; yield; redemption; frequency; basis)</text:p>
          </table:table-cell>
          <table:table-cell table:style-name="Financialanalysisfunctions.B2" office:value-type="string">
            <text:p text:style-name="OOoTableText">Calculates the price per 100 currency units par value of a security, if the first interest date falls irregularly. <text:span text:style-name="OOoMenuPath">Settlement</text:span> is the date of purchase of the security. <text:span text:style-name="OOoMenuPath">Maturity</text:span> is the date on which the security matures (expires). <text:span text:style-name="OOoMenuPath">Issue</text:span> is the date of issue of the security. <text:span text:style-name="OOoMenuPath">First_coupon</text:span> is the first interest date of the security. <text:span text:style-name="OOoMenuPath">Rate</text:span> is the annual rate of interest. <text:span text:style-name="OOoMenuPath">Yield</text:span> is the annual yield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11">ODDFYIELD</text:span>(settlement; maturity; issue; first_coupon; rate; price; redemption; frequency; basis)</text:p>
          </table:table-cell>
          <table:table-cell table:style-name="Financialanalysisfunctions.B2" office:value-type="string">
            <text:p text:style-name="OOoTableText">Calculates the yield of a security if the first interest date falls irregularly. Settlement is the date of purchase of the security. Maturity is the date on which the security matures (expires). Issue is the date of issue of the security. First_coupon is the first interest period of the security. Rate is the annual rate of interest. Price is the price of the security. Redemption is the redemption value per 100 currency units of par value. Frequency is the number of interest payments per year (1, 2 or 4). Basis indicates how the year is to be calculated.</text:p>
          </table:table-cell>
        </table:table-row>
        <text:soft-page-break/>
        <table:table-row table:style-name="Financialanalysisfunctions.1">
          <table:table-cell table:style-name="Financialanalysisfunctions.A2" office:value-type="string">
            <text:p text:style-name="OOoTableText">ODDLPRICE(settlement;<text:span text:style-name="T12"> m</text:span>aturity; last_interest;<text:span text:style-name="T12"> r</text:span>ate; yield; redemption; frequency; basis)</text:p>
          </table:table-cell>
          <table:table-cell table:style-name="Financialanalysisfunctions.B2" office:value-type="string">
            <text:p text:style-name="OOoTableText">Calculates the price per 100 currency units par value of a security, if the last interest date falls irregularly. <text:span text:style-name="OOoMenuPath">Settlement</text:span> is the date of purchase of the security. <text:span text:style-name="OOoMenuPath">Maturity</text:span> is the date on which the security matures (expires). <text:span text:style-name="OOoMenuPath">Last_interest</text:span> is the last interest date of the security. <text:span text:style-name="OOoMenuPath">Rate</text:span> is the annual rate of interest. <text:span text:style-name="OOoMenuPath">Yield</text:span> is the annual yield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ODDLYIELD(settlement; maturity; last_interest; rate; price; redemption; frequency; basis)</text:p>
          </table:table-cell>
          <table:table-cell table:style-name="Financialanalysisfunctions.B2" office:value-type="string">
            <text:p text:style-name="OOoTableText">Calculates the yield of a security if the last interest date falls irregularly. <text:span text:style-name="OOoMenuPath">Settlement</text:span> is the date of purchase of the security. <text:span text:style-name="OOoMenuPath">Maturity</text:span> is the date on which the security matures (expires). <text:span text:style-name="OOoMenuPath">Last_interest</text:span> is the last interest date of the security. <text:span text:style-name="OOoMenuPath">Rate</text:span> is the annual rate of interest. <text:span text:style-name="OOoMenuPath">Price</text:span> is the price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PMT(rate; NPER; PV; FV; type)</text:p>
          </table:table-cell>
          <table:table-cell table:style-name="Financialanalysisfunctions.B2" office:value-type="string">
            <text:p text:style-name="OOoTableText">Returns the periodic payment for an annuity with constant interest rates. <text:span text:style-name="OOoMenuPath">Rate</text:span> is the periodic interest rate. <text:span text:style-name="OOoMenuPath">NPER</text:span> is the number of periods in which annuity is paid. <text:span text:style-name="OOoMenuPath">PV</text:span> is the present value (cash value) in a sequence of payments. <text:span text:style-name="OOoMenuPath">FV</text:span> (optional) is the desired value (future value) to be reached at the end of the periodic payments.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PPMT(rate; period; NPER; PV; FV; type)</text:p>
          </table:table-cell>
          <table:table-cell table:style-name="Financialanalysisfunctions.B2" office:value-type="string">
            <text:p text:style-name="OOoTableText">Returns for a given period the payment on the principal for an investment that is based on periodic and constant payments and a constant interest rate. <text:span text:style-name="OOoMenuPath">Rate</text:span> is the periodic interest rate. <text:span text:style-name="OOoMenuPath">Period</text:span> is the <text:span text:style-name="T11">amortization</text:span> period. <text:span text:style-name="OOoMenuPath">NPER</text:span> is the total number of periods during which annuity is paid. <text:span text:style-name="OOoMenuPath">PV</text:span> is the present value in the sequence of payments. <text:span text:style-name="OOoMenuPath">FV</text:span> (optional) is the desired (future) value. <text:span text:style-name="OOoMenuPath">Type</text:span> (optional) defines whether the payment is due at the beginning (1) or the end (0) of a period.</text:p>
          </table:table-cell>
        </table:table-row>
        <text:soft-page-break/>
        <table:table-row table:style-name="Financialanalysisfunctions.1">
          <table:table-cell table:style-name="Financialanalysisfunctions.A2" office:value-type="string">
            <text:p text:style-name="OOoTableText">PRICE(settlement; maturity; rate; yield;<text:span text:style-name="T12"> r</text:span>edemption; frequency; basis)</text:p>
          </table:table-cell>
          <table:table-cell table:style-name="Financialanalysisfunctions.B2" office:value-type="string">
            <text:p text:style-name="OOoTableText">Calculates the market value of a fixed interest security with a par value of 100 currency units as a function of the forecast yield. <text:span text:style-name="OOoMenuPath">Settlement</text:span> is the date of purchase of the security. <text:span text:style-name="OOoMenuPath">Maturity</text:span> is the date on which the security matures (expires). <text:span text:style-name="OOoMenuPath">Rate</text:span> is the annual nominal rate of interest (coupon interest rate). <text:span text:style-name="OOoMenuPath">Yield</text:span> is the annual yield of the security.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text:span text:style-name="T11">PRICEDISC</text:span>(settlement; maturity; discount;<text:span text:style-name="T12"> r</text:span>edemption; basis)</text:p>
          </table:table-cell>
          <table:table-cell table:style-name="Financialanalysisfunctions.B2" office:value-type="string">
            <text:p text:style-name="OOoTableText">Calculates the price per 100 currency units of par value of a non-interest-bearing security. <text:span text:style-name="OOoMenuPath">Settlement</text:span> is the date of purchase of the security. <text:span text:style-name="OOoMenuPath">Maturity</text:span> is the date on which the security matures (expires). <text:span text:style-name="OOoMenuPath">Discount</text:span> is the discount of a security as a percentage. <text:span text:style-name="OOoMenuPath">Redemption</text:span> is the redemption value per 100 currency units of par value.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11">PRICEMAT</text:span>(settlement; maturity; issue; rate; yield; basis)</text:p>
          </table:table-cell>
          <table:table-cell table:style-name="Financialanalysisfunctions.B2" office:value-type="string">
            <text:p text:style-name="OOoTableText">Calculates the price per 100 currency units of par value of a security, that pays interest on the maturity date. <text:span text:style-name="OOoMenuPath">Settlement</text:span> is the date of purchase of the security. <text:span text:style-name="OOoMenuPath">Maturity</text:span> is the date on which the security matures (expires). <text:span text:style-name="OOoMenuPath">Issue</text:span> is the date of issue of the security. <text:span text:style-name="OOoMenuPath">Rate</text:span> is the interest rate of the security on the issue date. <text:span text:style-name="OOoMenuPath">Yield</text:span> is the annual yield of the security. <text:span text:style-name="OOoMenuPath">Basis</text:span> indicates how the year is to be calculated.</text:p>
          </table:table-cell>
        </table:table-row>
        <table:table-row table:style-name="Financialanalysisfunctions.2">
          <table:table-cell table:style-name="Financialanalysisfunctions.A2" office:value-type="string">
            <text:p text:style-name="OOoTableText">PV(rate; NPER; PMT; FV; type)</text:p>
          </table:table-cell>
          <table:table-cell table:style-name="Financialanalysisfunctions.B2" office:value-type="string">
            <text:p text:style-name="OOoTableText">Returns the present value of an investment resulting from a series of regular payments. <text:span text:style-name="OOoMenuPath">Rate</text:span> defines the interest rate per period. <text:span text:style-name="OOoMenuPath">NPER</text:span> is the total number of payment periods. <text:span text:style-name="OOoMenuPath">PMT</text:span> is the regular payment made per period. <text:span text:style-name="OOoMenuPath">FV</text:span> (optional) defines the future value remaining after the final installment has been made. <text:span text:style-name="OOoMenuPath">Type</text:span> (optional) defines whether the payment is due at the beginning (1) or the end (0) of a period.</text:p>
          </table:table-cell>
        </table:table-row>
        <table:table-row table:style-name="Financialanalysisfunctions.1">
          <table:table-cell table:style-name="Financialanalysisfunctions.A2" office:value-type="string">
            <text:p text:style-name="OOoTableText">RATE(NPER; PMT; PV; FV; type; guess)</text:p>
          </table:table-cell>
          <table:table-cell table:style-name="Financialanalysisfunctions.B2" office:value-type="string">
            <text:p text:style-name="OOoTableText">Returns the constant interest rate per period of an annuity. <text:span text:style-name="OOoMenuPath">NPER</text:span> is the total number of periods, during which payments are made (payment period). <text:span text:style-name="OOoMenuPath">PMT</text:span> is the constant payment (annuity) paid during each period. <text:span text:style-name="OOoMenuPath">PV</text:span> is the cash value in the sequence of payments. <text:span text:style-name="OOoMenuPath">FV</text:span> (optional) is the future value, which is reached at the end of the periodic payments. <text:span text:style-name="OOoMenuPath">Type</text:span> (optional) defines whether the payment is due at the beginning (1) or the end (0) of a period. <text:span text:style-name="OOoMenuPath">Guess</text:span> (optional) determines the estimated value of the interest with iterative calculation.</text:p>
          </table:table-cell>
        </table:table-row>
        <text:soft-page-break/>
        <table:table-row table:style-name="Financialanalysisfunctions.2">
          <table:table-cell table:style-name="Financialanalysisfunctions.A2" office:value-type="string">
            <text:p text:style-name="OOoTableText">RECEIVED(settlement; maturity; investment;<text:span text:style-name="T12"> d</text:span>iscount; basis)</text:p>
          </table:table-cell>
          <table:table-cell table:style-name="Financialanalysisfunctions.B2" office:value-type="string">
            <text:p text:style-name="OOoTableText">Calculates the amount received that is paid for a fixed-interest security at a given point in time. <text:span text:style-name="OOoMenuPath">Settlement</text:span> is the date of purchase of the security. <text:span text:style-name="OOoMenuPath">Maturity</text:span> is the date on which the security matures. <text:span text:style-name="OOoMenuPath">Investment</text:span> is the purchase sum. <text:span text:style-name="OOoMenuPath">Discount</text:span> is the percentage discount on acquisition of the security. <text:span text:style-name="OOoMenuPath">Basis</text:span> indicates how the year is to be calculated.</text:p>
          </table:table-cell>
        </table:table-row>
        <table:table-row table:style-name="Financialanalysisfunctions.1">
          <table:table-cell table:style-name="Financialanalysisfunctions.A2" office:value-type="string">
            <text:p text:style-name="OOoTableText"><text:span text:style-name="T11">RRI</text:span>(P; PV; FV)</text:p>
          </table:table-cell>
          <table:table-cell table:style-name="Financialanalysisfunctions.B2" office:value-type="string">
            <text:p text:style-name="OOoTableText">Calculates the interest rate resulting from the profit (return) of an investment. <text:span text:style-name="OOoMenuPath">P</text:span> is the number of periods needed for calculating the interest rate. <text:span text:style-name="OOoMenuPath">PV</text:span> is the present value (must be &gt;0). <text:span text:style-name="OOoMenuPath">FV</text:span> is determines what is desired as the cash value of the deposit.</text:p>
          </table:table-cell>
        </table:table-row>
        <table:table-row table:style-name="Financialanalysisfunctions.2">
          <table:table-cell table:style-name="Financialanalysisfunctions.A2" office:value-type="string">
            <text:p text:style-name="OOoTableText"><text:span text:style-name="T11">SLN</text:span>(cost; salvage; life)</text:p>
          </table:table-cell>
          <table:table-cell table:style-name="Financialanalysisfunctions.B2" office:value-type="string">
            <text:p text:style-name="OOoTableText">Returns the straight-line depreciation of an asset for one period. The amount of the depreciation is constant during the depreciation period. <text:span text:style-name="OOoMenuPath">Cost</text:span> is the initial cost of an asset. <text:span text:style-name="OOoMenuPath">Salvage</text:span> is the value of an asset at the end of the depreciation. <text:span text:style-name="OOoMenuPath">Life</text:span> is the depreciation period determining the number of periods in the depreciation of the asset.</text:p>
          </table:table-cell>
        </table:table-row>
        <table:table-row table:style-name="Financialanalysisfunctions.1">
          <table:table-cell table:style-name="Financialanalysisfunctions.A2" office:value-type="string">
            <text:p text:style-name="OOoTableText">SYD(cost; salvage; life; period)</text:p>
          </table:table-cell>
          <table:table-cell table:style-name="Financialanalysisfunctions.B2" office:value-type="string">
            <text:p text:style-name="OOoTableText">Returns the arithmetic-declining depreciation rate. Use this function to calculate the depreciation amount for one period of the total depreciation span of an object. Arithmetic declining depreciation reduces the depreciation amount from period to period by a fixed sum. <text:span text:style-name="OOoMenuPath">Cost</text:span> is the initial cost of an asset. <text:span text:style-name="OOoMenuPath">Salvage</text:span> is the value of an asset after depreciation. <text:span text:style-name="OOoMenuPath">Life</text:span> is the period fixing the time span over which an asset is depreciated. <text:span text:style-name="OOoMenuPath">Period</text:span> defines the period for which the depreciation is to be calculated.</text:p>
          </table:table-cell>
        </table:table-row>
        <table:table-row table:style-name="Financialanalysisfunctions.2">
          <table:table-cell table:style-name="Financialanalysisfunctions.A2" office:value-type="string">
            <text:p text:style-name="OOoTableText"><text:span text:style-name="T11">TBILLEQ</text:span>(settlement; maturity;<text:span text:style-name="T12"> d</text:span>iscount)</text:p>
          </table:table-cell>
          <table:table-cell table:style-name="Financialanalysisfunctions.B2" office:value-type="string">
            <text:p text:style-name="OOoTableText">Calculates the annual return on a treasury bill. <text:span text:style-name="OOoMenuPath">Settlement</text:span> is the date of purchase of the security. <text:span text:style-name="OOoMenuPath">Maturity</text:span> is the date on which the security matures (expires). <text:span text:style-name="OOoMenuPath">Discount</text:span> is the percentage discount on acquisition of the security.</text:p>
          </table:table-cell>
        </table:table-row>
        <table:table-row table:style-name="Financialanalysisfunctions.1">
          <table:table-cell table:style-name="Financialanalysisfunctions.A2" office:value-type="string">
            <text:p text:style-name="OOoTableText"><text:span text:style-name="T11">TBILLPRICE</text:span>(settlement; maturity; discount)</text:p>
          </table:table-cell>
          <table:table-cell table:style-name="Financialanalysisfunctions.B2" office:value-type="string">
            <text:p text:style-name="OOoTableText">Calculates the price of a treasury bill per 100 currency units. <text:span text:style-name="OOoMenuPath">Settlement</text:span> is the date of purchase of the security. <text:span text:style-name="OOoMenuPath">Maturity</text:span> is the date on which the security matures (expires). <text:span text:style-name="OOoMenuPath">Discount</text:span> is the percentage discount upon acquisition of the security.</text:p>
          </table:table-cell>
        </table:table-row>
        <table:table-row table:style-name="Financialanalysisfunctions.2">
          <table:table-cell table:style-name="Financialanalysisfunctions.A2" office:value-type="string">
            <text:p text:style-name="OOoTableText"><text:span text:style-name="T11">TBILLYIELD</text:span>(settlement; maturity; price)</text:p>
          </table:table-cell>
          <table:table-cell table:style-name="Financialanalysisfunctions.B2" office:value-type="string">
            <text:p text:style-name="OOoTableText">Calculates the yield of a treasury bill. <text:span text:style-name="OOoMenuPath">Settlement</text:span> is the date of purchase of the security. <text:span text:style-name="OOoMenuPath">Maturity</text:span> is the date on which the security matures (expires). <text:span text:style-name="OOoMenuPath">Price</text:span> is the price (purchase price) of the treasury bill per 100 currency units of par value.</text:p>
          </table:table-cell>
        </table:table-row>
        <text:soft-page-break/>
        <table:table-row table:style-name="Financialanalysisfunctions.1">
          <table:table-cell table:style-name="Financialanalysisfunctions.A2" office:value-type="string">
            <text:p text:style-name="OOoTableText"><text:span text:style-name="T11">VDB</text:span>(cost; salvage; life; start; end; factor; type)</text:p>
          </table:table-cell>
          <table:table-cell table:style-name="Financialanalysisfunctions.B2" office:value-type="string">
            <text:p text:style-name="OOoTableText">Returns the depreciation of an asset for a specified or partial period using a variable declining balance method. <text:span text:style-name="OOoMenuPath">Cost</text:span> is the initial value of an asset. <text:span text:style-name="OOoMenuPath">Salvage</text:span> is the value of an asset at the end of the depreciation. <text:span text:style-name="OOoMenuPath">Life</text:span> is the depreciation duration of the asset. <text:span text:style-name="OOoMenuPath">Start</text:span> is the start of the depreciation entered in the same date unit as the life. <text:span text:style-name="OOoMenuPath">End</text:span> is the end of the depreciation. <text:span text:style-name="OOoMenuPath">Factor</text:span> (optional) is the depreciation factor. FA=2 is double rate depreciation. <text:span text:style-name="OOoMenuPath">Type</text:span> (optional) defines whether the payment is due at the beginning (1) or the end (0) of a period.</text:p>
          </table:table-cell>
        </table:table-row>
        <table:table-row table:style-name="Financialanalysisfunctions.2">
          <table:table-cell table:style-name="Financialanalysisfunctions.A2" office:value-type="string">
            <text:p text:style-name="OOoTableText"><text:span text:style-name="T11">XIRR</text:span>(values; dates; guess)</text:p>
          </table:table-cell>
          <table:table-cell table:style-name="Financialanalysisfunctions.B2" office:value-type="string">
            <text:p text:style-name="OOoTableText">Calculates the internal rate of return for a list of payments which take place on different dates. The calculation is based on a 365 days per year basis, ignoring leap years. If the payments take place at regular intervals, use the IRR function. <text:span text:style-name="OOoMenuPath">Values</text:span> and <text:span text:style-name="OOoMenuPath">dates</text:span> are a series of payments and the series of associated date values entered as cell references. <text:span text:style-name="OOoMenuPath">Guess</text:span> (optional) is a guess for the internal rate of return. The default is 10%.</text:p>
          </table:table-cell>
        </table:table-row>
        <table:table-row table:style-name="Financialanalysisfunctions.1">
          <table:table-cell table:style-name="Financialanalysisfunctions.A57" office:value-type="string">
            <text:p text:style-name="OOoTableText"><text:span text:style-name="T11">XNPV</text:span>(rate; values; dates)</text:p>
          </table:table-cell>
          <table:table-cell table:style-name="Financialanalysisfunctions.B2" office:value-type="string">
            <text:p text:style-name="OOoTableText">Calculates the capital value (net present value) for a list of payments which take place on different dates. The calculation is based on a 365 days per year basis, ignoring leap years. If the payments take place at regular intervals, use the NPV function. <text:span text:style-name="OOoMenuPath">Rate</text:span> is the internal rate of return for the payments. <text:span text:style-name="OOoMenuPath">Values</text:span> and <text:span text:style-name="OOoMenuPath">dates</text:span> are a series of payments and the series of associated date values entered as cell references.</text:p>
          </table:table-cell>
        </table:table-row>
        <table:table-row table:style-name="Financialanalysisfunctions.2">
          <table:table-cell table:style-name="Financialanalysisfunctions.A57" office:value-type="string">
            <text:p text:style-name="OOoTableText">YIELD(settlement; maturity; rate; price; redemption; frequency; basis)</text:p>
          </table:table-cell>
          <table:table-cell table:style-name="Financialanalysisfunctions.B2" office:value-type="string">
            <text:p text:style-name="OOoTableText">Calculates the yield of a security. <text:span text:style-name="OOoMenuPath">Settlement</text:span> is the date of purchase of the security. <text:span text:style-name="OOoMenuPath">Maturity</text:span> is the date on which the security matures (expires). <text:span text:style-name="OOoMenuPath">Rate</text:span> is the annual rate of interest. <text:span text:style-name="OOoMenuPath">Price</text:span> is the price (purchase price) of the security per 100 currency units of par value. <text:span text:style-name="OOoMenuPath">Redemption</text:span> is the redemption value per 100 currency units of par value. <text:span text:style-name="OOoMenuPath">Frequency</text:span> is the number of interest payments per year (1, 2 or 4). <text:span text:style-name="OOoMenuPath">Basis</text:span> indicates how the year is to be calculated.</text:p>
          </table:table-cell>
        </table:table-row>
        <table:table-row table:style-name="Financialanalysisfunctions.1">
          <table:table-cell table:style-name="Financialanalysisfunctions.A57" office:value-type="string">
            <text:p text:style-name="OOoTableText"><text:span text:style-name="T11">YIELDDISC</text:span>(settlement; maturity; price; redemption; basis)</text:p>
          </table:table-cell>
          <table:table-cell table:style-name="Financialanalysisfunctions.B2" office:value-type="string">
            <text:p text:style-name="OOoTableText">Calculates the annual yield of a non-interest-bearing security. <text:span text:style-name="OOoMenuPath">Settlement</text:span> is the date of purchase of the security. <text:span text:style-name="OOoMenuPath">Maturity</text:span> is the date on which the security matures (expires). <text:span text:style-name="OOoMenuPath">Price</text:span> is the price (purchase price) of the security per 100 currency units of par value. <text:span text:style-name="OOoMenuPath">Redemption</text:span> is the redemption value per 100 currency units of par value. <text:span text:style-name="OOoMenuPath">Basis</text:span> indicates how the year is to be calculated.</text:p>
          </table:table-cell>
        </table:table-row>
        <text:soft-page-break/>
        <table:table-row table:style-name="Financialanalysisfunctions.2">
          <table:table-cell table:style-name="Financialanalysisfunctions.A60" office:value-type="string">
            <text:p text:style-name="OOoTableText"><text:span text:style-name="T11">YIELDMAT</text:span>(settlement; maturity; issue; rate; price; basis)</text:p>
          </table:table-cell>
          <table:table-cell table:style-name="Financialanalysisfunctions.B60" office:value-type="string">
            <text:p text:style-name="OOoTableText">Calculates the annual yield of a security, the interest of which is paid on the date of maturity. <text:span text:style-name="OOoMenuPath">Settlement</text:span> is the date of purchase of the security. <text:span text:style-name="OOoMenuPath">Maturity</text:span> is the date on which the security matures (expires). <text:span text:style-name="OOoMenuPath">Issue</text:span> is the date of issue of the security. <text:span text:style-name="OOoMenuPath">Rate</text:span> is the interest rate of the security on the issue date. <text:span text:style-name="OOoMenuPath">Price</text:span> is the price (purchase price) of the security per 100 currency units of par value. <text:span text:style-name="OOoMenuPath">Basis</text:span> indicates how the year is to be calculated.</text:p>
          </table:table-cell>
        </table:table-row>
      </table:table>
      <text:h text:style-name="P25" text:outline-level="2"><text:bookmark-start text:name="__RefHeading__6930_1924864864"/><text:alphabetical-index-mark text:string-value="statistical analysis functions"/><text:alphabetical-index-mark text:string-value="statistical analysis" text:key1="functions"/>Statistical analysis functions<text:bookmark-end text:name="__RefHeading__6930_1924864864"/></text:h>
      <text:p text:style-name="P3"><text:span text:style-name="T4">Calc includes over 70 statistical functions which enable the evaluation of data from simple arithmetic calculations, such as averaging, to advanced distribution and </text:span><text:span text:style-name="T8">probability</text:span><text:span text:style-name="T4"> computations.</text:span><text:change text:change-id="ct1073417768"/></text:p>
      <text:p text:style-name="OOoTableCaption">Table <text:sequence text:ref-name="refTable3" text:name="Table" text:formula="ooow:Table+1" style:num-format="1">4</text:sequence>: Statistical analysis functions</text:p>
      <table:table table:name="Statisticalanalysisfunctions" table:style-name="Statisticalanalysisfunctions">
        <table:table-column table:style-name="Statisticalanalysisfunctions.A"/>
        <table:table-column table:style-name="Statisticalanalysisfunctions.B"/>
        <table:table-header-rows>
          <table:table-row table:style-name="Statisticalanalysisfunctions.1">
            <table:table-cell table:style-name="Statisticalanalysisfunctions.A1" office:value-type="string">
              <text:p text:style-name="OOoTableHeader">Syntax</text:p>
            </table:table-cell>
            <table:table-cell table:style-name="Statisticalanalysisfunctions.B1" office:value-type="string">
              <text:p text:style-name="OOoTableHeader">Description</text:p>
            </table:table-cell>
          </table:table-row>
        </table:table-header-rows>
        <table:table-row table:style-name="Statisticalanalysisfunctions.2">
          <table:table-cell table:style-name="Statisticalanalysisfunctions.A2" office:value-type="string">
            <text:p text:style-name="OOoTableText"><text:span text:style-name="T11">AVEDEV</text:span>(number1; number2; <text:change-start text:change-id="ct1073418912"/>…<text:change-end text:change-id="ct1073418912"/><text:change text:change-id="ct1073418080"/> number_30)</text:p>
          </table:table-cell>
          <table:table-cell table:style-name="Statisticalanalysisfunctions.B2" office:value-type="string">
            <text:p text:style-name="OOoTableText">Returns the average of the absolute deviations of data points from their mean. Displays the diffusion in a data set. <text:span text:style-name="OOoMenuPath">Number_1; number_2; </text:span><text:change-start text:change-id="ct1073417976"/><text:span text:style-name="OOoMenuPath">…</text:span><text:change-end text:change-id="ct1073417976"/><text:change text:change-id="ct1073419120"/><text:span text:style-name="OOoMenuPath"> number_30</text:span> are values or ranges that represent a sample. Each number can also be replaced by a reference.</text:p>
          </table:table-cell>
        </table:table-row>
        <table:table-row table:style-name="Statisticalanalysisfunctions.1">
          <table:table-cell table:style-name="Statisticalanalysisfunctions.A2" office:value-type="string">
            <text:p text:style-name="OOoTableText">AVERAGE(number_1; number_2; <text:change-start text:change-id="ct1073416520"/>…<text:change-end text:change-id="ct1073416520"/><text:change text:change-id="ct1073416416"/> number_30)</text:p>
          </table:table-cell>
          <table:table-cell table:style-name="Statisticalanalysisfunctions.B2" office:value-type="string">
            <text:p text:style-name="OOoTableText">Returns the average of the arguments. <text:span text:style-name="OOoMenuPath">Number_1; number_2; </text:span><text:change-start text:change-id="ct1073418496"/><text:span text:style-name="OOoMenuPath">…</text:span><text:change-end text:change-id="ct1073418496"/><text:change text:change-id="ct1073418184"/><text:span text:style-name="OOoMenuPath"> number_30</text:span> are numerical values or ranges. Text is ignored.</text:p>
          </table:table-cell>
        </table:table-row>
        <table:table-row table:style-name="Statisticalanalysisfunctions.2">
          <table:table-cell table:style-name="Statisticalanalysisfunctions.A2" office:value-type="string">
            <text:p text:style-name="OOoTableText"><text:span text:style-name="T11">AVERAGEA</text:span>(value_1; value_2; <text:change-start text:change-id="ct1073418600"/>…<text:change-end text:change-id="ct1073418600"/><text:change text:change-id="ct1073416832"/> value_30)</text:p>
          </table:table-cell>
          <table:table-cell table:style-name="Statisticalanalysisfunctions.B2" office:value-type="string">
            <text:p text:style-name="OOoTableText">Returns the average of the arguments. The value of a text is 0. <text:span text:style-name="OOoMenuPath">Value_1; value_2; </text:span><text:change-start text:change-id="ct1073418704"/><text:span text:style-name="OOoMenuPath">…</text:span><text:change-end text:change-id="ct1073418704"/><text:change text:change-id="ct1073419016"/><text:span text:style-name="OOoMenuPath"> value_30</text:span> are values or ranges.</text:p>
          </table:table-cell>
        </table:table-row>
        <table:table-row table:style-name="Statisticalanalysisfunctions.1">
          <table:table-cell table:style-name="Statisticalanalysisfunctions.A2" office:value-type="string">
            <text:p text:style-name="OOoTableText">B(trials; SP; T_1; T_2)</text:p>
          </table:table-cell>
          <table:table-cell table:style-name="Statisticalanalysisfunctions.B2" office:value-type="string">
            <text:p text:style-name="OOoTableText">Returns the probability of a sample with a binomial distribution. <text:span text:style-name="OOoMenuPath">Trials</text:span> is the number of independent trials. <text:span text:style-name="OOoMenuPath">SP</text:span> is the probability of success on each trial. <text:span text:style-name="OOoMenuPath">T_1</text:span> defines the number of successes or the lower limit for the number of successes. <text:span text:style-name="OOoMenuPath">T_2</text:span> (optional) defines the upper limit for the number of successes, if there is a range.</text:p>
          </table:table-cell>
        </table:table-row>
        <text:soft-page-break/>
        <table:table-row table:style-name="Statisticalanalysisfunctions.2">
          <table:table-cell table:style-name="Statisticalanalysisfunctions.A2" office:value-type="string">
            <text:p text:style-name="OOoTableText"><text:span text:style-name="T11">BETADIST</text:span>(number; alpha; beta; start; end; cumulative)</text:p>
          </table:table-cell>
          <table:table-cell table:style-name="Statisticalanalysisfunctions.B2" office:value-type="string">
            <text:p text:style-name="OOoTableText">Returns the cumulative beta probability density function. <text:span text:style-name="OOoMenuPath">Number</text:span> is the value between <text:span text:style-name="OOoMenuPath">Start</text:span> and <text:span text:style-name="OOoMenuPath">End</text:span> at which to evaluate the function. <text:span text:style-name="OOoMenuPath">Alpha</text:span> and <text:span text:style-name="OOoMenuPath">Beta</text:span> are the shape parameters of the distribution. <text:span text:style-name="OOoMenuPath">Start</text:span> (optional) and <text:span text:style-name="OOoMenuPath">End</text:span> (optional) are the bounds for <text:span text:style-name="OOoMenuPath">number</text:span>. They expand or contract the range over which the Beta distribution is supported. The default values are 0 and 1. <text:span text:style-name="OOoMenuPath">Cumulative</text:span> (optional) can be 0 or False to calculate the probability density function. It can be any other value or True or omitted to calculate the cumulative distribution function.</text:p>
          </table:table-cell>
        </table:table-row>
        <table:table-row table:style-name="Statisticalanalysisfunctions.1">
          <table:table-cell table:style-name="Statisticalanalysisfunctions.A2" office:value-type="string">
            <text:p text:style-name="OOoTableText"><text:span text:style-name="T11">BETAINV</text:span>(number; alpha; beta; start; end)</text:p>
          </table:table-cell>
          <table:table-cell table:style-name="Statisticalanalysisfunctions.B2" office:value-type="string">
            <text:p text:style-name="OOoTableText">Returns the inverse of the cumulative beta probability density function. <text:span text:style-name="OOoMenuPath">Number</text:span> is the value between <text:span text:style-name="OOoMenuPath">Start</text:span> and <text:span text:style-name="OOoMenuPath">End</text:span> at which to evaluate the function. <text:span text:style-name="OOoMenuPath">Alpha</text:span> and <text:span text:style-name="OOoMenuPath">Beta</text:span> are the shape parameters of the distribution. <text:span text:style-name="OOoMenuPath">Start</text:span> (optional) and <text:span text:style-name="OOoMenuPath">End</text:span> (optional) are the bounds for number. They expand or contract the range over which the Beta distribution is supported. The default values are 0 and 1.</text:p>
          </table:table-cell>
        </table:table-row>
        <table:table-row table:style-name="Statisticalanalysisfunctions.2">
          <table:table-cell table:style-name="Statisticalanalysisfunctions.A2" office:value-type="string">
            <text:p text:style-name="OOoTableText"><text:span text:style-name="T11">BINOMDIST</text:span>(X; trials; SP; C)</text:p>
          </table:table-cell>
          <table:table-cell table:style-name="Statisticalanalysisfunctions.B2" office:value-type="string">
            <text:p text:style-name="OOoTableText">Returns the individual term binomial distribution probability. <text:span text:style-name="OOoMenuPath">X</text:span> is the number of successes in a set of trials. <text:span text:style-name="OOoMenuPath">Trials</text:span> is the number of independent trials. <text:span text:style-name="OOoMenuPath">SP</text:span> is the probability of success on each trial. <text:span text:style-name="OOoMenuPath">C</text:span> = 0 calculates the probability of a single event and <text:span text:style-name="OOoMenuPath">C</text:span> = 1 calculates the cumulative probability.</text:p>
          </table:table-cell>
        </table:table-row>
        <table:table-row table:style-name="Statisticalanalysisfunctions.1">
          <table:table-cell table:style-name="Statisticalanalysisfunctions.A2" office:value-type="string">
            <text:p text:style-name="OOoTableText"><text:span text:style-name="T11">CHIDIST</text:span>(number;<text:span text:style-name="T12"> </text:span>degrees_freedom)</text:p>
          </table:table-cell>
          <table:table-cell table:style-name="Statisticalanalysisfunctions.B2" office:value-type="string">
            <text:p text:style-name="OOoTableText">Returns the right-tailed probability of the chi square distribution. The probability determined by CHIDIST can also be determined by <text:span text:style-name="T11">CHITEST.</text:span> <text:span text:style-name="OOoMenuPath">Number</text:span> is the chi-square value of the random sample used to determine the error probability. <text:span text:style-name="OOoMenuPath">Degrees_freedom</text:span> is the degrees of freedom of the experiment.</text:p>
          </table:table-cell>
        </table:table-row>
        <table:table-row table:style-name="Statisticalanalysisfunctions.2">
          <table:table-cell table:style-name="Statisticalanalysisfunctions.A2" office:value-type="string">
            <text:p text:style-name="OOoTableText"><text:span text:style-name="T11">CHIINV</text:span>(number;<text:span text:style-name="T12"> </text:span>degrees_freedom)</text:p>
          </table:table-cell>
          <table:table-cell table:style-name="Statisticalanalysisfunctions.B2" office:value-type="string">
            <text:p text:style-name="OOoTableText">Returns the inverse of the one-tailed probability of the chi-squared distribution. <text:span text:style-name="OOoMenuPath">Number</text:span> is the value of the error probability. <text:span text:style-name="OOoMenuPath">Degrees_freedom</text:span> is the degrees of freedom of the experiment.</text:p>
          </table:table-cell>
        </table:table-row>
        <table:table-row table:style-name="Statisticalanalysisfunctions.1">
          <table:table-cell table:style-name="Statisticalanalysisfunctions.A2" office:value-type="string">
            <text:p text:style-name="OOoTableText">CHITEST(data_B; data_E)</text:p>
          </table:table-cell>
          <table:table-cell table:style-name="Statisticalanalysisfunctions.B2" office:value-type="string">
            <text:p text:style-name="OOoTableText">Returns the chi-square distribution from a random distribution of two test series based on the chi-square test for independence. The probability determined by CHITEST can also be determined with CHIDIST, in which case the chi square of the random sample must then be passed as a parameter instead of the data rows. <text:span text:style-name="OOoMenuPath">Data_B</text:span> is the array of the observations. <text:span text:style-name="OOoMenuPath">Data_E</text:span> is the range of the expected values.</text:p>
          </table:table-cell>
        </table:table-row>
        <text:soft-page-break/>
        <table:table-row table:style-name="Statisticalanalysisfunctions.2">
          <table:table-cell table:style-name="Statisticalanalysisfunctions.A2" office:value-type="string">
            <text:p text:style-name="OOoTableText">CONFIDENCE(alpha; <text:span text:style-name="T11">STDEV</text:span>; size)</text:p>
          </table:table-cell>
          <table:table-cell table:style-name="Statisticalanalysisfunctions.B2" office:value-type="string">
            <text:p text:style-name="OOoTableText">Returns the (1 - alpha) confidence interval for a normal distribution. <text:span text:style-name="OOoMenuPath">Alpha</text:span> is the level of the confidence interval. <text:span text:style-name="OOoMenuPath">STDEV</text:span> is the standard deviation for the total population. <text:span text:style-name="OOoMenuPath">Size</text:span> is the size of the total population.</text:p>
          </table:table-cell>
        </table:table-row>
        <table:table-row table:style-name="Statisticalanalysisfunctions.1">
          <table:table-cell table:style-name="Statisticalanalysisfunctions.A2" office:value-type="string">
            <text:p text:style-name="OOoTableText"><text:span text:style-name="T11">CORREL</text:span>(data_1; data_2)</text:p>
          </table:table-cell>
          <table:table-cell table:style-name="Statisticalanalysisfunctions.B2" office:value-type="string">
            <text:p text:style-name="OOoTableText">Returns the correlation coefficient between two data sets. <text:span text:style-name="OOoMenuPath">Data_1</text:span> is the first data set. <text:span text:style-name="OOoMenuPath">Data_2</text:span> is the second data set.</text:p>
          </table:table-cell>
        </table:table-row>
        <table:table-row table:style-name="Statisticalanalysisfunctions.2">
          <table:table-cell table:style-name="Statisticalanalysisfunctions.A2" office:value-type="string">
            <text:p text:style-name="OOoTableText">COUNT(value_1; value_2; <text:change-start text:change-id="ct1073416000"/>…<text:change-end text:change-id="ct1073416000"/><text:change text:change-id="ct1073416624"/> value_30)</text:p>
          </table:table-cell>
          <table:table-cell table:style-name="Statisticalanalysisfunctions.B2" office:value-type="string">
            <text:p text:style-name="OOoTableText">Counts how many numbers are in the list of arguments. Text entries are ignored. <text:span text:style-name="OOoMenuPath">Value_1; value_2; </text:span><text:change-start text:change-id="ct1073418808"/><text:span text:style-name="OOoMenuPath">…</text:span><text:change-end text:change-id="ct1073418808"/><text:change text:change-id="ct1073419224"/><text:span text:style-name="OOoMenuPath"> value_30</text:span> are values or ranges which are to be counted.</text:p>
          </table:table-cell>
        </table:table-row>
        <table:table-row table:style-name="Statisticalanalysisfunctions.1">
          <table:table-cell table:style-name="Statisticalanalysisfunctions.A2" office:value-type="string">
            <text:p text:style-name="OOoTableText"><text:span text:style-name="T11">COUNTA</text:span>(value_1; value_2; <text:change-start text:change-id="ct1073416312"/>…<text:change-end text:change-id="ct1073416312"/><text:change text:change-id="ct1073416208"/> value_30)</text:p>
          </table:table-cell>
          <table:table-cell table:style-name="Statisticalanalysisfunctions.B2" office:value-type="string">
            <text:p text:style-name="OOoTableText">Counts how many values are in the list of arguments. Text entries are also counted, even when they contain an empty string of length 0. If an argument is an array or reference, empty cells within the array or reference are ignored. <text:span text:style-name="OOoMenuPath">value_1; value_2; </text:span><text:change-start text:change-id="ct1073416104"/><text:span text:style-name="OOoMenuPath">…</text:span><text:change-end text:change-id="ct1073416104"/><text:change text:change-id="ct1073417456"/><text:span text:style-name="OOoMenuPath"> value_30</text:span> are up to 30 arguments representing the values to be counted.</text:p>
          </table:table-cell>
        </table:table-row>
        <table:table-row table:style-name="Statisticalanalysisfunctions.2">
          <table:table-cell table:style-name="Statisticalanalysisfunctions.A2" office:value-type="string">
            <text:p text:style-name="OOoTableText"><text:span text:style-name="T11">COVAR</text:span>(data_1; data_2)</text:p>
          </table:table-cell>
          <table:table-cell table:style-name="Statisticalanalysisfunctions.B2" office:value-type="string">
            <text:p text:style-name="OOoTableText">Returns the covariance of the product of paired deviations. <text:span text:style-name="OOoMenuPath">Data_1</text:span> is the first data set. <text:span text:style-name="OOoMenuPath">Data_2</text:span> is the second data set.</text:p>
          </table:table-cell>
        </table:table-row>
        <table:table-row table:style-name="Statisticalanalysisfunctions.1">
          <table:table-cell table:style-name="Statisticalanalysisfunctions.A2" office:value-type="string">
            <text:p text:style-name="OOoTableText"><text:span text:style-name="T11">CRITBINOM</text:span>(trials; SP; alpha)</text:p>
          </table:table-cell>
          <table:table-cell table:style-name="Statisticalanalysisfunctions.B2" office:value-type="string">
            <text:p text:style-name="OOoTableText">Returns the smallest value for which the cumulative binomial distribution is less than or equal to a criterion value. <text:span text:style-name="OOoMenuPath">Trials</text:span> is the total number of trials. <text:span text:style-name="OOoMenuPath">SP</text:span> is the probability of success for one trial. <text:span text:style-name="OOoMenuPath">Alpha</text:span> is the threshold probability to be reached or exceeded.</text:p>
          </table:table-cell>
        </table:table-row>
        <table:table-row table:style-name="Statisticalanalysisfunctions.2">
          <table:table-cell table:style-name="Statisticalanalysisfunctions.A2" office:value-type="string">
            <text:p text:style-name="OOoTableText"><text:span text:style-name="T11">DEVSQ</text:span>(number_1; number_2; <text:change-start text:change-id="ct1073417248"/>…<text:change-end text:change-id="ct1073417248"/><text:change text:change-id="ct1073417144"/> number_30)</text:p>
          </table:table-cell>
          <table:table-cell table:style-name="Statisticalanalysisfunctions.B2" office:value-type="string">
            <text:p text:style-name="OOoTableText">Returns the sum of squares of deviations based on a sample mean. <text:span text:style-name="OOoMenuPath">Number_1; number_2; </text:span><text:change-start text:change-id="ct1073417040"/><text:span text:style-name="OOoMenuPath">…</text:span><text:change-end text:change-id="ct1073417040"/><text:change text:change-id="ct1073416728"/><text:span text:style-name="OOoMenuPath"> number_30</text:span> are numerical values or ranges representing a sample.</text:p>
          </table:table-cell>
        </table:table-row>
        <table:table-row table:style-name="Statisticalanalysisfunctions.1">
          <table:table-cell table:style-name="Statisticalanalysisfunctions.A2" office:value-type="string">
            <text:p text:style-name="OOoTableText"><text:span text:style-name="T11">EXPONDIST</text:span>(number; lambda; C)</text:p>
          </table:table-cell>
          <table:table-cell table:style-name="Statisticalanalysisfunctions.B2" office:value-type="string">
            <text:p text:style-name="OOoTableText">Returns the exponential distribution. <text:span text:style-name="OOoMenuPath">Number</text:span> is the value of the function. <text:span text:style-name="OOoMenuPath">Lambda</text:span> is the parameter value of the distribution. <text:span text:style-name="OOoMenuPath">C</text:span> is a logical value that determines the form of the function. <text:span text:style-name="OOoMenuPath">C</text:span> = 0 calculates the probability density function, and <text:span text:style-name="OOoMenuPath">C</text:span> = 1 calculates the distribution.</text:p>
          </table:table-cell>
        </table:table-row>
        <table:table-row table:style-name="Statisticalanalysisfunctions.2">
          <table:table-cell table:style-name="Statisticalanalysisfunctions.A2" office:value-type="string">
            <text:p text:style-name="OOoTableText"><text:span text:style-name="T11">FDIST</text:span>(number; degrees_freedom_1; degrees_freedom_2)</text:p>
          </table:table-cell>
          <table:table-cell table:style-name="Statisticalanalysisfunctions.B2" office:value-type="string">
            <text:p text:style-name="OOoTableText">Calculates the values of an F probability distribution. <text:span text:style-name="OOoMenuPath">Number</text:span> is the value for which the F distribution is to be calculated. <text:span text:style-name="OOoMenuPath">Degrees_freedom_1</text:span> is the degrees of freedom in the numerator in the F distribution. <text:span text:style-name="OOoMenuPath">Degrees_freedom_2</text:span> is the degrees of freedom in the denominator in the F distribution.</text:p>
          </table:table-cell>
        </table:table-row>
        <text:soft-page-break/>
        <table:table-row table:style-name="Statisticalanalysisfunctions.1">
          <table:table-cell table:style-name="Statisticalanalysisfunctions.A2" office:value-type="string">
            <text:p text:style-name="OOoTableText"><text:span text:style-name="T11">FINV</text:span>(number; degrees_freedom_1; degrees_freedom_2)</text:p>
          </table:table-cell>
          <table:table-cell table:style-name="Statisticalanalysisfunctions.B2" office:value-type="string">
            <text:p text:style-name="OOoTableText">Returns the inverse of the F probability distribution. <text:change text:change-id="ct1073430352"/><text:span text:style-name="OOoMenuPath">Number</text:span> is probability value for which the inverse F distribution is to be calculated. <text:span text:style-name="OOoMenuPath">Degrees_freedom_1</text:span> is the number of degrees of freedom in the numerator of the F distribution. <text:span text:style-name="OOoMenuPath">Degrees_freedom_2</text:span> is the number of degrees of freedom in the denominator of the F distribution.</text:p>
          </table:table-cell>
        </table:table-row>
        <table:table-row table:style-name="Statisticalanalysisfunctions.2">
          <table:table-cell table:style-name="Statisticalanalysisfunctions.A2" office:value-type="string">
            <text:p text:style-name="OOoTableText">FISHER(number)</text:p>
          </table:table-cell>
          <table:table-cell table:style-name="Statisticalanalysisfunctions.B2" office:value-type="string">
            <text:p text:style-name="OOoTableText">Returns the Fisher transformation for the given <text:span text:style-name="OOoMenuPath">number</text:span> and creates a function close to a normal distribution.</text:p>
          </table:table-cell>
        </table:table-row>
        <table:table-row table:style-name="Statisticalanalysisfunctions.1">
          <table:table-cell table:style-name="Statisticalanalysisfunctions.A23" office:value-type="string">
            <text:p text:style-name="OOoTableText"><text:span text:style-name="T11">FISHERINV</text:span>(number)</text:p>
          </table:table-cell>
          <table:table-cell table:style-name="Statisticalanalysisfunctions.B2" office:value-type="string">
            <text:p text:style-name="OOoTableText">Returns the inverse of the Fisher transformation for the given <text:span text:style-name="OOoMenuPath">number</text:span> and creates a function close to a normal distribution. </text:p>
          </table:table-cell>
        </table:table-row>
        <table:table-row table:style-name="Statisticalanalysisfunctions.2">
          <table:table-cell table:style-name="Statisticalanalysisfunctions.A23" office:value-type="string">
            <text:p text:style-name="OOoTableText">FORECAST(value; data_Y; data_X)</text:p>
          </table:table-cell>
          <table:table-cell table:style-name="Statisticalanalysisfunctions.B2" office:value-type="string">
            <text:p text:style-name="OOoTableText">Extrapolates future values based on a linear fit of existing x and y values. <text:span text:style-name="OOoMenuPath">Value</text:span> is the x value, for which the y value of the linear regression is to be returned. <text:span text:style-name="OOoMenuPath">Data_Y</text:span> is the array or range of known y’s. <text:span text:style-name="OOoMenuPath">Data_X</text:span> is the array or range of known x’s. </text:p>
          </table:table-cell>
        </table:table-row>
        <table:table-row table:style-name="Statisticalanalysisfunctions.1">
          <table:table-cell table:style-name="Statisticalanalysisfunctions.A23" office:value-type="string">
            <text:p text:style-name="OOoTableText"><text:span text:style-name="T11">FTEST</text:span>(data_1; data_2)</text:p>
          </table:table-cell>
          <table:table-cell table:style-name="Statisticalanalysisfunctions.B2" office:value-type="string">
            <text:p text:style-name="OOoTableText">Returns the result of an F test. <text:span text:style-name="OOoMenuPath">Data_1</text:span> is the first record array. <text:span text:style-name="OOoMenuPath">Data_2</text:span> is the second record array.</text:p>
          </table:table-cell>
        </table:table-row>
        <table:table-row table:style-name="Statisticalanalysisfunctions.2">
          <table:table-cell table:style-name="Statisticalanalysisfunctions.A23" office:value-type="string">
            <text:p text:style-name="OOoTableText"><text:span text:style-name="T11">GAMMADIST</text:span>(number; alpha; beta; C)</text:p>
          </table:table-cell>
          <table:table-cell table:style-name="Statisticalanalysisfunctions.B2" office:value-type="string">
            <text:p text:style-name="OOoTableText">Returns the values of a Gamma distribution. <text:span text:style-name="OOoMenuPath">Number</text:span> is the value for which the Gamma distribution is to be calculated. <text:span text:style-name="OOoMenuPath">Alpha</text:span> is the parameter Alpha of the Gamma distribution. <text:span text:style-name="OOoMenuPath">Beta</text:span> is the parameter Beta (scale) of the Gamma distribution. <text:span text:style-name="OOoMenuPath">C</text:span> = 0 calculates the density function, and <text:span text:style-name="OOoMenuPath">C</text:span> = 1, which is the default, calculates the distribution.</text:p>
          </table:table-cell>
        </table:table-row>
        <table:table-row table:style-name="Statisticalanalysisfunctions.1">
          <table:table-cell table:style-name="Statisticalanalysisfunctions.A23" office:value-type="string">
            <text:p text:style-name="OOoTableText"><text:span text:style-name="T11">GAMMAINV</text:span>(number; alpha; beta)</text:p>
          </table:table-cell>
          <table:table-cell table:style-name="Statisticalanalysisfunctions.B2" office:value-type="string">
            <text:p text:style-name="OOoTableText">Returns the inverse of the Gamma cumulative distribution. This function allows you to search for variables with different distribution.</text:p>
            <text:p text:style-name="OOoTableText"><text:span text:style-name="OOoMenuPath">Number</text:span> is the probability value for which the inverse Gamma distribution is to be calculated. <text:span text:style-name="OOoMenuPath">Alpha</text:span> is the parameter Alpha of the Gamma distribution. <text:span text:style-name="OOoMenuPath">Beta</text:span> is the parameter Beta (scale) of the Gamma distribution.</text:p>
          </table:table-cell>
        </table:table-row>
        <table:table-row table:style-name="Statisticalanalysisfunctions.2">
          <table:table-cell table:style-name="Statisticalanalysisfunctions.A23" office:value-type="string">
            <text:p text:style-name="OOoTableText"><text:span text:style-name="T11">GAMMALN</text:span>(number)</text:p>
          </table:table-cell>
          <table:table-cell table:style-name="Statisticalanalysisfunctions.B2" office:value-type="string">
            <text:p text:style-name="OOoTableText">Returns the natural logarithm of the Gamma function, <text:span text:style-name="T16">Γ</text:span>(x), for the given <text:span text:style-name="OOoMenuPath">number</text:span>.</text:p>
          </table:table-cell>
        </table:table-row>
        <table:table-row table:style-name="Statisticalanalysisfunctions.1">
          <table:table-cell table:style-name="Statisticalanalysisfunctions.A23" office:value-type="string">
            <text:p text:style-name="OOoTableText">GAUSS(number)</text:p>
          </table:table-cell>
          <table:table-cell table:style-name="Statisticalanalysisfunctions.B2" office:value-type="string">
            <text:p text:style-name="OOoTableText">Returns the standard normal cumulative distribution, shifted by 0.5 on the y axis so it passes through (0,0), for the given <text:span text:style-name="OOoMenuPath">number</text:span>.</text:p>
          </table:table-cell>
        </table:table-row>
        <table:table-row table:style-name="Statisticalanalysisfunctions.2">
          <table:table-cell table:style-name="Statisticalanalysisfunctions.A23" office:value-type="string">
            <text:p text:style-name="OOoTableText"><text:span text:style-name="T11">GEOMEAN</text:span>(number_1; number_2; <text:change-start text:change-id="ct1073422136"/>…<text:change-end text:change-id="ct1073422136"/><text:change text:change-id="ct1073420056"/> number_30)</text:p>
          </table:table-cell>
          <table:table-cell table:style-name="Statisticalanalysisfunctions.B2" office:value-type="string">
            <text:p text:style-name="OOoTableText">Returns the geometric mean of a sample. <text:span text:style-name="OOoMenuPath">Number_1; number_2; </text:span><text:change-start text:change-id="ct1073417560"/><text:span text:style-name="OOoMenuPath">…</text:span><text:change-end text:change-id="ct1073417560"/><text:change text:change-id="ct1073417352"/><text:span text:style-name="OOoMenuPath"> number_30</text:span> are numerical arguments or ranges that represent a random sample.</text:p>
          </table:table-cell>
        </table:table-row>
        <text:soft-page-break/>
        <table:table-row table:style-name="Statisticalanalysisfunctions.1">
          <table:table-cell table:style-name="Statisticalanalysisfunctions.A23" office:value-type="string">
            <text:p text:style-name="OOoTableText"><text:span text:style-name="T11">HARMEAN</text:span>(number_1; number_2; <text:change-start text:change-id="ct1073419536"/>…<text:change-end text:change-id="ct1073419536"/><text:change text:change-id="ct1073420160"/> number_30)</text:p>
          </table:table-cell>
          <table:table-cell table:style-name="Statisticalanalysisfunctions.B2" office:value-type="string">
            <text:p text:style-name="OOoTableText">Returns the harmonic mean of a data set. <text:span text:style-name="OOoMenuPath">Number_1; number_2; </text:span><text:change-start text:change-id="ct1073420992"/><text:span text:style-name="OOoMenuPath">…</text:span><text:change-end text:change-id="ct1073420992"/><text:change text:change-id="ct1073420680"/><text:span text:style-name="OOoMenuPath"> number_30</text:span> are values or ranges that can be used to calculate the harmonic mean.</text:p>
          </table:table-cell>
        </table:table-row>
        <table:table-row table:style-name="Statisticalanalysisfunctions.2">
          <table:table-cell table:style-name="Statisticalanalysisfunctions.A23" office:value-type="string">
            <text:p text:style-name="OOoTableText"><text:span text:style-name="T11">HYPGEOMDIST</text:span>(X; n_sample; successes; n_population)</text:p>
          </table:table-cell>
          <table:table-cell table:style-name="Statisticalanalysisfunctions.B2" office:value-type="string">
            <text:p text:style-name="OOoTableText">Returns the <text:span text:style-name="T11">hypergeometric</text:span> distribution. <text:span text:style-name="OOoMenuPath">X</text:span> is the number of results achieved in the random sample. <text:span text:style-name="OOoMenuPath">N_sample</text:span> is the size of the random sample. <text:span text:style-name="OOoMenuPath">Successes</text:span> is the number of possible results in the total population. <text:span text:style-name="OOoMenuPath">N_population</text:span> is the size of the total population.</text:p>
          </table:table-cell>
        </table:table-row>
        <table:table-row table:style-name="Statisticalanalysisfunctions.1">
          <table:table-cell table:style-name="Statisticalanalysisfunctions.A23" office:value-type="string">
            <text:p text:style-name="OOoTableText">INTERCEPT(data_Y; data_X)</text:p>
          </table:table-cell>
          <table:table-cell table:style-name="Statisticalanalysisfunctions.B2" office:value-type="string">
            <text:p text:style-name="OOoTableText">Calculates the y-value at which a line will intersect the y-axis by using known x-values and y-values. <text:span text:style-name="OOoMenuPath">Data_Y</text:span> is the dependent set of observations or data. <text:span text:style-name="OOoMenuPath">Data_X</text:span> is the independent set of observations or data.</text:p>
            <text:p text:style-name="OOoTableText">Names, arrays or references containing numbers must be used here. Numbers can also be entered directly.</text:p>
          </table:table-cell>
        </table:table-row>
        <table:table-row table:style-name="Statisticalanalysisfunctions.2">
          <table:table-cell table:style-name="Statisticalanalysisfunctions.A23" office:value-type="string">
            <text:p text:style-name="OOoTableText">KURT(number_1; number_2; <text:change-start text:change-id="ct1073422448"/>…<text:change-end text:change-id="ct1073422448"/><text:change text:change-id="ct1073422240"/> number_30)</text:p>
          </table:table-cell>
          <table:table-cell table:style-name="Statisticalanalysisfunctions.B2" office:value-type="string">
            <text:p text:style-name="OOoTableText">Returns the kurtosis of a data set (at least 4 values required). <text:span text:style-name="OOoMenuPath">Number_1; number_2; </text:span><text:change-start text:change-id="ct1073420784"/><text:span text:style-name="OOoMenuPath">…</text:span><text:change-end text:change-id="ct1073420784"/><text:change text:change-id="ct1073421096"/><text:span text:style-name="OOoMenuPath"> number_30</text:span> are numerical arguments or ranges representing a random sample of distribution.</text:p>
          </table:table-cell>
        </table:table-row>
        <table:table-row table:style-name="Statisticalanalysisfunctions.1">
          <table:table-cell table:style-name="Statisticalanalysisfunctions.A23" office:value-type="string">
            <text:p text:style-name="OOoTableText">LARGE(data; rank_c)</text:p>
          </table:table-cell>
          <table:table-cell table:style-name="Statisticalanalysisfunctions.B2" office:value-type="string">
            <text:p text:style-name="OOoTableText">Returns the Rank_c-th largest value in a data set. <text:span text:style-name="OOoMenuPath">Data</text:span> is the cell range of data. <text:span text:style-name="OOoMenuPath">Rank_c</text:span> is the ranking of the value (2nd largest, 3rd largest, etc.) written as an integer.</text:p>
          </table:table-cell>
        </table:table-row>
        <table:table-row table:style-name="Statisticalanalysisfunctions.2">
          <table:table-cell table:style-name="Statisticalanalysisfunctions.A23" office:value-type="string">
            <text:p text:style-name="OOoTableText"><text:span text:style-name="T11">LOGINV</text:span>(number; mean; STDEV)</text:p>
          </table:table-cell>
          <table:table-cell table:style-name="Statisticalanalysisfunctions.B2" office:value-type="string">
            <text:p text:style-name="OOoTableText">Returns the inverse of the <text:span text:style-name="T11">lognormal</text:span> distribution for the given <text:span text:style-name="OOoMenuPath">Number</text:span>, a probability value. <text:span text:style-name="OOoMenuPath">Mean</text:span> is the arithmetic mean of the standard logarithmic distribution. <text:span text:style-name="OOoMenuPath">STDEV</text:span> is the standard deviation of the standard logarithmic distribution.</text:p>
          </table:table-cell>
        </table:table-row>
        <table:table-row table:style-name="Statisticalanalysisfunctions.1">
          <table:table-cell table:style-name="Statisticalanalysisfunctions.A23" office:value-type="string">
            <text:p text:style-name="OOoTableText"><text:span text:style-name="T11">LOGNORMDIST</text:span>(number; mean; STDEV; cumulative)</text:p>
          </table:table-cell>
          <table:table-cell table:style-name="Statisticalanalysisfunctions.B2" office:value-type="string">
            <text:p text:style-name="OOoTableText">Returns the cumulative lognormal distribution or the probability density for the given <text:span text:style-name="OOoMenuPath">Number</text:span>. <text:span text:style-name="OOoMenuPath">Mean</text:span> is the mean value of the standard logarithmic distribution. <text:span text:style-name="OOoMenuPath">STDEV</text:span> is the standard deviation of the standard logarithmic distribution. <text:span text:style-name="OOoMenuPath">Cumulative</text:span> (optional) = 0 calculates the density function, Cumulative = 1, the default, calculates the distribution.</text:p>
          </table:table-cell>
        </table:table-row>
        <table:table-row table:style-name="Statisticalanalysisfunctions.2">
          <table:table-cell table:style-name="Statisticalanalysisfunctions.A23" office:value-type="string">
            <text:p text:style-name="OOoTableText">MAX(number_1; number_2; <text:change-start text:change-id="ct1073421408"/>…<text:change-end text:change-id="ct1073421408"/><text:change text:change-id="ct1073421928"/> number_30)</text:p>
          </table:table-cell>
          <table:table-cell table:style-name="Statisticalanalysisfunctions.B2" office:value-type="string">
            <text:p text:style-name="OOoTableText">Returns the maximum value in a list of arguments. <text:span text:style-name="OOoMenuPath">Number_1; number_2; </text:span><text:change-start text:change-id="ct1073422344"/><text:span text:style-name="OOoMenuPath">…</text:span><text:change-end text:change-id="ct1073422344"/><text:change text:change-id="ct1073421200"/><text:span text:style-name="OOoMenuPath"> number_30</text:span> are numerical values or ranges.</text:p>
          </table:table-cell>
        </table:table-row>
        <table:table-row table:style-name="Statisticalanalysisfunctions.1">
          <table:table-cell table:style-name="Statisticalanalysisfunctions.A23" office:value-type="string">
            <text:p text:style-name="OOoTableText"><text:span text:style-name="T11">MAXA</text:span>(value_1; value_2; <text:change-start text:change-id="ct1073420368"/>…<text:change-end text:change-id="ct1073420368"/><text:change text:change-id="ct1073422552"/> value_30)</text:p>
          </table:table-cell>
          <table:table-cell table:style-name="Statisticalanalysisfunctions.B2" office:value-type="string">
            <text:p text:style-name="OOoTableText">Returns the maximum value in a list of arguments. Unlike MAX, text can be entered. The value of the text is 0. <text:span text:style-name="OOoMenuPath">Value_1; value_2; </text:span><text:change-start text:change-id="ct1073420472"/><text:span text:style-name="OOoMenuPath">…</text:span><text:change-end text:change-id="ct1073420472"/><text:change text:change-id="ct1073420264"/><text:span text:style-name="OOoMenuPath"> value_30</text:span> are values or ranges.</text:p>
          </table:table-cell>
        </table:table-row>
        <text:soft-page-break/>
        <table:table-row table:style-name="Statisticalanalysisfunctions.2">
          <table:table-cell table:style-name="Statisticalanalysisfunctions.A23" office:value-type="string">
            <text:p text:style-name="OOoTableText">MEDIAN(number_1; number_2; <text:change-start text:change-id="ct1073422032"/>…<text:change-end text:change-id="ct1073422032"/><text:change text:change-id="ct1073419328"/> number_30)</text:p>
          </table:table-cell>
          <table:table-cell table:style-name="Statisticalanalysisfunctions.B2" office:value-type="string">
            <text:p text:style-name="OOoTableText">Returns the median of a set of numbers. <text:span text:style-name="OOoMenuPath">Number_1; number_2; </text:span><text:change-start text:change-id="ct1073421824"/><text:span text:style-name="OOoMenuPath">…</text:span><text:change-end text:change-id="ct1073421824"/><text:change text:change-id="ct1073420576"/><text:span text:style-name="OOoMenuPath"> number_30</text:span> are values or ranges, which represent a sample. Each number can also be replaced by a reference.</text:p>
          </table:table-cell>
        </table:table-row>
        <table:table-row table:style-name="Statisticalanalysisfunctions.1">
          <table:table-cell table:style-name="Statisticalanalysisfunctions.A23" office:value-type="string">
            <text:p text:style-name="OOoTableText">MIN(number_1; number_2; <text:change-start text:change-id="ct1073419432"/>…<text:change-end text:change-id="ct1073419432"/><text:change text:change-id="ct1073421304"/> number_30)</text:p>
          </table:table-cell>
          <table:table-cell table:style-name="Statisticalanalysisfunctions.B2" office:value-type="string">
            <text:p text:style-name="OOoTableText">Returns the minimum value in a list of arguments. <text:span text:style-name="OOoMenuPath">Number_1; number_2; </text:span><text:change-start text:change-id="ct1073421720"/><text:span text:style-name="OOoMenuPath">…</text:span><text:change-end text:change-id="ct1073421720"/><text:change text:change-id="ct1073420888"/><text:span text:style-name="OOoMenuPath"> number_30</text:span> are numerical values or ranges.</text:p>
          </table:table-cell>
        </table:table-row>
        <table:table-row table:style-name="Statisticalanalysisfunctions.2">
          <table:table-cell table:style-name="Statisticalanalysisfunctions.A23" office:value-type="string">
            <text:p text:style-name="OOoTableText">MINA(value_1; value_2; <text:change-start text:change-id="ct1073421512"/>…<text:change-end text:change-id="ct1073421512"/><text:change text:change-id="ct1073421616"/> value_30)</text:p>
          </table:table-cell>
          <table:table-cell table:style-name="Statisticalanalysisfunctions.B2" office:value-type="string">
            <text:p text:style-name="OOoTableText">Returns the minimum value in a list of arguments. Here text can also be entered. The value of the text is 0. <text:span text:style-name="OOoMenuPath">Value_1; value_2; </text:span><text:change-start text:change-id="ct1073419744"/><text:span text:style-name="OOoMenuPath">…</text:span><text:change-end text:change-id="ct1073419744"/><text:change text:change-id="ct1073419640"/><text:span text:style-name="OOoMenuPath"> value_30</text:span> are values or ranges.</text:p>
          </table:table-cell>
        </table:table-row>
        <table:table-row table:style-name="Statisticalanalysisfunctions.1">
          <table:table-cell table:style-name="Statisticalanalysisfunctions.A23" office:value-type="string">
            <text:p text:style-name="OOoTableText">MODE(number_1; number_2; <text:change-start text:change-id="ct1073419952"/>…<text:change-end text:change-id="ct1073419952"/><text:change text:change-id="ct1073419848"/> number_30)</text:p>
          </table:table-cell>
          <table:table-cell table:style-name="Statisticalanalysisfunctions.B2" office:value-type="string">
            <text:p text:style-name="OOoTableText">Returns the most common value in a data set. <text:span text:style-name="OOoMenuPath">Number_1; number_2; </text:span><text:change-start text:change-id="ct1073425880"/><text:span text:style-name="OOoMenuPath">…</text:span><text:change-end text:change-id="ct1073425880"/><text:change text:change-id="ct1073423904"/><text:span text:style-name="OOoMenuPath"> number_30</text:span> are numerical values or ranges. If several values have the same frequency, it returns the smallest value. An error occurs when a value does not appear twice.</text:p>
          </table:table-cell>
        </table:table-row>
        <table:table-row table:style-name="Statisticalanalysisfunctions.2">
          <table:table-cell table:style-name="Statisticalanalysisfunctions.A23" office:value-type="string">
            <text:p text:style-name="OOoTableText"><text:span text:style-name="T11">NEGBINOMDIST</text:span>(X; R; SP)</text:p>
          </table:table-cell>
          <table:table-cell table:style-name="Statisticalanalysisfunctions.B2" office:value-type="string">
            <text:p text:style-name="OOoTableText">Returns the negative binomial distribution. <text:span text:style-name="OOoMenuPath">X</text:span> is the number of unsuccessful tests. <text:span text:style-name="OOoMenuPath">R</text:span> is the number of successful tests. <text:span text:style-name="OOoMenuPath">SP</text:span> is the probability of the success of an attempt.</text:p>
          </table:table-cell>
        </table:table-row>
        <table:table-row table:style-name="Statisticalanalysisfunctions.1">
          <table:table-cell table:style-name="Statisticalanalysisfunctions.A23" office:value-type="string">
            <text:p text:style-name="OOoTableText"><text:span text:style-name="T11">NORMDIST</text:span>(number; mean; STDEV; C)</text:p>
          </table:table-cell>
          <table:table-cell table:style-name="Statisticalanalysisfunctions.B2" office:value-type="string">
            <text:p text:style-name="OOoTableText">Returns the normal distribution for the given <text:span text:style-name="OOoMenuPath">Number</text:span> in the distribution. <text:span text:style-name="OOoMenuPath">Mean</text:span> is the mean value of the distribution. <text:span text:style-name="OOoMenuPath">STDEV</text:span> is the standard deviation of the distribution. <text:span text:style-name="OOoMenuPath">C</text:span> = 0 calculates the density function, and <text:span text:style-name="OOoMenuPath">C</text:span> = 1 calculates the distribution.</text:p>
          </table:table-cell>
        </table:table-row>
        <table:table-row table:style-name="Statisticalanalysisfunctions.2">
          <table:table-cell table:style-name="Statisticalanalysisfunctions.A23" office:value-type="string">
            <text:p text:style-name="OOoTableText"><text:span text:style-name="T11">NORMINV</text:span>(number; mean; STDEV)</text:p>
          </table:table-cell>
          <table:table-cell table:style-name="Statisticalanalysisfunctions.B2" office:value-type="string">
            <text:p text:style-name="OOoTableText">Returns the inverse of the normal distribution for the given <text:span text:style-name="OOoMenuPath">Number</text:span> in the distribution. <text:span text:style-name="OOoMenuPath">Mean</text:span> is the mean value in the normal distribution. <text:span text:style-name="OOoMenuPath">STDEV</text:span> is the standard deviation of the normal distribution.</text:p>
          </table:table-cell>
        </table:table-row>
        <table:table-row table:style-name="Statisticalanalysisfunctions.1">
          <table:table-cell table:style-name="Statisticalanalysisfunctions.A23" office:value-type="string">
            <text:p text:style-name="OOoTableText"><text:span text:style-name="T11">NORMSDIST</text:span>(number)</text:p>
          </table:table-cell>
          <table:table-cell table:style-name="Statisticalanalysisfunctions.B2" office:value-type="string">
            <text:p text:style-name="OOoTableText">Returns the standard normal cumulative distribution for the given <text:span text:style-name="OOoMenuPath">Number</text:span>.</text:p>
          </table:table-cell>
        </table:table-row>
        <table:table-row table:style-name="Statisticalanalysisfunctions.2">
          <table:table-cell table:style-name="Statisticalanalysisfunctions.A23" office:value-type="string">
            <text:p text:style-name="OOoTableText"><text:span text:style-name="T11">NORMSINV</text:span>(number)</text:p>
          </table:table-cell>
          <table:table-cell table:style-name="Statisticalanalysisfunctions.B2" office:value-type="string">
            <text:p text:style-name="OOoTableText">Returns the inverse of the standard normal distribution for the given <text:span text:style-name="OOoMenuPath">Number</text:span>, a probability value.</text:p>
          </table:table-cell>
        </table:table-row>
        <table:table-row table:style-name="Statisticalanalysisfunctions.1">
          <table:table-cell table:style-name="Statisticalanalysisfunctions.A23" office:value-type="string">
            <text:p text:style-name="OOoTableText">PEARSON(data_1; data_2)</text:p>
          </table:table-cell>
          <table:table-cell table:style-name="Statisticalanalysisfunctions.B2" office:value-type="string">
            <text:p text:style-name="OOoTableText">Returns the Pearson product moment correlation coefficient r. <text:span text:style-name="OOoMenuPath">Data_1</text:span> is the array of the first data set. <text:span text:style-name="OOoMenuPath">Data_2</text:span> is the array of the second data set.</text:p>
          </table:table-cell>
        </table:table-row>
        <table:table-row table:style-name="Statisticalanalysisfunctions.2">
          <table:table-cell table:style-name="Statisticalanalysisfunctions.A23" office:value-type="string">
            <text:p text:style-name="OOoTableText">PERCENTILE(data; alpha)</text:p>
          </table:table-cell>
          <table:table-cell table:style-name="Statisticalanalysisfunctions.B2" office:value-type="string">
            <text:p text:style-name="OOoTableText">Returns the alpha-percentile of data values in an array. <text:span text:style-name="OOoMenuPath">Data</text:span> is the array of data. <text:span text:style-name="OOoMenuPath">Alpha</text:span> is the percentage of the scale between 0 and 1.</text:p>
          </table:table-cell>
        </table:table-row>
        <text:soft-page-break/>
        <table:table-row table:style-name="Statisticalanalysisfunctions.1">
          <table:table-cell table:style-name="Statisticalanalysisfunctions.A23" office:value-type="string">
            <text:p text:style-name="OOoTableText"><text:span text:style-name="T11">PERCENTRANK</text:span>(data; value)</text:p>
          </table:table-cell>
          <table:table-cell table:style-name="Statisticalanalysisfunctions.B2" office:value-type="string">
            <text:p text:style-name="OOoTableText">Returns the percentage rank (percentile) of the given <text:span text:style-name="OOoMenuPath">value</text:span> in a sample. <text:span text:style-name="OOoMenuPath">Data</text:span> is the array of data in the sample.<text:span text:style-name="T12"> </text:span></text:p>
          </table:table-cell>
        </table:table-row>
        <table:table-row table:style-name="Statisticalanalysisfunctions.2">
          <table:table-cell table:style-name="Statisticalanalysisfunctions.A23" office:value-type="string">
            <text:p text:style-name="OOoTableText"><text:span text:style-name="T11">PERMUT</text:span>(count_1; count_2)</text:p>
          </table:table-cell>
          <table:table-cell table:style-name="Statisticalanalysisfunctions.B2" office:value-type="string">
            <text:p text:style-name="OOoTableText">Returns the number of permutations for a given number of objects. <text:span text:style-name="OOoMenuPath">Count_1</text:span> is the total number of objects. <text:span text:style-name="OOoMenuPath">Count_2</text:span> is the number of objects in each permutation.</text:p>
          </table:table-cell>
        </table:table-row>
        <table:table-row table:style-name="Statisticalanalysisfunctions.1">
          <table:table-cell table:style-name="Statisticalanalysisfunctions.A23" office:value-type="string">
            <text:p text:style-name="OOoTableText"><text:span text:style-name="T11">PERMUTATIONA</text:span>(count_1; count_2)</text:p>
          </table:table-cell>
          <table:table-cell table:style-name="Statisticalanalysisfunctions.B2" office:value-type="string">
            <text:p text:style-name="OOoTableText">Returns the number of permutations for a given number of objects (repetition allowed). <text:span text:style-name="OOoMenuPath">Count_1</text:span> is the total number of objects. <text:span text:style-name="OOoMenuPath">Count_2</text:span> is the number of objects in each permutation.</text:p>
          </table:table-cell>
        </table:table-row>
        <table:table-row table:style-name="Statisticalanalysisfunctions.2">
          <table:table-cell table:style-name="Statisticalanalysisfunctions.A23" office:value-type="string">
            <text:p text:style-name="OOoTableText">PHI(number)</text:p>
          </table:table-cell>
          <table:table-cell table:style-name="Statisticalanalysisfunctions.B2" office:value-type="string">
            <text:p text:style-name="OOoTableText">Returns the values of the distribution function for a standard normal distribution for the given <text:span text:style-name="OOoMenuPath">Number</text:span>.</text:p>
          </table:table-cell>
        </table:table-row>
        <table:table-row table:style-name="Statisticalanalysisfunctions.1">
          <table:table-cell table:style-name="Statisticalanalysisfunctions.A23" office:value-type="string">
            <text:p text:style-name="OOoTableText">POISSON(number; mean; C)</text:p>
          </table:table-cell>
          <table:table-cell table:style-name="Statisticalanalysisfunctions.B2" office:value-type="string">
            <text:p text:style-name="OOoTableText">Returns the Poisson distribution for the given <text:span text:style-name="OOoMenuPath">Number</text:span>. <text:span text:style-name="OOoMenuPath">Mean</text:span> is the mean value of the Poisson distribution. <text:span text:style-name="OOoMenuPath">C</text:span> = 0 calculates the density function, and <text:span text:style-name="OOoMenuPath">C</text:span> = 1 calculates the distribution.</text:p>
          </table:table-cell>
        </table:table-row>
        <table:table-row table:style-name="Statisticalanalysisfunctions.2">
          <table:table-cell table:style-name="Statisticalanalysisfunctions.A23" office:value-type="string">
            <text:p text:style-name="OOoTableText">PROB(data; probability: start; end)</text:p>
          </table:table-cell>
          <table:table-cell table:style-name="Statisticalanalysisfunctions.B2" office:value-type="string">
            <text:p text:style-name="OOoTableText">Returns the probability that values in a range are between two limits. Data is the array or range of data in the sample. <text:span text:style-name="OOoMenuPath">Probability</text:span> is the array or range of probabilities of each <text:span text:style-name="OOoMenuPath">Data</text:span> value. <text:span text:style-name="OOoMenuPath">Start</text:span> is the start value of the interval whose probabilities are to be summed. <text:span text:style-name="OOoMenuPath">End</text:span> (optional) is the end value of the interval whose probabilities are to be summed. If this parameter is missing, the probability for the Start value is calculated.</text:p>
          </table:table-cell>
        </table:table-row>
        <table:table-row table:style-name="Statisticalanalysisfunctions.1">
          <table:table-cell table:style-name="Statisticalanalysisfunctions.A23" office:value-type="string">
            <text:p text:style-name="OOoTableText">QUARTILE(data; type)</text:p>
          </table:table-cell>
          <table:table-cell table:style-name="Statisticalanalysisfunctions.B2" office:value-type="string">
            <text:p text:style-name="OOoTableText">Returns the quartile of a data set. <text:span text:style-name="OOoMenuPath">Data</text:span> is the array of data in the sample. <text:span text:style-name="OOoMenuPath">Type</text:span> is the type of quartile. (0 = Min, 1 = 25%, 2 = 50% (Median), 3 = 75% and 4 = Max.)</text:p>
          </table:table-cell>
        </table:table-row>
        <table:table-row table:style-name="Statisticalanalysisfunctions.2">
          <table:table-cell table:style-name="Statisticalanalysisfunctions.A23" office:value-type="string">
            <text:p text:style-name="OOoTableText">RANK(value; data; type)</text:p>
          </table:table-cell>
          <table:table-cell table:style-name="Statisticalanalysisfunctions.B2" office:value-type="string">
            <text:p text:style-name="OOoTableText">Returns the rank of the given <text:span text:style-name="OOoMenuPath">Value</text:span> in a sample. <text:span text:style-name="OOoMenuPath">Data</text:span> is the array or range of data in the sample. <text:span text:style-name="OOoMenuPath">Type</text:span> (optional) is the sequence order, either the default setting of ascending (0) or descending (1).</text:p>
          </table:table-cell>
        </table:table-row>
        <table:table-row table:style-name="Statisticalanalysisfunctions.1">
          <table:table-cell table:style-name="Statisticalanalysisfunctions.A23" office:value-type="string">
            <text:p text:style-name="OOoTableText"><text:span text:style-name="T11">RSQ</text:span>(data_Y; data_X)</text:p>
          </table:table-cell>
          <table:table-cell table:style-name="Statisticalanalysisfunctions.B2" office:value-type="string">
            <text:p text:style-name="OOoTableText">Returns the square of the Pearson correlation coefficient based on the given values. <text:span text:style-name="OOoMenuPath">Data_Y</text:span> is an array or range of data points. <text:span text:style-name="OOoMenuPath">Data_X</text:span> is an array or range of data points.</text:p>
          </table:table-cell>
        </table:table-row>
        <table:table-row table:style-name="Statisticalanalysisfunctions.2">
          <table:table-cell table:style-name="Statisticalanalysisfunctions.A60" office:value-type="string">
            <text:p text:style-name="OOoTableText">SKEW(number_1; number_2; <text:change-start text:change-id="ct1073422864"/>…<text:change-end text:change-id="ct1073422864"/><text:change text:change-id="ct1073424008"/> number_30)</text:p>
          </table:table-cell>
          <table:table-cell table:style-name="Statisticalanalysisfunctions.B60" office:value-type="string">
            <text:p text:style-name="OOoTableText">Returns the skewness of a distribution. <text:span text:style-name="OOoMenuPath">Number_1; number_2; </text:span><text:change-start text:change-id="ct1073422968"/><text:span text:style-name="OOoMenuPath">…</text:span><text:change-end text:change-id="ct1073422968"/><text:change text:change-id="ct1073423696"/><text:span text:style-name="OOoMenuPath"> number_30</text:span> are numerical values or ranges.</text:p>
          </table:table-cell>
        </table:table-row>
        <table:table-row table:style-name="Statisticalanalysisfunctions.1">
          <table:table-cell table:style-name="Statisticalanalysisfunctions.A61" office:value-type="string">
            <text:p text:style-name="OOoTableText">SLOPE(data_Y; data_X)</text:p>
          </table:table-cell>
          <table:table-cell table:style-name="Statisticalanalysisfunctions.B61" office:value-type="string">
            <text:p text:style-name="OOoTableText">Returns the slope of the linear regression line. <text:span text:style-name="OOoMenuPath">Data_Y</text:span> is the array or matrix of Y data. <text:span text:style-name="OOoMenuPath">Data_X</text:span> is the array or matrix of X data.</text:p>
          </table:table-cell>
        </table:table-row>
        <text:soft-page-break/>
        <table:table-row table:style-name="Statisticalanalysisfunctions.2">
          <table:table-cell table:style-name="Statisticalanalysisfunctions.A23" office:value-type="string">
            <text:p text:style-name="OOoTableText">SMALL(data; rank_c)</text:p>
          </table:table-cell>
          <table:table-cell table:style-name="Statisticalanalysisfunctions.B2" office:value-type="string">
            <text:p text:style-name="OOoTableText">Returns the Rank_c-th smallest value in a data set. <text:span text:style-name="OOoMenuPath">Data</text:span> is the cell range of data. <text:span text:style-name="OOoMenuPath">Rank_c</text:span> is the rank of the value (2nd smallest, 3rd smallest, etc.) written as an integer.</text:p>
          </table:table-cell>
        </table:table-row>
        <table:table-row table:style-name="Statisticalanalysisfunctions.1">
          <table:table-cell table:style-name="Statisticalanalysisfunctions.A23" office:value-type="string">
            <text:p text:style-name="OOoTableText">STANDARDIZE(number; mean; STDEV)</text:p>
          </table:table-cell>
          <table:table-cell table:style-name="Statisticalanalysisfunctions.B2" office:value-type="string">
            <text:p text:style-name="OOoTableText">Converts a random variable to a normalized value. <text:span text:style-name="OOoMenuPath">Number</text:span> is the value to be standardized. <text:span text:style-name="OOoMenuPath">Mean</text:span> is the arithmetic mean of the distribution. <text:span text:style-name="OOoMenuPath">STDEV</text:span> is the standard deviation of the distribution.</text:p>
          </table:table-cell>
        </table:table-row>
        <table:table-row table:style-name="Statisticalanalysisfunctions.2">
          <table:table-cell table:style-name="Statisticalanalysisfunctions.A23" office:value-type="string">
            <text:p text:style-name="OOoTableText">STDEV(number_1; number_2; <text:change-start text:change-id="ct1073423384"/>…<text:change-end text:change-id="ct1073423384"/><text:change text:change-id="ct1073423488"/> number_30)</text:p>
          </table:table-cell>
          <table:table-cell table:style-name="Statisticalanalysisfunctions.B2" office:value-type="string">
            <text:p text:style-name="OOoTableText">Estimates the standard deviation based on a sample. <text:span text:style-name="OOoMenuPath">Number_1; number_2; </text:span><text:change-start text:change-id="ct1073425464"/><text:span text:style-name="OOoMenuPath">…</text:span><text:change-end text:change-id="ct1073425464"/><text:change text:change-id="ct1073424112"/><text:span text:style-name="OOoMenuPath"> number_30</text:span> are numerical values or ranges representing a sample based on an entire population.</text:p>
          </table:table-cell>
        </table:table-row>
        <table:table-row table:style-name="Statisticalanalysisfunctions.1">
          <table:table-cell table:style-name="Statisticalanalysisfunctions.A23" office:value-type="string">
            <text:p text:style-name="OOoTableText"><text:span text:style-name="T11">STDEVA</text:span>(value_1; value_2; <text:change-start text:change-id="ct1073423072"/>…<text:change-end text:change-id="ct1073423072"/><text:change text:change-id="ct1073424216"/> value_30)</text:p>
          </table:table-cell>
          <table:table-cell table:style-name="Statisticalanalysisfunctions.B2" office:value-type="string">
            <text:p text:style-name="OOoTableText">Calculates the standard deviation of an estimation based on a sample. <text:span text:style-name="OOoMenuPath">Value_1; value_2; </text:span><text:change-start text:change-id="ct1073423592"/><text:span text:style-name="OOoMenuPath">…</text:span><text:change-end text:change-id="ct1073423592"/><text:change text:change-id="ct1073424320"/><text:span text:style-name="OOoMenuPath"> value_30</text:span> are values or ranges representing a sample derived from an entire population. Text has the value 0.</text:p>
          </table:table-cell>
        </table:table-row>
        <table:table-row table:style-name="Statisticalanalysisfunctions.2">
          <table:table-cell table:style-name="Statisticalanalysisfunctions.A23" office:value-type="string">
            <text:p text:style-name="OOoTableText"><text:span text:style-name="T11">STDEVP</text:span>(number_1; number_2; <text:change-start text:change-id="ct1073424424"/>…<text:change-end text:change-id="ct1073424424"/><text:change text:change-id="ct1073423800"/> number_30)</text:p>
          </table:table-cell>
          <table:table-cell table:style-name="Statisticalanalysisfunctions.B2" office:value-type="string">
            <text:p text:style-name="OOoTableText">Calculates the standard deviation based on the entire population. <text:span text:style-name="OOoMenuPath">Number_1; number_2; </text:span><text:change-start text:change-id="ct1073422656"/><text:span text:style-name="OOoMenuPath">…</text:span><text:change-end text:change-id="ct1073422656"/><text:change text:change-id="ct1073424528"/><text:span text:style-name="OOoMenuPath"> number_30</text:span> are numerical values or ranges representing an entire population.</text:p>
          </table:table-cell>
        </table:table-row>
        <table:table-row table:style-name="Statisticalanalysisfunctions.1">
          <table:table-cell table:style-name="Statisticalanalysisfunctions.A23" office:value-type="string">
            <text:p text:style-name="OOoTableText"><text:span text:style-name="T11">STDEVPA</text:span>(value_1; value_2; <text:change-start text:change-id="ct1073423176"/>!<text:change-end text:change-id="ct1073423176"/><text:change text:change-id="ct1073424632"/> value_30)</text:p>
          </table:table-cell>
          <table:table-cell table:style-name="Statisticalanalysisfunctions.B2" office:value-type="string">
            <text:p text:style-name="OOoTableText">Calculates the standard deviation based on the entire population. <text:span text:style-name="OOoMenuPath">Value_1; value_2; </text:span><text:change-start text:change-id="ct1073425256"/><text:span text:style-name="OOoMenuPath">…</text:span><text:change-end text:change-id="ct1073425256"/><text:change text:change-id="ct1073422760"/><text:span text:style-name="OOoMenuPath"> value_30</text:span> are values or ranges representing an entire population. Text has the value 0.</text:p>
          </table:table-cell>
        </table:table-row>
        <table:table-row table:style-name="Statisticalanalysisfunctions.2">
          <table:table-cell table:style-name="Statisticalanalysisfunctions.A23" office:value-type="string">
            <text:p text:style-name="OOoTableText"><text:span text:style-name="T11">STEYX</text:span>(data_Y; data_X)</text:p>
          </table:table-cell>
          <table:table-cell table:style-name="Statisticalanalysisfunctions.B2" office:value-type="string">
            <text:p text:style-name="OOoTableText">Returns the standard error of the predicted y value for each x in the regression. <text:span text:style-name="OOoMenuPath">Data_Y</text:span> is the array or matrix of Y data. <text:span text:style-name="OOoMenuPath">Data_X</text:span> is the array or matrix of X data.</text:p>
          </table:table-cell>
        </table:table-row>
        <table:table-row table:style-name="Statisticalanalysisfunctions.1">
          <table:table-cell table:style-name="Statisticalanalysisfunctions.A23" office:value-type="string">
            <text:p text:style-name="OOoTableText"><text:span text:style-name="T11">TDIST</text:span>(number; degrees_freedom; mode)</text:p>
          </table:table-cell>
          <table:table-cell table:style-name="Statisticalanalysisfunctions.B2" office:value-type="string">
            <text:p text:style-name="OOoTableText">Returns the t-distribution for the given <text:span text:style-name="OOoMenuPath">Number</text:span>. <text:span text:style-name="OOoMenuPath">Degrees_freedom</text:span> is the number of degrees of freedom for the t-distribution. <text:span text:style-name="OOoMenuPath">Mode</text:span> = 1 returns the one-tailed test, <text:span text:style-name="OOoMenuPath">Mode</text:span> = 2 returns the two-tailed test.</text:p>
          </table:table-cell>
        </table:table-row>
        <table:table-row table:style-name="Statisticalanalysisfunctions.2">
          <table:table-cell table:style-name="Statisticalanalysisfunctions.A23" office:value-type="string">
            <text:p text:style-name="OOoTableText"><text:span text:style-name="T11">TINV</text:span>(number; degrees_freedom)</text:p>
          </table:table-cell>
          <table:table-cell table:style-name="Statisticalanalysisfunctions.B2" office:value-type="string">
            <text:p text:style-name="OOoTableText">Returns the inverse of the t-distribution, for the given <text:span text:style-name="OOoMenuPath">Number</text:span> associated with the two-tailed t-distribution. <text:span text:style-name="OOoMenuPath">Degrees_freedom</text:span> is the number of degrees of freedom for the t-distribution.</text:p>
          </table:table-cell>
        </table:table-row>
        <table:table-row table:style-name="Statisticalanalysisfunctions.1">
          <table:table-cell table:style-name="Statisticalanalysisfunctions.A23" office:value-type="string">
            <text:p text:style-name="OOoTableText"><text:span text:style-name="T11">TRIMMEAN</text:span>(data; alpha)</text:p>
          </table:table-cell>
          <table:table-cell table:style-name="Statisticalanalysisfunctions.B2" office:value-type="string">
            <text:p text:style-name="OOoTableText">Returns the mean of a data set without the Alpha proportion of data at the margins. <text:span text:style-name="OOoMenuPath">Data</text:span> is the array of data in the sample. <text:span text:style-name="OOoMenuPath">Alpha</text:span> is the proportion of the marginal data that will not be taken into consideration.</text:p>
          </table:table-cell>
        </table:table-row>
        <text:soft-page-break/>
        <table:table-row table:style-name="Statisticalanalysisfunctions.2">
          <table:table-cell table:style-name="Statisticalanalysisfunctions.A23" office:value-type="string">
            <text:p text:style-name="OOoTableText"><text:span text:style-name="T11">TTEST</text:span>(data_1; data_2; mode; type)</text:p>
          </table:table-cell>
          <table:table-cell table:style-name="Statisticalanalysisfunctions.B2" office:value-type="string">
            <text:p text:style-name="OOoTableText">Returns the probability associated with a Student’s t-Test. <text:span text:style-name="OOoMenuPath">Data_1</text:span> is the dependent array or range of data for the first record. <text:span text:style-name="OOoMenuPath">Data_2</text:span> is the dependent array or range of data for the second record. <text:span text:style-name="OOoMenuPath">Mode</text:span> = 1 calculates the one-tailed test, <text:span text:style-name="OOoMenuPath">Mode</text:span> = 2 the two- tailed test. <text:span text:style-name="OOoMenuPath">Type</text:span> of t-test to perform: paired (1), equal variance (<text:span text:style-name="T11">homoscedastic</text:span>) (2), or unequal variance (<text:span text:style-name="T11">heteroscedastic</text:span>) (3).</text:p>
          </table:table-cell>
        </table:table-row>
        <table:table-row table:style-name="Statisticalanalysisfunctions.1">
          <table:table-cell table:style-name="Statisticalanalysisfunctions.A23" office:value-type="string">
            <text:p text:style-name="OOoTableText">VAR(number_1; number_2; <text:change-start text:change-id="ct1073425568"/>…<text:change-end text:change-id="ct1073425568"/><text:change text:change-id="ct1073424840"/> number_30)</text:p>
          </table:table-cell>
          <table:table-cell table:style-name="Statisticalanalysisfunctions.B2" office:value-type="string">
            <text:p text:style-name="OOoTableText">Estimates the variance based on a sample. <text:span text:style-name="OOoMenuPath">Number_1; number_2; </text:span><text:change-start text:change-id="ct1073424736"/><text:span text:style-name="OOoMenuPath">…</text:span><text:change-end text:change-id="ct1073424736"/><text:change text:change-id="ct1073423280"/><text:span text:style-name="OOoMenuPath"> number_30</text:span> are numerical values or ranges representing a sample based on an entire population.</text:p>
          </table:table-cell>
        </table:table-row>
        <table:table-row table:style-name="Statisticalanalysisfunctions.2">
          <table:table-cell table:style-name="Statisticalanalysisfunctions.A23" office:value-type="string">
            <text:p text:style-name="OOoTableText"><text:span text:style-name="T11">VARA</text:span>(value_1; value_2; <text:change-start text:change-id="ct1073425672"/>…<text:change-end text:change-id="ct1073425672"/><text:change text:change-id="ct1073424944"/> value_30)</text:p>
          </table:table-cell>
          <table:table-cell table:style-name="Statisticalanalysisfunctions.B2" office:value-type="string">
            <text:p text:style-name="OOoTableText">Estimates a variance based on a sample. The value of text is 0. <text:span text:style-name="OOoMenuPath">Value_1; value_2; </text:span><text:change-start text:change-id="ct1073425776"/><text:span text:style-name="OOoMenuPath">…</text:span><text:change-end text:change-id="ct1073425776"/><text:change text:change-id="ct1073425048"/><text:span text:style-name="OOoMenuPath"> value_30</text:span> are values or ranges representing an entire population.</text:p>
          </table:table-cell>
        </table:table-row>
        <table:table-row table:style-name="Statisticalanalysisfunctions.1">
          <table:table-cell table:style-name="Statisticalanalysisfunctions.A23" office:value-type="string">
            <text:p text:style-name="OOoTableText"><text:span text:style-name="T11">VARP</text:span>(Number_1; number_2; <text:change-start text:change-id="ct1073425152"/>…<text:change-end text:change-id="ct1073425152"/><text:change text:change-id="ct1073417664"/> number_30)</text:p>
          </table:table-cell>
          <table:table-cell table:style-name="Statisticalanalysisfunctions.B2" office:value-type="string">
            <text:p text:style-name="OOoTableText">Calculates a variance based on the entire population. <text:span text:style-name="OOoMenuPath">Number_1; number_2; </text:span><text:change-start text:change-id="ct1073427232"/><text:span text:style-name="OOoMenuPath">…</text:span><text:change-end text:change-id="ct1073427232"/><text:change text:change-id="ct1073428896"/><text:span text:style-name="OOoMenuPath"> number_30</text:span> are numerical values or ranges representing an entire population.</text:p>
          </table:table-cell>
        </table:table-row>
        <table:table-row table:style-name="Statisticalanalysisfunctions.2">
          <table:table-cell table:style-name="Statisticalanalysisfunctions.A23" office:value-type="string">
            <text:p text:style-name="OOoTableText"><text:span text:style-name="T11">VARPA</text:span>(value_1; value_2; <text:change-start text:change-id="ct1073427648"/>…<text:change-end text:change-id="ct1073427648"/><text:change text:change-id="ct1073429208"/><text:change-start text:change-id="ct1073427440"/> <text:change-end text:change-id="ct1073427440"/>value_30)</text:p>
          </table:table-cell>
          <table:table-cell table:style-name="Statisticalanalysisfunctions.B2" office:value-type="string">
            <text:p text:style-name="OOoTableText">Calculates the variance based on the entire population. The value of text is 0. <text:span text:style-name="OOoMenuPath">Value_1; value_2; </text:span><text:change-start text:change-id="ct1073427336"/><text:span text:style-name="OOoMenuPath">…</text:span><text:change-end text:change-id="ct1073427336"/><text:change text:change-id="ct1073426920"/><text:span text:style-name="OOoMenuPath"> value_30</text:span> are values or ranges representing an entire population.</text:p>
          </table:table-cell>
        </table:table-row>
        <table:table-row table:style-name="Statisticalanalysisfunctions.1">
          <table:table-cell table:style-name="Statisticalanalysisfunctions.A23" office:value-type="string">
            <text:p text:style-name="OOoTableText">WEIBULL(number; alpha; beta; C)</text:p>
          </table:table-cell>
          <table:table-cell table:style-name="Statisticalanalysisfunctions.B2" office:value-type="string">
            <text:p text:style-name="OOoTableText">Returns the values of the Weibull distribution for the given<text:span text:style-name="T12"> </text:span><text:span text:style-name="OOoStrongEmphasis">Number</text:span>.<text:span text:style-name="T12"> </text:span><text:span text:style-name="OOoStrongEmphasis">Alpha </text:span>is the Alpha (shape) parameter of the Weibull distribution.<text:span text:style-name="T12"> </text:span><text:span text:style-name="OOoStrongEmphasis">Beta</text:span> is the Beta (scale) parameter of the Weibull distribution.<text:span text:style-name="T12"> </text:span><text:span text:style-name="OOoStrongEmphasis">C</text:span> indicates the type of function: C= 0 the probability density function is calculated, C=1 the distribution is calculated.</text:p>
          </table:table-cell>
        </table:table-row>
        <table:table-row table:style-name="Statisticalanalysisfunctions.2">
          <table:table-cell table:style-name="Statisticalanalysisfunctions.A60" office:value-type="string">
            <text:p text:style-name="OOoTableText"><text:span text:style-name="T11">ZTEST</text:span>(data; mean; sigma)</text:p>
          </table:table-cell>
          <table:table-cell table:style-name="Statisticalanalysisfunctions.B60" office:value-type="string">
            <text:p text:style-name="OOoTableText">Returns the two-tailed P value of a z test for data with a normal distribution. <text:span text:style-name="OOoMenuPath">Data</text:span> is the array of the data. <text:span text:style-name="OOoMenuPath">Mean</text:span> is the known mean. <text:span text:style-name="OOoMenuPath">Sigma</text:span> (optional) is the standard deviation of the total population. If this argument is missing, the standard deviation of the sample is processed.</text:p>
          </table:table-cell>
        </table:table-row>
      </table:table>
      <text:h text:style-name="OOoHeading_20_1" text:outline-level="2"><text:bookmark-start text:name="__RefHeading__6932_1924864864"/><text:soft-page-break/><text:alphabetical-index-mark text:string-value="date functions"/><text:alphabetical-index-mark text:string-value="time functions"/><text:alphabetical-index-mark text:string-value="date and time" text:key1="functions"/>Date and time functions<text:bookmark-end text:name="__RefHeading__6932_1924864864"/></text:h>
      <text:p text:style-name="P4"><text:bookmark text:name="datumzeittext"/>Use these functions for inserting, editing, and manipulating dates and times. <text:span text:style-name="T24">OpenOffice</text:span> handles and computes a date/time value as a number. When you assign the number format “Number” to a date or time value, it is displayed as a number. For example, 01/01/2000 12:00 PM, converts to 36526.5. This is just a matter of formatting; the actual value is always stored and manipulated as a number. To see the date or time displayed in a standard format, change the number format (date or time) accordingly.<text:change text:change-id="ct1073426712"/></text:p>
      <text:p text:style-name="OOoTableCaption">Table <text:sequence text:ref-name="refTable4" text:name="Table" text:formula="ooow:Table+1" style:num-format="1">5</text:sequence>: Data and time functions</text:p>
      <table:table table:name="Dataandtimefunctions" table:style-name="Dataandtimefunctions">
        <table:table-column table:style-name="Dataandtimefunctions.A"/>
        <table:table-column table:style-name="Dataandtimefunctions.B"/>
        <table:table-header-rows>
          <table:table-row table:style-name="Dataandtimefunctions.1">
            <table:table-cell table:style-name="Dataandtimefunctions.A1" office:value-type="string">
              <text:p text:style-name="OOoTableHeader">Syntax</text:p>
            </table:table-cell>
            <table:table-cell table:style-name="Dataandtimefunctions.B1" office:value-type="string">
              <text:p text:style-name="OOoTableHeader">Description</text:p>
            </table:table-cell>
          </table:table-row>
        </table:table-header-rows>
        <table:table-row table:style-name="Dataandtimefunctions.2">
          <table:table-cell table:style-name="Dataandtimefunctions.A2" office:value-type="string">
            <text:p text:style-name="OOoTableText">DATE(year; month; day)</text:p>
          </table:table-cell>
          <table:table-cell table:style-name="Dataandtimefunctions.B2" office:value-type="string">
            <text:p text:style-name="OOoTableText">Converts a date written as year, month, day to an internal serial number and displays it in the cell’s formatting. <text:span text:style-name="OOoMenuPath">Year</text:span> is an integer between 1583 and 9956 or 0 and 99. <text:span text:style-name="OOoMenuPath">Month</text:span> is an integer between 1 and 12. <text:span text:style-name="OOoMenuPath">Day</text:span> is an integer between 1 and 31.</text:p>
          </table:table-cell>
        </table:table-row>
        <table:table-row table:style-name="Dataandtimefunctions.1">
          <table:table-cell table:style-name="Dataandtimefunctions.A3" office:value-type="string">
            <text:p text:style-name="OOoTableText"><text:span text:style-name="T11">DATEVALUE</text:span>("Text")</text:p>
          </table:table-cell>
          <table:table-cell table:style-name="Dataandtimefunctions.B2" office:value-type="string">
            <text:p text:style-name="OOoTableText">Returns the internal date number for text in quotes. <text:span text:style-name="OOoMenuPath">Text</text:span> is a valid date expression and must be entered with quotation marks.</text:p>
          </table:table-cell>
        </table:table-row>
        <table:table-row table:style-name="Dataandtimefunctions.2">
          <table:table-cell table:style-name="Dataandtimefunctions.A3" office:value-type="string">
            <text:p text:style-name="OOoTableText">DAY(number)</text:p>
          </table:table-cell>
          <table:table-cell table:style-name="Dataandtimefunctions.B2" office:value-type="string">
            <text:p text:style-name="OOoTableText">Returns the day, as an integer, of the given date value. A negative date/time value can be entered. <text:span text:style-name="OOoMenuPath">Number</text:span> is a date value.</text:p>
          </table:table-cell>
        </table:table-row>
        <table:table-row table:style-name="Dataandtimefunctions.1">
          <table:table-cell table:style-name="Dataandtimefunctions.A3" office:value-type="string">
            <text:p text:style-name="OOoTableText">DAYS(date_2; date_1)</text:p>
          </table:table-cell>
          <table:table-cell table:style-name="Dataandtimefunctions.B2" office:value-type="string">
            <text:p text:style-name="OOoTableText">Calculates the difference, in days, between two date values. <text:span text:style-name="OOoMenuPath">Date_1</text:span> is the start date. <text:span text:style-name="OOoMenuPath">Date_2</text:span> is the end date. If <text:span text:style-name="OOoMenuPath">Date_2</text:span> is an earlier date than <text:span text:style-name="OOoMenuPath">Date_1</text:span>, the result is a negative number.</text:p>
          </table:table-cell>
        </table:table-row>
        <table:table-row table:style-name="Dataandtimefunctions.2">
          <table:table-cell table:style-name="Dataandtimefunctions.A3" office:value-type="string">
            <text:p text:style-name="OOoTableText">DAYS360(date_1; date_2; type)</text:p>
          </table:table-cell>
          <table:table-cell table:style-name="Dataandtimefunctions.B2" office:value-type="string">
            <text:p text:style-name="OOoTableText">Returns the difference between two dates based on the 360 day year used in interest calculations. If <text:span text:style-name="OOoMenuPath">Date_2</text:span> is earlier than <text:span text:style-name="OOoMenuPath">Date_1</text:span>, the function will return a negative number. <text:span text:style-name="OOoMenuPath">Type</text:span> (optional) determines the type of difference calculation: the US method (0) or the European method (≠0).</text:p>
          </table:table-cell>
        </table:table-row>
        <table:table-row table:style-name="Dataandtimefunctions.1">
          <table:table-cell table:style-name="Dataandtimefunctions.A3" office:value-type="string">
            <text:p text:style-name="OOoTableText"><text:span text:style-name="T11">DAYSINMONTH</text:span>(date)</text:p>
          </table:table-cell>
          <table:table-cell table:style-name="Dataandtimefunctions.B2" office:value-type="string">
            <text:p text:style-name="OOoTableText">Calculates the number of days in the month of the given <text:span text:style-name="OOoMenuPath">date</text:span>. </text:p>
          </table:table-cell>
        </table:table-row>
        <table:table-row table:style-name="Dataandtimefunctions.2">
          <table:table-cell table:style-name="Dataandtimefunctions.A3" office:value-type="string">
            <text:p text:style-name="OOoTableText"><text:span text:style-name="T11">DAYSINYEAR</text:span>(date)</text:p>
          </table:table-cell>
          <table:table-cell table:style-name="Dataandtimefunctions.B2" office:value-type="string">
            <text:p text:style-name="OOoTableText">Calculates the number of days in the year of the given <text:span text:style-name="OOoMenuPath">date</text:span>.</text:p>
          </table:table-cell>
        </table:table-row>
        <table:table-row table:style-name="Dataandtimefunctions.1">
          <table:table-cell table:style-name="Dataandtimefunctions.A3" office:value-type="string">
            <text:p text:style-name="OOoTableText"><text:span text:style-name="T11">EASTERSUNDAY</text:span>(integer)</text:p>
          </table:table-cell>
          <table:table-cell table:style-name="Dataandtimefunctions.B2" office:value-type="string">
            <text:p text:style-name="OOoTableText">Returns the date of Easter Sunday for the entered year. <text:span text:style-name="OOoMenuPath">Year</text:span> is an integer between 1583 and 9956 or 0 and 99.</text:p>
          </table:table-cell>
        </table:table-row>
        <table:table-row table:style-name="Dataandtimefunctions.2">
          <table:table-cell table:style-name="Dataandtimefunctions.A3" office:value-type="string">
            <text:p text:style-name="OOoTableText"><text:span text:style-name="T11">EDATE</text:span>(start_date; months)</text:p>
          </table:table-cell>
          <table:table-cell table:style-name="Dataandtimefunctions.B2" office:value-type="string">
            <text:p text:style-name="OOoTableText">The result is a date a number of <text:span text:style-name="OOoMenuPath">Months</text:span> away from the given <text:span text:style-name="OOoMenuPath">Start_date</text:span>. <text:change text:change-id="ct1073427128"/><text:span text:style-name="OOoMenuPath">Months</text:span> is the number of months. For example, <text:line-break/><text:span text:style-name="OOoKeystroke"><text:span text:style-name="T26">=EDATE("2020-12-31";2)</text:span></text:span> returns February 28, 2021</text:p>
          </table:table-cell>
        </table:table-row>
        <text:soft-page-break/>
        <table:table-row table:style-name="Dataandtimefunctions.1">
          <table:table-cell table:style-name="Dataandtimefunctions.A3" office:value-type="string">
            <text:p text:style-name="OOoTableText"><text:span text:style-name="T11">EOMONTH</text:span>(start_date; months)</text:p>
          </table:table-cell>
          <table:table-cell table:style-name="Dataandtimefunctions.B2" office:value-type="string">
            <text:p text:style-name="OOoTableText">Returns the date of the last day of a month which falls <text:span text:style-name="OOoMenuPath">Months</text:span> away from the given <text:span text:style-name="OOoMenuPath">Start_date</text:span>. <text:span text:style-name="OOoMenuPath">Months</text:span> is the number of months before (negative) or after (positive) the start date.</text:p>
          </table:table-cell>
        </table:table-row>
        <table:table-row table:style-name="Dataandtimefunctions.2">
          <table:table-cell table:style-name="Dataandtimefunctions.A3" office:value-type="string">
            <text:p text:style-name="OOoTableText">HOUR(number)</text:p>
          </table:table-cell>
          <table:table-cell table:style-name="Dataandtimefunctions.B2" office:value-type="string">
            <text:p text:style-name="OOoTableText">Returns the hour, as an integer, for the given time value. <text:span text:style-name="OOoMenuPath">Number</text:span> is a time value.</text:p>
          </table:table-cell>
        </table:table-row>
        <table:table-row table:style-name="Dataandtimefunctions.1">
          <table:table-cell table:style-name="Dataandtimefunctions.A3" office:value-type="string">
            <text:p text:style-name="OOoTableText"><text:span text:style-name="T11">ISLEAPYEAR</text:span>(date)</text:p>
          </table:table-cell>
          <table:table-cell table:style-name="Dataandtimefunctions.B2" office:value-type="string">
            <text:p text:style-name="OOoTableText">Determines whether a given <text:span text:style-name="OOoMenuPath">date</text:span> falls within a leap year. Returns either 1 (TRUE) or 0 (FALSE).</text:p>
          </table:table-cell>
        </table:table-row>
        <table:table-row table:style-name="Dataandtimefunctions.2">
          <table:table-cell table:style-name="Dataandtimefunctions.A3" office:value-type="string">
            <text:p text:style-name="OOoTableText">MINUTE(number)</text:p>
          </table:table-cell>
          <table:table-cell table:style-name="Dataandtimefunctions.B2" office:value-type="string">
            <text:p text:style-name="OOoTableText">Returns the minute, as an integer, for the given time value. <text:span text:style-name="OOoMenuPath">Number</text:span> is a time value.</text:p>
          </table:table-cell>
        </table:table-row>
        <table:table-row table:style-name="Dataandtimefunctions.1">
          <table:table-cell table:style-name="Dataandtimefunctions.A3" office:value-type="string">
            <text:p text:style-name="OOoTableText">MONTH(number)</text:p>
          </table:table-cell>
          <table:table-cell table:style-name="Dataandtimefunctions.B2" office:value-type="string">
            <text:p text:style-name="OOoTableText">Returns the month, as an integer, for the given date value. <text:span text:style-name="OOoMenuPath">Number</text:span> is a time value.</text:p>
          </table:table-cell>
        </table:table-row>
        <table:table-row table:style-name="Dataandtimefunctions.2">
          <table:table-cell table:style-name="Dataandtimefunctions.A3" office:value-type="string">
            <text:p text:style-name="OOoTableText">MONTHS(start_date; end_date; type)</text:p>
          </table:table-cell>
          <table:table-cell table:style-name="Dataandtimefunctions.B2" office:value-type="string">
            <text:p text:style-name="OOoTableText">Calculates the difference, in months, between two date values. <text:span text:style-name="OOoStrongEmphasis">Type</text:span> is one of two possible values, 0 (interval) or 1 (in calendar months). If <text:span text:style-name="OOoMenuPath">start_date</text:span> is an earlier date than <text:span text:style-name="OOoMenuPath">end_date</text:span>, the result is a negative number.</text:p>
          </table:table-cell>
        </table:table-row>
        <table:table-row table:style-name="Dataandtimefunctions.1">
          <table:table-cell table:style-name="Dataandtimefunctions.A3" office:value-type="string">
            <text:p text:style-name="OOoTableText"><text:span text:style-name="T11">NETWORKDAYS</text:span>(start _date; end_date; holidays)</text:p>
          </table:table-cell>
          <table:table-cell table:style-name="Dataandtimefunctions.B2" office:value-type="string">
            <text:p text:style-name="OOoTableText">Returns the number of workdays between <text:span text:style-name="OOoMenuPath">start_date</text:span> and <text:span text:style-name="OOoMenuPath">end_date</text:span>. Holidays can be deducted. <text:span text:style-name="OOoMenuPath">Start_date</text:span> is the date from which the calculation is carried out. <text:span text:style-name="OOoMenuPath">End_date</text:span> is the date up to which the calculation is carried out. If the start or end date is a workday, the day is included in the calculation. <text:span text:style-name="OOoMenuPath">Holidays</text:span> (optional) is a list of holidays. Enter a cell range in which the holidays are listed individually.</text:p>
          </table:table-cell>
        </table:table-row>
        <table:table-row table:style-name="Dataandtimefunctions.2">
          <table:table-cell table:style-name="Dataandtimefunctions.A3" office:value-type="string">
            <text:p text:style-name="OOoTableText">NOW()</text:p>
          </table:table-cell>
          <table:table-cell table:style-name="Dataandtimefunctions.B2" office:value-type="string">
            <text:p text:style-name="OOoTableText">Returns the computer system date and time. The value is updated when your document recalculates. NOW is a function without arguments.</text:p>
          </table:table-cell>
        </table:table-row>
        <table:table-row table:style-name="Dataandtimefunctions.1">
          <table:table-cell table:style-name="Dataandtimefunctions.A3" office:value-type="string">
            <text:p text:style-name="OOoTableText">SECOND(number)</text:p>
          </table:table-cell>
          <table:table-cell table:style-name="Dataandtimefunctions.B2" office:value-type="string">
            <text:p text:style-name="OOoTableText">Returns the second, as an integer, for the given time value. <text:span text:style-name="OOoMenuPath">Number</text:span> is a time value.</text:p>
          </table:table-cell>
        </table:table-row>
        <table:table-row table:style-name="Dataandtimefunctions.2">
          <table:table-cell table:style-name="Dataandtimefunctions.A3" office:value-type="string">
            <text:p text:style-name="OOoTableText">TIME(hour; minute; second)</text:p>
          </table:table-cell>
          <table:table-cell table:style-name="Dataandtimefunctions.B2" office:value-type="string">
            <text:p text:style-name="OOoTableText">Returns a time value from values for hours, minutes and seconds. This function can be used to convert a time based on these three elements to a decimal time value. <text:span text:style-name="OOoMenuPath">Hour</text:span>, <text:span text:style-name="OOoMenuPath">minute</text:span> and <text:span text:style-name="OOoMenuPath">second</text:span> must all be integers.</text:p>
          </table:table-cell>
        </table:table-row>
        <table:table-row table:style-name="Dataandtimefunctions.1">
          <table:table-cell table:style-name="Dataandtimefunctions.A3" office:value-type="string">
            <text:p text:style-name="OOoTableText"><text:span text:style-name="T11">TIMEVALUE</text:span>(text)</text:p>
          </table:table-cell>
          <table:table-cell table:style-name="Dataandtimefunctions.B2" office:value-type="string">
            <text:p text:style-name="OOoTableText">Returns the internal time number from a <text:span text:style-name="OOoMenuPath">text</text:span> enclosed by quotes in a time entry format. The internal number indicated as a decimal is the result of the date system used under <text:span text:style-name="T11">OpenOffice</text:span> to calculate date entries.</text:p>
          </table:table-cell>
        </table:table-row>
        <table:table-row table:style-name="Dataandtimefunctions.2">
          <table:table-cell table:style-name="Dataandtimefunctions.A3" office:value-type="string">
            <text:p text:style-name="OOoTableText">TODAY()</text:p>
          </table:table-cell>
          <table:table-cell table:style-name="Dataandtimefunctions.B2" office:value-type="string">
            <text:p text:style-name="OOoTableText">Returns the current computer system date. The value is updated when your document recalculates. TODAY is a function without arguments.</text:p>
          </table:table-cell>
        </table:table-row>
        <text:soft-page-break/>
        <table:table-row table:style-name="Dataandtimefunctions.1">
          <table:table-cell table:style-name="Dataandtimefunctions.A3" office:value-type="string">
            <text:p text:style-name="OOoTableText">WEEKDAY(number; type)</text:p>
          </table:table-cell>
          <table:table-cell table:style-name="Dataandtimefunctions.B2" office:value-type="string">
            <text:p text:style-name="OOoTableText">Returns the day of the week for the given <text:span text:style-name="OOoMenuPath">number</text:span> (date value). The day is returned as an integer based on the type. <text:span text:style-name="OOoMenuPath">Type</text:span> determines the type of calculation: type = 1 (default), the weekdays are counted starting from Sunday (Monday = 2); type = 2, the weekdays are counted starting from Monday (Monday = 1); type = 3, the weekdays are counted <text:span text:style-name="T11">starting from</text:span> Monday (Monday = 0).</text:p>
          </table:table-cell>
        </table:table-row>
        <table:table-row table:style-name="Dataandtimefunctions.2">
          <table:table-cell table:style-name="Dataandtimefunctions.A3" office:value-type="string">
            <text:p text:style-name="OOoTableText"><text:span text:style-name="T11">WEEKNUM</text:span>(number; mode)</text:p>
          </table:table-cell>
          <table:table-cell table:style-name="Dataandtimefunctions.B2" office:value-type="string">
            <text:p text:style-name="OOoTableText">Calculates the number of the calendar week of the year for the date argument <text:span text:style-name="OOoMenuPath">number</text:span>. <text:span text:style-name="OOoMenuPath">Mode</text:span> sets the start of the week and the calculation type: 1 = Sunday, 2 = Monday.</text:p>
          </table:table-cell>
        </table:table-row>
        <table:table-row table:style-name="Dataandtimefunctions.1">
          <table:table-cell table:style-name="Dataandtimefunctions.A3" office:value-type="string">
            <text:p text:style-name="OOoTableText">WEEKNUM_ADD(date; return_type)</text:p>
          </table:table-cell>
          <table:table-cell table:style-name="Dataandtimefunctions.B2" office:value-type="string">
            <text:p text:style-name="OOoTableText">Calculates the calendar week of the year for a <text:span text:style-name="OOoMenuPath">Date</text:span>. <text:span text:style-name="OOoMenuPath">Date</text:span> is the date within the calendar week. <text:span text:style-name="OOoMenuPath">Return_type</text:span> sets the start of the week and the calculation type: 1 = Sunday, 2 = Monday.</text:p>
          </table:table-cell>
        </table:table-row>
        <table:table-row table:style-name="Dataandtimefunctions.2">
          <table:table-cell table:style-name="Dataandtimefunctions.A3" office:value-type="string">
            <text:p text:style-name="OOoTableText">WEEKS(start_date; end_date; type)</text:p>
          </table:table-cell>
          <table:table-cell table:style-name="Dataandtimefunctions.B2" office:value-type="string">
            <text:p text:style-name="OOoTableText">Calculates the difference in weeks between two dates, <text:span text:style-name="OOoMenuPath">start_date</text:span> and <text:span text:style-name="OOoMenuPath">end_date</text:span>. <text:span text:style-name="OOoMenuPath">Type</text:span> is one of two possible values, 0 (interval) or 1 (in numbers of weeks).</text:p>
          </table:table-cell>
        </table:table-row>
        <table:table-row table:style-name="Dataandtimefunctions.1">
          <table:table-cell table:style-name="Dataandtimefunctions.A3" office:value-type="string">
            <text:p text:style-name="OOoTableText"><text:span text:style-name="T11">WEEKSINYEAR</text:span>(date)</text:p>
          </table:table-cell>
          <table:table-cell table:style-name="Dataandtimefunctions.B2" office:value-type="string">
            <text:p text:style-name="OOoTableText">Calculates the number of weeks in a year until a certain <text:span text:style-name="OOoMenuPath">date</text:span>. A week that spans two years is added to the year in which most days of that week occur.</text:p>
          </table:table-cell>
        </table:table-row>
        <table:table-row table:style-name="Dataandtimefunctions.2">
          <table:table-cell table:style-name="Dataandtimefunctions.A3" office:value-type="string">
            <text:p text:style-name="OOoTableText">WORKDAY(start_date; days; holidays) </text:p>
          </table:table-cell>
          <table:table-cell table:style-name="Dataandtimefunctions.B2" office:value-type="string">
            <text:p text:style-name="OOoTableText">Returns a date number that can be formatted as a date. You then see the date of a day that is a certain number of <text:span text:style-name="OOoMenuPath">Workdays</text:span> away from the <text:span text:style-name="OOoMenuPath">start_date</text:span>. <text:span text:style-name="OOoMenuPath">Holidays</text:span> (optional) is a list of holidays. Enter a cell range in which the holidays are listed individually.</text:p>
          </table:table-cell>
        </table:table-row>
        <table:table-row table:style-name="Dataandtimefunctions.1">
          <table:table-cell table:style-name="Dataandtimefunctions.A3" office:value-type="string">
            <text:p text:style-name="OOoTableText">YEAR(number)</text:p>
          </table:table-cell>
          <table:table-cell table:style-name="Dataandtimefunctions.B2" office:value-type="string">
            <text:p text:style-name="OOoTableText">Returns the year value of a date. <text:span text:style-name="OOoMenuPath">Number</text:span> shows the date value for which the year is to be returned.</text:p>
          </table:table-cell>
        </table:table-row>
        <table:table-row table:style-name="Dataandtimefunctions.2">
          <table:table-cell table:style-name="Dataandtimefunctions.A3" office:value-type="string">
            <text:p text:style-name="OOoTableText"><text:span text:style-name="T11">YEARFRAC</text:span>(start_date; end_date; basis)</text:p>
          </table:table-cell>
          <table:table-cell table:style-name="Dataandtimefunctions.B2" office:value-type="string">
            <text:p text:style-name="OOoTableText">Returns a number between 0 and 1, representing the fraction of a year between <text:span text:style-name="OOoMenuPath">start_date</text:span> and <text:span text:style-name="OOoMenuPath">end_date</text:span>. <text:span text:style-name="OOoMenuPath">Start_date</text:span> and <text:span text:style-name="OOoMenuPath">end_date</text:span> are two date values. <text:span text:style-name="OOoMenuPath">Basis</text:span> is chosen from a list of options and indicates how the year is to be calculated.</text:p>
          </table:table-cell>
        </table:table-row>
        <table:table-row table:style-name="Dataandtimefunctions.1">
          <table:table-cell table:style-name="Dataandtimefunctions.A31" office:value-type="string">
            <text:p text:style-name="OOoTableText">YEARS(tart_date; end_date; type)</text:p>
          </table:table-cell>
          <table:table-cell table:style-name="Dataandtimefunctions.B31" office:value-type="string">
            <text:p text:style-name="OOoTableText">Calculates the difference in years between two dates: the <text:span text:style-name="OOoMenuPath">start_date</text:span> and the <text:span text:style-name="OOoMenuPath">end_date</text:span>. <text:span text:style-name="OOoMenuPath">Type</text:span> calculates the type of difference.</text:p>
          </table:table-cell>
        </table:table-row>
      </table:table>
      <text:h text:style-name="P25" text:outline-level="2"><text:bookmark-start text:name="__RefHeading__6934_1924864864"/>Logical functions<text:bookmark-end text:name="__RefHeading__6934_1924864864"/></text:h>
      <text:p text:style-name="OOoTextBody">Use the <text:alphabetical-index-mark text:string-value="logical" text:key1="functions"/><text:alphabetical-index-mark-start text:id="IMark66431212"/>logical functions<text:alphabetical-index-mark-end text:id="IMark66431212"/> to test values and produce results based on the result of the test.<text:span text:style-name="T14"> </text:span>These functions are conditional and provide the ability to write longer formulas based on input or output.</text:p>
      <text:p text:style-name="OOoTableCaption"><text:soft-page-break/>Table <text:sequence text:ref-name="refTable5" text:name="Table" text:formula="ooow:Table+1" style:num-format="1">6</text:sequence>: Logical functions</text:p>
      <table:table table:name="Logicalfunctions" table:style-name="Logicalfunctions">
        <table:table-column table:style-name="Logicalfunctions.A"/>
        <table:table-column table:style-name="Logicalfunctions.B"/>
        <table:table-header-rows>
          <table:table-row table:style-name="Logicalfunctions.1">
            <table:table-cell table:style-name="Logicalfunctions.A1" office:value-type="string">
              <text:p text:style-name="OOoTableHeader">Syntax</text:p>
            </table:table-cell>
            <table:table-cell table:style-name="Logicalfunctions.B1" office:value-type="string">
              <text:p text:style-name="OOoTableHeader">Description</text:p>
            </table:table-cell>
          </table:table-row>
        </table:table-header-rows>
        <table:table-row table:style-name="Logicalfunctions.2">
          <table:table-cell table:style-name="Logicalfunctions.A2" office:value-type="string">
            <text:p text:style-name="OOoTableText">AND(logical_value_1; logical_value_2; <text:change-start text:change-id="ct1073428376"/>…<text:change-end text:change-id="ct1073428376"/><text:change text:change-id="ct1073427544"/>logical_value_30)</text:p>
          </table:table-cell>
          <table:table-cell table:style-name="Logicalfunctions.B2" office:value-type="string">
            <text:p text:style-name="OOoTableText">Returns TRUE if all arguments are TRUE. If any element is FALSE, this function returns the FALSE value. <text:span text:style-name="OOoMenuPath">Logical_value_1; logical_value_2; </text:span><text:change-start text:change-id="ct1073429000"/><text:span text:style-name="OOoMenuPath">…</text:span><text:change-end text:change-id="ct1073429000"/><text:change text:change-id="ct1073428480"/><text:span text:style-name="OOoMenuPath">logical_value_30</text:span> are conditions to be checked. All conditions can be either TRUE or FALSE. If a range is entered as a parameter, the function uses the value from the range that is in the current column or row. The result is TRUE if the logical value in all cells within the cell range is TRUE </text:p>
          </table:table-cell>
        </table:table-row>
        <table:table-row table:style-name="Logicalfunctions.1">
          <table:table-cell table:style-name="Logicalfunctions.A2" office:value-type="string">
            <text:p text:style-name="OOoTableText">FALSE()</text:p>
          </table:table-cell>
          <table:table-cell table:style-name="Logicalfunctions.B2" office:value-type="string">
            <text:p text:style-name="OOoTableText">Set the logical value to FALSE. The FALSE() function does not require any arguments.</text:p>
          </table:table-cell>
        </table:table-row>
        <table:table-row table:style-name="Logicalfunctions.2">
          <table:table-cell table:style-name="Logicalfunctions.A4" office:value-type="string">
            <text:p text:style-name="OOoTableText">IF(test; then_value; otherwise_value)</text:p>
          </table:table-cell>
          <table:table-cell table:style-name="Logicalfunctions.B2" office:value-type="string">
            <text:p text:style-name="OOoTableText">Returns a value depending on a logical test. <text:span text:style-name="OOoMenuPath">Test</text:span> is any value or expression that can be TRUE or FALSE. <text:span text:style-name="OOoMenuPath">Then_value</text:span> (optional) is the value that is returned if the logical test is TRUE. <text:span text:style-name="OOoMenuPath">Otherwise_value</text:span> (optional) is the value that is returned if the logical test is FALSE.</text:p>
          </table:table-cell>
        </table:table-row>
        <table:table-row table:style-name="Logicalfunctions.1">
          <table:table-cell table:style-name="Logicalfunctions.A4" office:value-type="string">
            <text:p text:style-name="OOoTableText">NOT(logical_value)</text:p>
          </table:table-cell>
          <table:table-cell table:style-name="Logicalfunctions.B2" office:value-type="string">
            <text:p text:style-name="OOoTableText">Reverses the logical value. <text:span text:style-name="OOoMenuPath">Logical_value</text:span> is any value to be reversed.</text:p>
          </table:table-cell>
        </table:table-row>
        <table:table-row table:style-name="Logicalfunctions.2">
          <table:table-cell table:style-name="Logicalfunctions.A4" office:value-type="string">
            <text:p text:style-name="OOoTableText">OR(logical_value_1; logical_value_2; <text:change-start text:change-id="ct1073427024"/>…<text:change-end text:change-id="ct1073427024"/><text:change text:change-id="ct1073425360"/>logical_value_30)</text:p>
          </table:table-cell>
          <table:table-cell table:style-name="Logicalfunctions.B2" office:value-type="string">
            <text:p text:style-name="OOoTableText">Returns TRUE if at least one argument is TRUE. <text:span text:style-name="T11">Returns</text:span> the value FALSE if all the arguments have the logical value FALSE. <text:span text:style-name="OOoMenuPath">Logical_value_1; logical_value_2; </text:span><text:change-start text:change-id="ct1073428584"/><text:span text:style-name="OOoMenuPath">…</text:span><text:change-end text:change-id="ct1073428584"/><text:change text:change-id="ct1073427752"/><text:span text:style-name="OOoMenuPath">logical_value_30</text:span> are conditions to be checked. All conditions can be either TRUE or FALSE. If a range is entered as a parameter, the function uses the value from the range that is in the current column or row.</text:p>
          </table:table-cell>
        </table:table-row>
        <table:table-row table:style-name="Logicalfunctions.1">
          <table:table-cell table:style-name="Logicalfunctions.A7" office:value-type="string">
            <text:p text:style-name="OOoTableText">TRUE()</text:p>
          </table:table-cell>
          <table:table-cell table:style-name="Logicalfunctions.B7" office:value-type="string">
            <text:p text:style-name="OOoTableText">Sets the logical value to TRUE. The TRUE() function does not require any arguments.</text:p>
          </table:table-cell>
        </table:table-row>
      </table:table>
      <text:h text:style-name="P25" text:outline-level="2"><text:bookmark-start text:name="__RefHeading__6936_1924864864"/><text:alphabetical-index-mark text:string-value="informational functions"/><text:alphabetical-index-mark text:string-value="informational" text:key1="functions"/>Informational functions<text:bookmark-end text:name="__RefHeading__6936_1924864864"/></text:h>
      <text:p text:style-name="P15">These functions provide information (or feedback) regarding the results of a test for a specific condition, or a test for the type of data or content a cell contains.</text:p>
      <text:p text:style-name="OOoTableCaption">Table <text:sequence text:ref-name="refTable6" text:name="Table" text:formula="ooow:Table+1" style:num-format="1">7</text:sequence>: Informational functions</text:p>
      <table:table table:name="Informationalfunctions" table:style-name="Informationalfunctions">
        <table:table-column table:style-name="Informationalfunctions.A"/>
        <table:table-column table:style-name="Informationalfunctions.B"/>
        <table:table-header-rows>
          <table:table-row table:style-name="Informationalfunctions.1">
            <table:table-cell table:style-name="Informationalfunctions.A1" office:value-type="string">
              <text:p text:style-name="OOoTableHeader">Syntax</text:p>
            </table:table-cell>
            <table:table-cell table:style-name="Informationalfunctions.B1" office:value-type="string">
              <text:p text:style-name="OOoTableHeader">Description</text:p>
            </table:table-cell>
          </table:table-row>
        </table:table-header-rows>
        <table:table-row table:style-name="Informationalfunctions.2">
          <table:table-cell table:style-name="Informationalfunctions.A2" office:value-type="string">
            <text:p text:style-name="OOoTableText">CELL(info_type; reference)</text:p>
          </table:table-cell>
          <table:table-cell table:style-name="Informationalfunctions.B2" office:value-type="string">
            <text:p text:style-name="OOoTableText">Returns information on a cell such as its address, formatting or contents of a cell based on the value of the <text:span text:style-name="OOoMenuPath">info_type</text:span> argument. <text:span text:style-name="OOoMenuPath">Info_type</text:span> specifies the type of information to be returned and comes from a predefined list of arguments. <text:span text:style-name="OOoMenuPath">Info_type</text:span> is not case sensitive, but it must be enclosed within quotes. <text:span text:style-name="OOoMenuPath">Reference</text:span> is the address of the cell to be examined. If <text:span text:style-name="OOoMenuPath">reference</text:span> is a range, the cell reference moves to the top left of the range. If <text:span text:style-name="OOoMenuPath">reference</text:span> is missing, Calc uses the position of the cell in which this formula is located.</text:p>
          </table:table-cell>
        </table:table-row>
        <text:soft-page-break/>
        <table:table-row table:style-name="Informationalfunctions.1">
          <table:table-cell table:style-name="Informationalfunctions.A2" office:value-type="string">
            <text:p text:style-name="OOoTableText">CURRENT()</text:p>
          </table:table-cell>
          <table:table-cell table:style-name="Informationalfunctions.B2" office:value-type="string">
            <text:p text:style-name="OOoTableText">Calculates the current value of a formula at the actual position within the formula.</text:p>
          </table:table-cell>
        </table:table-row>
        <table:table-row table:style-name="Informationalfunctions.2">
          <table:table-cell table:style-name="Informationalfunctions.A2" office:value-type="string">
            <text:p text:style-name="OOoTableText">FORMULA(reference)</text:p>
          </table:table-cell>
          <table:table-cell table:style-name="Informationalfunctions.B2" office:value-type="string">
            <text:p text:style-name="OOoTableText">Displays the formula of a formula cell<text:change-start text:change-id="ct711107656"/> <text:change-end text:change-id="ct711107656"/>determined by <text:span text:style-name="OOoMenuPath">reference</text:span>. The formula will be returned as a string. If <text:span text:style-name="OOoMenuPath">reference</text:span> is not a formula cell, or if the presented argument is not a reference, returns the error value #N/A.</text:p>
          </table:table-cell>
        </table:table-row>
        <table:table-row table:style-name="Informationalfunctions.1">
          <table:table-cell table:style-name="Informationalfunctions.A2" office:value-type="string">
            <text:p text:style-name="OOoTableText"><text:span text:style-name="T11">ISBLANK</text:span>(value)</text:p>
          </table:table-cell>
          <table:table-cell table:style-name="Informationalfunctions.B2" office:value-type="string">
            <text:p text:style-name="OOoTableText">Returns TRUE if the reference to a cell is blank. This function is used to determine if the content of a cell is empty. A cell with a formula inside is not empty. <text:span text:style-name="OOoMenuPath">Value</text:span> is the cell to be tested.</text:p>
          </table:table-cell>
        </table:table-row>
        <table:table-row table:style-name="Informationalfunctions.2">
          <table:table-cell table:style-name="Informationalfunctions.A6" office:value-type="string">
            <text:p text:style-name="OOoTableText"><text:span text:style-name="T11">ISERR</text:span>(value)</text:p>
          </table:table-cell>
          <table:table-cell table:style-name="Informationalfunctions.B2" office:value-type="string">
            <text:p text:style-name="OOoTableText">Returns TRUE if the value refers to any error value except #N/A. You can use this function to control error values in certain cells. If an error occurs, the function returns TRUE. <text:span text:style-name="OOoMenuPath">Value</text:span> is any value or expression in which a test is performed to determine whether an error value not equal to #N/A is present.</text:p>
          </table:table-cell>
        </table:table-row>
        <table:table-row table:style-name="Informationalfunctions.1">
          <table:table-cell table:style-name="Informationalfunctions.A6" office:value-type="string">
            <text:p text:style-name="OOoTableText"><text:span text:style-name="T11">ISERROR</text:span>(value)</text:p>
          </table:table-cell>
          <table:table-cell table:style-name="Informationalfunctions.B2" office:value-type="string">
            <text:p text:style-name="OOoTableText">The ISERROR tests if the cells contain general error values. ISERROR recognizes the #N/A error value. If an error occurs, the function returns TRUE. <text:span text:style-name="OOoMenuPath">Value</text:span> is any value where a test is performed to determine whether it is an error value.</text:p>
          </table:table-cell>
        </table:table-row>
        <table:table-row table:style-name="Informationalfunctions.2">
          <table:table-cell table:style-name="Informationalfunctions.A6" office:value-type="string">
            <text:p text:style-name="OOoTableText">ISEVEN_ADD(number)</text:p>
          </table:table-cell>
          <table:table-cell table:style-name="Informationalfunctions.B2" office:value-type="string">
            <text:p text:style-name="OOoTableText">Tests for even numbers. Returns TRUE (1) if the <text:span text:style-name="OOoMenuPath">number</text:span> returns a whole number when divided by 2.</text:p>
          </table:table-cell>
        </table:table-row>
        <table:table-row table:style-name="Informationalfunctions.1">
          <table:table-cell table:style-name="Informationalfunctions.A6" office:value-type="string">
            <text:p text:style-name="OOoTableText"><text:span text:style-name="T11">ISFORMULA</text:span>(reference)</text:p>
          </table:table-cell>
          <table:table-cell table:style-name="Informationalfunctions.B2" office:value-type="string">
            <text:p text:style-name="OOoTableText">Returns TRUE if a cell is a formula cell. <text:span text:style-name="OOoMenuPath">Reference</text:span> indicates the reference to a cell to test.</text:p>
          </table:table-cell>
        </table:table-row>
        <table:table-row table:style-name="Informationalfunctions.2">
          <table:table-cell table:style-name="Informationalfunctions.A6" office:value-type="string">
            <text:p text:style-name="OOoTableText"><text:span text:style-name="T11">ISLOGICAL</text:span>(value)</text:p>
          </table:table-cell>
          <table:table-cell table:style-name="Informationalfunctions.B2" office:value-type="string">
            <text:p text:style-name="OOoTableText">Returns TRUE if the cell contains a logical number format. The function is used in order to check for both TRUE and FALSE values in certain cells. <text:span text:style-name="OOoMenuPath">Value</text:span> is the cell to be tested for logical number format.</text:p>
          </table:table-cell>
        </table:table-row>
        <table:table-row table:style-name="Informationalfunctions.1">
          <table:table-cell table:style-name="Informationalfunctions.A6" office:value-type="string">
            <text:p text:style-name="OOoTableText"><text:span text:style-name="T11">ISNA</text:span>(value)</text:p>
          </table:table-cell>
          <table:table-cell table:style-name="Informationalfunctions.B2" office:value-type="string">
            <text:p text:style-name="OOoTableText">Returns TRUE if a cell contains the #N/A (value not available) error value. <text:span text:style-name="OOoMenuPath">Value</text:span> is the value or expression to be tested.</text:p>
          </table:table-cell>
        </table:table-row>
        <table:table-row table:style-name="Informationalfunctions.2">
          <table:table-cell table:style-name="Informationalfunctions.A6" office:value-type="string">
            <text:p text:style-name="OOoTableText"><text:span text:style-name="T11">ISNONTEXT</text:span>(value)</text:p>
          </table:table-cell>
          <table:table-cell table:style-name="Informationalfunctions.B2" office:value-type="string">
            <text:p text:style-name="OOoTableText">Tests if the cell contents are text or numbers, and returns FALSE if the contents are text. <text:span text:style-name="OOoMenuPath">Value</text:span> is any value or expression where a test is performed to determine whether it is a text or numbers or a Boolean value.</text:p>
          </table:table-cell>
        </table:table-row>
        <table:table-row table:style-name="Informationalfunctions.1">
          <table:table-cell table:style-name="Informationalfunctions.A6" office:value-type="string">
            <text:p text:style-name="OOoTableText"><text:span text:style-name="T11">ISNUMBER</text:span>(value)</text:p>
          </table:table-cell>
          <table:table-cell table:style-name="Informationalfunctions.B2" office:value-type="string">
            <text:p text:style-name="OOoTableText">Returns TRUE if the value refers to a number. <text:span text:style-name="OOoMenuPath">Value</text:span> is any expression to be tested to determine whether it is a number or text.</text:p>
          </table:table-cell>
        </table:table-row>
        <table:table-row table:style-name="Informationalfunctions.2">
          <table:table-cell table:style-name="Informationalfunctions.A6" office:value-type="string">
            <text:p text:style-name="OOoTableText">ISODD_ADD(number)</text:p>
          </table:table-cell>
          <table:table-cell table:style-name="Informationalfunctions.B2" office:value-type="string">
            <text:p text:style-name="OOoTableText">Returns TRUE (1) if the number does not return a whole number when divided by 2. <text:span text:style-name="OOoMenuPath">Number</text:span> is the number to be tested.</text:p>
          </table:table-cell>
        </table:table-row>
        <text:soft-page-break/>
        <table:table-row table:style-name="Informationalfunctions.1">
          <table:table-cell table:style-name="Informationalfunctions.A6" office:value-type="string">
            <text:p text:style-name="OOoTableText"><text:span text:style-name="T11">ISREF</text:span>(value)</text:p>
          </table:table-cell>
          <table:table-cell table:style-name="Informationalfunctions.B2" office:value-type="string">
            <text:p text:style-name="OOoTableText">Tests if the content of a cell is a reference. <text:span text:style-name="OOoMenuPath">Value</text:span> is the value to be tested, to determine whether it is a reference.</text:p>
          </table:table-cell>
        </table:table-row>
        <table:table-row table:style-name="Informationalfunctions.2">
          <table:table-cell table:style-name="Informationalfunctions.A6" office:value-type="string">
            <text:p text:style-name="OOoTableText"><text:span text:style-name="T11">ISTEXT</text:span>(value)</text:p>
          </table:table-cell>
          <table:table-cell table:style-name="Informationalfunctions.B2" office:value-type="string">
            <text:p text:style-name="OOoTableText">Returns TRUE if the cell contents refer to text. <text:span text:style-name="OOoMenuPath">Value</text:span> is a value, number, Boolean value, or error value to be tested.</text:p>
          </table:table-cell>
        </table:table-row>
        <table:table-row table:style-name="Informationalfunctions.1">
          <table:table-cell table:style-name="Informationalfunctions.A6" office:value-type="string">
            <text:p text:style-name="OOoTableText">N(value)</text:p>
          </table:table-cell>
          <table:table-cell table:style-name="Informationalfunctions.B2" office:value-type="string">
            <text:p text:style-name="OOoTableText">Returns the numeric value of its argument. Text, FALSE and #N/A have a value of zero.<text:change-start text:change-id="ct1073427856"/> <text:change-end text:change-id="ct1073427856"/><text:span text:style-name="OOoMenuPath">Value</text:span> is the parameter to be converted into a number.</text:p>
          </table:table-cell>
        </table:table-row>
        <table:table-row table:style-name="Informationalfunctions.2">
          <table:table-cell table:style-name="Informationalfunctions.A6" office:value-type="string">
            <text:p text:style-name="OOoTableText">NA()</text:p>
          </table:table-cell>
          <table:table-cell table:style-name="Informationalfunctions.B2" office:value-type="string">
            <text:p text:style-name="OOoTableText">Returns the error value #N/A.</text:p>
          </table:table-cell>
        </table:table-row>
        <table:table-row table:style-name="Informationalfunctions.1">
          <table:table-cell table:style-name="Informationalfunctions.A19" office:value-type="string">
            <text:p text:style-name="OOoTableText">TYPE(value)</text:p>
          </table:table-cell>
          <table:table-cell table:style-name="Informationalfunctions.B19" office:value-type="string">
            <text:p text:style-name="OOoTableText">Returns the type of value. <text:span text:style-name="OOoMenuPath">Value</text:span> is a specific value for which the data type is determined. The returned values are<text:change-start text:change-id="ct711110672"/>:<text:change-end text:change-id="ct711110672"/> 1 = number, 2 = text, 4 = Boolean value, 8 = formula, 16 = error value.</text:p>
          </table:table-cell>
        </table:table-row>
      </table:table>
      <text:h text:style-name="OOoHeading_20_1" text:outline-level="2"><text:bookmark-start text:name="__RefHeading__6938_1924864864"/><text:alphabetical-index-mark text:string-value="database functions"/><text:alphabetical-index-mark text:string-value="database" text:key1="functions"/>Database functions<text:bookmark-end text:name="__RefHeading__6938_1924864864"/></text:h>
      <text:p text:style-name="P5">This section deals with functions used with data organized as one row of data for one record.<text:span text:style-name="T12"> </text:span>The <text:span text:style-name="OOoEmphasis">Database</text:span> category should not be confused with the Base database component in <text:span text:style-name="T24">OpenOffice</text:span>. A Calc database is simply a range of cells that comprises a block of related data where each row contains a separate record. There is no connection between a database in <text:span text:style-name="T24">OpenOffice Base</text:span> and the <text:span text:style-name="OOoEmphasis">Database</text:span> category in <text:span text:style-name="T24">OpenOffice</text:span> Calc.</text:p>
      <text:p text:style-name="OOoTextBody">The database functions use the following common arguments:</text:p>
      <text:list xml:id="list39364576" text:continue-numbering="true" text:style-name="OOoBullets_20_1">
        <text:list-item>
          <text:p text:style-name="OOoList_20_1_20_Start"><text:span text:style-name="OOoMenuPath">Database</text:span> is a range of cells which define the database.</text:p>
        </text:list-item>
        <text:list-item>
          <text:p text:style-name="OOoList_20_1_20_Cont."><text:span text:style-name="OOoMenuPath">Database_field</text:span> specifies the column the function operates on after the search criteria of the first parameter is applied and the data rows are selected. It is not related to the search criteria itself. The number 0 specifies the whole data range. To reference a column by using the column header name, place quotation marks around the header name.</text:p>
        </text:list-item>
        <text:list-item>
          <text:p text:style-name="OOoList_20_1_20_End"><text:span text:style-name="OOoMenuPath">Search_criteria</text:span> is a cell range containing the search criteria. Empty cells in the search criteria range will be ignored.<text:change-start text:change-id="ct1073428688"/></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9"><text:span text:style-name="T4">All of the </text:span><text:span text:style-name="OOoStrongEmphasis">search-criteria</text:span><text:span text:style-name="T4"> arguments for the database functions support regular expressions.</text:span><text:span text:style-name="T6"> </text:span><text:span text:style-name="T4">For example, “all.*"</text:span><text:span text:style-name="T4"> can be entered to find the first location of “all</text:span><text:span text:style-name="T7">”</text:span><text:span text:style-name="T4"> followed by any characters.</text:span><text:span text:style-name="T6"> </text:span><text:span text:style-name="T4">To search for text that is also a regular expression, precede every character with a \ character.</text:span><text:span text:style-name="T6"> </text:span><text:span text:style-name="T4">You can switch the automatic evaluation of regular expressions on and off in </text:span><text:span text:style-name="OOoMenuPath">Tools &gt; Options &gt; </text:span><text:span text:style-name="OOoMenuPath"><text:span text:style-name="T23">OpenOffice</text:span></text:span><text:span text:style-name="OOoMenuPath"> Calc &gt; Calculate</text:span><text:span text:style-name="T4">.</text:span></text:p>
          </table:table-cell>
        </table:table-row>
      </table:table>
      <text:p text:style-name="Standard"><text:change-end text:change-id="ct1073428688"/></text:p>
      <text:p text:style-name="OOoTableCaption"><text:soft-page-break/>Table <text:sequence text:ref-name="refTable7" text:name="Table" text:formula="ooow:Table+1" style:num-format="1">8</text:sequence>: Database average</text:p>
      <table:table table:name="Databaseaverage" table:style-name="Databaseaverage">
        <table:table-column table:style-name="Databaseaverage.A"/>
        <table:table-column table:style-name="Databaseaverage.B"/>
        <table:table-header-rows>
          <table:table-row table:style-name="Databaseaverage.1">
            <table:table-cell table:style-name="Databaseaverage.A1" office:value-type="string">
              <text:p text:style-name="OOoTableHeader">Syntax</text:p>
            </table:table-cell>
            <table:table-cell table:style-name="Databaseaverage.B1" office:value-type="string">
              <text:p text:style-name="OOoTableHeader">Description</text:p>
            </table:table-cell>
          </table:table-row>
        </table:table-header-rows>
        <table:table-row table:style-name="Databaseaverage.2">
          <table:table-cell table:style-name="Databaseaverage.A2" office:value-type="string">
            <text:p text:style-name="OOoTableText"><text:span text:style-name="T11">DAVERAGE</text:span>(database; database_field; search_criteria)</text:p>
          </table:table-cell>
          <table:table-cell table:style-name="Databaseaverage.B2" office:value-type="string">
            <text:p text:style-name="OOoTableText">Returns the average of the values of all cells (fields) in all rows (database records) that match the specified <text:span text:style-name="OOoMenuPath">search_criteria</text:span>. The search supports regular expressions.</text:p>
          </table:table-cell>
        </table:table-row>
        <table:table-row table:style-name="Databaseaverage.1">
          <table:table-cell table:style-name="Databaseaverage.A3" office:value-type="string">
            <text:p text:style-name="OOoTableText"><text:span text:style-name="T11">DCOUNT</text:span>(database; database_field; search_criteria)</text:p>
          </table:table-cell>
          <table:table-cell table:style-name="Databaseaverage.B2" office:value-type="string">
            <text:p text:style-name="OOoTableText">Counts the number of rows (records) in a database that match the specified <text:span text:style-name="OOoMenuPath">search_criteria</text:span> and contain numerical values. The search supports regular expressions. For the <text:span text:style-name="OOoMenuPath">database_field</text:span> parameter, enter a cell address to specify the column, or enter the number 0 for the entire database. The parameter cannot be empty.</text:p>
          </table:table-cell>
        </table:table-row>
        <table:table-row table:style-name="Databaseaverage.2">
          <table:table-cell table:style-name="Databaseaverage.A3" office:value-type="string">
            <text:p text:style-name="OOoTableText"><text:span text:style-name="T11">DCOUNTA</text:span>(database; database_field; search_criteria)</text:p>
          </table:table-cell>
          <table:table-cell table:style-name="Databaseaverage.B2" office:value-type="string">
            <text:p text:style-name="OOoTableText">Counts the number of rows (records) in a database that match the specified <text:span text:style-name="OOoMenuPath">search_criteria</text:span> and contain numeric or alphanumeric values. The search supports regular expressions. </text:p>
          </table:table-cell>
        </table:table-row>
        <table:table-row table:style-name="Databaseaverage.1">
          <table:table-cell table:style-name="Databaseaverage.A3" office:value-type="string">
            <text:p text:style-name="OOoTableText"><text:span text:style-name="T11">DGET</text:span>(database; database_field; search_criteria)</text:p>
          </table:table-cell>
          <table:table-cell table:style-name="Databaseaverage.B2" office:value-type="string">
            <text:p text:style-name="OOoTableText">Returns the contents of the referenced cell in a database which matches the specified <text:span text:style-name="OOoMenuPath">search_criteria</text:span>. In case of an error, the function returns either #VALUE! for no row found, or Err502 for more than one cell found. </text:p>
          </table:table-cell>
        </table:table-row>
        <table:table-row table:style-name="Databaseaverage.2">
          <table:table-cell table:style-name="Databaseaverage.A3" office:value-type="string">
            <text:p text:style-name="OOoTableText"><text:span text:style-name="T11">DMAX</text:span>(database; database_field; search_criteria)</text:p>
          </table:table-cell>
          <table:table-cell table:style-name="Databaseaverage.B2" office:value-type="string">
            <text:p text:style-name="OOoTableText">Returns the maximum content of a cell (field) in a database (all records) that matches the specified <text:span text:style-name="OOoMenuPath">search_criteria</text:span>. The search supports regular expressions.</text:p>
          </table:table-cell>
        </table:table-row>
        <table:table-row table:style-name="Databaseaverage.1">
          <table:table-cell table:style-name="Databaseaverage.A3" office:value-type="string">
            <text:p text:style-name="OOoTableText"><text:span text:style-name="T11">DMIN</text:span>(database; database_field; search_criteria)</text:p>
          </table:table-cell>
          <table:table-cell table:style-name="Databaseaverage.B2" office:value-type="string">
            <text:p text:style-name="OOoTableText">Returns the minimum content of a cell (field) in a database that matches the specified <text:span text:style-name="OOoMenuPath">search_criteria</text:span>. The search supports regular expressions. </text:p>
          </table:table-cell>
        </table:table-row>
        <table:table-row table:style-name="Databaseaverage.2">
          <table:table-cell table:style-name="Databaseaverage.A3" office:value-type="string">
            <text:p text:style-name="OOoTableText"><text:span text:style-name="T11">DPRODUCT</text:span>(database; database_field; search_criteria)</text:p>
          </table:table-cell>
          <table:table-cell table:style-name="Databaseaverage.B2" office:value-type="string">
            <text:p text:style-name="OOoTableText">Multiplies all cells of a data range where the cell contents match the <text:span text:style-name="OOoMenuPath">search_criteria</text:span>. The search supports regular expressions.</text:p>
          </table:table-cell>
        </table:table-row>
        <table:table-row table:style-name="Databaseaverage.1">
          <table:table-cell table:style-name="Databaseaverage.A3" office:value-type="string">
            <text:p text:style-name="OOoTableText"><text:span text:style-name="T11">DSTDEV</text:span>(database; database_field; search_criteria)</text:p>
          </table:table-cell>
          <table:table-cell table:style-name="Databaseaverage.B2" office:value-type="string">
            <text:p text:style-name="OOoTableText">Calculates the standard deviation of a population based on a sample, using the numbers in a database column that match the <text:span text:style-name="OOoMenuPath">search_criteria</text:span>. The records are treated as a sample of data.</text:p>
          </table:table-cell>
        </table:table-row>
        <table:table-row table:style-name="Databaseaverage.2">
          <table:table-cell table:style-name="Databaseaverage.A3" office:value-type="string">
            <text:p text:style-name="OOoTableText"><text:span text:style-name="T11">DSTDEVP</text:span>(database; database_field; search_criteria)</text:p>
          </table:table-cell>
          <table:table-cell table:style-name="Databaseaverage.B2" office:value-type="string">
            <text:p text:style-name="OOoTableText">Calculates the standard deviation of a population based on all cells of a data range which match the <text:span text:style-name="OOoMenuPath">search_criteria</text:span>. The records from the example are treated as the whole population.</text:p>
          </table:table-cell>
        </table:table-row>
        <table:table-row table:style-name="Databaseaverage.1">
          <table:table-cell table:style-name="Databaseaverage.A3" office:value-type="string">
            <text:p text:style-name="OOoTableText"><text:span text:style-name="T11">DSUM</text:span>(database; database_field; search_criteria)</text:p>
          </table:table-cell>
          <table:table-cell table:style-name="Databaseaverage.B2" office:value-type="string">
            <text:p text:style-name="OOoTableText">Returns the sum of all cells in a database field in all rows (records) that match the specified <text:span text:style-name="OOoMenuPath">search_criteria</text:span>. The search supports regular expressions.</text:p>
          </table:table-cell>
        </table:table-row>
        <text:soft-page-break/>
        <table:table-row table:style-name="Databaseaverage.2">
          <table:table-cell table:style-name="Databaseaverage.A3" office:value-type="string">
            <text:p text:style-name="OOoTableText"><text:span text:style-name="T11">DVAR</text:span>(database; database_field; search_criteria)</text:p>
          </table:table-cell>
          <table:table-cell table:style-name="Databaseaverage.B2" office:value-type="string">
            <text:p text:style-name="OOoTableText">Returns the variance of all cells of a database field in all records that match the specified <text:span text:style-name="OOoMenuPath">search_criteria</text:span>. The records from the example are treated as a sample of data.</text:p>
          </table:table-cell>
        </table:table-row>
        <table:table-row table:style-name="Databaseaverage.1">
          <table:table-cell table:style-name="Databaseaverage.A13" office:value-type="string">
            <text:p text:style-name="OOoTableText"><text:span text:style-name="T11">DVARP</text:span>(database; database_field; search_criteria)</text:p>
          </table:table-cell>
          <table:table-cell table:style-name="Databaseaverage.B13" office:value-type="string">
            <text:p text:style-name="OOoTableText">Calculates the variance of all cell values in a database field in all records that match the specified <text:span text:style-name="OOoMenuPath">search_criteria</text:span>. The records are from the example are treated as an entire population.</text:p>
          </table:table-cell>
        </table:table-row>
      </table:table>
      <text:h text:style-name="P25" text:outline-level="2"><text:bookmark-start text:name="__RefHeading__6940_1924864864"/><text:bookmark text:name="bm_id3147273"/><text:alphabetical-index-mark text:string-value="array functions"/><text:alphabetical-index-mark text:string-value="array" text:key1="functions"/>Array functions<text:bookmark-end text:name="__RefHeading__6940_1924864864"/></text:h>
      <text:p text:style-name="OOoTableCaption">Table <text:sequence text:ref-name="refTable8" text:name="Table" text:formula="ooow:Table+1" style:num-format="1">9</text:sequence>: Array functions</text:p>
      <table:table table:name="Arrayfunctions" table:style-name="Arrayfunctions">
        <table:table-column table:style-name="Arrayfunctions.A"/>
        <table:table-column table:style-name="Arrayfunctions.B"/>
        <table:table-header-rows>
          <table:table-row table:style-name="Arrayfunctions.1">
            <table:table-cell table:style-name="Arrayfunctions.A1" office:value-type="string">
              <text:p text:style-name="OOoTableHeader">Syntax</text:p>
            </table:table-cell>
            <table:table-cell table:style-name="Arrayfunctions.B1" office:value-type="string">
              <text:p text:style-name="OOoTableHeader">Description</text:p>
            </table:table-cell>
          </table:table-row>
        </table:table-header-rows>
        <table:table-row table:style-name="Arrayfunctions.2">
          <table:table-cell table:style-name="Arrayfunctions.A2" office:value-type="string">
            <text:p text:style-name="OOoTableText">FREQUENCY(data;<text:span text:style-name="T12"> </text:span>classes)</text:p>
          </table:table-cell>
          <table:table-cell table:style-name="Arrayfunctions.B2" office:value-type="string">
            <text:p text:style-name="OOoTableText">Counts how many elements of the cell range <text:span text:style-name="OOoMenuPath">data</text:span> are in each of the bins defined by the cell range <text:span text:style-name="OOoMenuPath">classes</text:span>.<text:change text:change-id="ct1073414128"/></text:p>
          </table:table-cell>
        </table:table-row>
        <table:table-row table:style-name="Arrayfunctions.1">
          <table:table-cell table:style-name="Arrayfunctions.A3" office:value-type="string">
            <text:p text:style-name="OOoTableText">GROWTH(data_Y; data_X; new_data_X;<text:span text:style-name="T12"> </text:span>function_type)</text:p>
          </table:table-cell>
          <table:table-cell table:style-name="Arrayfunctions.B2" office:value-type="string">
            <text:p text:style-name="OOoTableText">Calculates the points of an exponential trend in an array. <text:span text:style-name="OOoMenuPath">Data_Y</text:span> is the Y Data array. <text:span text:style-name="OOoMenuPath">Data_X</text:span> (optional) is the X Data array. <text:span text:style-name="OOoMenuPath">New_Data_X</text:span> (optional) is the X data array, in which the values are recalculated. Function_type is optional. If function_type = 0, functions in the form y = m^x are calculated. Otherwise, y = b*m^x functions are calculated.</text:p>
          </table:table-cell>
        </table:table-row>
        <table:table-row table:style-name="Arrayfunctions.2">
          <table:table-cell table:style-name="Arrayfunctions.A3" office:value-type="string">
            <text:p text:style-name="OOoTableText"><text:span text:style-name="T11">LINEST</text:span>(data_Y; data_X; linear_type; stats)</text:p>
          </table:table-cell>
          <table:table-cell table:style-name="Arrayfunctions.B2" office:value-type="string">
            <text:p text:style-name="OOoTableText">Returns the parameters of a linear trend. <text:span text:style-name="OOoMenuPath">Data_Y</text:span> is the Y Data array. <text:span text:style-name="OOoMenuPath">Data_X</text:span> (optional) is the X Data array. <text:span text:style-name="OOoMenuPath">Linear_Type</text:span> (optional): If the line goes through the zero point, then set Linear_Type = 0. <text:span text:style-name="OOoMenuPath">Stats</text:span> (optional): If Stats=0, only the regression coefficient<text:change-start text:change-id="ct711116288"/>s<text:change-end text:change-id="ct711116288"/> <text:change text:change-id="ct711118264"/><text:change-start text:change-id="ct711119096"/>are<text:change-end text:change-id="ct711119096"/> calculated. Otherwise, other statistics will be seen.</text:p>
          </table:table-cell>
        </table:table-row>
        <table:table-row table:style-name="Arrayfunctions.1">
          <table:table-cell table:style-name="Arrayfunctions.A3" office:value-type="string">
            <text:p text:style-name="OOoTableText"><text:span text:style-name="T11">LOGEST</text:span>(data_Y; data_X; function_type; stats)</text:p>
          </table:table-cell>
          <table:table-cell table:style-name="Arrayfunctions.B2" office:value-type="string">
            <text:p text:style-name="OOoTableText">Fits the data to an exponential regression curve (y=b*m^x). <text:span text:style-name="OOoMenuPath">Data_Y</text:span> is the Y Data array. <text:span text:style-name="OOoMenuPath">Data_X</text:span> (optional) is the X Data array. <text:span text:style-name="OOoMenuPath">Function_type</text:span> (optional): If function_type = 0, functions in the form y = m^x are calculated. Otherwise, y = b*m^x functions are calculated. <text:span text:style-name="OOoMenuPath">Stats</text:span> (optional). If Stats=0, only the regression coefficient is calculated.</text:p>
          </table:table-cell>
        </table:table-row>
        <table:table-row table:style-name="Arrayfunctions.2">
          <table:table-cell table:style-name="Arrayfunctions.A3" office:value-type="string">
            <text:p text:style-name="OOoTableText"><text:span text:style-name="T11">MDETERM</text:span>(array)</text:p>
          </table:table-cell>
          <table:table-cell table:style-name="Arrayfunctions.B2" office:value-type="string">
            <text:p text:style-name="OOoTableText">Returns the determinant of an array. This function returns a value in the current cell; it is not necessary to define a range for the results. <text:span text:style-name="OOoMenuPath">Array</text:span> is a square array.</text:p>
          </table:table-cell>
        </table:table-row>
        <table:table-row table:style-name="Arrayfunctions.1">
          <table:table-cell table:style-name="Arrayfunctions.A3" office:value-type="string">
            <text:p text:style-name="OOoTableText"><text:span text:style-name="T11">MINVERSE</text:span>(array)</text:p>
          </table:table-cell>
          <table:table-cell table:style-name="Arrayfunctions.B2" office:value-type="string">
            <text:p text:style-name="OOoTableText">Returns the inverse array. <text:span text:style-name="OOoMenuPath">Array</text:span> is a square array that is to be inverted.</text:p>
          </table:table-cell>
        </table:table-row>
        <table:table-row table:style-name="Arrayfunctions.2">
          <table:table-cell table:style-name="Arrayfunctions.A3" office:value-type="string">
            <text:p text:style-name="OOoTableText"><text:span text:style-name="T11">MMULT</text:span>(array1; array2)</text:p>
          </table:table-cell>
          <table:table-cell table:style-name="Arrayfunctions.B2" office:value-type="string">
            <text:p text:style-name="OOoTableText">Calculates the array product of two arrays. The number of columns for array 1 must match the number of rows for array 2. <text:span text:style-name="OOoMenuPath">Array1</text:span> is the first array used in the array product. <text:span text:style-name="OOoMenuPath">Array2</text:span> is the second array.</text:p>
          </table:table-cell>
        </table:table-row>
        <text:soft-page-break/>
        <table:table-row table:style-name="Arrayfunctions.1">
          <table:table-cell table:style-name="Arrayfunctions.A3" office:value-type="string">
            <text:p text:style-name="OOoTableText"><text:span text:style-name="T11">MUNIT</text:span>(dimensions)</text:p>
          </table:table-cell>
          <table:table-cell table:style-name="Arrayfunctions.B2" office:value-type="string">
            <text:p text:style-name="OOoTableText">Returns the unitary square array of a certain size. The unitary array is a square array where the main diagonal elements equal 1 and all other array elements are equal to 0. <text:span text:style-name="OOoMenuPath">Dimensions</text:span> refers to the size of the array unit.</text:p>
          </table:table-cell>
        </table:table-row>
        <table:table-row table:style-name="Arrayfunctions.2">
          <table:table-cell table:style-name="Arrayfunctions.A3" office:value-type="string">
            <text:p text:style-name="OOoTableText"><text:span text:style-name="T11">SUMPRODUCT</text:span>(array 1; array 2; <text:change-start text:change-id="ct1073428272"/>…<text:change-end text:change-id="ct1073428272"/><text:change text:change-id="ct1073425984"/>array 30)</text:p>
          </table:table-cell>
          <table:table-cell table:style-name="Arrayfunctions.B2" office:value-type="string">
            <text:p text:style-name="OOoTableText">Multiplies corresponding elements in the given arrays, and returns the sum of those products. <text:span text:style-name="OOoMenuPath">Array 1; array 2;</text:span><text:change-start text:change-id="ct1073428168"/><text:span text:style-name="OOoMenuPath">…</text:span><text:change-end text:change-id="ct1073428168"/><text:change text:change-id="ct1073426816"/><text:span text:style-name="OOoMenuPath">array 30</text:span> are arrays whose corresponding elements are to be multiplied. At least one array must be part of the argument list. If only one array is given, all array elements are summed.</text:p>
          </table:table-cell>
        </table:table-row>
        <table:table-row table:style-name="Arrayfunctions.1">
          <table:table-cell table:style-name="Arrayfunctions.A3" office:value-type="string">
            <text:p text:style-name="OOoTableText">SUMX2MY2(array_X; array_Y)</text:p>
          </table:table-cell>
          <table:table-cell table:style-name="Arrayfunctions.B2" office:value-type="string">
            <text:p text:style-name="OOoTableText">Returns the sum of the difference of squares of corresponding values in two arrays. <text:span text:style-name="OOoMenuPath">Array_X</text:span> is the first array. <text:span text:style-name="OOoMenuPath">Array_Y</text:span> is the second array whose elements are to be squared.</text:p>
          </table:table-cell>
        </table:table-row>
        <table:table-row table:style-name="Arrayfunctions.2">
          <table:table-cell table:style-name="Arrayfunctions.A3" office:value-type="string">
            <text:p text:style-name="OOoTableText">SUMX2PY2(array_X;<text:span text:style-name="T12"> </text:span>array_Y)</text:p>
          </table:table-cell>
          <table:table-cell table:style-name="Arrayfunctions.B2" office:value-type="string">
            <text:p text:style-name="OOoTableText">Returns the sum of the sum of squares of corresponding values in two arrays. <text:span text:style-name="OOoMenuPath">Array_X</text:span> is the first array whose arguments are to be squared and added. <text:span text:style-name="OOoMenuPath">Array_Y</text:span> is the second array, whose elements are to be added and squared.</text:p>
          </table:table-cell>
        </table:table-row>
        <table:table-row table:style-name="Arrayfunctions.1">
          <table:table-cell table:style-name="Arrayfunctions.A3" office:value-type="string">
            <text:p text:style-name="OOoTableText">SUMXMY2(array_X;<text:span text:style-name="T12"> </text:span>array_Y)</text:p>
          </table:table-cell>
          <table:table-cell table:style-name="Arrayfunctions.B2" office:value-type="string">
            <text:p text:style-name="OOoTableText">Adds the squares of the difference between corresponding values in two arrays. <text:span text:style-name="OOoMenuPath">Array_X</text:span> is the first array <text:change-start text:change-id="ct1073429104"/>a<text:change-end text:change-id="ct1073429104"/><text:change text:change-id="ct1073428792"/>nd <text:span text:style-name="OOoMenuPath">Array_Y</text:span> is the second array.</text:p>
          </table:table-cell>
        </table:table-row>
        <table:table-row table:style-name="Arrayfunctions.2">
          <table:table-cell table:style-name="Arrayfunctions.A3" office:value-type="string">
            <text:p text:style-name="OOoTableText">TRANSPOSE(array)</text:p>
          </table:table-cell>
          <table:table-cell table:style-name="Arrayfunctions.B2" office:value-type="string">
            <text:p text:style-name="OOoTableText">Transposes the rows and columns of an array. <text:span text:style-name="OOoMenuPath">Array</text:span> is the array in the spreadsheet that is to be transposed.</text:p>
          </table:table-cell>
        </table:table-row>
        <table:table-row table:style-name="Arrayfunctions.1">
          <table:table-cell table:style-name="Arrayfunctions.A15" office:value-type="string">
            <text:p text:style-name="OOoTableText">TREND(data_Y; data_X; new_data_X; linear_Type)</text:p>
          </table:table-cell>
          <table:table-cell table:style-name="Arrayfunctions.B15" office:value-type="string">
            <text:p text:style-name="OOoTableText">Returns values along a linear trend. <text:span text:style-name="OOoMenuPath">Data_Y</text:span> is the Y Data array. <text:span text:style-name="OOoMenuPath">Data_X</text:span> (optional) is the X Data array. <text:span text:style-name="OOoMenuPath">New_data_X</text:span> (optional) is the array of the X data, which are used for recalculating values. <text:span text:style-name="OOoMenuPath">Linear_type</text:span> is optional. If linear_type = 0, then lines will be calculated through the zero point. Otherwise, offset lines will also be calculated. The default is linear_type &lt;&gt; 0.</text:p>
          </table:table-cell>
        </table:table-row>
      </table:table>
      <text:h text:style-name="P25" text:outline-level="2"><text:bookmark-start text:name="__RefHeading__6942_1924864864"/>Spreadsheet functions<text:bookmark-end text:name="__RefHeading__6942_1924864864"/></text:h>
      <text:p text:style-name="OOoTextBody">Use <text:alphabetical-index-mark text:string-value="spreadsheet" text:key1="functions"/><text:alphabetical-index-mark-start text:id="IMark66419304"/>spreadsheet functions<text:alphabetical-index-mark-end text:id="IMark66419304"/> to search and address cell ranges and provide feedback regarding the contents of a cell or range of cells.<text:span text:style-name="T14"> </text:span>You can use functions such as <text:span text:style-name="T11">HYPERLINK</text:span>() and <text:span text:style-name="T11">DDE</text:span>() to connect to other documents or data sources.</text:p>
      <text:p text:style-name="OOoTableCaption"><text:soft-page-break/>Table <text:sequence text:ref-name="refTable9" text:name="Table" text:formula="ooow:Table+1" style:num-format="1">10</text:sequence>: Spreadsheet functions</text:p>
      <table:table table:name="Spreadsheetfunctions" table:style-name="Spreadsheetfunctions">
        <table:table-column table:style-name="Spreadsheetfunctions.A"/>
        <table:table-column table:style-name="Spreadsheetfunctions.B"/>
        <table:table-header-rows>
          <table:table-row table:style-name="Spreadsheetfunctions.1">
            <table:table-cell table:style-name="Spreadsheetfunctions.A1" office:value-type="string">
              <text:p text:style-name="OOoTableHeader">Syntax</text:p>
            </table:table-cell>
            <table:table-cell table:style-name="Spreadsheetfunctions.B1" office:value-type="string">
              <text:p text:style-name="OOoTableHeader">Description</text:p>
            </table:table-cell>
          </table:table-row>
        </table:table-header-rows>
        <table:table-row table:style-name="Spreadsheetfunctions.2">
          <table:table-cell table:style-name="Spreadsheetfunctions.A2" office:value-type="string">
            <text:p text:style-name="OOoTableText">ADDRESS(row; column; abs; sheet)</text:p>
          </table:table-cell>
          <table:table-cell table:style-name="Spreadsheetfunctions.B2" office:value-type="string">
            <text:p text:style-name="OOoTableText">Returns a cell address (reference) as text, according to the specified row and column numbers. Optionally, whether the address is interpreted as an absolute address (for example, $A$1) or as a relative address (as A1) or in a mixed form (A$1 or $A1) can be determined. The name of the sheet can also be specified. <text:span text:style-name="OOoMenuPath">Row</text:span> is the row number for the cell reference. <text:span text:style-name="OOoMenuPath">Column</text:span> is the column number for the cell reference (the number, not the letter). <text:span text:style-name="OOoMenuPath">Abs</text:span> determines the type of reference. <text:span text:style-name="OOoMenuPath">Sheet</text:span> is the name of the sheet.</text:p>
          </table:table-cell>
        </table:table-row>
        <table:table-row table:style-name="Spreadsheetfunctions.1">
          <table:table-cell table:style-name="Spreadsheetfunctions.A2" office:value-type="string">
            <text:p text:style-name="OOoTableText">AREAS(reference)</text:p>
          </table:table-cell>
          <table:table-cell table:style-name="Spreadsheetfunctions.B2" office:value-type="string">
            <text:p text:style-name="OOoTableText">Returns the number of individual ranges that belong to a multiple range. A range can consist of contiguous cells or a single cell. <text:span text:style-name="OOoMenuPath">Reference</text:span> is the reference to a cell or cell range.</text:p>
          </table:table-cell>
        </table:table-row>
        <table:table-row table:style-name="Spreadsheetfunctions.2">
          <table:table-cell table:style-name="Spreadsheetfunctions.A2" office:value-type="string">
            <text:p text:style-name="OOoTableText">CHOOSE(index;<text:span text:style-name="T12"> </text:span>value1; <text:change-start text:change-id="ct1073426296"/>…<text:change-end text:change-id="ct1073426296"/><text:change text:change-id="ct1073426192"/> value30)</text:p>
          </table:table-cell>
          <table:table-cell table:style-name="Spreadsheetfunctions.B2" office:value-type="string">
            <text:p text:style-name="OOoTableText">Uses an index to return a value from a list of up to 30 values. <text:span text:style-name="OOoMenuPath">Index</text:span> is a reference or number between 1 and 30 indicating which value is to be taken from the list. <text:span text:style-name="OOoMenuPath">Value1; </text:span><text:change-start text:change-id="ct1073426608"/><text:span text:style-name="OOoMenuPath">…</text:span><text:change-end text:change-id="ct1073426608"/><text:change text:change-id="ct1073426400"/><text:span text:style-name="OOoMenuPath"> value30</text:span> is the list of values entered as a reference to a cell or as individual values.</text:p>
          </table:table-cell>
        </table:table-row>
        <table:table-row table:style-name="Spreadsheetfunctions.1">
          <table:table-cell table:style-name="Spreadsheetfunctions.A2" office:value-type="string">
            <text:p text:style-name="OOoTableText">COLUMN(reference)</text:p>
          </table:table-cell>
          <table:table-cell table:style-name="Spreadsheetfunctions.B2" office:value-type="string">
            <text:p text:style-name="OOoTableText">Returns the column number of a cell reference. If the reference is a cell, the column number of the cell is returned; if the parameter is a cell area, the corresponding column numbers are returned in a single-row array if the formula is entered as an array formula. If the COLUMN function with an area reference parameter is not used for an array formula, only the column number of the first cell within the area is determined. <text:span text:style-name="OOoMenuPath">Reference</text:span> is the reference to a cell or cell area whose first column number is to be found. If no reference is entered, the column number of the cell in which the formula is entered is found. Calc automatically sets the reference to the current cell.</text:p>
          </table:table-cell>
        </table:table-row>
        <table:table-row table:style-name="Spreadsheetfunctions.2">
          <table:table-cell table:style-name="Spreadsheetfunctions.A6" office:value-type="string">
            <text:p text:style-name="OOoTableText">COLUMNS(array)</text:p>
          </table:table-cell>
          <table:table-cell table:style-name="Spreadsheetfunctions.B2" office:value-type="string">
            <text:p text:style-name="OOoTableText">Returns the number of columns in the given reference. <text:span text:style-name="OOoMenuPath">Array</text:span> is the reference to a cell range whose total number of columns is to be found. The argument can also be a single cell.</text:p>
          </table:table-cell>
        </table:table-row>
        <text:soft-page-break/>
        <table:table-row table:style-name="Spreadsheetfunctions.1">
          <table:table-cell table:style-name="Spreadsheetfunctions.A6" office:value-type="string">
            <text:p text:style-name="OOoTableText">DDE(server; file; range;<text:span text:style-name="T12"> </text:span>mode)</text:p>
          </table:table-cell>
          <table:table-cell table:style-name="Spreadsheetfunctions.B2" office:value-type="string">
            <text:p text:style-name="OOoTableText">Returns the result of a DDE-based link. If the contents of the linked range or section changes, the returned value will also change. The spreadsheet can be reloaded, or <text:span text:style-name="OOoMenuPath">Edit &gt; Links</text:span> selected, to see the updated links. Cross-platform links, for example from an <text:span text:style-name="T11">OpenOffice</text:span> installation running on a Windows machine to a document created on a Linux machine, are not supported. <text:span text:style-name="OOoMenuPath">Server</text:span> is the name of a server application. <text:span text:style-name="T11">OpenOffice</text:span> applications have the server name “<text:span text:style-name="T11">Soffice</text:span>”. <text:span text:style-name="OOoMenuPath">File</text:span> is the complete file name, including path. <text:span text:style-name="OOoMenuPath">Range</text:span> is the area containing the data to be evaluated. <text:span text:style-name="OOoMenuPath">Mode</text:span> is an optional parameter that controls the method by which the DDE server converts its data into numbers.</text:p>
          </table:table-cell>
        </table:table-row>
        <table:table-row table:style-name="Spreadsheetfunctions.2">
          <table:table-cell table:style-name="Spreadsheetfunctions.A6" office:value-type="string">
            <text:p text:style-name="OOoTableText"><text:span text:style-name="T11">ERRORTYPE</text:span>(reference)</text:p>
          </table:table-cell>
          <table:table-cell table:style-name="Spreadsheetfunctions.B2" office:value-type="string">
            <text:p text:style-name="OOoTableText">Returns the number corresponding to an error value occurring in a different cell. With the aid of this number, an error message text can be generated. If an error occurs, the function returns a logical or numerical value. <text:span text:style-name="OOoMenuPath">Reference</text:span> contains the address of the cell in which the error occurs.</text:p>
          </table:table-cell>
        </table:table-row>
        <table:table-row table:style-name="Spreadsheetfunctions.1">
          <table:table-cell table:style-name="Spreadsheetfunctions.A6" office:value-type="string">
            <text:p text:style-name="OOoTableText"><text:span text:style-name="T11">HLOOKUP</text:span>(search_criteria; array; index; sorted)</text:p>
          </table:table-cell>
          <table:table-cell table:style-name="Spreadsheetfunctions.B2" office:value-type="string">
            <text:p text:style-name="OOoTableText">Searches for a value in the first row of a range and returns a value from that column.<text:span text:style-name="T12"> </text:span><text:span text:style-name="OOoMenuPath">Search_criteria </text:span>determines what is searched for. <text:span text:style-name="OOoMenuPath">Array</text:span> sets which row is searched. <text:span text:style-name="OOoMenuPath">Index</text:span> sets the row from which a value is returned, relative to the first row of the array. <text:span text:style-name="OOoMenuPath">Sorted</text:span> is TRUE or FALSE, saying whether the first row is sorted in ascending order.</text:p>
          </table:table-cell>
        </table:table-row>
        <table:table-row table:style-name="Spreadsheetfunctions.2">
          <table:table-cell table:style-name="Spreadsheetfunctions.A6" office:value-type="string">
            <text:p text:style-name="OOoTableText">HYPERLINK(URL) or<text:span text:style-name="T12"> </text:span>HYPERLINK(URL; cell_text)</text:p>
          </table:table-cell>
          <table:table-cell table:style-name="Spreadsheetfunctions.B2" office:value-type="string">
            <text:p text:style-name="OOoTableText">When a cell that contains the HYPERLINK function is clicked, the hyperlink opens. <text:span text:style-name="OOoMenuPath">URL</text:span> specifies the link target. The optional <text:span text:style-name="OOoMenuPath">cell_text</text:span> argument is the text displayed in the cell. If the cell_text parameter is not specified, the <text:span text:style-name="OOoMenuPath">URL</text:span> is displayed.</text:p>
          </table:table-cell>
        </table:table-row>
        <table:table-row table:style-name="Spreadsheetfunctions.1">
          <table:table-cell table:style-name="Spreadsheetfunctions.A6" office:value-type="string">
            <text:p text:style-name="OOoTableText">INDEX(reference; row; column; range)</text:p>
          </table:table-cell>
          <table:table-cell table:style-name="Spreadsheetfunctions.B2" office:value-type="string">
            <text:p text:style-name="OOoTableText">Returns the content of a cell, specified by row and column number or an optional range name. Reference is a cell reference, entered either directly or by specifying a range name. If the reference consists of multiple ranges, the reference or range name must be enclosed in parentheses. Row (optional) is the row number of the reference range, from which to return a value. Column (optional) is the column number of the reference range, from which to return a value. Range (optional) is the index of the subrange if referring to a multiple range.</text:p>
          </table:table-cell>
        </table:table-row>
        <text:soft-page-break/>
        <table:table-row table:style-name="Spreadsheetfunctions.2">
          <table:table-cell table:style-name="Spreadsheetfunctions.A6" office:value-type="string">
            <text:p text:style-name="OOoTableText">INDIRECT(reference)</text:p>
          </table:table-cell>
          <table:table-cell table:style-name="Spreadsheetfunctions.B2" office:value-type="string">
            <text:p text:style-name="OOoTableText">Returns the <text:span text:style-name="OOoMenuPath">reference</text:span> specified by a text string. This function can also be used to return the area of a corresponding string. <text:span text:style-name="OOoMenuPath">Reference</text:span> is a reference to a cell or an area (in text form) for which to return the contents.</text:p>
          </table:table-cell>
        </table:table-row>
        <table:table-row table:style-name="Spreadsheetfunctions.1">
          <table:table-cell table:style-name="Spreadsheetfunctions.A6" office:value-type="string">
            <text:p text:style-name="OOoTableText">LOOKUP(search_criterion; search_vector;<text:span text:style-name="T12"> </text:span>result_vector)</text:p>
          </table:table-cell>
          <table:table-cell table:style-name="Spreadsheetfunctions.B2" office:value-type="string">
            <text:p text:style-name="OOoTableText">Returns the contents of a cell either from a one-row or one-column range or from an array. Optionally, the assigned value (of the same index) is returned in a different column and row. As opposed to <text:span text:style-name="T11">VLOOKUP</text:span> and HLOOKUP, search and result vectors may be at different positions; they do not have to be adjacent. Additionally, the search vector for the LOOKUP must be sorted, otherwise the search will not return any usable results. The search supports regular expressions. <text:span text:style-name="OOoMenuPath">Search_criterion</text:span> is the value to be searched for; entered either directly or as a reference. <text:span text:style-name="OOoMenuPath">Search_vector</text:span> is the single-row or single-column area to be searched. <text:span text:style-name="OOoMenuPath">Result_vector</text:span> is another single-row or single-column range from which the result of the function is taken. The result is the cell of the result vector with the same index as the instance found in the search vector.</text:p>
          </table:table-cell>
        </table:table-row>
        <table:table-row table:style-name="Spreadsheetfunctions.2">
          <table:table-cell table:style-name="Spreadsheetfunctions.A6" office:value-type="string">
            <text:p text:style-name="OOoTableText">MATCH(search_criterion; lookup_array; type)</text:p>
          </table:table-cell>
          <table:table-cell table:style-name="Spreadsheetfunctions.B2" office:value-type="string">
            <text:p text:style-name="OOoTableText">Returns the relative position of an item in an array that matches a specified value. The function returns the position of the value found in the lookup_array as a number. <text:span text:style-name="OOoMenuPath">Search_criterion</text:span> is the value which is to be searched for in the single-row or single-column array. <text:span text:style-name="OOoMenuPath">Lookup_array</text:span> is the reference searched. <text:span text:style-name="OOoMenuPath">Type</text:span> may take the values 1, 0, or –1 for matching as &lt;=, exact match, or &gt;=. The search supports regular expressions<text:change-start text:change-id="ct1073426504"/>.<text:change-end text:change-id="ct1073426504"/><text:change text:change-id="ct1073426088"/></text:p>
          </table:table-cell>
        </table:table-row>
        <table:table-row table:style-name="Spreadsheetfunctions.1">
          <table:table-cell table:style-name="Spreadsheetfunctions.A6" office:value-type="string">
            <text:p text:style-name="OOoTableText">OFFSET(reference; rows; columns; height; width)</text:p>
          </table:table-cell>
          <table:table-cell table:style-name="Spreadsheetfunctions.B2" office:value-type="string">
            <text:p text:style-name="OOoTableText">Returns the value of a cell offset by a certain number of rows and columns from a given reference point. <text:span text:style-name="OOoMenuPath">Reference</text:span> is the cell from which the function searches for the new reference. <text:span text:style-name="OOoMenuPath">Rows</text:span> is the number of row by which the reference is moved up (negative value) or down. <text:span text:style-name="OOoMenuPath">Columns</text:span> is the number of columns by which the reference is moved to the left (negative value) or to the right. <text:span text:style-name="OOoMenuPath">Height</text:span> is the optional vertical height for an area that starts at the new reference position. <text:span text:style-name="OOoMenuPath">Width</text:span> is the optional horizontal width for an area that starts at the new reference position.</text:p>
          </table:table-cell>
        </table:table-row>
        <text:soft-page-break/>
        <table:table-row table:style-name="Spreadsheetfunctions.2">
          <table:table-cell table:style-name="Spreadsheetfunctions.A6" office:value-type="string">
            <text:p text:style-name="OOoTableText">ROW(reference)</text:p>
          </table:table-cell>
          <table:table-cell table:style-name="Spreadsheetfunctions.B2" office:value-type="string">
            <text:p text:style-name="OOoTableText">Returns the row number of a cell reference. If the reference is a cell, it returns the row number of the cell. If the reference is a cell range, it returns the corresponding row numbers in a one-column Array if the formula is entered as an array formula. If the ROW function with a range reference is not used in an array formula, only the row number of the first range cell will be returned. <text:span text:style-name="OOoMenuPath">Reference</text:span> is a cell, an area, or the name of an area. If a reference is not indicated, Calc automatically sets the reference to the current cell.</text:p>
          </table:table-cell>
        </table:table-row>
        <table:table-row table:style-name="Spreadsheetfunctions.1">
          <table:table-cell table:style-name="Spreadsheetfunctions.A6" office:value-type="string">
            <text:p text:style-name="OOoTableText">ROWS(array)</text:p>
          </table:table-cell>
          <table:table-cell table:style-name="Spreadsheetfunctions.B2" office:value-type="string">
            <text:p text:style-name="OOoTableText">Returns the number of rows in a reference or array. <text:span text:style-name="OOoMenuPath">Array</text:span> is the reference or named area whose total number of rows is to be determined.</text:p>
          </table:table-cell>
        </table:table-row>
        <table:table-row table:style-name="Spreadsheetfunctions.2">
          <table:table-cell table:style-name="Spreadsheetfunctions.A6" office:value-type="string">
            <text:p text:style-name="OOoTableText">SHEET(reference)</text:p>
          </table:table-cell>
          <table:table-cell table:style-name="Spreadsheetfunctions.B2" office:value-type="string">
            <text:p text:style-name="OOoTableText">Returns the sheet number of a reference or a string representing a sheet name. If no parameters are entered, the result is the sheet number of the spreadsheet containing the formula. <text:span text:style-name="OOoMenuPath">Reference</text:span> (optional) is the reference to a cell, an area, or a sheet name string.</text:p>
          </table:table-cell>
        </table:table-row>
        <table:table-row table:style-name="Spreadsheetfunctions.1">
          <table:table-cell table:style-name="Spreadsheetfunctions.A6" office:value-type="string">
            <text:p text:style-name="OOoTableText">SHEETS(reference)</text:p>
          </table:table-cell>
          <table:table-cell table:style-name="Spreadsheetfunctions.B2" office:value-type="string">
            <text:p text:style-name="OOoTableText">Determines the number of sheets in a reference. If no parameters are entered, the result is the number of sheets in the current document. <text:span text:style-name="OOoMenuPath">Reference</text:span> (optional) is the reference to a sheet or an area.</text:p>
          </table:table-cell>
        </table:table-row>
        <table:table-row table:style-name="Spreadsheetfunctions.2">
          <table:table-cell table:style-name="Spreadsheetfunctions.A6" office:value-type="string">
            <text:p text:style-name="OOoTableText">STYLE(style; time; style2)</text:p>
          </table:table-cell>
          <table:table-cell table:style-name="Spreadsheetfunctions.B2" office:value-type="string">
            <text:p text:style-name="OOoTableText">Applies a style to the cell containing the formula. After a set amount of time, another style can be applied. This function always returns the value 0, allowing it to be added to another function without changing the value. <text:span text:style-name="OOoMenuPath">Style</text:span> is the name of a cell style assigned to the cell. <text:span text:style-name="OOoMenuPath">Time</text:span> is an optional time in seconds. <text:span text:style-name="OOoMenuPath">Style2</text:span> is the optional name of a cell style assigned to the cell after a certain amount of time has passed.</text:p>
          </table:table-cell>
        </table:table-row>
        <text:soft-page-break/>
        <table:table-row table:style-name="Spreadsheetfunctions.1">
          <table:table-cell table:style-name="Spreadsheetfunctions.A21" office:value-type="string">
            <text:p text:style-name="OOoTableText">VLOOKUP(search_criterion; array; index; sort_order)</text:p>
          </table:table-cell>
          <table:table-cell table:style-name="Spreadsheetfunctions.B21" office:value-type="string">
            <text:p text:style-name="OOoTableText">Searches vertically with reference to adjacent cells to the right. If a specific value is contained in the first column of an array, returns the value to the same line of a specific array column named by <text:span text:style-name="OOoMenuPath">index</text:span>. The search supports regular expressions. <text:span text:style-name="OOoMenuPath">Search_criterion</text:span> is the value searched for in the first column of the array. <text:span text:style-name="OOoMenuPath">Array</text:span> is the reference, which must include at least two columns. <text:span text:style-name="OOoMenuPath">Index</text:span> is the number of the column in the array that contains the value to be returned. The first column has the number 1. <text:span text:style-name="OOoMenuPath">Sort_order</text:span> (optional) indicates whether the first column in the array is sorted in ascending order. If the first column is not sorted, <text:span text:style-name="OOoMenuPath">Sort_order</text:span> must be set to zero.</text:p>
          </table:table-cell>
        </table:table-row>
      </table:table>
      <text:h text:style-name="P25" text:outline-level="2"><text:bookmark-start text:name="__RefHeading__6944_1924864864"/><text:alphabetical-index-mark text:string-value="text functions"/><text:alphabetical-index-mark text:string-value="text" text:key1="functions"/>Text functions<text:bookmark-end text:name="__RefHeading__6944_1924864864"/></text:h>
      <text:p text:style-name="OOoTextBody">Use Calc<text:span text:style-name="T15">’</text:span>s text functions to search and manipulate text strings or character codes.</text:p>
      <text:p text:style-name="OOoTableCaption">Table <text:sequence text:ref-name="refTable10" text:name="Table" text:formula="ooow:Table+1" style:num-format="1">11</text:sequence>: Text functions</text:p>
      <table:table table:name="Textfunctions" table:style-name="Textfunctions">
        <table:table-column table:style-name="Textfunctions.A"/>
        <table:table-column table:style-name="Textfunctions.B"/>
        <table:table-header-rows>
          <table:table-row table:style-name="Textfunctions.1">
            <table:table-cell table:style-name="Textfunctions.A1" office:value-type="string">
              <text:p text:style-name="OOoTableHeader">Syntax</text:p>
            </table:table-cell>
            <table:table-cell table:style-name="Textfunctions.B1" office:value-type="string">
              <text:p text:style-name="OOoTableHeader">Description</text:p>
            </table:table-cell>
          </table:table-row>
        </table:table-header-rows>
        <table:table-row table:style-name="Textfunctions.2">
          <table:table-cell table:style-name="Textfunctions.A2" office:value-type="string">
            <text:p text:style-name="OOoTableText">ARABIC(text)</text:p>
          </table:table-cell>
          <table:table-cell table:style-name="Textfunctions.B2" office:value-type="string">
            <text:p text:style-name="OOoTableText">Calculates the value of a Roman number. The value range must be between 0 and 3999. <text:span text:style-name="OOoMenuPath">Text</text:span> is the text that represents a Roman number.</text:p>
          </table:table-cell>
        </table:table-row>
        <table:table-row table:style-name="Textfunctions.1">
          <table:table-cell table:style-name="Textfunctions.A2" office:value-type="string">
            <text:p text:style-name="OOoTableText">BASE(number; radix; [minimum_length])</text:p>
          </table:table-cell>
          <table:table-cell table:style-name="Textfunctions.B2" office:value-type="string">
            <text:p text:style-name="OOoTableText">Converts a positive integer to a specified base then into text using the characters from the base's numbering system (decimal, binary, hexadecimal, etc.). Only the digits 0-9 and the letters A-Z are used. <text:span text:style-name="OOoMenuPath">Number</text:span> is the positive integer to be converted. <text:span text:style-name="OOoMenuPath">Radix</text:span> is the base of the number system. It may be any positive integer between 2 and 36. <text:span text:style-name="OOoMenuPath">Minimum_length</text:span> (optional) is the minimum length of the character sequence that has been created. If the text is shorter than the indicated minimum length, zeros are added to the left of the string.</text:p>
          </table:table-cell>
        </table:table-row>
        <table:table-row table:style-name="Textfunctions.2">
          <table:table-cell table:style-name="Textfunctions.A2" office:value-type="string">
            <text:p text:style-name="OOoTableText">CHAR(number)</text:p>
          </table:table-cell>
          <table:table-cell table:style-name="Textfunctions.B2" office:value-type="string">
            <text:p text:style-name="OOoTableText">Converts a number into a character according to the current code table. The number can be a two-digit or three-digit integer number. <text:span text:style-name="OOoMenuPath">Number</text:span> is a number between 1 and 255 representing the code value for the character.</text:p>
          </table:table-cell>
        </table:table-row>
        <table:table-row table:style-name="Textfunctions.1">
          <table:table-cell table:style-name="Textfunctions.A2" office:value-type="string">
            <text:p text:style-name="OOoTableText">CLEAN(text)</text:p>
          </table:table-cell>
          <table:table-cell table:style-name="Textfunctions.B2" office:value-type="string">
            <text:p text:style-name="OOoTableText">Removes all non-printing characters from the string. <text:span text:style-name="OOoMenuPath">Text</text:span> refers to the text from which to remove all non-printable characters.</text:p>
          </table:table-cell>
        </table:table-row>
        <text:soft-page-break/>
        <table:table-row table:style-name="Textfunctions.2">
          <table:table-cell table:style-name="Textfunctions.A6" office:value-type="string">
            <text:p text:style-name="OOoTableText">CODE(text)</text:p>
          </table:table-cell>
          <table:table-cell table:style-name="Textfunctions.B2" office:value-type="string">
            <text:p text:style-name="OOoTableText">Returns a numeric code for the first character in a text string. <text:span text:style-name="OOoMenuPath">Text</text:span> is the text for which the code of the first character is to be found.</text:p>
          </table:table-cell>
        </table:table-row>
        <table:table-row table:style-name="Textfunctions.1">
          <table:table-cell table:style-name="Textfunctions.A6" office:value-type="string">
            <text:p text:style-name="OOoTableText">CONCATENATE(text_1; text_2; <text:change-start text:change-id="ct1073429312"/>…<text:change-end text:change-id="ct1073429312"/><text:change text:change-id="ct1073429728"/><text:change-start text:change-id="ct1073430456"/> <text:change-end text:change-id="ct1073430456"/>text_30)</text:p>
          </table:table-cell>
          <table:table-cell table:style-name="Textfunctions.B2" office:value-type="string">
            <text:p text:style-name="OOoTableText">Combines several text strings into one string. <text:span text:style-name="OOoMenuPath">Text_1; text_2; </text:span><text:change-start text:change-id="ct1073429624"/><text:span text:style-name="OOoMenuPath">…</text:span><text:change-end text:change-id="ct1073429624"/><text:change text:change-id="ct1073430248"/><text:span text:style-name="OOoMenuPath"> text_30</text:span> are text passages that are to be combined into one string.</text:p>
          </table:table-cell>
        </table:table-row>
        <table:table-row table:style-name="Textfunctions.2">
          <table:table-cell table:style-name="Textfunctions.A6" office:value-type="string">
            <text:p text:style-name="OOoTableText">DECIMAL(text; radix)</text:p>
          </table:table-cell>
          <table:table-cell table:style-name="Textfunctions.B2" office:value-type="string">
            <text:p text:style-name="OOoTableText">Converts text with characters from a number in the base radix given <text:change text:change-id="ct1073430768"/>to a positive integer in base 10. The radix must be in the range 2 to 36. Spaces and tabs are ignored. The <text:span text:style-name="OOoMenuPath">text</text:span> field is not case-sensitive. <text:span text:style-name="OOoMenuPath">Text</text:span> is the text to be converted. To differentiate between a hexadecimal number, such as A1 and the reference to cell A1, place the number in quotation marks; for example, "A1" or "FACE”. <text:span text:style-name="OOoMenuPath">Radix</text:span> is the base of the number system.</text:p>
          </table:table-cell>
        </table:table-row>
        <table:table-row table:style-name="Textfunctions.1">
          <table:table-cell table:style-name="Textfunctions.A6" office:value-type="string">
            <text:p text:style-name="OOoTableText">DOLLAR(value; decimals)</text:p>
          </table:table-cell>
          <table:table-cell table:style-name="Textfunctions.B2" office:value-type="string">
            <text:p text:style-name="OOoTableText">Converts a number to an amount in the currency format, rounded to a specified decimal place. <text:span text:style-name="OOoMenuPath">Value</text:span> is the number to be converted to currency; it can be a number, a reference to a cell containing a number, or a formula which returns a number. <text:span text:style-name="OOoMenuPath">Decimals</text:span> (optional) is the number of decimal places. If no decimals value is specified, all numbers in currency format will be displayed with two decimal places. The currency format is set in the system settings.</text:p>
          </table:table-cell>
        </table:table-row>
        <table:table-row table:style-name="Textfunctions.2">
          <table:table-cell table:style-name="Textfunctions.A6" office:value-type="string">
            <text:p text:style-name="OOoTableText">EXACT(text_1; text_2)</text:p>
          </table:table-cell>
          <table:table-cell table:style-name="Textfunctions.B2" office:value-type="string">
            <text:p text:style-name="OOoTableText">Compares two text strings and returns TRUE if they are identical. This function is case-sensitive. <text:span text:style-name="OOoMenuPath">Text_1</text:span> is the first text to compare. <text:span text:style-name="OOoMenuPath">Text_2</text:span> is the second text to compare.</text:p>
          </table:table-cell>
        </table:table-row>
        <table:table-row table:style-name="Textfunctions.1">
          <table:table-cell table:style-name="Textfunctions.A6" office:value-type="string">
            <text:p text:style-name="OOoTableText">FIND(find_text; text; position)</text:p>
          </table:table-cell>
          <table:table-cell table:style-name="Textfunctions.B2" office:value-type="string">
            <text:p text:style-name="OOoTableText">Looks for a string of text within another string. Where to begin the search can also be defined. The search term can be a number or any string of characters. The search is case-sensitive. <text:span text:style-name="OOoMenuPath">Find_text</text:span> is the text to be found. <text:span text:style-name="OOoMenuPath">Text</text:span> is the text where the search takes place. <text:span text:style-name="OOoMenuPath">Position</text:span> (optional) is the position in the text from which the search starts.</text:p>
          </table:table-cell>
        </table:table-row>
        <table:table-row table:style-name="Textfunctions.2">
          <table:table-cell table:style-name="Textfunctions.A6" office:value-type="string">
            <text:p text:style-name="OOoTableText">FIXED(number; decimals; no_thousands_separator)</text:p>
          </table:table-cell>
          <table:table-cell table:style-name="Textfunctions.B2" office:value-type="string">
            <text:p text:style-name="OOoTableText">Specifies that a number be displayed with a fixed number of decimal places and with or without a thousands separator. This function can be used to apply a uniform format to a column of numbers. <text:span text:style-name="OOoMenuPath">Number</text:span> is the number to be formatted. <text:span text:style-name="OOoMenuPath">Decimals</text:span> is the number of decimal places to be displayed. <text:span text:style-name="OOoMenuPath">No_thousands_separator</text:span> (optional) determines whether the thousands separator is used or not. If the parameter is a number not equal to 0, the thousands separator is suppressed. If the parameter is equal to 0 or if it is missing altogether, the thousands separators of the current locale setting are displayed.</text:p>
          </table:table-cell>
        </table:table-row>
        <text:soft-page-break/>
        <table:table-row table:style-name="Textfunctions.1">
          <table:table-cell table:style-name="Textfunctions.A6" office:value-type="string">
            <text:p text:style-name="OOoTableText">LEFT(text; number)</text:p>
          </table:table-cell>
          <table:table-cell table:style-name="Textfunctions.B2" office:value-type="string">
            <text:p text:style-name="OOoTableText">Returns the first character or characters in a text string. <text:span text:style-name="OOoMenuPath">Text</text:span> is the text where the initial partial words are to be determined. <text:span text:style-name="OOoMenuPath">Number</text:span> (optional) is the number of characters for the start text. If this parameter is not defined, one character is returned.</text:p>
          </table:table-cell>
        </table:table-row>
        <table:table-row table:style-name="Textfunctions.2">
          <table:table-cell table:style-name="Textfunctions.A6" office:value-type="string">
            <text:p text:style-name="OOoTableText">LEN(text)</text:p>
          </table:table-cell>
          <table:table-cell table:style-name="Textfunctions.B2" office:value-type="string">
            <text:p text:style-name="OOoTableText">Returns the length of a string including spaces. <text:span text:style-name="OOoMenuPath">Text</text:span> is the text whose length is to be determined.</text:p>
          </table:table-cell>
        </table:table-row>
        <table:table-row table:style-name="Textfunctions.1">
          <table:table-cell table:style-name="Textfunctions.A6" office:value-type="string">
            <text:p text:style-name="OOoTableText">LOWER(text)</text:p>
          </table:table-cell>
          <table:table-cell table:style-name="Textfunctions.B2" office:value-type="string">
            <text:p text:style-name="OOoTableText">Converts all uppercase letters in a text string to lowercase. <text:span text:style-name="OOoMenuPath">Text</text:span> is the text to be converted.</text:p>
          </table:table-cell>
        </table:table-row>
        <table:table-row table:style-name="Textfunctions.2">
          <table:table-cell table:style-name="Textfunctions.A6" office:value-type="string">
            <text:p text:style-name="OOoTableText">MID(text; start; number)</text:p>
          </table:table-cell>
          <table:table-cell table:style-name="Textfunctions.B2" office:value-type="string">
            <text:p text:style-name="OOoTableText">Returns a text segment of a character string. The parameters specify the starting position and the number of characters. <text:span text:style-name="OOoMenuPath">Text</text:span> is the text containing the characters to extract. <text:span text:style-name="OOoMenuPath">Start</text:span> is the position of the first character in the text to extract. <text:span text:style-name="OOoMenuPath">Number</text:span> is the number of characters in the part of the text.</text:p>
          </table:table-cell>
        </table:table-row>
        <table:table-row table:style-name="Textfunctions.1">
          <table:table-cell table:style-name="Textfunctions.A6" office:value-type="string">
            <text:p text:style-name="OOoTableText">PROPER(text)</text:p>
          </table:table-cell>
          <table:table-cell table:style-name="Textfunctions.B2" office:value-type="string">
            <text:p text:style-name="OOoTableText">Capitalizes the first letter in all words of a text string. <text:span text:style-name="OOoMenuPath">Text</text:span> is the text to be converted.</text:p>
          </table:table-cell>
        </table:table-row>
        <table:table-row table:style-name="Textfunctions.2">
          <table:table-cell table:style-name="Textfunctions.A6" office:value-type="string">
            <text:p text:style-name="OOoTableText">REPLACE(text; position; length; new_text)</text:p>
          </table:table-cell>
          <table:table-cell table:style-name="Textfunctions.B2" office:value-type="string">
            <text:p text:style-name="OOoTableText">Replaces part of a text string with a different text string. This function can be used to replace both characters and numbers (which are automatically converted to text). The result of the function is always displayed as text. To perform further calculations with a number which has been replaced by text, convert it back to a number using the VALUE function. Any text containing numbers must be enclosed in quotation marks so it is not interpreted as a number and automatically converted to text. <text:span text:style-name="OOoMenuPath">Text</text:span> is text of which a part will be replaced. <text:span text:style-name="OOoMenuPath">Position</text:span> is the position within the text where the replacement will begin. <text:span text:style-name="OOoMenuPath">Length</text:span> is the number of characters in text to be replaced. <text:span text:style-name="OOoMenuPath">New_text</text:span> is the text which replaces the selected characters.</text:p>
          </table:table-cell>
        </table:table-row>
        <table:table-row table:style-name="Textfunctions.1">
          <table:table-cell table:style-name="Textfunctions.A6" office:value-type="string">
            <text:p text:style-name="OOoTableText"><text:span text:style-name="T11">REPT</text:span>(text; number)</text:p>
          </table:table-cell>
          <table:table-cell table:style-name="Textfunctions.B2" office:value-type="string">
            <text:p text:style-name="OOoTableText">Repeats a character string by the given number of copies. <text:span text:style-name="OOoMenuPath">Text</text:span> is the text to be repeated. <text:span text:style-name="OOoMenuPath">Number</text:span> is the number of repetitions. The result can be a maximum of 255 characters.</text:p>
          </table:table-cell>
        </table:table-row>
        <table:table-row table:style-name="Textfunctions.2">
          <table:table-cell table:style-name="Textfunctions.A6" office:value-type="string">
            <text:p text:style-name="OOoTableText">RIGHT(text; number)</text:p>
          </table:table-cell>
          <table:table-cell table:style-name="Textfunctions.B2" office:value-type="string">
            <text:p text:style-name="OOoTableText">Extracts the last character or characters in a text string. <text:span text:style-name="OOoMenuPath">Text</text:span> is the text of which the right part is to be determined. <text:span text:style-name="OOoMenuPath">Number</text:span> (optional) is the number of characters from the right part of the text.</text:p>
          </table:table-cell>
        </table:table-row>
        <text:soft-page-break/>
        <table:table-row table:style-name="Textfunctions.1">
          <table:table-cell table:style-name="Textfunctions.A6" office:value-type="string">
            <text:p text:style-name="OOoTableText">ROMAN(number; mode)</text:p>
          </table:table-cell>
          <table:table-cell table:style-name="Textfunctions.B2" office:value-type="string">
            <text:p text:style-name="OOoTableText">Converts a number into a Roman numeral. The value range must be between 0 and 3999; the modes can be integers from 0 to 4. <text:span text:style-name="OOoMenuPath">Number</text:span> is the number that is to be converted into a Roman numeral. <text:span text:style-name="OOoMenuPath">Mode</text:span> (optional) indicates the degree of simplification. The higher the value, the greater is the simplification of the Roman numeral.</text:p>
          </table:table-cell>
        </table:table-row>
        <table:table-row table:style-name="Textfunctions.2">
          <table:table-cell table:style-name="Textfunctions.A6" office:value-type="string">
            <text:p text:style-name="OOoTableText">ROT13(text)</text:p>
          </table:table-cell>
          <table:table-cell table:style-name="Textfunctions.B2" office:value-type="string">
            <text:p text:style-name="OOoTableText">Encrypts a character string by moving the characters 13 positions in the alphabet. After the letter Z, the alphabet begins again (Rotation). Applying the encryption function again to the resulting code, decrypts the text. <text:span text:style-name="OOoMenuPath">Text</text:span>: Enter the character string to be encrypted. ROT13(ROT13(Text)) decrypts the code.</text:p>
          </table:table-cell>
        </table:table-row>
        <table:table-row table:style-name="Textfunctions.1">
          <table:table-cell table:style-name="Textfunctions.A6" office:value-type="string">
            <text:p text:style-name="OOoTableText">SEARCH(find_text; text; position)</text:p>
          </table:table-cell>
          <table:table-cell table:style-name="Textfunctions.B2" office:value-type="string">
            <text:p text:style-name="OOoTableText"><text:bookmark text:name="regulaer3"/>Returns the position of a text segment within a character string. The start of the search can be set as an option. The search text can be a number or any sequence of characters. The search is not case-sensitive. The search supports regular expressions. <text:span text:style-name="OOoMenuPath">Find_text</text:span> is the text to be searched for. <text:span text:style-name="OOoMenuPath">Text</text:span> is the text where the search will take place. <text:span text:style-name="OOoMenuPath">Position</text:span> (optional) is the position in the text where the search is to start.</text:p>
          </table:table-cell>
        </table:table-row>
        <table:table-row table:style-name="Textfunctions.2">
          <table:table-cell table:style-name="Textfunctions.A6" office:value-type="string">
            <text:p text:style-name="OOoTableText">SUBSTITUTE(text; search_text; new text; occurrence)</text:p>
          </table:table-cell>
          <table:table-cell table:style-name="Textfunctions.B2" office:value-type="string">
            <text:p text:style-name="OOoTableText">Substitutes new text for old text in a string. <text:span text:style-name="OOoMenuPath">Text</text:span> is the text in which text segments are to be exchanged. <text:span text:style-name="OOoMenuPath">Search_text</text:span> is the text segment that is to be replaced (a number of times). <text:span text:style-name="OOoMenuPath">New text</text:span> is the text that is to replace the text segment. <text:span text:style-name="OOoMenuPath">Occurrence</text:span> (optional) indicates how many occurrences of the search text are to be replaced. If this parameter is missing, the search text is replaced throughout.</text:p>
          </table:table-cell>
        </table:table-row>
        <table:table-row table:style-name="Textfunctions.1">
          <table:table-cell table:style-name="Textfunctions.A6" office:value-type="string">
            <text:p text:style-name="OOoTableText">T(value)</text:p>
          </table:table-cell>
          <table:table-cell table:style-name="Textfunctions.B2" office:value-type="string">
            <text:p text:style-name="OOoTableText">Converts a number to a blank text string. <text:span text:style-name="OOoMenuPath">Value</text:span> is the value to be converted. Also, a reference can be used as a parameter. If the referenced cell includes a number or a formula containing a numerical result, the result will be an empty string. If <text:span text:style-name="OOoMenuPath">value</text:span> is text, it is returned unchanged.</text:p>
          </table:table-cell>
        </table:table-row>
        <table:table-row table:style-name="Textfunctions.2">
          <table:table-cell table:style-name="Textfunctions.A6" office:value-type="string">
            <text:p text:style-name="OOoTableText">TEXT(number; format)</text:p>
          </table:table-cell>
          <table:table-cell table:style-name="Textfunctions.B2" office:value-type="string">
            <text:p text:style-name="OOoTableText">Converts a number into text according to a given format. <text:span text:style-name="OOoMenuPath">Number</text:span> is the numerical value to be converted. <text:span text:style-name="OOoMenuPath">Format</text:span> is the text which defines the format. Use decimal and thousands separators according to the language set in the cell format.</text:p>
          </table:table-cell>
        </table:table-row>
        <table:table-row table:style-name="Textfunctions.1">
          <table:table-cell table:style-name="Textfunctions.A6" office:value-type="string">
            <text:p text:style-name="OOoTableText">TRIM(text)</text:p>
          </table:table-cell>
          <table:table-cell table:style-name="Textfunctions.B2" office:value-type="string">
            <text:p text:style-name="OOoTableText">Removes leading and trailing spaces or multiple internal spaces from a string. <text:span text:style-name="OOoMenuPath">Text</text:span> is the text in which spaces are removed.</text:p>
          </table:table-cell>
        </table:table-row>
        <table:table-row table:style-name="Textfunctions.2">
          <table:table-cell table:style-name="Textfunctions.A6" office:value-type="string">
            <text:p text:style-name="OOoTableText">UPPER(text)</text:p>
          </table:table-cell>
          <table:table-cell table:style-name="Textfunctions.B2" office:value-type="string">
            <text:p text:style-name="OOoTableText">Converts the string specified in the <text:span text:style-name="OOoMenuPath">text</text:span> parameter to uppercase.</text:p>
          </table:table-cell>
        </table:table-row>
        <text:soft-page-break/>
        <table:table-row table:style-name="Textfunctions.1">
          <table:table-cell table:style-name="Textfunctions.A29" office:value-type="string">
            <text:p text:style-name="OOoTableText">VALUE(text)</text:p>
          </table:table-cell>
          <table:table-cell table:style-name="Textfunctions.B29" office:value-type="string">
            <text:p text:style-name="OOoTableText">Converts a text string into a number. <text:span text:style-name="OOoMenuPath">Text</text:span> is the text to be converted to a number.</text:p>
          </table:table-cell>
        </table:table-row>
      </table:table>
      <text:h text:style-name="OOoHeading_20_1" text:outline-level="2"><text:bookmark-start text:name="__RefHeading__8971_637076582"/><text:bookmark-start text:name="__RefHeading__6946_1924864864"/><text:reference-mark-start text:name="add-in functions"/><text:alphabetical-index-mark text:string-value="add-in" text:key1="functions"/>Converting Decimal, Binary, Octal, Hexadecimal<text:bookmark-end text:name="__RefHeading__8971_637076582"/><text:bookmark-end text:name="__RefHeading__6946_1924864864"/><text:reference-mark-end text:name="add-in functions"/></text:h>
      <text:p text:style-name="OOoTableCaption">Table <text:sequence text:ref-name="refTable11" text:name="Table" text:formula="ooow:Table+1" style:num-format="1">12</text:sequence>: Converting Decimal, Binary, Octal, Hexadecimal</text:p>
      <table:table table:name="ConvertingNumBases" table:style-name="ConvertingNumBases">
        <table:table-column table:style-name="ConvertingNumBases.A"/>
        <table:table-column table:style-name="ConvertingNumBases.B"/>
        <table:table-header-rows>
          <table:table-row table:style-name="ConvertingNumBases.1">
            <table:table-cell table:style-name="ConvertingNumBases.A1" office:value-type="string">
              <text:p text:style-name="OOoTableHeader">Syntax</text:p>
            </table:table-cell>
            <table:table-cell table:style-name="ConvertingNumBases.B1" office:value-type="string">
              <text:p text:style-name="OOoTableHeader">Description</text:p>
            </table:table-cell>
          </table:table-row>
        </table:table-header-rows>
        <table:table-row table:style-name="ConvertingNumBases.2">
          <table:table-cell table:style-name="ConvertingNumBases.A2" office:value-type="string">
            <text:p text:style-name="OOoTableText">BIN2DEC(number)</text:p>
          </table:table-cell>
          <table:table-cell table:style-name="ConvertingNumBases.B2" office:value-type="string">
            <text:p text:style-name="OOoTableText">Returns the decimal number for the binary number entered. <text:span text:style-name="OOoMenuPath">Number</text:span> is the binary number.</text:p>
          </table:table-cell>
        </table:table-row>
        <table:table-row table:style-name="ConvertingNumBases.1">
          <table:table-cell table:style-name="ConvertingNumBases.A2" office:value-type="string">
            <text:p text:style-name="OOoTableText">BIN2HEX(number; places)</text:p>
          </table:table-cell>
          <table:table-cell table:style-name="ConvertingNumBases.B2" office:value-type="string">
            <text:p text:style-name="OOoTableText">Returns the hexadecimal number for the binary number entered. <text:span text:style-name="OOoMenuPath">Number</text:span> is the binary number. <text:span text:style-name="OOoMenuPath">Places</text:span> is the number of places to be output.</text:p>
          </table:table-cell>
        </table:table-row>
        <table:table-row table:style-name="ConvertingNumBases.2">
          <table:table-cell table:style-name="ConvertingNumBases.A2" office:value-type="string">
            <text:p text:style-name="OOoTableText">BIN2OCT(number; places)</text:p>
          </table:table-cell>
          <table:table-cell table:style-name="ConvertingNumBases.B2" office:value-type="string">
            <text:p text:style-name="OOoTableText">Returns the octal number for the binary number entered. <text:span text:style-name="OOoMenuPath">Number</text:span> is the binary number. <text:span text:style-name="OOoMenuPath">Places</text:span> is the number of places to be output.</text:p>
          </table:table-cell>
        </table:table-row>
        <table:table-row table:style-name="ConvertingNumBases.1">
          <table:table-cell table:style-name="ConvertingNumBases.A2" office:value-type="string">
            <text:p text:style-name="OOoTableText">DEC2BIN(number; places)</text:p>
          </table:table-cell>
          <table:table-cell table:style-name="ConvertingNumBases.B2" office:value-type="string">
            <text:p text:style-name="OOoTableText">Returns the binary number for the decimal number entered between –512 and 511. <text:span text:style-name="OOoMenuPath">Number</text:span> is the decimal number. <text:span text:style-name="OOoMenuPath">Places</text:span> is the number of places to be output.</text:p>
          </table:table-cell>
        </table:table-row>
        <table:table-row table:style-name="ConvertingNumBases.2">
          <table:table-cell table:style-name="ConvertingNumBases.A2" office:value-type="string">
            <text:p text:style-name="OOoTableText">DEC2HEX(number; places)</text:p>
          </table:table-cell>
          <table:table-cell table:style-name="ConvertingNumBases.B2" office:value-type="string">
            <text:p text:style-name="OOoTableText">Returns the hexadecimal number for the decimal number entered. <text:span text:style-name="OOoMenuPath">Number</text:span> is the decimal number. <text:span text:style-name="OOoMenuPath">Places</text:span> is the number of places to be output.</text:p>
          </table:table-cell>
        </table:table-row>
        <table:table-row table:style-name="ConvertingNumBases.1">
          <table:table-cell table:style-name="ConvertingNumBases.A2" office:value-type="string">
            <text:p text:style-name="OOoTableText">DEC2OCT(number; places)</text:p>
          </table:table-cell>
          <table:table-cell table:style-name="ConvertingNumBases.B2" office:value-type="string">
            <text:p text:style-name="OOoTableText">Returns the octal number for the decimal number entered. <text:span text:style-name="OOoMenuPath">Number</text:span> is the decimal number. <text:span text:style-name="OOoMenuPath">Places</text:span> is the number of places to be output.</text:p>
          </table:table-cell>
        </table:table-row>
        <table:table-row table:style-name="ConvertingNumBases.2">
          <table:table-cell table:style-name="ConvertingNumBases.A8" office:value-type="string">
            <text:p text:style-name="P2">HEX2BIN(number; places)</text:p>
          </table:table-cell>
          <table:table-cell table:style-name="ConvertingNumBases.B8" office:value-type="string">
            <text:p text:style-name="P2">Returns the binary number for the hexadecimal number entered as a string. <text:span text:style-name="OOoMenuPath">Number</text:span> is the hexadecimal number. <text:span text:style-name="OOoMenuPath">Places</text:span> is the number of places to be output.</text:p>
          </table:table-cell>
        </table:table-row>
        <table:table-row table:style-name="ConvertingNumBases.1">
          <table:table-cell table:style-name="ConvertingNumBases.A8" office:value-type="string">
            <text:p text:style-name="P2">HEX2DEC(number)</text:p>
          </table:table-cell>
          <table:table-cell table:style-name="ConvertingNumBases.B8" office:value-type="string">
            <text:p text:style-name="P2">Returns the decimal number for the hexadecimal number entered as a string. <text:span text:style-name="OOoMenuPath">Number</text:span> is the hexadecimal number.</text:p>
          </table:table-cell>
        </table:table-row>
        <table:table-row table:style-name="ConvertingNumBases.2">
          <table:table-cell table:style-name="ConvertingNumBases.A8" office:value-type="string">
            <text:p text:style-name="P2">HEX2OCT(number; places)</text:p>
          </table:table-cell>
          <table:table-cell table:style-name="ConvertingNumBases.B8" office:value-type="string">
            <text:p text:style-name="P2">Returns the octal number for the hexadecimal number entered as a string. <text:span text:style-name="OOoMenuPath">Number</text:span> is the hexadecimal number. <text:span text:style-name="OOoMenuPath">Places</text:span> is the number of places to be output.</text:p>
          </table:table-cell>
        </table:table-row>
        <table:table-row table:style-name="ConvertingNumBases.1">
          <table:table-cell table:style-name="ConvertingNumBases.A2" office:value-type="string">
            <text:p text:style-name="OOoTableText">OCT2BIN(number; places)</text:p>
          </table:table-cell>
          <table:table-cell table:style-name="ConvertingNumBases.B2" office:value-type="string">
            <text:p text:style-name="OOoTableText">Returns the binary number for the octal <text:span text:style-name="OOoMenuPath">number</text:span> entered. <text:span text:style-name="OOoMenuPath">Number</text:span> is the octal number. <text:span text:style-name="OOoMenuPath">Places</text:span> is the number of places to be output.</text:p>
          </table:table-cell>
        </table:table-row>
        <table:table-row table:style-name="ConvertingNumBases.2">
          <table:table-cell table:style-name="ConvertingNumBases.A2" office:value-type="string">
            <text:p text:style-name="OOoTableText">OCT2DEC(number)</text:p>
          </table:table-cell>
          <table:table-cell table:style-name="ConvertingNumBases.B2" office:value-type="string">
            <text:p text:style-name="OOoTableText">Returns the decimal number for the octal <text:span text:style-name="OOoMenuPath">number</text:span> entered. <text:span text:style-name="OOoMenuPath">Number</text:span> is the octal number.</text:p>
          </table:table-cell>
        </table:table-row>
        <text:soft-page-break/>
        <table:table-row table:style-name="ConvertingNumBases.1">
          <table:table-cell table:style-name="ConvertingNumBases.A13" office:value-type="string">
            <text:p text:style-name="OOoTableText">OCT2HEX(number; places)</text:p>
          </table:table-cell>
          <table:table-cell table:style-name="ConvertingNumBases.B13" office:value-type="string">
            <text:p text:style-name="OOoTableText">Returns the hexadecimal number for the octal <text:span text:style-name="OOoMenuPath">number</text:span> entered. <text:span text:style-name="OOoMenuPath">Number</text:span> is the octal number. <text:span text:style-name="OOoMenuPath">Places</text:span> is the number of places to be output.</text:p>
          </table:table-cell>
        </table:table-row>
      </table:table>
      <text:p text:style-name="OOoTextBody"><text:change-start text:change-id="ct711142392"/></text:p>
      <text:h text:style-name="OOoHeading_20_1" text:outline-level="2"><text:bookmark-start text:name="__RefHeading__59568_1689385743"/><text:change-end text:change-id="ct711142392"/><text:alphabetical-index-mark-start text:id="IMark66452900"/>Complex Number functions<text:bookmark-end text:name="__RefHeading__59568_1689385743"/><text:alphabetical-index-mark-end text:id="IMark66452900"/></text:h>
      <text:p text:style-name="P19">Table <text:sequence text:ref-name="refTable12" text:name="Table" text:formula="ooow:Table+1" style:num-format="1">13</text:sequence> Complex number functions</text:p>
      <table:table table:name="ComplexNumber" table:style-name="ComplexNumber">
        <table:table-column table:style-name="ComplexNumber.A"/>
        <table:table-column table:style-name="ComplexNumber.B"/>
        <table:table-header-rows>
          <table:table-row table:style-name="ComplexNumber.1">
            <table:table-cell table:style-name="ComplexNumber.A1" office:value-type="string">
              <text:p text:style-name="OOoTableHeader">Syntax</text:p>
            </table:table-cell>
            <table:table-cell table:style-name="ComplexNumber.B1" office:value-type="string">
              <text:p text:style-name="OOoTableHeader">Description</text:p>
            </table:table-cell>
          </table:table-row>
        </table:table-header-rows>
        <table:table-row table:style-name="ComplexNumber.2">
          <table:table-cell table:style-name="ComplexNumber.A2" office:value-type="string">
            <text:p text:style-name="OOoTableText">COMPLEX(real_<text:span text:style-name="T11">num</text:span>; i_num; suffix)</text:p>
          </table:table-cell>
          <table:table-cell table:style-name="ComplexNumber.B2" office:value-type="string">
            <text:p text:style-name="P2">Returns a complex number from a real coefficient and an imaginary coefficient. <text:span text:style-name="OOoMenuPath">Real_num</text:span> is the real coefficient of the complex number. <text:span text:style-name="OOoMenuPath">I_num</text:span> is the imaginary coefficient of the complex number. <text:span text:style-name="OOoMenuPath">Suffix</text:span> is list of options, "i” or "j”.</text:p>
          </table:table-cell>
        </table:table-row>
        <table:table-row table:style-name="ComplexNumber.1">
          <table:table-cell table:style-name="ComplexNumber.A3" office:value-type="string">
            <text:p text:style-name="P13">IMABS(complex_number)</text:p>
          </table:table-cell>
          <table:table-cell table:style-name="ComplexNumber.B3" office:value-type="string">
            <text:p text:style-name="P2"><text:span text:style-name="T27">Returns the absolute value (modulus) of a </text:span><text:span text:style-name="OOoMenuPath"><text:span text:style-name="T27">complex_number</text:span></text:span><text:span text:style-name="T27">. The complex number is entered in the form "x + yi" or "x + yj"</text:span></text:p>
          </table:table-cell>
        </table:table-row>
        <table:table-row table:style-name="ComplexNumber.2">
          <table:table-cell table:style-name="ComplexNumber.A2" office:value-type="string">
            <text:p text:style-name="P2">IMAGINARY(complex _number)</text:p>
          </table:table-cell>
          <table:table-cell table:style-name="ComplexNumber.B2" office:value-type="string">
            <text:p text:style-name="P2">Returns the imaginary coefficient of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2"><text:span text:style-name="T11">IMARGUMENT</text:span>(complex _number)</text:p>
          </table:table-cell>
          <table:table-cell table:style-name="ComplexNumber.B3" office:value-type="string">
            <text:p text:style-name="P2">Returns the argument (the phi angle in radians) of a <text:span text:style-name="OOoMenuPath">complex_number</text:span>. The complex number is entered in the form "x + yi" or "x + yj" </text:p>
          </table:table-cell>
        </table:table-row>
        <table:table-row table:style-name="ComplexNumber.2">
          <table:table-cell table:style-name="ComplexNumber.A2" office:value-type="string">
            <text:p text:style-name="P2"><text:span text:style-name="T11">IMCONJUGATE</text:span>(complex _number)</text:p>
          </table:table-cell>
          <table:table-cell table:style-name="ComplexNumber.B2" office:value-type="string">
            <text:p text:style-name="P2">Returns the conjugated complex complement to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2"><text:span text:style-name="T11">IMCOS</text:span>(complex_number)</text:p>
          </table:table-cell>
          <table:table-cell table:style-name="ComplexNumber.B3" office:value-type="string">
            <text:p text:style-name="P2">Returns the cosine of a <text:span text:style-name="OOoMenuPath">complex_number</text:span>. The complex number is entered in the form "x + yi" or "x + yj"</text:p>
          </table:table-cell>
        </table:table-row>
        <table:table-row table:style-name="ComplexNumber.2">
          <table:table-cell table:style-name="ComplexNumber.A2" office:value-type="string">
            <text:p text:style-name="P2"><text:span text:style-name="T11">IMDIV</text:span>(numerator; denominator)</text:p>
          </table:table-cell>
          <table:table-cell table:style-name="ComplexNumber.B2" office:value-type="string">
            <text:p text:style-name="P2">Returns the division of two complex numbers. <text:span text:style-name="OOoMenuPath">Numerator</text:span>, <text:span text:style-name="OOoMenuPath">Denominator</text:span> are entered in the form "x + yi" or "x + yj"</text:p>
          </table:table-cell>
        </table:table-row>
        <table:table-row table:style-name="ComplexNumber.1">
          <table:table-cell table:style-name="ComplexNumber.A3" office:value-type="string">
            <text:p text:style-name="P2"><text:span text:style-name="T11">IMEXP</text:span>(complex_number)</text:p>
          </table:table-cell>
          <table:table-cell table:style-name="ComplexNumber.B3" office:value-type="string">
            <text:p text:style-name="P2">Returns the power of e (the Eulerian number) and the <text:span text:style-name="OOoMenuPath">complex_number</text:span>. The complex_number is entered in the form "x + yi" or "x + yj"</text:p>
          </table:table-cell>
        </table:table-row>
        <table:table-row table:style-name="ComplexNumber.2">
          <table:table-cell table:style-name="ComplexNumber.A2" office:value-type="string">
            <text:p text:style-name="OOoTableText"><text:span text:style-name="T11">IMLN</text:span>(complex_number)</text:p>
          </table:table-cell>
          <table:table-cell table:style-name="ComplexNumber.B2" office:value-type="string">
            <text:p text:style-name="OOoTableText">Returns the natural logarithm of a <text:span text:style-name="OOoMenuPath">complex_number</text:span>. The complex_number is entered in the form "x + yi" or "x + yj”</text:p>
          </table:table-cell>
        </table:table-row>
        <table:table-row table:style-name="ComplexNumber.1">
          <table:table-cell table:style-name="ComplexNumber.A3" office:value-type="string">
            <text:p text:style-name="P2">IMLOG10(complex _number)</text:p>
          </table:table-cell>
          <table:table-cell table:style-name="ComplexNumber.B3" office:value-type="string">
            <text:p text:style-name="P2">Returns the common logarithm of a <text:span text:style-name="OOoMenuPath">complex_number</text:span>. The complex number is entered in the form "x + yi" or "x + yj"</text:p>
          </table:table-cell>
        </table:table-row>
        <text:soft-page-break/>
        <table:table-row table:style-name="ComplexNumber.2">
          <table:table-cell table:style-name="ComplexNumber.A2" office:value-type="string">
            <text:p text:style-name="OOoTableText">IMLOG2(complex _number)</text:p>
          </table:table-cell>
          <table:table-cell table:style-name="ComplexNumber.B2" office:value-type="string">
            <text:p text:style-name="OOoTableText">Returns the binary logarithm of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2"><text:span text:style-name="T11">IMPOWER</text:span>(complex _number; number)</text:p>
          </table:table-cell>
          <table:table-cell table:style-name="ComplexNumber.B3" office:value-type="string">
            <text:p text:style-name="P2">Returns the integer power of a <text:span text:style-name="OOoMenuPath">complex_number</text:span>. The complex number is entered in the form "x + yi" or "x + yj". <text:span text:style-name="OOoMenuPath">Number</text:span> is the exponent.</text:p>
          </table:table-cell>
        </table:table-row>
        <table:table-row table:style-name="ComplexNumber.2">
          <table:table-cell table:style-name="ComplexNumber.A2" office:value-type="string">
            <text:p text:style-name="OOoTableText"><text:span text:style-name="T11">IMPRODUCT</text:span>(complex _number; complex_number_1; <text:change text:change-id="ct1073429936"/><text:change-start text:change-id="ct1073432432"/>…<text:change-end text:change-id="ct1073432432"/>)</text:p>
          </table:table-cell>
          <table:table-cell table:style-name="ComplexNumber.B2" office:value-type="string">
            <text:p text:style-name="OOoTableText">Returns the product of up to 29 <text:span text:style-name="OOoMenuPath">complex_numbers</text:span>. The complex numbers are entered in the form "x + yi" or "x + yj"</text:p>
          </table:table-cell>
        </table:table-row>
        <table:table-row table:style-name="ComplexNumber.1">
          <table:table-cell table:style-name="ComplexNumber.A3" office:value-type="string">
            <text:p text:style-name="P2"><text:span text:style-name="T11">IMREAL</text:span>(complex _number)</text:p>
          </table:table-cell>
          <table:table-cell table:style-name="ComplexNumber.B3" office:value-type="string">
            <text:p text:style-name="P2">Returns the real coefficient of a <text:span text:style-name="OOoMenuPath">complex_number</text:span>. The complex number is entered in the form "x + yi" or "x + yj"</text:p>
          </table:table-cell>
        </table:table-row>
        <table:table-row table:style-name="ComplexNumber.2">
          <table:table-cell table:style-name="ComplexNumber.A2" office:value-type="string">
            <text:p text:style-name="OOoTableText"><text:span text:style-name="T11">IMSIN</text:span>(complex_number)</text:p>
          </table:table-cell>
          <table:table-cell table:style-name="ComplexNumber.B2" office:value-type="string">
            <text:p text:style-name="OOoTableText">Returns the sine of a <text:span text:style-name="OOoMenuPath">complex_number</text:span>. The complex number is entered in the form "x + yi" or "x + yj"</text:p>
          </table:table-cell>
        </table:table-row>
        <table:table-row table:style-name="ComplexNumber.1">
          <table:table-cell table:style-name="ComplexNumber.A3" office:value-type="string">
            <text:p text:style-name="P2"><text:span text:style-name="T11">IMSQRT</text:span>(complex_number)</text:p>
          </table:table-cell>
          <table:table-cell table:style-name="ComplexNumber.B3" office:value-type="string">
            <text:p text:style-name="P2">Returns the square root of a <text:span text:style-name="OOoMenuPath">complex_number</text:span>. The complex numbers are entered in the form "x + yi" or "x + yj"</text:p>
          </table:table-cell>
        </table:table-row>
        <table:table-row table:style-name="ComplexNumber.2">
          <table:table-cell table:style-name="ComplexNumber.A2" office:value-type="string">
            <text:p text:style-name="OOoTableText"><text:span text:style-name="T11">IMSUB</text:span>(complex_number_1; complex_number_2)</text:p>
          </table:table-cell>
          <table:table-cell table:style-name="ComplexNumber.B2" office:value-type="string">
            <text:p text:style-name="OOoTableText">Returns the subtraction of two <text:span text:style-name="OOoMenuPath">complex_numbers</text:span>. The <text:span text:style-name="OOoMenuPath">complex_numbers</text:span> are entered in the form "x + yi" or "x + yj"</text:p>
          </table:table-cell>
        </table:table-row>
        <table:table-row table:style-name="ComplexNumber.1">
          <table:table-cell table:style-name="ComplexNumber.A3" office:value-type="string">
            <text:p text:style-name="P2"><text:span text:style-name="T11">IMSUM</text:span>(complex_<text:span text:style-name="T11">number</text:span>; complex_number_1; <text:change text:change-id="ct1073429416"/><text:change-start text:change-id="ct1073431808"/>…<text:change-end text:change-id="ct1073431808"/>)</text:p>
          </table:table-cell>
          <table:table-cell table:style-name="ComplexNumber.B3" office:value-type="string">
            <text:p text:style-name="P2">Returns the sum of up to 29 complex numbers. The <text:span text:style-name="OOoMenuPath">complex_numbers</text:span> are entered in the form "x + yi" or "x + yj"</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1" svg:font-family="'Times New Roman'"/>
    <style:font-face style:name="DejaVu Sans4" svg:font-family="'DejaVu Sans'" style:font-adornments="Book"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cm" fo:margin-bottom="0.106cm"/>
      <style:text-properties fo:font-size="11pt" style:font-weight-asian="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0">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Appendix B  Description of Functions</text:chapter> | <text:page-number text:select-page="current">49</text:page-number></text:p>
      </style:footer>
      <style:footer-left>
        <text:p text:style-name="OOoFooter"><text:page-number text:select-page="current">50</text:page-number> | <text:chapter text:display="name" text:outline-level="1">Appendix B  Description of Function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Description of Functions</text:title> | <text:page-number text:select-page="current">3</text:page-number></text:p>
      </style:footer>
      <style:footer-left>
        <text:p text:style-name="OOoFooter"><text:page-number text:select-page="current">52</text:page-number> | <text:title>Description of Functions</text:title></text:p>
      </style:footer-left>
    </style:master-page>
    <style:master-page style:name="OOoOneColumn" style:page-layout-name="Mpm6">
      <style:footer>
        <text:p text:style-name="MP3"><text:title>Description of Functions</text:title><text:tab/><text:chapter text:display="name" text:outline-level="1"/><text:tab/><text:page-number text:select-page="current">52</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Description of Functions</dc:title>
    <meta:creation-date>2009-04-12T21:23:42</meta:creation-date>
    <meta:editing-cycles>118</meta:editing-cycles>
    <meta:editing-duration>P3DT14H33M58S</meta:editing-duration>
    <meta:initial-creator>Jean Hollis</meta:initial-creator>
    <dc:date>2022-02-23T19:14:13.29</dc:date>
    <dc:creator>Dick Groskamp</dc:creator>
    <meta:document-statistic meta:table-count="16" meta:image-count="1" meta:object-count="0" meta:page-count="50" meta:paragraph-count="976" meta:word-count="17152" meta:character-count="104360"/>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